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Mono" svg:font-family="'Droid Sans Mono', monospace, monospace, 'Droid Sans Fallback'"/>
    <style:font-face style:name="JetBrains Mono" svg:font-family="'JetBrains Mono', monospace"/>
    <style:font-face style:name="Lohit Devanagari1" svg:font-family="'Lohit Devanagari'"/>
    <style:font-face style:name="Metropolis" svg:font-family="Metropolis, sans-serif"/>
    <style:font-face style:name="Monaco1" svg:font-family="Monaco, Menlo, Consolas, 'courier new', monospace"/>
    <style:font-face style:name="Monaco" svg:font-family="Monaco, monospace"/>
    <style:font-face style:name="Open Sans1" svg:font-family="'Open Sans', Verdana, Arial, sans-serif"/>
    <style:font-face style:name="Open Sans" svg:font-family="'Open Sans', sans-serif"/>
    <style:font-face style:name="OpenSans" svg:font-family="OpenSans, Helvetica, Arial, sans-serif"/>
    <style:font-face style:name="Proxima Nova Soft" svg:font-family="'Proxima Nova Soft', 'Helvetica Neue', sans-serif"/>
    <style:font-face style:name="Roboto Mono" svg:font-family="'Roboto Mono'"/>
    <style:font-face style:name="Roboto Slab" svg:font-family="'Roboto Slab'"/>
    <style:font-face style:name="Roboto" svg:font-family="Roboto, arial, sans-serif"/>
    <style:font-face style:name="Ubuntu" svg:font-family="Ubuntu, sans-serif"/>
    <style:font-face style:name="dejavu serif" svg:font-family="'dejavu serif', Georgia, 'times new roman', Times, serif"/>
    <style:font-face style:name="inherit" svg:font-family="inherit"/>
    <style:font-face style:name="raleway" svg:font-family="raleway"/>
    <style:font-face style:name="source code pro" svg:font-family="'source code pro', consolas, 'bitstream vera sans mono', 'courier new', Courier, monospace"/>
    <style:font-face style:name="DejaVu Sans Mono" svg:font-family="'DejaVu Sans Mono'" style:font-family-generic="modern" style:font-pitch="fixed"/>
    <style:font-face style:name="Liberation Mono" svg:font-family="'Liberation Mono'" style:font-family-generic="modern" style:font-pitch="fixed"/>
    <style:font-face style:name="Liberation Mono1"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Mono2" svg:font-family="'Liberation Mono'"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c2270" officeooo:paragraph-rsid="000c2270"/>
    </style:style>
    <style:style style:name="P2" style:family="paragraph" style:parent-style-name="Standard">
      <style:text-properties officeooo:paragraph-rsid="000e763f"/>
    </style:style>
    <style:style style:name="P3" style:family="paragraph" style:parent-style-name="Standard">
      <style:text-properties fo:language="pl" fo:country="PL" officeooo:paragraph-rsid="000c2270"/>
    </style:style>
    <style:style style:name="P4" style:family="paragraph" style:parent-style-name="Standard">
      <style:text-properties fo:language="pl" fo:country="PL" officeooo:rsid="000c2270" officeooo:paragraph-rsid="000c2270"/>
    </style:style>
    <style:style style:name="P5" style:family="paragraph" style:parent-style-name="Standard">
      <style:text-properties fo:language="pl" fo:country="PL" officeooo:paragraph-rsid="000e763f"/>
    </style:style>
    <style:style style:name="P6" style:family="paragraph" style:parent-style-name="Standard">
      <style:text-properties fo:language="pl" fo:country="PL" officeooo:rsid="0011e267" officeooo:paragraph-rsid="0011e267"/>
    </style:style>
    <style:style style:name="P7" style:family="paragraph" style:parent-style-name="Standard">
      <style:text-properties fo:language="pl" fo:country="PL" officeooo:rsid="0019b75f" officeooo:paragraph-rsid="0019b75f"/>
    </style:style>
    <style:style style:name="P8" style:family="paragraph" style:parent-style-name="Standard">
      <style:text-properties fo:language="pl" fo:country="PL" officeooo:rsid="00e75744" officeooo:paragraph-rsid="00e75744"/>
    </style:style>
    <style:style style:name="P9" style:family="paragraph" style:parent-style-name="Text_20_body">
      <style:text-properties officeooo:rsid="001087a1" officeooo:paragraph-rsid="0011e267"/>
    </style:style>
    <style:style style:name="P10" style:family="paragraph" style:parent-style-name="Text_20_body">
      <style:text-properties fo:language="pl" fo:country="PL"/>
    </style:style>
    <style:style style:name="P11" style:family="paragraph" style:parent-style-name="Text_20_body">
      <style:text-properties fo:language="pl" fo:country="PL" officeooo:paragraph-rsid="001087a1"/>
    </style:style>
    <style:style style:name="P12" style:family="paragraph" style:parent-style-name="Text_20_body">
      <style:text-properties fo:language="pl" fo:country="PL" officeooo:rsid="001087a1" officeooo:paragraph-rsid="001087a1"/>
    </style:style>
    <style:style style:name="P13" style:family="paragraph" style:parent-style-name="Text_20_body">
      <style:text-properties fo:language="pl" fo:country="PL" officeooo:rsid="0012663a" officeooo:paragraph-rsid="0012663a"/>
    </style:style>
    <style:style style:name="P14" style:family="paragraph" style:parent-style-name="Text_20_body">
      <style:text-properties fo:language="pl" fo:country="PL" officeooo:rsid="0013d9a2" officeooo:paragraph-rsid="0013d9a2"/>
    </style:style>
    <style:style style:name="P15" style:family="paragraph" style:parent-style-name="Text_20_body">
      <style:text-properties fo:language="pl" fo:country="PL" officeooo:rsid="00148bf3" officeooo:paragraph-rsid="00148bf3"/>
    </style:style>
    <style:style style:name="P16" style:family="paragraph" style:parent-style-name="Text_20_body">
      <style:text-properties fo:language="pl" fo:country="PL" officeooo:rsid="00148bf3" officeooo:paragraph-rsid="00151e38"/>
    </style:style>
    <style:style style:name="P17" style:family="paragraph" style:parent-style-name="Text_20_body">
      <style:text-properties fo:language="pl" fo:country="PL" officeooo:rsid="00151e38" officeooo:paragraph-rsid="00151e38"/>
    </style:style>
    <style:style style:name="P18" style:family="paragraph" style:parent-style-name="Text_20_body">
      <style:text-properties fo:language="pl" fo:country="PL" officeooo:rsid="001657da" officeooo:paragraph-rsid="001657da"/>
    </style:style>
    <style:style style:name="P19" style:family="paragraph" style:parent-style-name="Text_20_body">
      <style:text-properties fo:language="pl" fo:country="PL" officeooo:rsid="001657da" officeooo:paragraph-rsid="00151e38"/>
    </style:style>
    <style:style style:name="P20" style:family="paragraph" style:parent-style-name="Text_20_body">
      <style:text-properties fo:language="pl" fo:country="PL" fo:background-color="#fff200"/>
    </style:style>
    <style:style style:name="P21" style:family="paragraph" style:parent-style-name="Text_20_body">
      <style:text-properties fo:language="pl" fo:country="PL" officeooo:paragraph-rsid="001087a1" fo:background-color="#fff200"/>
    </style:style>
    <style:style style:name="P22" style:family="paragraph" style:parent-style-name="Text_20_body">
      <style:text-properties fo:language="pl" fo:country="PL" officeooo:rsid="00274046" officeooo:paragraph-rsid="00274046"/>
    </style:style>
    <style:style style:name="P23" style:family="paragraph" style:parent-style-name="Text_20_body">
      <style:text-properties fo:language="pl" fo:country="PL" officeooo:rsid="00274046" officeooo:paragraph-rsid="00470186"/>
    </style:style>
    <style:style style:name="P24" style:family="paragraph" style:parent-style-name="Text_20_body">
      <style:text-properties fo:language="pl" fo:country="PL" officeooo:rsid="003396ab" officeooo:paragraph-rsid="003396ab"/>
    </style:style>
    <style:style style:name="P25" style:family="paragraph" style:parent-style-name="Text_20_body">
      <style:text-properties fo:language="pl" fo:country="PL" officeooo:rsid="00391f6e" officeooo:paragraph-rsid="0031d3dd"/>
    </style:style>
    <style:style style:name="P26" style:family="paragraph" style:parent-style-name="Text_20_body">
      <style:text-properties fo:language="pl" fo:country="PL" officeooo:rsid="0034c4c0" officeooo:paragraph-rsid="003396ab"/>
    </style:style>
    <style:style style:name="P27" style:family="paragraph" style:parent-style-name="Text_20_body">
      <style:text-properties fo:language="pl" fo:country="PL" officeooo:paragraph-rsid="0020e904"/>
    </style:style>
    <style:style style:name="P28" style:family="paragraph" style:parent-style-name="Text_20_body">
      <style:text-properties fo:language="pl" fo:country="PL" officeooo:paragraph-rsid="0032db9a"/>
    </style:style>
    <style:style style:name="P29" style:family="paragraph" style:parent-style-name="Text_20_body">
      <style:text-properties fo:language="pl" fo:country="PL" officeooo:rsid="002a0182" officeooo:paragraph-rsid="0031d3dd"/>
    </style:style>
    <style:style style:name="P30" style:family="paragraph" style:parent-style-name="Text_20_body">
      <style:text-properties fo:language="pl" fo:country="PL" officeooo:rsid="00470186" officeooo:paragraph-rsid="00470186"/>
    </style:style>
    <style:style style:name="P31" style:family="paragraph" style:parent-style-name="Text_20_body">
      <style:text-properties fo:language="pl" fo:country="PL" officeooo:rsid="007057ba" officeooo:paragraph-rsid="007057ba" fo:background-color="transparent"/>
    </style:style>
    <style:style style:name="P32" style:family="paragraph" style:parent-style-name="Text_20_body">
      <style:text-properties fo:language="pl" fo:country="PL" officeooo:rsid="0075dd66" officeooo:paragraph-rsid="0075dd66" fo:background-color="transparent"/>
    </style:style>
    <style:style style:name="P33" style:family="paragraph" style:parent-style-name="Text_20_body">
      <style:text-properties fo:language="pl" fo:country="PL" fo:font-weight="bold" officeooo:rsid="007057ba" officeooo:paragraph-rsid="007057ba" fo:background-color="transparent" style:font-weight-asian="bold" style:font-weight-complex="bold"/>
    </style:style>
    <style:style style:name="P34" style:family="paragraph" style:parent-style-name="Text_20_body">
      <style:text-properties fo:language="pl" fo:country="PL" fo:font-weight="bold" officeooo:rsid="0070cb2b" officeooo:paragraph-rsid="0070cb2b" fo:background-color="transparent" style:font-weight-asian="bold" style:font-weight-complex="bold"/>
    </style:style>
    <style:style style:name="P35" style:family="paragraph" style:parent-style-name="Text_20_body">
      <style:text-properties fo:language="pl" fo:country="PL" fo:font-weight="bold" officeooo:rsid="00eaa6a8" officeooo:paragraph-rsid="00eaa6a8" fo:background-color="transparent" style:font-weight-asian="bold" style:font-weight-complex="bold"/>
    </style:style>
    <style:style style:name="P36" style:family="paragraph" style:parent-style-name="Text_20_body">
      <style:text-properties fo:language="pl" fo:country="PL" fo:font-weight="bold" officeooo:rsid="0013d9a2" officeooo:paragraph-rsid="0013d9a2" style:font-weight-asian="bold" style:font-weight-complex="bold"/>
    </style:style>
    <style:style style:name="P37" style:family="paragraph" style:parent-style-name="Text_20_body">
      <style:text-properties fo:language="pl" fo:country="PL" fo:font-weight="bold" officeooo:rsid="00c69300" officeooo:paragraph-rsid="00d05457" style:font-weight-asian="bold" style:font-weight-complex="bold"/>
    </style:style>
    <style:style style:name="P38" style:family="paragraph" style:parent-style-name="Text_20_body">
      <style:text-properties fo:language="pl" fo:country="PL" fo:font-weight="bold" officeooo:rsid="001f69bb" officeooo:paragraph-rsid="0020e904" style:font-weight-asian="bold" style:font-weight-complex="bold"/>
    </style:style>
    <style:style style:name="P39" style:family="paragraph" style:parent-style-name="Text_20_body">
      <style:text-properties fo:language="pl" fo:country="PL" fo:font-weight="bold" officeooo:rsid="00f114cd" officeooo:paragraph-rsid="00f114cd" style:font-weight-asian="bold" style:font-weight-complex="bold"/>
    </style:style>
    <style:style style:name="P40" style:family="paragraph" style:parent-style-name="Text_20_body">
      <style:text-properties fo:language="pl" fo:country="PL" fo:font-weight="bold" officeooo:rsid="00eaa6a8" officeooo:paragraph-rsid="00eaa6a8" style:font-weight-asian="bold" style:font-weight-complex="bold"/>
    </style:style>
    <style:style style:name="P41" style:family="paragraph" style:parent-style-name="Text_20_body">
      <style:text-properties fo:language="pl" fo:country="PL" fo:font-weight="normal" officeooo:rsid="007057ba" officeooo:paragraph-rsid="007057ba" fo:background-color="transparent" style:font-weight-asian="normal" style:font-weight-complex="normal"/>
    </style:style>
    <style:style style:name="P42" style:family="paragraph" style:parent-style-name="Text_20_body">
      <style:text-properties fo:language="pl" fo:country="PL" fo:font-weight="normal" officeooo:rsid="00cc4e53" officeooo:paragraph-rsid="00cc4e53" style:font-weight-asian="normal" style:font-weight-complex="normal"/>
    </style:style>
    <style:style style:name="P43" style:family="paragraph" style:parent-style-name="Text_20_body">
      <style:text-properties fo:language="pl" fo:country="PL" fo:font-weight="normal" officeooo:rsid="00f7f3ec" officeooo:paragraph-rsid="00f68247" style:font-weight-asian="normal" style:font-weight-complex="normal"/>
    </style:style>
    <style:style style:name="P44" style:family="paragraph" style:parent-style-name="Text_20_body">
      <style:text-properties fo:language="pl" fo:country="PL" fo:font-weight="normal" officeooo:rsid="00f82826" officeooo:paragraph-rsid="00f82826" style:font-weight-asian="normal" style:font-weight-complex="normal"/>
    </style:style>
    <style:style style:name="P45" style:family="paragraph" style:parent-style-name="Text_20_body">
      <style:text-properties fo:language="pl" fo:country="PL" fo:font-weight="normal" officeooo:rsid="01275ccb" officeooo:paragraph-rsid="01275ccb" style:font-weight-asian="normal" style:font-weight-complex="normal"/>
    </style:style>
    <style:style style:name="P46" style:family="paragraph" style:parent-style-name="Text_20_body">
      <style:text-properties fo:language="pl" fo:country="PL" fo:font-weight="normal" officeooo:rsid="01275ccb" officeooo:paragraph-rsid="0128dafb" style:font-weight-asian="normal" style:font-weight-complex="normal"/>
    </style:style>
    <style:style style:name="P47" style:family="paragraph" style:parent-style-name="Text_20_body">
      <style:text-properties fo:language="pl" fo:country="PL" fo:font-weight="normal" officeooo:rsid="00f0a016" officeooo:paragraph-rsid="00bbbabe" style:font-weight-asian="normal" style:font-weight-complex="normal"/>
    </style:style>
    <style:style style:name="P48" style:family="paragraph" style:parent-style-name="Text_20_body">
      <style:text-properties fo:language="pl" fo:country="PL" officeooo:rsid="0036b1d7" officeooo:paragraph-rsid="0036b1d7"/>
    </style:style>
    <style:style style:name="P49" style:family="paragraph" style:parent-style-name="Text_20_body">
      <style:text-properties fo:language="pl" fo:country="PL" officeooo:rsid="0088b30e" officeooo:paragraph-rsid="0088b30e"/>
    </style:style>
    <style:style style:name="P50" style:family="paragraph" style:parent-style-name="Text_20_body">
      <style:text-properties fo:language="pl" fo:country="PL" officeooo:rsid="0091bbe5" officeooo:paragraph-rsid="0091c395"/>
    </style:style>
    <style:style style:name="P51" style:family="paragraph" style:parent-style-name="Text_20_body">
      <style:text-properties fo:language="pl" fo:country="PL" officeooo:rsid="0091bbe5" officeooo:paragraph-rsid="0098be0f"/>
    </style:style>
    <style:style style:name="P52" style:family="paragraph" style:parent-style-name="Text_20_body">
      <style:text-properties fo:language="pl" fo:country="PL" officeooo:paragraph-rsid="007ce75d"/>
    </style:style>
    <style:style style:name="P53" style:family="paragraph" style:parent-style-name="Text_20_body">
      <style:text-properties fo:language="pl" fo:country="PL" officeooo:paragraph-rsid="007fa4dd"/>
    </style:style>
    <style:style style:name="P54" style:family="paragraph" style:parent-style-name="Text_20_body">
      <style:text-properties fo:language="pl" fo:country="PL" officeooo:rsid="0091c395" officeooo:paragraph-rsid="0091c395"/>
    </style:style>
    <style:style style:name="P55" style:family="paragraph" style:parent-style-name="Text_20_body">
      <style:text-properties fo:language="pl" fo:country="PL" officeooo:rsid="00bbbabe" officeooo:paragraph-rsid="00bbbabe"/>
    </style:style>
    <style:style style:name="P56" style:family="paragraph" style:parent-style-name="Text_20_body">
      <style:text-properties fo:language="pl" fo:country="PL" officeooo:rsid="00bbbabe" officeooo:paragraph-rsid="00eaa6a8"/>
    </style:style>
    <style:style style:name="P57" style:family="paragraph" style:parent-style-name="Text_20_body">
      <style:text-properties fo:language="pl" fo:country="PL" officeooo:paragraph-rsid="00c69300"/>
    </style:style>
    <style:style style:name="P58" style:family="paragraph" style:parent-style-name="Text_20_body">
      <style:text-properties fo:language="pl" fo:country="PL" officeooo:paragraph-rsid="00903957"/>
    </style:style>
    <style:style style:name="P59" style:family="paragraph" style:parent-style-name="Text_20_body">
      <style:text-properties fo:language="pl" fo:country="PL" officeooo:rsid="00e2b70e" officeooo:paragraph-rsid="00e2b70e"/>
    </style:style>
    <style:style style:name="P60" style:family="paragraph" style:parent-style-name="Text_20_body">
      <style:text-properties fo:language="pl" fo:country="PL" officeooo:rsid="001f69bb" officeooo:paragraph-rsid="0020e904"/>
    </style:style>
    <style:style style:name="P61" style:family="paragraph" style:parent-style-name="Text_20_body">
      <style:text-properties fo:language="pl" fo:country="PL" officeooo:rsid="001f69bb" officeooo:paragraph-rsid="00e4541f"/>
    </style:style>
    <style:style style:name="P62" style:family="paragraph" style:parent-style-name="Text_20_body">
      <style:text-properties fo:language="pl" fo:country="PL" officeooo:rsid="00ef1670" officeooo:paragraph-rsid="00ef1670"/>
    </style:style>
    <style:style style:name="P63" style:family="paragraph" style:parent-style-name="Text_20_body">
      <style:text-properties fo:language="pl" fo:country="PL" officeooo:rsid="00f114cd" officeooo:paragraph-rsid="00f2eb62"/>
    </style:style>
    <style:style style:name="P64" style:family="paragraph" style:parent-style-name="Text_20_body">
      <style:text-properties fo:language="pl" fo:country="PL" officeooo:paragraph-rsid="00fc5eb1"/>
    </style:style>
    <style:style style:name="P65" style:family="paragraph" style:parent-style-name="Text_20_body">
      <style:text-properties fo:language="pl" fo:country="PL" officeooo:rsid="00fc5eb1" officeooo:paragraph-rsid="00fc5eb1"/>
    </style:style>
    <style:style style:name="P66" style:family="paragraph" style:parent-style-name="Text_20_body">
      <style:text-properties fo:language="pl" fo:country="PL" officeooo:rsid="01056f67" officeooo:paragraph-rsid="01056f67"/>
    </style:style>
    <style:style style:name="P67" style:family="paragraph" style:parent-style-name="Text_20_body">
      <style:text-properties fo:language="pl" fo:country="PL" officeooo:paragraph-rsid="0108dbc7"/>
    </style:style>
    <style:style style:name="P68" style:family="paragraph" style:parent-style-name="Text_20_body">
      <style:text-properties fo:language="pl" fo:country="PL" officeooo:rsid="012a7ea3" officeooo:paragraph-rsid="012a7ea3"/>
    </style:style>
    <style:style style:name="P69" style:family="paragraph" style:parent-style-name="Text_20_body">
      <style:text-properties officeooo:paragraph-rsid="00187b21"/>
    </style:style>
    <style:style style:name="P70" style:family="paragraph" style:parent-style-name="Text_20_body">
      <style:text-properties fo:font-variant="normal" fo:text-transform="none" fo:color="#000000" style:font-name="dejavu serif" fo:font-size="10.5pt" fo:letter-spacing="normal" fo:language="pl" fo:country="PL" fo:font-style="normal" fo:font-weight="normal" officeooo:rsid="00544e42" officeooo:paragraph-rsid="00544e42"/>
    </style:style>
    <style:style style:name="P71" style:family="paragraph" style:parent-style-name="Text_20_body">
      <style:text-properties fo:font-variant="normal" fo:text-transform="none" fo:color="#000000" style:font-name="dejavu serif" fo:font-size="10.5pt" fo:letter-spacing="normal" fo:language="pl" fo:country="PL" fo:font-style="normal" fo:font-weight="normal" officeooo:rsid="00470186" officeooo:paragraph-rsid="00470186"/>
    </style:style>
    <style:style style:name="P72" style:family="paragraph" style:parent-style-name="Text_20_body">
      <style:text-properties fo:font-variant="normal" fo:text-transform="none" fo:color="#000000" style:font-name="Liberation Sans" fo:font-size="14.1000003814697pt" fo:letter-spacing="normal" fo:language="pl" fo:country="PL" fo:font-style="normal" fo:font-weight="bold" officeooo:rsid="001c104e" officeooo:paragraph-rsid="004439d6" style:font-name-asian="Noto Sans CJK SC" style:font-size-asian="14.1000003814697pt" style:font-weight-asian="bold" style:font-name-complex="Lohit Devanagari" style:font-size-complex="14.1000003814697pt" style:font-weight-complex="bold"/>
    </style:style>
    <style:style style:name="P73" style:family="paragraph" style:parent-style-name="Text_20_body">
      <style:text-properties fo:font-variant="normal" fo:text-transform="none" fo:color="#000000" style:font-name="Liberation Sans" fo:font-size="14.1000003814697pt" fo:letter-spacing="normal" fo:language="pl" fo:country="PL" fo:font-style="normal" fo:font-weight="bold" officeooo:rsid="001c104e" officeooo:paragraph-rsid="006c783f" style:font-name-asian="Noto Sans CJK SC" style:font-size-asian="14.1000003814697pt" style:font-weight-asian="bold" style:font-name-complex="Lohit Devanagari" style:font-size-complex="14.1000003814697pt" style:font-weight-complex="bold"/>
    </style:style>
    <style:style style:name="P74" style:family="paragraph" style:parent-style-name="Text_20_body">
      <style:text-properties fo:font-variant="normal" fo:text-transform="none" fo:color="#000000" style:font-name="Liberation Sans" fo:font-size="14.1000003814697pt" fo:letter-spacing="normal" fo:language="pl" fo:country="PL" fo:font-style="normal" fo:font-weight="bold" officeooo:rsid="006c1f34" officeooo:paragraph-rsid="006a256b" style:font-name-asian="Noto Sans CJK SC" style:font-size-asian="14.1000003814697pt" style:font-weight-asian="bold" style:font-name-complex="Lohit Devanagari" style:font-size-complex="14.1000003814697pt" style:font-weight-complex="bold"/>
    </style:style>
    <style:style style:name="P75" style:family="paragraph" style:parent-style-name="Text_20_body">
      <style:text-properties fo:font-variant="normal" fo:text-transform="none" fo:color="#000000" style:font-name="Liberation Sans" fo:font-size="14.1000003814697pt" fo:letter-spacing="normal" fo:language="pl" fo:country="PL" fo:font-style="normal" fo:font-weight="bold" officeooo:rsid="00436907" officeooo:paragraph-rsid="00eaa6a8" style:font-name-asian="Noto Sans CJK SC" style:font-size-asian="14.1000003814697pt" style:font-weight-asian="bold" style:font-name-complex="Lohit Devanagari" style:font-size-complex="14.1000003814697pt" style:font-weight-complex="bold"/>
    </style:style>
    <style:style style:name="P76" style:family="paragraph" style:parent-style-name="Text_20_body">
      <style:text-properties fo:font-variant="normal" fo:text-transform="none" fo:color="#000000" style:font-name="Liberation Sans" fo:font-size="14.1000003814697pt" fo:letter-spacing="normal" fo:language="pl" fo:country="PL" fo:font-style="normal" fo:font-weight="bold" officeooo:rsid="009c5dbb" officeooo:paragraph-rsid="00bc924f" style:font-name-asian="Noto Sans CJK SC" style:font-size-asian="14.1000003814697pt" style:font-weight-asian="bold" style:font-name-complex="Lohit Devanagari" style:font-size-complex="14.1000003814697pt" style:font-weight-complex="bold"/>
    </style:style>
    <style:style style:name="P77" style:family="paragraph" style:parent-style-name="Text_20_body">
      <style:text-properties fo:font-variant="normal" fo:text-transform="none" fo:color="#000000" style:font-name="Liberation Sans" fo:font-size="14.1000003814697pt" fo:letter-spacing="normal" fo:language="pl" fo:country="PL" fo:font-style="normal" fo:font-weight="bold" officeooo:rsid="009c5dbb" officeooo:paragraph-rsid="00fa169d" style:font-name-asian="Noto Sans CJK SC" style:font-size-asian="14.1000003814697pt" style:font-weight-asian="bold" style:font-name-complex="Lohit Devanagari" style:font-size-complex="14.1000003814697pt" style:font-weight-complex="bold"/>
    </style:style>
    <style:style style:name="P78" style:family="paragraph" style:parent-style-name="Text_20_body">
      <style:text-properties fo:font-variant="normal" fo:text-transform="none" fo:color="#000000" style:font-name="Liberation Sans" fo:font-size="14.1000003814697pt" fo:letter-spacing="normal" fo:language="pl" fo:country="PL" fo:font-style="normal" fo:font-weight="bold" officeooo:rsid="009c5dbb" officeooo:paragraph-rsid="00fa81b7" style:font-name-asian="Noto Sans CJK SC" style:font-size-asian="14.1000003814697pt" style:font-weight-asian="bold" style:font-name-complex="Lohit Devanagari" style:font-size-complex="14.1000003814697pt" style:font-weight-complex="bold"/>
    </style:style>
    <style:style style:name="P79" style:family="paragraph" style:parent-style-name="Text_20_body">
      <style:text-properties fo:font-variant="normal" fo:text-transform="none" fo:color="#000000" style:font-name="Liberation Sans" fo:font-size="14.1000003814697pt" fo:letter-spacing="normal" fo:language="pl" fo:country="PL" fo:font-style="normal" fo:font-weight="bold" officeooo:rsid="009c5dbb" officeooo:paragraph-rsid="00fb42b7" style:font-name-asian="Noto Sans CJK SC" style:font-size-asian="14.1000003814697pt" style:font-weight-asian="bold" style:font-name-complex="Lohit Devanagari" style:font-size-complex="14.1000003814697pt" style:font-weight-complex="bold"/>
    </style:style>
    <style:style style:name="P80" style:family="paragraph" style:parent-style-name="Text_20_body">
      <style:text-properties fo:font-variant="normal" fo:text-transform="none" fo:color="#000000" style:font-name="Liberation Sans" fo:font-size="14.1000003814697pt" fo:letter-spacing="normal" fo:language="pl" fo:country="PL" fo:font-style="normal" fo:font-weight="bold" officeooo:rsid="00c527e1" officeooo:paragraph-rsid="00c527e1" style:font-name-asian="Noto Sans CJK SC" style:font-size-asian="14.1000003814697pt" style:font-weight-asian="bold" style:font-name-complex="Lohit Devanagari" style:font-size-complex="14.1000003814697pt" style:font-weight-complex="bold"/>
    </style:style>
    <style:style style:name="P81" style:family="paragraph" style:parent-style-name="Text_20_body">
      <style:text-properties fo:font-variant="normal" fo:text-transform="none" fo:color="#000000" style:font-name="Liberation Sans" fo:font-size="14.1000003814697pt" fo:letter-spacing="normal" fo:language="pl" fo:country="PL" fo:font-style="normal" fo:font-weight="bold" officeooo:rsid="00c527e1" officeooo:paragraph-rsid="00d05457" style:font-name-asian="Noto Sans CJK SC" style:font-size-asian="14.1000003814697pt" style:font-weight-asian="bold" style:font-name-complex="Lohit Devanagari" style:font-size-complex="14.1000003814697pt" style:font-weight-complex="bold"/>
    </style:style>
    <style:style style:name="P82" style:family="paragraph" style:parent-style-name="Text_20_body">
      <style:text-properties fo:font-variant="normal" fo:text-transform="none" fo:color="#000000" style:font-name="Liberation Sans" fo:font-size="14.1000003814697pt" fo:letter-spacing="normal" fo:language="pl" fo:country="PL" fo:font-style="normal" fo:font-weight="bold" officeooo:rsid="00fa81b7" officeooo:paragraph-rsid="00fa81b7" style:font-name-asian="Noto Sans CJK SC" style:font-size-asian="14.1000003814697pt" style:font-weight-asian="bold" style:font-name-complex="Lohit Devanagari" style:font-size-complex="14.1000003814697pt" style:font-weight-complex="bold"/>
    </style:style>
    <style:style style:name="P83" style:family="paragraph" style:parent-style-name="Text_20_body">
      <style:text-properties fo:font-variant="normal" fo:text-transform="none" fo:color="#000000" style:font-name="Liberation Sans" fo:font-size="14.1000003814697pt" fo:letter-spacing="normal" fo:language="pl" fo:country="PL" fo:font-style="normal" fo:font-weight="bold" officeooo:rsid="00fa81b7" officeooo:paragraph-rsid="00fb42b7" style:font-name-asian="Noto Sans CJK SC" style:font-size-asian="14.1000003814697pt" style:font-weight-asian="bold" style:font-name-complex="Lohit Devanagari" style:font-size-complex="14.1000003814697pt" style:font-weight-complex="bold"/>
    </style:style>
    <style:style style:name="P84" style:family="paragraph" style:parent-style-name="Text_20_body">
      <style:text-properties fo:font-variant="normal" fo:text-transform="none" fo:color="#000000" style:font-name="Liberation Serif" fo:font-size="12pt" fo:letter-spacing="normal" fo:language="pl" fo:country="PL" fo:font-style="normal" fo:font-weight="bold" officeooo:rsid="00685941" officeooo:paragraph-rsid="007057ba" style:font-name-asian="Noto Sans CJK SC" style:font-size-asian="12pt" style:font-weight-asian="bold" style:font-name-complex="Lohit Devanagari" style:font-size-complex="12pt" style:font-weight-complex="bold"/>
    </style:style>
    <style:style style:name="P85" style:family="paragraph" style:parent-style-name="Text_20_body">
      <style:text-properties fo:font-variant="normal" fo:text-transform="none" fo:color="#000000" style:font-name="Liberation Serif" fo:font-size="12pt" fo:letter-spacing="normal" fo:language="pl" fo:country="PL" fo:font-style="normal" fo:font-weight="bold" officeooo:rsid="006c783f" officeooo:paragraph-rsid="00cccc1c" style:font-name-asian="Noto Sans CJK SC" style:font-size-asian="12pt" style:font-weight-asian="bold" style:font-name-complex="Lohit Devanagari" style:font-size-complex="12pt" style:font-weight-complex="bold"/>
    </style:style>
    <style:style style:name="P86" style:family="paragraph" style:parent-style-name="Text_20_body">
      <style:text-properties fo:font-variant="normal" fo:text-transform="none" fo:color="#000000" style:font-name="Liberation Serif" fo:font-size="12pt" fo:letter-spacing="normal" fo:language="pl" fo:country="PL" fo:font-style="normal" fo:font-weight="bold" officeooo:rsid="006deffa" officeooo:paragraph-rsid="00d2a978" style:font-name-asian="Noto Sans CJK SC" style:font-size-asian="12pt" style:font-weight-asian="bold" style:font-name-complex="Lohit Devanagari" style:font-size-complex="12pt" style:font-weight-complex="bold"/>
    </style:style>
    <style:style style:name="P87" style:family="paragraph" style:parent-style-name="Text_20_body">
      <style:text-properties fo:font-variant="normal" fo:text-transform="none" fo:color="#000000" style:font-name="Liberation Serif" fo:font-size="12pt" fo:letter-spacing="normal" fo:language="pl" fo:country="PL" fo:font-style="normal" fo:font-weight="bold" officeooo:rsid="012bcb0f" officeooo:paragraph-rsid="012bcb0f" style:font-name-asian="Noto Sans CJK SC" style:font-size-asian="12pt" style:font-weight-asian="bold" style:font-name-complex="Lohit Devanagari" style:font-size-complex="12pt" style:font-weight-complex="bold"/>
    </style:style>
    <style:style style:name="P88" style:family="paragraph" style:parent-style-name="Text_20_body">
      <style:text-properties fo:font-variant="normal" fo:text-transform="none" fo:color="#000000" style:font-name="Liberation Serif" fo:font-size="12pt" fo:letter-spacing="normal" fo:language="pl" fo:country="PL" fo:font-style="normal" fo:font-weight="bold" officeooo:rsid="012bcb0f" officeooo:paragraph-rsid="012fb5c6" style:font-name-asian="Noto Sans CJK SC" style:font-size-asian="12pt" style:font-weight-asian="bold" style:font-name-complex="Lohit Devanagari" style:font-size-complex="12pt" style:font-weight-complex="bold"/>
    </style:style>
    <style:style style:name="P89" style:family="paragraph" style:parent-style-name="Text_20_body">
      <style:text-properties fo:font-variant="normal" fo:text-transform="none" fo:color="#000000" style:font-name="Liberation Serif" fo:font-size="12pt" fo:letter-spacing="normal" fo:language="pl" fo:country="PL" fo:font-style="normal" fo:font-weight="bold" officeooo:rsid="007057ba" officeooo:paragraph-rsid="011165f5" style:font-name-asian="Noto Sans CJK SC" style:font-size-asian="10.5pt" style:font-weight-asian="bold" style:font-name-complex="Lohit Devanagari" style:font-size-complex="12pt" style:font-weight-complex="bold"/>
    </style:style>
    <style:style style:name="P90" style:family="paragraph" style:parent-style-name="Text_20_body">
      <style:text-properties fo:font-variant="normal" fo:text-transform="none" fo:color="#000000" style:font-name="Liberation Serif" fo:font-size="12pt" fo:letter-spacing="normal" fo:language="pl" fo:country="PL" fo:font-style="normal" fo:font-weight="bold" officeooo:rsid="012bcb0f" officeooo:paragraph-rsid="012fb5c6" fo:background-color="#fff200" style:font-name-asian="Noto Sans CJK SC" style:font-size-asian="12pt" style:font-weight-asian="bold" style:font-name-complex="Lohit Devanagari" style:font-size-complex="12pt" style:font-weight-complex="bold"/>
    </style:style>
    <style:style style:name="P91" style:family="paragraph" style:parent-style-name="Text_20_body">
      <style:text-properties fo:font-variant="normal" fo:text-transform="none" fo:color="#000000" style:font-name="Liberation Serif" fo:font-size="12pt" fo:letter-spacing="normal" fo:language="pl" fo:country="PL" fo:font-style="normal" fo:font-weight="normal" officeooo:rsid="006deffa" officeooo:paragraph-rsid="00c079fd" style:font-name-asian="Noto Sans CJK SC" style:font-size-asian="12pt" style:font-weight-asian="normal" style:font-name-complex="Lohit Devanagari" style:font-size-complex="12pt" style:font-weight-complex="normal"/>
    </style:style>
    <style:style style:name="P92" style:family="paragraph" style:parent-style-name="Text_20_body">
      <style:text-properties fo:font-variant="normal" fo:text-transform="none" fo:color="#000000" style:font-name="Liberation Serif" fo:font-size="12pt" fo:letter-spacing="normal" fo:language="pl" fo:country="PL" fo:font-style="normal" fo:font-weight="normal" officeooo:rsid="0070cb2b" officeooo:paragraph-rsid="00beda13" style:font-name-asian="Noto Sans CJK SC" style:font-size-asian="12pt" style:font-weight-asian="normal" style:font-name-complex="Lohit Devanagari" style:font-size-complex="12pt" style:font-weight-complex="normal"/>
    </style:style>
    <style:style style:name="P93" style:family="paragraph" style:parent-style-name="Text_20_body">
      <style:text-properties fo:font-variant="normal" fo:text-transform="none" fo:color="#000000" style:font-name="Liberation Serif" fo:font-size="12pt" fo:letter-spacing="normal" fo:language="pl" fo:country="PL" fo:font-style="normal" fo:font-weight="normal" officeooo:rsid="00d18851" officeooo:paragraph-rsid="00d18851" style:font-name-asian="Noto Sans CJK SC" style:font-size-asian="12pt" style:font-weight-asian="normal" style:font-name-complex="Lohit Devanagari" style:font-size-complex="12pt" style:font-weight-complex="normal"/>
    </style:style>
    <style:style style:name="P94" style:family="paragraph" style:parent-style-name="Text_20_body">
      <style:text-properties fo:font-variant="normal" fo:text-transform="none" fo:color="#000000" style:font-name="Liberation Serif" fo:font-size="12pt" fo:letter-spacing="normal" fo:language="pl" fo:country="PL" fo:font-style="normal" fo:font-weight="normal" officeooo:rsid="006c783f" officeooo:paragraph-rsid="00d18851" style:font-name-asian="Noto Sans CJK SC" style:font-size-asian="12pt" style:font-weight-asian="normal" style:font-name-complex="Lohit Devanagari" style:font-size-complex="12pt" style:font-weight-complex="normal"/>
    </style:style>
    <style:style style:name="P95" style:family="paragraph" style:parent-style-name="Text_20_body">
      <style:text-properties fo:font-variant="normal" fo:text-transform="none" fo:color="#000000" style:font-name="Liberation Serif" fo:font-size="12pt" fo:letter-spacing="normal" fo:language="pl" fo:country="PL" fo:font-style="normal" fo:font-weight="normal" officeooo:rsid="00d4c581" officeooo:paragraph-rsid="00d4c581" style:font-name-asian="Noto Sans CJK SC" style:font-size-asian="12pt" style:font-weight-asian="normal" style:font-name-complex="Lohit Devanagari" style:font-size-complex="12pt" style:font-weight-complex="normal"/>
    </style:style>
    <style:style style:name="P96" style:family="paragraph" style:parent-style-name="Text_20_body">
      <style:text-properties fo:font-variant="normal" fo:text-transform="none" fo:color="#000000" style:font-name="Liberation Serif" fo:font-size="12pt" fo:letter-spacing="normal" fo:language="pl" fo:country="PL" fo:font-style="normal" fo:font-weight="normal" officeooo:rsid="0114ee38" officeooo:paragraph-rsid="0114ee38" style:font-name-asian="Noto Sans CJK SC" style:font-size-asian="12pt" style:font-weight-asian="normal" style:font-name-complex="Lohit Devanagari" style:font-size-complex="12pt" style:font-weight-complex="normal"/>
    </style:style>
    <style:style style:name="P97" style:family="paragraph" style:parent-style-name="Text_20_body">
      <style:text-properties fo:font-variant="normal" fo:text-transform="none" fo:color="#000000" style:font-name="Liberation Serif" fo:font-size="12pt" fo:letter-spacing="normal" fo:language="pl" fo:country="PL" fo:font-style="normal" fo:font-weight="normal" officeooo:rsid="0114ee38" officeooo:paragraph-rsid="011902b5" style:font-name-asian="Noto Sans CJK SC" style:font-size-asian="12pt" style:font-weight-asian="normal" style:font-name-complex="Lohit Devanagari" style:font-size-complex="12pt" style:font-weight-complex="normal"/>
    </style:style>
    <style:style style:name="P98" style:family="paragraph" style:parent-style-name="Text_20_body">
      <style:text-properties fo:font-variant="normal" fo:text-transform="none" fo:color="#000000" style:font-name="Liberation Serif" fo:font-size="12pt" fo:letter-spacing="normal" fo:language="pl" fo:country="PL" fo:font-style="normal" fo:font-weight="normal" officeooo:rsid="0114ee38" officeooo:paragraph-rsid="011d4af5" style:font-name-asian="Noto Sans CJK SC" style:font-size-asian="12pt" style:font-weight-asian="normal" style:font-name-complex="Lohit Devanagari" style:font-size-complex="12pt" style:font-weight-complex="normal"/>
    </style:style>
    <style:style style:name="P99" style:family="paragraph" style:parent-style-name="Text_20_body">
      <style:text-properties fo:font-variant="normal" fo:text-transform="none" fo:color="#000000" style:font-name="Liberation Serif" fo:font-size="12pt" fo:letter-spacing="normal" fo:language="pl" fo:country="PL" fo:font-style="normal" fo:font-weight="normal" officeooo:rsid="00685941" officeooo:paragraph-rsid="011902b5" style:font-name-asian="Noto Sans CJK SC" style:font-size-asian="12pt" style:font-weight-asian="normal" style:font-name-complex="Lohit Devanagari" style:font-size-complex="12pt" style:font-weight-complex="normal"/>
    </style:style>
    <style:style style:name="P100" style:family="paragraph" style:parent-style-name="Text_20_body">
      <style:text-properties fo:font-variant="normal" fo:text-transform="none" fo:color="#000000" style:font-name="Liberation Serif" fo:font-size="12pt" fo:letter-spacing="normal" fo:language="pl" fo:country="PL" fo:font-style="normal" fo:font-weight="normal" officeooo:rsid="011d4af5" officeooo:paragraph-rsid="011d4af5" style:font-name-asian="Noto Sans CJK SC" style:font-size-asian="12pt" style:font-weight-asian="normal" style:font-name-complex="Lohit Devanagari" style:font-size-complex="12pt" style:font-weight-complex="normal"/>
    </style:style>
    <style:style style:name="P101" style:family="paragraph" style:parent-style-name="Text_20_body">
      <style:text-properties fo:font-variant="normal" fo:text-transform="none" fo:color="#000000" style:font-name="Liberation Serif" fo:font-size="12pt" fo:letter-spacing="normal" fo:language="pl" fo:country="PL" fo:font-style="normal" fo:font-weight="normal" officeooo:rsid="011ef826" officeooo:paragraph-rsid="011ef826" style:font-name-asian="Noto Sans CJK SC" style:font-size-asian="12pt" style:font-weight-asian="normal" style:font-name-complex="Lohit Devanagari" style:font-size-complex="12pt" style:font-weight-complex="normal"/>
    </style:style>
    <style:style style:name="P102" style:family="paragraph" style:parent-style-name="Text_20_body">
      <style:text-properties fo:font-variant="normal" fo:text-transform="none" fo:color="#000000" style:font-name="Liberation Serif" fo:font-size="12pt" fo:letter-spacing="normal" fo:language="pl" fo:country="PL" fo:font-style="normal" fo:font-weight="normal" officeooo:rsid="012bcb0f" officeooo:paragraph-rsid="012bcb0f" style:font-name-asian="Noto Sans CJK SC" style:font-size-asian="12pt" style:font-weight-asian="normal" style:font-name-complex="Lohit Devanagari" style:font-size-complex="12pt" style:font-weight-complex="normal"/>
    </style:style>
    <style:style style:name="P103" style:family="paragraph" style:parent-style-name="Text_20_body">
      <style:text-properties fo:font-variant="normal" fo:text-transform="none" fo:color="#000000" style:font-name="Liberation Serif" fo:font-size="12pt" fo:letter-spacing="normal" fo:language="pl" fo:country="PL" fo:font-style="normal" fo:font-weight="normal" officeooo:rsid="012dc792" officeooo:paragraph-rsid="012e4e2c" style:font-name-asian="Noto Sans CJK SC" style:font-size-asian="12pt" style:font-weight-asian="normal" style:font-name-complex="Lohit Devanagari" style:font-size-complex="12pt" style:font-weight-complex="normal"/>
    </style:style>
    <style:style style:name="P104" style:family="paragraph" style:parent-style-name="Text_20_body">
      <style:text-properties fo:font-variant="normal" fo:text-transform="none" fo:color="#000000" style:font-name="Liberation Serif" fo:font-size="12pt" fo:letter-spacing="normal" fo:language="pl" fo:country="PL" fo:font-style="normal" fo:font-weight="normal" officeooo:rsid="010e9077" officeooo:paragraph-rsid="010e9077" style:font-name-asian="Noto Sans CJK SC" style:font-size-asian="10.5pt" style:font-weight-asian="normal" style:font-name-complex="Lohit Devanagari" style:font-size-complex="12pt" style:font-weight-complex="normal"/>
    </style:style>
    <style:style style:name="P105" style:family="paragraph" style:parent-style-name="Text_20_body">
      <style:text-properties fo:font-variant="normal" fo:text-transform="none" fo:color="#000000" style:font-name="Liberation Serif" fo:font-size="12pt" fo:letter-spacing="normal" fo:language="pl" fo:country="PL" fo:font-style="normal" fo:font-weight="normal" officeooo:rsid="0052b0da" officeooo:paragraph-rsid="00685941" style:font-size-asian="12pt" style:font-size-complex="12pt"/>
    </style:style>
    <style:style style:name="P106" style:family="paragraph" style:parent-style-name="Text_20_body">
      <style:text-properties fo:font-variant="normal" fo:text-transform="none" fo:color="#222222" style:font-name="Liberation Serif" fo:font-size="12pt" fo:letter-spacing="normal" fo:language="pl" fo:country="PL" fo:font-style="normal" fo:font-weight="normal" officeooo:rsid="00771efa" officeooo:paragraph-rsid="0097ae66" style:font-name-asian="Noto Sans CJK SC" style:font-size-asian="12pt" style:font-weight-asian="normal" style:font-name-complex="Lohit Devanagari" style:font-size-complex="12pt" style:font-weight-complex="normal"/>
    </style:style>
    <style:style style:name="P107" style:family="paragraph" style:parent-style-name="Text_20_body">
      <style:text-properties fo:font-variant="normal" fo:text-transform="none" fo:color="#222222" style:font-name="Liberation Serif" fo:font-size="12pt" fo:letter-spacing="normal" fo:language="pl" fo:country="PL" fo:font-style="normal" fo:font-weight="normal" officeooo:rsid="0097ae66" officeooo:paragraph-rsid="009a9a32" style:font-name-asian="Noto Sans CJK SC" style:font-size-asian="12pt" style:font-weight-asian="normal" style:font-name-complex="Lohit Devanagari" style:font-size-complex="12pt" style:font-weight-complex="normal"/>
    </style:style>
    <style:style style:name="P108" style:family="paragraph" style:parent-style-name="Text_20_body">
      <style:text-properties fo:font-variant="normal" fo:text-transform="none" fo:color="#222222" style:font-name="Liberation Serif" fo:font-size="12pt" fo:letter-spacing="normal" fo:language="pl" fo:country="PL" fo:font-style="normal" fo:font-weight="normal" officeooo:rsid="0097ae66" officeooo:paragraph-rsid="00d05457" style:font-name-asian="Noto Sans CJK SC" style:font-size-asian="12pt" style:font-weight-asian="normal" style:font-name-complex="Lohit Devanagari" style:font-size-complex="12pt" style:font-weight-complex="normal"/>
    </style:style>
    <style:style style:name="P109" style:family="paragraph" style:parent-style-name="Text_20_body">
      <style:text-properties fo:font-variant="normal" fo:text-transform="none" fo:color="#222222" style:font-name="Liberation Serif" fo:font-size="12pt" fo:letter-spacing="normal" fo:language="pl" fo:country="PL" fo:font-style="normal" fo:font-weight="normal" officeooo:rsid="009c5dbb" officeooo:paragraph-rsid="009c5dbb" style:font-name-asian="Noto Sans CJK SC" style:font-size-asian="12pt" style:font-weight-asian="normal" style:font-name-complex="Lohit Devanagari" style:font-size-complex="12pt" style:font-weight-complex="normal"/>
    </style:style>
    <style:style style:name="P110" style:family="paragraph" style:parent-style-name="Text_20_body">
      <style:text-properties fo:font-variant="normal" fo:text-transform="none" fo:color="#222222" style:font-name="Liberation Serif" fo:font-size="12pt" fo:letter-spacing="normal" fo:language="pl" fo:country="PL" fo:font-style="normal" fo:font-weight="normal" officeooo:rsid="009c5dbb" officeooo:paragraph-rsid="00e0bd51" style:font-name-asian="Noto Sans CJK SC" style:font-size-asian="12pt" style:font-weight-asian="normal" style:font-name-complex="Lohit Devanagari" style:font-size-complex="12pt" style:font-weight-complex="normal"/>
    </style:style>
    <style:style style:name="P111" style:family="paragraph" style:parent-style-name="Text_20_body">
      <style:text-properties fo:font-variant="normal" fo:text-transform="none" fo:color="#222222" style:font-name="Liberation Serif" fo:font-size="12pt" fo:letter-spacing="normal" fo:language="pl" fo:country="PL" fo:font-style="normal" fo:font-weight="normal" officeooo:rsid="009c5dbb" officeooo:paragraph-rsid="00f82826" style:font-name-asian="Noto Sans CJK SC" style:font-size-asian="12pt" style:font-weight-asian="normal" style:font-name-complex="Lohit Devanagari" style:font-size-complex="12pt" style:font-weight-complex="normal"/>
    </style:style>
    <style:style style:name="P112" style:family="paragraph" style:parent-style-name="Text_20_body">
      <style:text-properties fo:font-variant="normal" fo:text-transform="none" fo:color="#222222" style:font-name="Liberation Serif" fo:font-size="12pt" fo:letter-spacing="normal" fo:language="pl" fo:country="PL" fo:font-style="normal" fo:font-weight="normal" officeooo:rsid="009fe99c" officeooo:paragraph-rsid="009fe99c" style:font-name-asian="Noto Sans CJK SC" style:font-size-asian="12pt" style:font-weight-asian="normal" style:font-name-complex="Lohit Devanagari" style:font-size-complex="12pt" style:font-weight-complex="normal"/>
    </style:style>
    <style:style style:name="P113" style:family="paragraph" style:parent-style-name="Text_20_body">
      <style:text-properties fo:font-variant="normal" fo:text-transform="none" fo:color="#222222" style:font-name="Liberation Serif" fo:font-size="12pt" fo:letter-spacing="normal" fo:language="pl" fo:country="PL" fo:font-style="normal" fo:font-weight="normal" officeooo:rsid="00a2538b" officeooo:paragraph-rsid="00a34d27" style:font-name-asian="Noto Sans CJK SC" style:font-size-asian="12pt" style:font-weight-asian="normal" style:font-name-complex="Lohit Devanagari" style:font-size-complex="12pt" style:font-weight-complex="normal"/>
    </style:style>
    <style:style style:name="P114" style:family="paragraph" style:parent-style-name="Text_20_body">
      <style:text-properties fo:font-variant="normal" fo:text-transform="none" fo:color="#222222" style:font-name="Liberation Serif" fo:font-size="12pt" fo:letter-spacing="normal" fo:language="pl" fo:country="PL" fo:font-style="normal" fo:font-weight="normal" officeooo:rsid="00b631ff" officeooo:paragraph-rsid="00b631ff" style:font-name-asian="Noto Sans CJK SC" style:font-size-asian="12pt" style:font-weight-asian="normal" style:font-name-complex="Lohit Devanagari" style:font-size-complex="12pt" style:font-weight-complex="normal"/>
    </style:style>
    <style:style style:name="P115" style:family="paragraph" style:parent-style-name="Text_20_body">
      <style:text-properties fo:font-variant="normal" fo:text-transform="none" fo:color="#222222" style:font-name="Liberation Serif" fo:font-size="12pt" fo:letter-spacing="normal" fo:language="pl" fo:country="PL" fo:font-style="normal" fo:font-weight="normal" officeooo:rsid="009cbcd0" officeooo:paragraph-rsid="00d05457" style:font-name-asian="Noto Sans CJK SC" style:font-size-asian="12pt" style:font-weight-asian="normal" style:font-name-complex="Lohit Devanagari" style:font-size-complex="12pt" style:font-weight-complex="normal"/>
    </style:style>
    <style:style style:name="P116" style:family="paragraph" style:parent-style-name="Text_20_body">
      <style:text-properties fo:font-variant="normal" fo:text-transform="none" fo:color="#222222" style:font-name="Liberation Serif" fo:font-size="12pt" fo:letter-spacing="normal" fo:language="pl" fo:country="PL" fo:font-style="normal" fo:font-weight="normal" officeooo:rsid="00dabf57" officeooo:paragraph-rsid="00dabf57" style:font-name-asian="Noto Sans CJK SC" style:font-size-asian="12pt" style:font-weight-asian="normal" style:font-name-complex="Lohit Devanagari" style:font-size-complex="12pt" style:font-weight-complex="normal"/>
    </style:style>
    <style:style style:name="P117" style:family="paragraph" style:parent-style-name="Text_20_body">
      <style:text-properties fo:font-variant="normal" fo:text-transform="none" fo:color="#222222" style:font-name="Liberation Serif" fo:font-size="12pt" fo:letter-spacing="normal" fo:language="pl" fo:country="PL" fo:font-style="normal" fo:font-weight="normal" officeooo:rsid="00a9e4c3" officeooo:paragraph-rsid="00ef1670" style:font-name-asian="Noto Sans CJK SC" style:font-size-asian="12pt" style:font-weight-asian="normal" style:font-name-complex="Lohit Devanagari" style:font-size-complex="12pt" style:font-weight-complex="normal"/>
    </style:style>
    <style:style style:name="P118" style:family="paragraph" style:parent-style-name="Text_20_body">
      <style:text-properties fo:font-variant="normal" fo:text-transform="none" fo:color="#222222" style:font-name="Liberation Serif" fo:font-size="12pt" fo:letter-spacing="normal" fo:language="pl" fo:country="PL" fo:font-style="normal" fo:font-weight="normal" officeooo:rsid="00ef1670" officeooo:paragraph-rsid="00ef1670" style:font-name-asian="Noto Sans CJK SC" style:font-size-asian="12pt" style:font-weight-asian="normal" style:font-name-complex="Lohit Devanagari" style:font-size-complex="12pt" style:font-weight-complex="normal"/>
    </style:style>
    <style:style style:name="P119" style:family="paragraph" style:parent-style-name="Text_20_body">
      <style:text-properties fo:font-variant="normal" fo:text-transform="none" fo:color="#222222" style:font-name="Liberation Serif" fo:font-size="12pt" fo:letter-spacing="normal" fo:language="pl" fo:country="PL" fo:font-style="normal" fo:font-weight="normal" officeooo:rsid="00ef1670" officeooo:paragraph-rsid="0114c94a" style:font-name-asian="Noto Sans CJK SC" style:font-size-asian="12pt" style:font-weight-asian="normal" style:font-name-complex="Lohit Devanagari" style:font-size-complex="12pt" style:font-weight-complex="normal"/>
    </style:style>
    <style:style style:name="P120" style:family="paragraph" style:parent-style-name="Text_20_body">
      <style:text-properties fo:font-variant="normal" fo:text-transform="none" fo:color="#222222" style:font-name="Liberation Serif" fo:font-size="12pt" fo:letter-spacing="normal" fo:language="pl" fo:country="PL" fo:font-style="normal" fo:font-weight="normal" officeooo:rsid="00f82826" officeooo:paragraph-rsid="00f82826" style:font-name-asian="Noto Sans CJK SC" style:font-size-asian="12pt" style:font-weight-asian="normal" style:font-name-complex="Lohit Devanagari" style:font-size-complex="12pt" style:font-weight-complex="normal"/>
    </style:style>
    <style:style style:name="P121" style:family="paragraph" style:parent-style-name="Text_20_body">
      <style:text-properties fo:font-variant="normal" fo:text-transform="none" fo:color="#222222" style:font-name="Liberation Serif" fo:font-size="12pt" fo:letter-spacing="normal" fo:language="pl" fo:country="PL" fo:font-style="normal" fo:font-weight="normal" officeooo:rsid="00f82826" officeooo:paragraph-rsid="00ffc019" style:font-name-asian="Noto Sans CJK SC" style:font-size-asian="12pt" style:font-weight-asian="normal" style:font-name-complex="Lohit Devanagari" style:font-size-complex="12pt" style:font-weight-complex="normal"/>
    </style:style>
    <style:style style:name="P122" style:family="paragraph" style:parent-style-name="Text_20_body">
      <style:text-properties fo:font-variant="normal" fo:text-transform="none" fo:color="#222222" style:font-name="Liberation Serif" fo:font-size="12pt" fo:letter-spacing="normal" fo:language="pl" fo:country="PL" fo:font-style="normal" fo:font-weight="normal" officeooo:rsid="00f8fe5d" officeooo:paragraph-rsid="00f8fe5d" style:font-name-asian="Noto Sans CJK SC" style:font-size-asian="12pt" style:font-weight-asian="normal" style:font-name-complex="Lohit Devanagari" style:font-size-complex="12pt" style:font-weight-complex="normal"/>
    </style:style>
    <style:style style:name="P123" style:family="paragraph" style:parent-style-name="Text_20_body">
      <style:text-properties fo:font-variant="normal" fo:text-transform="none" fo:color="#222222" style:font-name="Liberation Serif" fo:font-size="12pt" fo:letter-spacing="normal" fo:language="pl" fo:country="PL" fo:font-style="normal" fo:font-weight="normal" officeooo:rsid="0106ca5a" officeooo:paragraph-rsid="0106ca5a" style:font-name-asian="Noto Sans CJK SC" style:font-size-asian="12pt" style:font-weight-asian="normal" style:font-name-complex="Lohit Devanagari" style:font-size-complex="12pt" style:font-weight-complex="normal"/>
    </style:style>
    <style:style style:name="P124" style:family="paragraph" style:parent-style-name="Text_20_body">
      <style:text-properties fo:font-variant="normal" fo:text-transform="none" fo:color="#222222" style:font-name="Liberation Serif" fo:font-size="12pt" fo:letter-spacing="normal" fo:language="pl" fo:country="PL" fo:font-style="normal" fo:font-weight="normal" officeooo:rsid="01002d04" officeooo:paragraph-rsid="0108dbc7" style:font-name-asian="Noto Sans CJK SC" style:font-size-asian="12pt" style:font-weight-asian="normal" style:font-name-complex="Lohit Devanagari" style:font-size-complex="12pt" style:font-weight-complex="normal"/>
    </style:style>
    <style:style style:name="P125" style:family="paragraph" style:parent-style-name="Text_20_body">
      <style:text-properties fo:font-variant="normal" fo:text-transform="none" fo:color="#222222" style:font-name="Liberation Serif" fo:font-size="12pt" fo:letter-spacing="normal" fo:language="pl" fo:country="PL" fo:font-style="normal" fo:font-weight="normal" officeooo:rsid="00fd6bef" officeooo:paragraph-rsid="0108dbc7" style:font-name-asian="Noto Sans CJK SC" style:font-size-asian="12pt" style:font-weight-asian="normal" style:font-name-complex="Lohit Devanagari" style:font-size-complex="12pt" style:font-weight-complex="normal"/>
    </style:style>
    <style:style style:name="P126" style:family="paragraph" style:parent-style-name="Text_20_body">
      <style:text-properties fo:font-variant="normal" fo:text-transform="none" fo:color="#222222" style:font-name="Liberation Serif" fo:font-size="12pt" fo:letter-spacing="normal" fo:language="pl" fo:country="PL" fo:font-style="normal" fo:font-weight="normal" officeooo:rsid="00fc6b9e" officeooo:paragraph-rsid="0108dbc7" style:font-name-asian="Noto Sans CJK SC" style:font-size-asian="12pt" style:font-weight-asian="normal" style:font-name-complex="Lohit Devanagari" style:font-size-complex="12pt" style:font-weight-complex="normal"/>
    </style:style>
    <style:style style:name="P127" style:family="paragraph" style:parent-style-name="Text_20_body">
      <style:text-properties fo:font-variant="normal" fo:text-transform="none" fo:color="#222222" style:font-name="Liberation Serif" fo:font-size="12pt" fo:letter-spacing="normal" fo:language="pl" fo:country="PL" fo:font-style="normal" fo:font-weight="normal" officeooo:rsid="0116cafd" officeooo:paragraph-rsid="0116cafd" style:font-name-asian="Noto Sans CJK SC" style:font-size-asian="12pt" style:font-weight-asian="normal" style:font-name-complex="Lohit Devanagari" style:font-size-complex="12pt" style:font-weight-complex="normal"/>
    </style:style>
    <style:style style:name="P128" style:family="paragraph" style:parent-style-name="Text_20_body">
      <style:text-properties fo:font-variant="normal" fo:text-transform="none" fo:color="#222222" style:font-name="Liberation Serif" fo:font-size="12pt" fo:letter-spacing="normal" fo:language="pl" fo:country="PL" fo:font-style="normal" fo:font-weight="normal" officeooo:rsid="01006a2e" officeooo:paragraph-rsid="00ffc019" style:font-name-asian="Noto Sans CJK SC" style:font-size-asian="12pt" style:font-style-asian="normal" style:font-weight-asian="normal" style:font-name-complex="Lohit Devanagari" style:font-size-complex="12pt" style:font-style-complex="normal" style:font-weight-complex="normal"/>
    </style:style>
    <style:style style:name="P129" style:family="paragraph" style:parent-style-name="Text_20_body">
      <style:text-properties fo:font-variant="normal" fo:text-transform="none" fo:color="#222222" style:font-name="Liberation Serif" fo:font-size="12pt" fo:letter-spacing="normal" fo:language="pl" fo:country="PL" fo:font-style="normal" fo:font-weight="normal" officeooo:rsid="0104ac8f" officeooo:paragraph-rsid="0102baaa" style:font-name-asian="Noto Sans CJK SC" style:font-size-asian="12pt" style:font-style-asian="normal" style:font-weight-asian="normal" style:font-name-complex="Lohit Devanagari" style:font-size-complex="12pt" style:font-style-complex="normal" style:font-weight-complex="normal"/>
    </style:style>
    <style:style style:name="P130" style:family="paragraph" style:parent-style-name="Text_20_body">
      <style:text-properties fo:font-variant="normal" fo:text-transform="none" fo:color="#222222" style:font-name="Liberation Serif" fo:font-size="12pt" fo:letter-spacing="normal" fo:language="pl" fo:country="PL" fo:font-style="normal" fo:font-weight="normal" officeooo:rsid="0104ac8f" officeooo:paragraph-rsid="0104ac8f" style:font-name-asian="Noto Sans CJK SC" style:font-size-asian="12pt" style:font-style-asian="normal" style:font-weight-asian="normal" style:font-name-complex="Lohit Devanagari" style:font-size-complex="12pt" style:font-style-complex="normal" style:font-weight-complex="normal"/>
    </style:style>
    <style:style style:name="P131" style:family="paragraph" style:parent-style-name="Text_20_body">
      <style:text-properties fo:font-variant="normal" fo:text-transform="none" fo:color="#222222" style:font-name="Liberation Serif" fo:font-size="12pt" fo:letter-spacing="normal" fo:language="pl" fo:country="PL" fo:font-style="normal" fo:font-weight="normal" officeooo:rsid="00b631ff" officeooo:paragraph-rsid="00b631ff" style:font-size-asian="12pt" style:font-weight-asian="normal" style:font-size-complex="12pt" style:font-weight-complex="normal"/>
    </style:style>
    <style:style style:name="P132" style:family="paragraph" style:parent-style-name="Text_20_body">
      <style:text-properties fo:font-variant="normal" fo:text-transform="none" fo:color="#222222" style:font-name="Liberation Serif" fo:font-size="12pt" fo:letter-spacing="normal" fo:language="pl" fo:country="PL" fo:font-style="normal" fo:font-weight="normal" officeooo:rsid="0071b874" officeooo:paragraph-rsid="00d05457" style:font-size-asian="12pt" style:font-weight-asian="normal" style:font-size-complex="12pt" style:font-weight-complex="normal"/>
    </style:style>
    <style:style style:name="P133" style:family="paragraph" style:parent-style-name="Text_20_body">
      <style:text-properties fo:font-variant="normal" fo:text-transform="none" fo:color="#222222" style:font-name="Liberation Serif" fo:font-size="12pt" fo:letter-spacing="normal" fo:language="pl" fo:country="PL" fo:font-style="normal" fo:font-weight="normal" officeooo:rsid="011165f5" officeooo:paragraph-rsid="011165f5" style:font-size-asian="12pt" style:font-weight-asian="normal" style:font-size-complex="12pt" style:font-weight-complex="normal"/>
    </style:style>
    <style:style style:name="P134" style:family="paragraph" style:parent-style-name="Text_20_body">
      <style:text-properties fo:font-variant="normal" fo:text-transform="none" fo:color="#222222" style:font-name="Liberation Serif" fo:font-size="12pt" fo:letter-spacing="normal" fo:language="pl" fo:country="PL" fo:font-style="normal" fo:font-weight="normal" officeooo:rsid="0116cafd" officeooo:paragraph-rsid="0116cafd" style:font-size-asian="12pt" style:font-weight-asian="normal" style:font-size-complex="12pt" style:font-weight-complex="normal"/>
    </style:style>
    <style:style style:name="P135" style:family="paragraph" style:parent-style-name="Text_20_body">
      <style:text-properties fo:font-variant="normal" fo:text-transform="none" fo:color="#222222" style:font-name="Liberation Serif" fo:font-size="12pt" fo:letter-spacing="normal" fo:language="pl" fo:country="PL" fo:font-style="normal" fo:font-weight="normal" officeooo:rsid="0120bd92" officeooo:paragraph-rsid="0120bd92" style:font-size-asian="12pt" style:font-weight-asian="normal" style:font-size-complex="12pt" style:font-weight-complex="normal"/>
    </style:style>
    <style:style style:name="P136" style:family="paragraph" style:parent-style-name="Text_20_body">
      <style:text-properties fo:font-variant="normal" fo:text-transform="none" fo:color="#222222" style:font-name="Liberation Serif" fo:font-size="12pt" fo:letter-spacing="normal" fo:language="pl" fo:country="PL" fo:font-style="normal" fo:font-weight="bold" officeooo:rsid="00ed2075" officeooo:paragraph-rsid="00ed2075" style:font-name-asian="Noto Sans CJK SC" style:font-size-asian="12pt" style:font-weight-asian="bold" style:font-name-complex="Lohit Devanagari" style:font-size-complex="12pt" style:font-weight-complex="bold"/>
    </style:style>
    <style:style style:name="P137" style:family="paragraph" style:parent-style-name="Text_20_body">
      <style:text-properties fo:font-variant="normal" fo:text-transform="none" fo:color="#222222" style:font-name="Liberation Serif" fo:font-size="12pt" fo:letter-spacing="normal" fo:language="pl" fo:country="PL" fo:font-style="normal" fo:font-weight="bold" officeooo:rsid="00a9e4c3" officeooo:paragraph-rsid="00e0bd51" style:font-name-asian="Noto Sans CJK SC" style:font-size-asian="12pt" style:font-weight-asian="bold" style:font-name-complex="Lohit Devanagari" style:font-size-complex="12pt" style:font-weight-complex="bold"/>
    </style:style>
    <style:style style:name="P138" style:family="paragraph" style:parent-style-name="Text_20_body">
      <style:text-properties fo:font-variant="normal" fo:text-transform="none" fo:color="#222222" style:font-name="Liberation Serif" fo:font-size="12pt" fo:letter-spacing="normal" fo:language="pl" fo:country="PL" fo:font-style="normal" fo:font-weight="bold" officeooo:rsid="00a9e4c3" officeooo:paragraph-rsid="00ed2075" style:font-name-asian="Noto Sans CJK SC" style:font-size-asian="12pt" style:font-weight-asian="bold" style:font-name-complex="Lohit Devanagari" style:font-size-complex="12pt" style:font-weight-complex="bold"/>
    </style:style>
    <style:style style:name="P139" style:family="paragraph" style:parent-style-name="Text_20_body">
      <style:text-properties fo:font-variant="normal" fo:text-transform="none" fo:color="#222222" style:font-name="Liberation Serif" fo:font-size="12pt" fo:letter-spacing="normal" fo:language="pl" fo:country="PL" fo:font-style="normal" fo:font-weight="bold" officeooo:rsid="00685941" officeooo:paragraph-rsid="00ef1670" style:font-name-asian="Noto Sans CJK SC" style:font-size-asian="12pt" style:font-weight-asian="bold" style:font-name-complex="Lohit Devanagari" style:font-size-complex="12pt" style:font-weight-complex="bold"/>
    </style:style>
    <style:style style:name="P140" style:family="paragraph" style:parent-style-name="Text_20_body">
      <style:text-properties fo:font-variant="normal" fo:text-transform="none" fo:color="#222222" style:font-name="Liberation Serif" fo:font-size="12pt" fo:letter-spacing="normal" fo:language="pl" fo:country="PL" fo:font-style="normal" fo:font-weight="bold" officeooo:rsid="011165f5" officeooo:paragraph-rsid="011165f5" style:font-name-asian="Noto Sans CJK SC" style:font-size-asian="12pt" style:font-weight-asian="bold" style:font-name-complex="Lohit Devanagari" style:font-size-complex="12pt" style:font-weight-complex="bold"/>
    </style:style>
    <style:style style:name="P141" style:family="paragraph" style:parent-style-name="Text_20_body">
      <style:text-properties fo:font-variant="normal" fo:text-transform="none" fo:color="#222222" style:font-name="Liberation Serif" fo:font-size="12pt" fo:letter-spacing="normal" fo:language="pl" fo:country="PL" fo:font-style="normal" fo:font-weight="bold" officeooo:rsid="01006a2e" officeooo:paragraph-rsid="00ffc019" style:font-name-asian="Noto Sans CJK SC" style:font-size-asian="12pt" style:font-style-asian="normal" style:font-weight-asian="bold" style:font-name-complex="Lohit Devanagari" style:font-size-complex="12pt" style:font-style-complex="normal" style:font-weight-complex="bold"/>
    </style:style>
    <style:style style:name="P142" style:family="paragraph" style:parent-style-name="Text_20_body">
      <style:text-properties fo:font-variant="normal" fo:text-transform="none" fo:color="#222222" style:font-name="Liberation Serif" fo:font-size="12pt" fo:letter-spacing="normal" fo:language="pl" fo:country="PL" fo:font-style="normal" fo:font-weight="bold" officeooo:rsid="011165f5" officeooo:paragraph-rsid="0113430a" style:font-size-asian="12pt" style:font-weight-asian="bold" style:font-size-complex="12pt" style:font-weight-complex="bold"/>
    </style:style>
    <style:style style:name="P143" style:family="paragraph" style:parent-style-name="Text_20_body">
      <style:text-properties fo:font-variant="normal" fo:text-transform="none" fo:color="#222222" style:font-name="Liberation Serif" fo:font-size="12pt" fo:letter-spacing="normal" fo:language="pl" fo:country="PL" fo:font-style="normal" fo:font-weight="bold" officeooo:rsid="0113430a" officeooo:paragraph-rsid="0116cafd" style:font-size-asian="12pt" style:font-weight-asian="bold" style:font-size-complex="12pt" style:font-weight-complex="bold"/>
    </style:style>
    <style:style style:name="P144" style:family="paragraph" style:parent-style-name="Text_20_body">
      <style:text-properties fo:font-variant="normal" fo:text-transform="none" fo:color="#222222" style:font-name="Liberation Mono1" fo:font-size="10pt" fo:letter-spacing="normal" fo:language="pl" fo:country="PL" fo:font-style="normal" fo:font-weight="normal" officeooo:rsid="009c5dbb" officeooo:paragraph-rsid="00ffc019" style:font-name-asian="Liberation Mono2" style:font-size-asian="10pt" style:font-weight-asian="normal" style:font-name-complex="Lohit Devanagari" style:font-size-complex="12pt" style:font-weight-complex="normal"/>
    </style:style>
    <style:style style:name="P145" style:family="paragraph" style:parent-style-name="Text_20_body">
      <style:text-properties fo:font-variant="normal" fo:text-transform="none" fo:color="#222222" style:font-name="Liberation Mono" fo:font-size="10pt" fo:letter-spacing="normal" fo:language="pl" fo:country="PL" fo:font-style="normal" fo:font-weight="normal" officeooo:rsid="00ef1670" officeooo:paragraph-rsid="0114c94a" style:font-name-asian="DejaVu Sans Mono" style:font-size-asian="10pt" style:font-weight-asian="normal" style:font-name-complex="Liberation Mono" style:font-size-complex="10pt" style:font-weight-complex="normal"/>
    </style:style>
    <style:style style:name="P146" style:family="paragraph" style:parent-style-name="Text_20_body">
      <style:text-properties fo:font-variant="normal" fo:text-transform="none" fo:color="#606569" style:font-name="inherit" fo:font-size="10.5pt" fo:letter-spacing="normal" fo:language="pl" fo:country="PL" fo:font-style="normal" fo:font-weight="normal" officeooo:rsid="00470186" officeooo:paragraph-rsid="00470186"/>
    </style:style>
    <style:style style:name="P147" style:family="paragraph" style:parent-style-name="Text_20_body">
      <style:text-properties officeooo:rsid="00220bf5" officeooo:paragraph-rsid="00220bf5"/>
    </style:style>
    <style:style style:name="P148" style:family="paragraph" style:parent-style-name="Text_20_body">
      <style:text-properties officeooo:paragraph-rsid="002a0182"/>
    </style:style>
    <style:style style:name="P149" style:family="paragraph" style:parent-style-name="Text_20_body">
      <style:text-properties officeooo:paragraph-rsid="0031d3dd"/>
    </style:style>
    <style:style style:name="P150" style:family="paragraph" style:parent-style-name="Text_20_body">
      <style:text-properties officeooo:paragraph-rsid="00391f6e"/>
    </style:style>
    <style:style style:name="P151" style:family="paragraph" style:parent-style-name="Text_20_body">
      <style:text-properties officeooo:paragraph-rsid="00485ca9"/>
    </style:style>
    <style:style style:name="P152" style:family="paragraph" style:parent-style-name="Text_20_body">
      <style:text-properties officeooo:paragraph-rsid="005c00e3"/>
    </style:style>
    <style:style style:name="P153" style:family="paragraph" style:parent-style-name="Text_20_body">
      <style:text-properties officeooo:paragraph-rsid="006a256b"/>
    </style:style>
    <style:style style:name="P154" style:family="paragraph" style:parent-style-name="Text_20_body">
      <style:text-properties style:font-name="Liberation Serif" fo:font-size="12pt" fo:font-weight="bold" officeooo:rsid="006c783f" officeooo:paragraph-rsid="006c783f" style:font-size-asian="12pt" style:font-weight-asian="bold" style:font-size-complex="12pt" style:font-weight-complex="bold"/>
    </style:style>
    <style:style style:name="P155" style:family="paragraph" style:parent-style-name="Text_20_body">
      <style:text-properties style:font-name="Liberation Serif" fo:font-size="12pt" officeooo:rsid="006c783f" officeooo:paragraph-rsid="006c783f" style:font-size-asian="12pt" style:font-size-complex="12pt"/>
    </style:style>
    <style:style style:name="P156" style:family="paragraph" style:parent-style-name="Text_20_body">
      <style:text-properties style:font-name="Liberation Serif" fo:font-size="12pt" officeooo:paragraph-rsid="00685941" style:font-size-asian="12pt" style:font-size-complex="12pt"/>
    </style:style>
    <style:style style:name="P157" style:family="paragraph" style:parent-style-name="Text_20_body">
      <style:text-properties style:font-name="Liberation Serif" fo:font-size="12pt" fo:language="pl" fo:country="PL" fo:font-weight="bold" officeooo:rsid="006c783f" officeooo:paragraph-rsid="006c783f" style:font-size-asian="12pt" style:font-weight-asian="bold" style:font-size-complex="12pt" style:font-weight-complex="bold"/>
    </style:style>
    <style:style style:name="P158" style:family="paragraph" style:parent-style-name="Text_20_body">
      <style:text-properties style:font-name="Liberation Serif" fo:font-size="12pt" fo:language="pl" fo:country="PL" fo:font-weight="bold" officeooo:rsid="006c783f" officeooo:paragraph-rsid="00beda13" style:font-size-asian="12pt" style:font-weight-asian="bold" style:font-size-complex="12pt" style:font-weight-complex="bold"/>
    </style:style>
    <style:style style:name="P159" style:family="paragraph" style:parent-style-name="Text_20_body">
      <style:text-properties style:font-name="Liberation Serif" fo:font-size="12pt" fo:language="pl" fo:country="PL" fo:font-weight="bold" officeooo:rsid="006deffa" officeooo:paragraph-rsid="006deffa" style:font-size-asian="12pt" style:font-weight-asian="bold" style:font-size-complex="12pt" style:font-weight-complex="bold"/>
    </style:style>
    <style:style style:name="P160" style:family="paragraph" style:parent-style-name="Text_20_body">
      <style:text-properties style:font-name="Liberation Serif" fo:font-size="12pt" fo:language="pl" fo:country="PL" fo:font-weight="normal" officeooo:rsid="006deffa" officeooo:paragraph-rsid="00d2a978" style:font-size-asian="12pt" style:font-weight-asian="normal" style:font-size-complex="12pt" style:font-weight-complex="normal"/>
    </style:style>
    <style:style style:name="P161" style:family="paragraph" style:parent-style-name="Text_20_body">
      <style:text-properties style:font-name="Liberation Serif" fo:font-size="12pt" fo:language="pl" fo:country="PL" officeooo:rsid="0052b0da" officeooo:paragraph-rsid="006c783f" style:font-size-asian="12pt" style:font-size-complex="12pt"/>
    </style:style>
    <style:style style:name="P162" style:family="paragraph" style:parent-style-name="Text_20_body">
      <style:text-properties style:font-name="Liberation Serif" fo:font-size="12pt" fo:language="pl" fo:country="PL" officeooo:rsid="0012663a" officeooo:paragraph-rsid="0012663a" style:font-size-asian="12pt" style:font-size-complex="12pt"/>
    </style:style>
    <style:style style:name="P163" style:family="paragraph" style:parent-style-name="Text_20_body">
      <style:text-properties officeooo:paragraph-rsid="006deffa"/>
    </style:style>
    <style:style style:name="P164" style:family="paragraph" style:parent-style-name="Text_20_body">
      <style:text-properties officeooo:paragraph-rsid="00771efa"/>
    </style:style>
    <style:style style:name="P165" style:family="paragraph" style:parent-style-name="Text_20_body">
      <style:text-properties officeooo:paragraph-rsid="006e71b3"/>
    </style:style>
    <style:style style:name="P166" style:family="paragraph" style:parent-style-name="Text_20_body">
      <style:text-properties officeooo:paragraph-rsid="00852323"/>
    </style:style>
    <style:style style:name="P167" style:family="paragraph" style:parent-style-name="Text_20_body">
      <style:text-properties officeooo:paragraph-rsid="0088b30e"/>
    </style:style>
    <style:style style:name="P168" style:family="paragraph" style:parent-style-name="Text_20_body">
      <style:text-properties officeooo:paragraph-rsid="008a9baf"/>
    </style:style>
    <style:style style:name="P169" style:family="paragraph" style:parent-style-name="Text_20_body">
      <style:text-properties officeooo:paragraph-rsid="0091bbe5"/>
    </style:style>
    <style:style style:name="P170" style:family="paragraph" style:parent-style-name="Text_20_body">
      <style:text-properties officeooo:paragraph-rsid="00a34d27"/>
    </style:style>
    <style:style style:name="P171" style:family="paragraph" style:parent-style-name="Text_20_body">
      <style:text-properties officeooo:rsid="00a34d27" officeooo:paragraph-rsid="00a34d27"/>
    </style:style>
    <style:style style:name="P172" style:family="paragraph" style:parent-style-name="Text_20_body">
      <style:text-properties officeooo:rsid="00a34d27" officeooo:paragraph-rsid="00a46fb7"/>
    </style:style>
    <style:style style:name="P173" style:family="paragraph" style:parent-style-name="Text_20_body">
      <style:text-properties officeooo:paragraph-rsid="009c5dbb"/>
    </style:style>
    <style:style style:name="P174" style:family="paragraph" style:parent-style-name="Text_20_body">
      <style:text-properties officeooo:paragraph-rsid="00c47d73"/>
    </style:style>
    <style:style style:name="P175" style:family="paragraph" style:parent-style-name="Text_20_body">
      <style:text-properties officeooo:paragraph-rsid="00d7d45a"/>
    </style:style>
    <style:style style:name="P176" style:family="paragraph" style:parent-style-name="Text_20_body">
      <style:text-properties officeooo:paragraph-rsid="00d8f0e1"/>
    </style:style>
    <style:style style:name="P177" style:family="paragraph" style:parent-style-name="Text_20_body">
      <style:text-properties officeooo:paragraph-rsid="00903957"/>
    </style:style>
    <style:style style:name="P178" style:family="paragraph" style:parent-style-name="Text_20_body">
      <style:text-properties officeooo:rsid="00df3aaf" officeooo:paragraph-rsid="00df3aaf"/>
    </style:style>
    <style:style style:name="P179" style:family="paragraph" style:parent-style-name="Text_20_body">
      <style:text-properties officeooo:paragraph-rsid="00e4541f"/>
    </style:style>
    <style:style style:name="P180" style:family="paragraph" style:parent-style-name="Text_20_body">
      <style:text-properties style:font-name="Liberation Mono" fo:font-size="10pt" fo:language="pl" fo:country="PL" fo:font-weight="normal" officeooo:rsid="00ef1670" officeooo:paragraph-rsid="00ef1670" style:font-name-asian="DejaVu Sans Mono" style:font-size-asian="10pt" style:font-weight-asian="normal" style:font-name-complex="Liberation Mono" style:font-size-complex="10pt" style:font-weight-complex="normal"/>
    </style:style>
    <style:style style:name="P181" style:family="paragraph" style:parent-style-name="Text_20_body">
      <style:text-properties officeooo:paragraph-rsid="00f82826"/>
    </style:style>
    <style:style style:name="P182" style:family="paragraph" style:parent-style-name="Text_20_body">
      <style:text-properties officeooo:paragraph-rsid="00ef1670"/>
    </style:style>
    <style:style style:name="P183" style:family="paragraph" style:parent-style-name="Text_20_body">
      <style:text-properties officeooo:paragraph-rsid="00feac31"/>
    </style:style>
    <style:style style:name="P184" style:family="paragraph" style:parent-style-name="Text_20_body">
      <style:text-properties officeooo:rsid="00ffc019" officeooo:paragraph-rsid="00ffc019"/>
    </style:style>
    <style:style style:name="P185" style:family="paragraph" style:parent-style-name="Text_20_body">
      <style:text-properties officeooo:rsid="00ffc019" officeooo:paragraph-rsid="010186e0"/>
    </style:style>
    <style:style style:name="P186" style:family="paragraph" style:parent-style-name="Text_20_body">
      <style:text-properties fo:font-weight="bold" officeooo:rsid="010186e0" officeooo:paragraph-rsid="010186e0" style:font-weight-asian="bold" style:font-weight-complex="bold"/>
    </style:style>
    <style:style style:name="P187" style:family="paragraph" style:parent-style-name="Text_20_body">
      <style:text-properties fo:font-weight="bold" officeooo:rsid="011165f5" officeooo:paragraph-rsid="011165f5" style:font-weight-asian="bold" style:font-weight-complex="bold"/>
    </style:style>
    <style:style style:name="P188" style:family="paragraph" style:parent-style-name="Text_20_body">
      <style:text-properties fo:font-weight="bold" officeooo:rsid="0113430a" officeooo:paragraph-rsid="0113430a" style:font-weight-asian="bold" style:font-weight-complex="bold"/>
    </style:style>
    <style:style style:name="P189" style:family="paragraph" style:parent-style-name="Text_20_body">
      <style:text-properties officeooo:rsid="0102baaa" officeooo:paragraph-rsid="0102baaa"/>
    </style:style>
    <style:style style:name="P190" style:family="paragraph" style:parent-style-name="Text_20_body">
      <style:text-properties officeooo:paragraph-rsid="0102baaa"/>
    </style:style>
    <style:style style:name="P191" style:family="paragraph" style:parent-style-name="Text_20_body">
      <style:text-properties officeooo:paragraph-rsid="0104c246"/>
    </style:style>
    <style:style style:name="P192" style:family="paragraph" style:parent-style-name="Text_20_body">
      <style:text-properties officeooo:rsid="00fe4cec" officeooo:paragraph-rsid="01056f67"/>
    </style:style>
    <style:style style:name="P193" style:family="paragraph" style:parent-style-name="Text_20_body">
      <style:text-properties officeooo:rsid="00fe4cec" officeooo:paragraph-rsid="012117db"/>
    </style:style>
    <style:style style:name="P194" style:family="paragraph" style:parent-style-name="Text_20_body">
      <style:text-properties officeooo:paragraph-rsid="0106ca5a"/>
    </style:style>
    <style:style style:name="P195" style:family="paragraph" style:parent-style-name="Text_20_body">
      <style:text-properties officeooo:paragraph-rsid="010c2eca"/>
    </style:style>
    <style:style style:name="P196" style:family="paragraph" style:parent-style-name="Text_20_body">
      <style:text-properties officeooo:paragraph-rsid="007057ba"/>
    </style:style>
    <style:style style:name="P197" style:family="paragraph" style:parent-style-name="Text_20_body">
      <style:text-properties officeooo:paragraph-rsid="010e9077"/>
    </style:style>
    <style:style style:name="P198" style:family="paragraph" style:parent-style-name="Text_20_body">
      <style:text-properties officeooo:paragraph-rsid="0113430a"/>
    </style:style>
    <style:style style:name="P199" style:family="paragraph" style:parent-style-name="Text_20_body">
      <style:text-properties officeooo:paragraph-rsid="0116cafd"/>
    </style:style>
    <style:style style:name="P200" style:family="paragraph" style:parent-style-name="Text_20_body">
      <style:text-properties officeooo:rsid="01275ccb" officeooo:paragraph-rsid="01275ccb"/>
    </style:style>
    <style:style style:name="P201" style:family="paragraph" style:parent-style-name="Text_20_body">
      <style:text-properties officeooo:paragraph-rsid="012117db"/>
    </style:style>
    <style:style style:name="P202" style:family="paragraph" style:parent-style-name="Text_20_body">
      <style:text-properties officeooo:paragraph-rsid="0128dafb"/>
    </style:style>
    <style:style style:name="P203" style:family="paragraph" style:parent-style-name="Text_20_body">
      <style:paragraph-properties fo:margin-top="0in" fo:margin-bottom="0.0181in" loext:contextual-spacing="false" fo:line-height="100%"/>
      <style:text-properties fo:language="pl" fo:country="PL" officeooo:rsid="00151e38" officeooo:paragraph-rsid="00151e38"/>
    </style:style>
    <style:style style:name="P204" style:family="paragraph" style:parent-style-name="Heading_20_1">
      <style:text-properties fo:language="pl" fo:country="PL"/>
    </style:style>
    <style:style style:name="P205" style:family="paragraph" style:parent-style-name="Heading_20_1">
      <style:text-properties fo:language="pl" fo:country="PL" officeooo:paragraph-rsid="00eaa6a8"/>
    </style:style>
    <style:style style:name="P206" style:family="paragraph" style:parent-style-name="Text_20_body">
      <style:paragraph-properties fo:margin-left="0in" fo:margin-right="0in" fo:orphans="2" fo:widows="2" fo:text-indent="0in" style:auto-text-indent="false"/>
    </style:style>
    <style:style style:name="P207" style:family="paragraph" style:parent-style-name="Text_20_body">
      <style:paragraph-properties fo:margin-left="0in" fo:margin-right="0in" fo:orphans="2" fo:widows="2" fo:text-indent="0in" style:auto-text-indent="false"/>
      <style:text-properties fo:font-variant="normal" fo:text-transform="none" fo:color="#333333" style:font-name="Ubuntu" fo:font-size="12pt" fo:letter-spacing="normal" fo:font-style="normal" fo:font-weight="normal" fo:background-color="#fff200"/>
    </style:style>
    <style:style style:name="P208" style:family="paragraph" style:parent-style-name="Text_20_body">
      <style:paragraph-properties fo:margin-left="0in" fo:margin-right="0in" fo:text-indent="0in" style:auto-text-indent="false"/>
      <style:text-properties fo:font-variant="normal" fo:text-transform="none" fo:color="#222222" style:font-name="Liberation Serif" fo:font-size="12pt" fo:letter-spacing="normal" fo:language="pl" fo:country="PL" fo:font-style="normal" fo:font-weight="normal" officeooo:rsid="00fadbeb" officeooo:paragraph-rsid="0108dbc7" style:font-name-asian="Noto Sans CJK SC" style:font-size-asian="12pt" style:font-weight-asian="normal" style:font-name-complex="Lohit Devanagari" style:font-size-complex="12pt" style:font-weight-complex="normal"/>
    </style:style>
    <style:style style:name="P209" style:family="paragraph" style:parent-style-name="Text_20_body">
      <style:paragraph-properties fo:margin-left="0in" fo:margin-right="0in" fo:text-indent="0in" style:auto-text-indent="false"/>
      <style:text-properties officeooo:paragraph-rsid="00ca0570"/>
    </style:style>
    <style:style style:name="P210" style:family="paragraph" style:parent-style-name="Text_20_body">
      <style:paragraph-properties fo:margin-left="0in" fo:margin-right="0in" fo:text-indent="0in" style:auto-text-indent="false"/>
      <style:text-properties fo:language="pl" fo:country="PL" fo:font-weight="bold" officeooo:rsid="00c69300" officeooo:paragraph-rsid="00ca0570" style:font-weight-asian="bold" style:font-weight-complex="bold"/>
    </style:style>
    <style:style style:name="P211" style:family="paragraph" style:parent-style-name="Text_20_body">
      <style:paragraph-properties fo:margin-left="0in" fo:margin-right="0in" fo:text-indent="0in" style:auto-text-indent="false"/>
      <style:text-properties fo:language="pl" fo:country="PL" fo:font-weight="bold" officeooo:rsid="00c69300" officeooo:paragraph-rsid="00d05457" style:font-weight-asian="bold" style:font-weight-complex="bold"/>
    </style:style>
    <style:style style:name="P212" style:family="paragraph" style:parent-style-name="Text_20_body">
      <style:paragraph-properties fo:margin-left="0in" fo:margin-right="0in" fo:text-indent="0in" style:auto-text-indent="false"/>
      <style:text-properties officeooo:paragraph-rsid="00d05457"/>
    </style:style>
    <style:style style:name="P213" style:family="paragraph" style:parent-style-name="Text_20_body">
      <style:paragraph-properties fo:margin-left="0in" fo:margin-right="0in" fo:text-indent="0in" style:auto-text-indent="false"/>
      <style:text-properties officeooo:paragraph-rsid="00ca64e3"/>
    </style:style>
    <style:style style:name="P214" style:family="paragraph" style:parent-style-name="Preformatted_20_Text">
      <style:paragraph-properties fo:margin-left="0in" fo:margin-right="0in" fo:text-indent="0in" style:auto-text-indent="false"/>
    </style:style>
    <style:style style:name="P215" style:family="paragraph" style:parent-style-name="Preformatted_20_Text">
      <style:paragraph-properties fo:margin-left="0in" fo:margin-right="0in" fo:text-indent="0in" style:auto-text-indent="false"/>
      <style:text-properties officeooo:paragraph-rsid="00a14688"/>
    </style:style>
    <style:style style:name="P216" style:family="paragraph" style:parent-style-name="Preformatted_20_Text">
      <style:paragraph-properties fo:margin-left="0in" fo:margin-right="0in" fo:text-indent="0in" style:auto-text-indent="false"/>
      <style:text-properties officeooo:rsid="00a14688" officeooo:paragraph-rsid="00a14688"/>
    </style:style>
    <style:style style:name="P217" style:family="paragraph" style:parent-style-name="Preformatted_20_Text">
      <style:paragraph-properties fo:margin-left="0in" fo:margin-right="0in" fo:text-indent="0in" style:auto-text-indent="false"/>
      <style:text-properties fo:color="#000000" officeooo:paragraph-rsid="00a14688"/>
    </style:style>
    <style:style style:name="P218" style:family="paragraph" style:parent-style-name="Preformatted_20_Text">
      <style:paragraph-properties fo:margin-left="0in" fo:margin-right="0in" fo:text-indent="0in" style:auto-text-indent="false"/>
      <style:text-properties officeooo:paragraph-rsid="00b631ff"/>
    </style:style>
    <style:style style:name="P219" style:family="paragraph" style:parent-style-name="Preformatted_20_Text">
      <style:paragraph-properties fo:margin-left="0in" fo:margin-right="0in" fo:text-indent="0in" style:auto-text-indent="false"/>
      <style:text-properties fo:font-variant="normal" fo:text-transform="none" fo:color="#222222" style:font-name="Liberation Mono1" fo:font-size="10pt" fo:letter-spacing="normal" fo:language="pl" fo:country="PL" fo:font-style="normal" fo:font-weight="normal" officeooo:rsid="009c5dbb" officeooo:paragraph-rsid="00f82826" style:font-name-asian="Liberation Mono2" style:font-size-asian="10pt" style:font-weight-asian="normal" style:font-name-complex="Lohit Devanagari" style:font-size-complex="12pt" style:font-weight-complex="normal"/>
    </style:style>
    <style:style style:name="P220"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style>
    <style:style style:name="P221" style:family="paragraph" style:parent-style-name="Preformatted_20_Text">
      <style:text-properties officeooo:paragraph-rsid="009c5dbb"/>
    </style:style>
    <style:style style:name="P222" style:family="paragraph" style:parent-style-name="Preformatted_20_Text">
      <style:text-properties officeooo:paragraph-rsid="00e0bd51"/>
    </style:style>
    <style:style style:name="P223" style:family="paragraph" style:parent-style-name="Preformatted_20_Text">
      <style:text-properties fo:font-variant="normal" fo:text-transform="none" fo:color="#222222" style:font-name="Liberation Serif" fo:font-size="12pt" fo:letter-spacing="normal" fo:language="pl" fo:country="PL" fo:font-style="normal" fo:font-weight="normal" officeooo:rsid="009c5dbb" officeooo:paragraph-rsid="00e0bd51" style:font-name-asian="Noto Sans CJK SC" style:font-size-asian="12pt" style:font-weight-asian="normal" style:font-name-complex="Lohit Devanagari" style:font-size-complex="12pt" style:font-weight-complex="normal"/>
    </style:style>
    <style:style style:name="P224" style:family="paragraph" style:parent-style-name="Preformatted_20_Text">
      <style:text-properties fo:font-variant="normal" fo:text-transform="none" fo:color="#000000" style:font-name="Liberation Serif" fo:font-size="12pt" fo:letter-spacing="normal" fo:language="pl" fo:country="PL" fo:font-weight="normal" style:font-name-asian="Noto Sans CJK SC" style:font-size-asian="12pt" style:font-weight-asian="normal" style:font-name-complex="Lohit Devanagari" style:font-size-complex="12pt" style:font-weight-complex="normal"/>
    </style:style>
    <style:style style:name="P225" style:family="paragraph" style:parent-style-name="Text_20_body">
      <style:paragraph-properties fo:margin-left="0.4925in" fo:margin-right="0in" fo:text-indent="0in" style:auto-text-indent="false"/>
      <style:text-properties style:font-name="Liberation Serif" fo:font-size="12pt" fo:language="pl" fo:country="PL" officeooo:rsid="0012663a" officeooo:paragraph-rsid="0012663a" style:font-size-asian="12pt" style:font-size-complex="12pt"/>
    </style:style>
    <style:style style:name="P226" style:family="paragraph" style:parent-style-name="Text_20_body">
      <style:paragraph-properties fo:margin-left="0.4925in" fo:margin-right="0in" fo:text-indent="0in" style:auto-text-indent="false"/>
      <style:text-properties officeooo:paragraph-rsid="0012663a"/>
    </style:style>
    <style:style style:name="P227" style:family="paragraph" style:parent-style-name="Text_20_body">
      <style:paragraph-properties fo:margin-left="0.4925in" fo:margin-right="0in" fo:text-indent="0in" style:auto-text-indent="false"/>
      <style:text-properties fo:font-variant="normal" fo:text-transform="none" fo:color="#000000" style:font-name="Liberation Mono" fo:font-size="10pt" fo:letter-spacing="normal" fo:language="pl" fo:country="PL" fo:font-style="normal" fo:font-weight="normal" officeooo:rsid="00685941" officeooo:paragraph-rsid="011902b5" style:font-name-asian="DejaVu Sans Mono" style:font-size-asian="10pt" style:font-weight-asian="normal" style:font-name-complex="Liberation Mono" style:font-size-complex="10pt" style:font-weight-complex="normal"/>
    </style:style>
    <style:style style:name="P228" style:family="paragraph" style:parent-style-name="Text_20_body">
      <style:paragraph-properties fo:margin-left="0.4925in" fo:margin-right="0in" fo:text-indent="0in" style:auto-text-indent="false"/>
      <style:text-properties fo:font-variant="normal" fo:text-transform="none" fo:color="#000000" style:font-name="Liberation Serif" fo:font-size="12pt" fo:letter-spacing="normal" fo:language="pl" fo:country="PL" fo:font-style="normal" fo:font-weight="normal" officeooo:rsid="00685941" officeooo:paragraph-rsid="011d4af5" style:font-name-asian="Noto Sans CJK SC" style:font-size-asian="12pt" style:font-weight-asian="normal" style:font-name-complex="Lohit Devanagari" style:font-size-complex="12pt" style:font-weight-complex="normal"/>
    </style:style>
    <style:style style:name="P229" style:family="paragraph" style:parent-style-name="Text_20_body">
      <style:paragraph-properties fo:margin-left="0.4925in" fo:margin-right="0in" fo:text-indent="0in" style:auto-text-indent="false"/>
      <style:text-properties fo:font-variant="normal" fo:text-transform="none" fo:color="#000000" style:font-name="Liberation Serif" fo:font-size="12pt" fo:letter-spacing="normal" fo:language="pl" fo:country="PL" fo:font-style="italic" fo:font-weight="normal" officeooo:rsid="00685941" officeooo:paragraph-rsid="011902b5" style:font-name-asian="Noto Sans CJK SC" style:font-size-asian="12pt" style:font-style-asian="italic" style:font-weight-asian="normal" style:font-name-complex="Lohit Devanagari" style:font-size-complex="12pt" style:font-style-complex="italic" style:font-weight-complex="normal"/>
    </style:style>
    <style:style style:name="P230" style:family="paragraph" style:parent-style-name="Preformatted_20_Text">
      <style:paragraph-properties fo:margin-left="0.4925in" fo:margin-right="0in" fo:text-indent="0in" style:auto-text-indent="false"/>
    </style:style>
    <style:style style:name="P231" style:family="paragraph" style:parent-style-name="Text_20_body" style:list-style-name="L2">
      <style:text-properties style:font-name="Liberation Serif" fo:font-size="12pt" officeooo:paragraph-rsid="006a256b" style:font-size-asian="12pt" style:font-size-complex="12pt"/>
    </style:style>
    <style:style style:name="P232" style:family="paragraph" style:parent-style-name="Text_20_body" style:list-style-name="L2">
      <style:text-properties style:font-name="Liberation Serif" fo:font-size="12pt" fo:language="pl" fo:country="PL" officeooo:rsid="0052b0da" officeooo:paragraph-rsid="006a256b" style:font-size-asian="12pt" style:font-size-complex="12pt"/>
    </style:style>
    <style:style style:name="P233" style:family="paragraph" style:parent-style-name="Text_20_body">
      <style:text-properties fo:font-variant="normal" fo:text-transform="none" fo:color="#000000" style:font-name="Liberation Serif" fo:font-size="12pt" fo:letter-spacing="normal" fo:language="pl" fo:country="PL" fo:font-style="normal" fo:font-weight="normal" officeooo:rsid="012fb5c6" officeooo:paragraph-rsid="012fb5c6" style:font-name-asian="Noto Sans CJK SC" style:font-size-asian="12pt" style:font-weight-asian="normal" style:font-name-complex="Lohit Devanagari" style:font-size-complex="12pt" style:font-weight-complex="normal"/>
    </style:style>
    <style:style style:name="P234" style:family="paragraph" style:parent-style-name="Text_20_body">
      <style:text-properties fo:font-variant="normal" fo:text-transform="none" fo:color="#000000" style:font-name="Liberation Serif" fo:font-size="12pt" fo:letter-spacing="normal" fo:language="pl" fo:country="PL" fo:font-style="normal" fo:font-weight="bold" officeooo:rsid="0148db83" officeooo:paragraph-rsid="015d12a2" style:font-name-asian="Noto Sans CJK SC" style:font-size-asian="12pt" style:font-style-asian="normal" style:font-weight-asian="bold" style:font-name-complex="Lohit Devanagari" style:font-size-complex="12pt" style:font-style-complex="normal" style:font-weight-complex="bold"/>
    </style:style>
    <style:style style:name="P235" style:family="paragraph" style:parent-style-name="Text_20_body">
      <style:text-properties fo:font-variant="normal" fo:text-transform="none" fo:color="#000000" style:font-name="Liberation Serif" fo:font-size="12pt" fo:letter-spacing="normal" fo:language="pl" fo:country="PL" fo:font-style="normal" fo:font-weight="bold" officeooo:rsid="015f3990" officeooo:paragraph-rsid="015f3990" style:font-name-asian="Noto Sans CJK SC" style:font-size-asian="12pt" style:font-style-asian="normal" style:font-weight-asian="bold" style:font-name-complex="Lohit Devanagari" style:font-size-complex="12pt" style:font-style-complex="normal" style:font-weight-complex="bold"/>
    </style:style>
    <style:style style:name="P236" style:family="paragraph" style:parent-style-name="Text_20_body">
      <style:text-properties fo:font-variant="normal" fo:text-transform="none" fo:color="#191e1e" style:font-name="Liberation Serif" fo:font-size="12pt" fo:letter-spacing="normal" fo:language="pl" fo:country="PL" fo:font-style="normal" fo:font-weight="normal" officeooo:rsid="0157a950" officeooo:paragraph-rsid="0153d391" style:font-style-asian="normal" style:font-weight-asian="normal" style:font-style-complex="normal" style:font-weight-complex="normal"/>
    </style:style>
    <style:style style:name="P237" style:family="paragraph" style:parent-style-name="Text_20_body">
      <style:text-properties fo:font-variant="normal" fo:text-transform="none" fo:color="#333333" style:font-name="Liberation Serif" fo:font-size="12pt" fo:letter-spacing="normal" fo:language="pl" fo:country="PL" fo:font-style="normal" fo:font-weight="normal" officeooo:rsid="01527d6c" officeooo:paragraph-rsid="01546275" style:font-weight-asian="normal" style:font-weight-complex="normal"/>
    </style:style>
    <style:style style:name="P238" style:family="paragraph" style:parent-style-name="Text_20_body" style:list-style-name="L5">
      <style:text-properties fo:font-variant="normal" fo:text-transform="none" fo:color="#333333" style:font-name="Liberation Serif" fo:font-size="12pt" fo:letter-spacing="normal" fo:language="pl" fo:country="PL" fo:font-style="normal" fo:font-weight="normal" officeooo:rsid="01527d6c" officeooo:paragraph-rsid="01546275" style:font-weight-asian="normal" style:font-weight-complex="normal"/>
    </style:style>
    <style:style style:name="P239" style:family="paragraph" style:parent-style-name="Text_20_body" style:list-style-name="L5">
      <style:text-properties fo:font-variant="normal" fo:text-transform="none" fo:color="#333333" style:font-name="Liberation Serif" fo:font-size="12pt" fo:letter-spacing="normal" fo:language="pl" fo:country="PL" fo:font-style="normal" fo:font-weight="normal" officeooo:rsid="01527d6c" officeooo:paragraph-rsid="0155b9be" style:font-weight-asian="normal" style:font-weight-complex="normal"/>
    </style:style>
    <style:style style:name="P240" style:family="paragraph" style:parent-style-name="Text_20_body">
      <style:text-properties fo:language="pl" fo:country="PL"/>
    </style:style>
    <style:style style:name="P241" style:family="paragraph" style:parent-style-name="Text_20_body" style:list-style-name="L4">
      <style:text-properties fo:language="pl" fo:country="PL" officeooo:rsid="00f114cd" officeooo:paragraph-rsid="00f2eb62"/>
    </style:style>
    <style:style style:name="P242" style:family="paragraph" style:parent-style-name="Text_20_body">
      <style:text-properties fo:language="pl" fo:country="PL" officeooo:rsid="013912df" officeooo:paragraph-rsid="0139fdd5"/>
    </style:style>
    <style:style style:name="P243" style:family="paragraph" style:parent-style-name="Text_20_body">
      <style:text-properties fo:language="pl" fo:country="PL" officeooo:rsid="00e2b70e" officeooo:paragraph-rsid="013b83b1"/>
    </style:style>
    <style:style style:name="P244" style:family="paragraph" style:parent-style-name="Text_20_body">
      <style:text-properties fo:language="pl" fo:country="PL" officeooo:rsid="00e2b70e" officeooo:paragraph-rsid="00e2b70e"/>
    </style:style>
    <style:style style:name="P245" style:family="paragraph" style:parent-style-name="Text_20_body">
      <style:text-properties fo:language="pl" fo:country="PL" officeooo:rsid="014fa0c9" officeooo:paragraph-rsid="014fa0c9"/>
    </style:style>
    <style:style style:name="P246" style:family="paragraph" style:parent-style-name="Text_20_body">
      <style:text-properties fo:language="pl" fo:country="PL" officeooo:rsid="01275ccb" officeooo:paragraph-rsid="0128dafb"/>
    </style:style>
    <style:style style:name="P247" style:family="paragraph" style:parent-style-name="Text_20_body">
      <style:text-properties fo:language="pl" fo:country="PL" officeooo:rsid="01527d6c" officeooo:paragraph-rsid="01527d6c"/>
    </style:style>
    <style:style style:name="P248" style:family="paragraph" style:parent-style-name="Text_20_body">
      <style:text-properties fo:language="pl" fo:country="PL" fo:font-weight="normal" officeooo:rsid="01275ccb" officeooo:paragraph-rsid="0128dafb" style:font-weight-asian="normal" style:font-weight-complex="normal"/>
    </style:style>
    <style:style style:name="P249" style:family="paragraph" style:parent-style-name="Text_20_body">
      <style:text-properties fo:language="pl" fo:country="PL" fo:font-weight="normal" officeooo:rsid="01546275" officeooo:paragraph-rsid="01546275" style:font-weight-asian="normal" style:font-weight-complex="normal"/>
    </style:style>
    <style:style style:name="P250" style:family="paragraph" style:parent-style-name="Text_20_body">
      <style:text-properties officeooo:rsid="00fe4cec" officeooo:paragraph-rsid="0124b059"/>
    </style:style>
    <style:style style:name="P251" style:family="paragraph" style:parent-style-name="Text_20_body">
      <style:text-properties officeooo:rsid="0102baaa" officeooo:paragraph-rsid="0102baaa"/>
    </style:style>
    <style:style style:name="P252" style:family="paragraph" style:parent-style-name="Text_20_body">
      <style:text-properties officeooo:rsid="00ffc019" officeooo:paragraph-rsid="00ffc019"/>
    </style:style>
    <style:style style:name="P253" style:family="paragraph" style:parent-style-name="Text_20_body">
      <style:text-properties officeooo:rsid="0137b83b" officeooo:paragraph-rsid="0137b83b"/>
    </style:style>
    <style:style style:name="P254" style:family="paragraph" style:parent-style-name="Text_20_body">
      <style:text-properties officeooo:paragraph-rsid="012fb5c6"/>
    </style:style>
    <style:style style:name="P255" style:family="paragraph" style:parent-style-name="Text_20_body">
      <style:text-properties officeooo:rsid="0139fdd5" officeooo:paragraph-rsid="0139fdd5"/>
    </style:style>
    <style:style style:name="P256" style:family="paragraph" style:parent-style-name="Text_20_body">
      <style:text-properties officeooo:paragraph-rsid="013b83b1"/>
    </style:style>
    <style:style style:name="P257" style:family="paragraph" style:parent-style-name="Text_20_body">
      <style:text-properties style:font-name="Liberation Serif" fo:language="pl" fo:country="PL" fo:font-weight="normal" officeooo:rsid="01527d6c" officeooo:paragraph-rsid="0128dafb" style:font-weight-asian="normal" style:font-weight-complex="normal"/>
    </style:style>
    <style:style style:name="P258" style:family="paragraph" style:parent-style-name="Text_20_body">
      <style:text-properties fo:font-size="12pt" officeooo:paragraph-rsid="014415d4" style:font-size-asian="12pt" style:font-size-complex="12pt"/>
    </style:style>
    <style:style style:name="P259" style:family="paragraph" style:parent-style-name="Text_20_body">
      <style:text-properties fo:font-size="12pt" fo:language="pl" fo:country="PL" officeooo:paragraph-rsid="01448cd2" style:font-size-asian="12pt" style:font-size-complex="12pt"/>
    </style:style>
    <style:style style:name="P260" style:family="paragraph" style:parent-style-name="Text_20_body">
      <style:text-properties officeooo:paragraph-rsid="01471826"/>
    </style:style>
    <style:style style:name="P261" style:family="paragraph" style:parent-style-name="Text_20_body">
      <style:text-properties officeooo:rsid="01474bde" officeooo:paragraph-rsid="01474bde"/>
    </style:style>
    <style:style style:name="P262" style:family="paragraph" style:parent-style-name="Text_20_body">
      <style:text-properties officeooo:paragraph-rsid="01484479"/>
    </style:style>
    <style:style style:name="P263" style:family="paragraph" style:parent-style-name="Text_20_body">
      <style:text-properties officeooo:rsid="0148db83" officeooo:paragraph-rsid="0148db83"/>
    </style:style>
    <style:style style:name="P264" style:family="paragraph" style:parent-style-name="Text_20_body">
      <style:text-properties officeooo:rsid="0149fdd8" officeooo:paragraph-rsid="0149fdd8"/>
    </style:style>
    <style:style style:name="P265" style:family="paragraph" style:parent-style-name="Text_20_body">
      <style:text-properties officeooo:rsid="01275ccb" officeooo:paragraph-rsid="014de6f7"/>
    </style:style>
    <style:style style:name="P266" style:family="paragraph" style:parent-style-name="Text_20_body">
      <style:text-properties officeooo:rsid="014de6f7" officeooo:paragraph-rsid="014de6f7"/>
    </style:style>
    <style:style style:name="P267" style:family="paragraph" style:parent-style-name="Text_20_body">
      <style:text-properties officeooo:paragraph-rsid="014de6f7"/>
    </style:style>
    <style:style style:name="P268" style:family="paragraph" style:parent-style-name="Text_20_body">
      <style:text-properties officeooo:rsid="0153d391" officeooo:paragraph-rsid="0153d391"/>
    </style:style>
    <style:style style:name="P269" style:family="paragraph" style:parent-style-name="Text_20_body">
      <style:text-properties officeooo:paragraph-rsid="0156536e"/>
    </style:style>
    <style:style style:name="P270" style:family="paragraph" style:parent-style-name="Text_20_body">
      <style:text-properties officeooo:rsid="015c5feb" officeooo:paragraph-rsid="015c5feb"/>
    </style:style>
    <style:style style:name="P271" style:family="paragraph" style:parent-style-name="Text_20_body" style:list-style-name="L1">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606569" style:font-name="inherit" fo:font-size="10.5pt" fo:letter-spacing="normal" fo:font-style="normal" fo:font-weight="normal"/>
    </style:style>
    <style:style style:name="P272" style:family="paragraph" style:parent-style-name="Text_20_body" style:list-style-name="L1">
      <style:paragraph-properties fo:margin-left="0in" fo:margin-right="0in" fo:margin-top="0in" fo:margin-bottom="0in" loext:contextual-spacing="false" fo:text-align="start" style:justify-single-word="false" fo:orphans="2" fo:widows="2" fo:text-indent="0in" style:auto-text-indent="false" fo:padding="0in" fo:border="none"/>
    </style:style>
    <style:style style:name="P273" style:family="paragraph" style:parent-style-name="Text_20_body">
      <style:paragraph-properties fo:margin-top="0in" fo:margin-bottom="0in" loext:contextual-spacing="false" fo:orphans="2" fo:widows="2"/>
      <style:text-properties officeooo:paragraph-rsid="01593bce"/>
    </style:style>
    <style:style style:name="P274" style:family="paragraph" style:parent-style-name="Text_20_body">
      <style:paragraph-properties fo:margin-top="0in" fo:margin-bottom="0in" loext:contextual-spacing="false" fo:orphans="2" fo:widows="2"/>
      <style:text-properties fo:font-variant="normal" fo:text-transform="none" fo:color="#191e1e" style:font-name="Open Sans" fo:font-size="12pt" fo:letter-spacing="normal" fo:font-style="normal" fo:font-weight="normal"/>
    </style:style>
    <style:style style:name="P275" style:family="paragraph" style:parent-style-name="Text_20_body">
      <style:paragraph-properties fo:margin-top="0in" fo:margin-bottom="0in" loext:contextual-spacing="false" fo:orphans="2" fo:widows="2"/>
      <style:text-properties fo:font-variant="normal" fo:text-transform="none" fo:color="#191e1e" style:font-name="Liberation Serif" fo:font-size="12pt" fo:letter-spacing="normal" fo:language="pl" fo:country="PL" fo:font-style="normal" fo:font-weight="normal" officeooo:rsid="0156dec6" officeooo:paragraph-rsid="0156dec6"/>
    </style:style>
    <style:style style:name="P276" style:family="paragraph" style:parent-style-name="Text_20_body">
      <style:paragraph-properties fo:margin-top="0in" fo:margin-bottom="0in" loext:contextual-spacing="false" fo:orphans="2" fo:widows="2"/>
      <style:text-properties fo:font-variant="normal" fo:text-transform="none" fo:color="#191e1e" style:font-name="Liberation Serif" fo:font-size="12pt" fo:letter-spacing="normal" fo:language="pl" fo:country="PL" fo:font-style="normal" fo:font-weight="normal" officeooo:rsid="0158ec50" officeooo:paragraph-rsid="0158ec50" style:font-style-asian="normal" style:font-style-complex="normal"/>
    </style:style>
    <style:style style:name="P277" style:family="paragraph" style:parent-style-name="Text_20_body">
      <style:paragraph-properties fo:margin-top="0in" fo:margin-bottom="0in" loext:contextual-spacing="false" fo:orphans="2" fo:widows="2"/>
      <style:text-properties fo:font-variant="normal" fo:text-transform="none" fo:color="#191e1e" style:font-name="Liberation Serif" fo:font-size="12pt" fo:letter-spacing="normal" fo:language="pl" fo:country="PL" fo:font-style="normal" fo:font-weight="normal" officeooo:rsid="0159c090" officeooo:paragraph-rsid="0159c090" style:font-style-asian="normal" style:font-style-complex="normal"/>
    </style:style>
    <style:style style:name="P278" style:family="paragraph" style:parent-style-name="Text_20_body">
      <style:paragraph-properties fo:margin-top="0in" fo:margin-bottom="0in" loext:contextual-spacing="false" fo:orphans="2" fo:widows="2"/>
      <style:text-properties fo:font-variant="normal" fo:text-transform="none" fo:color="#191e1e" style:font-name="Liberation Serif" fo:font-size="12pt" fo:letter-spacing="normal" fo:language="pl" fo:country="PL" fo:font-style="normal" fo:font-weight="normal" officeooo:rsid="015add77" officeooo:paragraph-rsid="015add77" style:font-style-asian="normal" style:font-style-complex="normal"/>
    </style:style>
    <style:style style:name="P279" style:family="paragraph" style:parent-style-name="Text_20_body">
      <style:paragraph-properties fo:margin-top="0in" fo:margin-bottom="0in" loext:contextual-spacing="false" fo:orphans="2" fo:widows="2"/>
      <style:text-properties fo:font-variant="normal" fo:text-transform="none" fo:color="#191e1e" style:font-name="Liberation Serif" fo:font-size="12pt" fo:letter-spacing="normal" fo:language="pl" fo:country="PL" fo:font-style="normal" fo:font-weight="normal" officeooo:rsid="015add77" officeooo:paragraph-rsid="0159c090" style:font-style-asian="normal" style:font-weight-asian="normal" style:font-style-complex="normal" style:font-weight-complex="normal"/>
    </style:style>
    <style:style style:name="P280" style:family="paragraph" style:parent-style-name="Heading_20_1">
      <style:text-properties fo:font-variant="normal" fo:text-transform="none" fo:color="#000000" style:font-name="Liberation Serif" fo:font-size="12pt" fo:letter-spacing="normal" fo:language="pl" fo:country="PL" fo:font-style="normal" fo:font-weight="bold" officeooo:rsid="013b9bdd" officeooo:paragraph-rsid="013b83b1" style:font-name-asian="Noto Sans CJK SC" style:font-size-asian="12pt" style:font-style-asian="normal" style:font-weight-asian="bold" style:font-name-complex="Lohit Devanagari" style:font-size-complex="12pt" style:font-style-complex="normal" style:font-weight-complex="bold"/>
    </style:style>
    <style:style style:name="P281" style:family="paragraph" style:parent-style-name="Heading_20_2">
      <style:text-properties fo:language="pl" fo:country="PL"/>
    </style:style>
    <style:style style:name="P282" style:family="paragraph" style:parent-style-name="Heading_20_2">
      <style:text-properties fo:language="pl" fo:country="PL" officeooo:rsid="00274046" officeooo:paragraph-rsid="002a0182"/>
    </style:style>
    <style:style style:name="P283" style:family="paragraph" style:parent-style-name="Heading_20_2">
      <style:text-properties fo:language="pl" fo:country="PL" officeooo:rsid="00274046" officeooo:paragraph-rsid="007ce75d"/>
    </style:style>
    <style:style style:name="P284" style:family="paragraph" style:parent-style-name="Heading_20_2">
      <style:text-properties fo:language="pl" fo:country="PL" officeooo:rsid="00274046" officeooo:paragraph-rsid="0031d3dd"/>
    </style:style>
    <style:style style:name="P285" style:family="paragraph" style:parent-style-name="Heading_20_2">
      <style:text-properties fo:language="pl" fo:country="PL" officeooo:rsid="00274046" officeooo:paragraph-rsid="00391f6e"/>
    </style:style>
    <style:style style:name="P286" style:family="paragraph" style:parent-style-name="Heading_20_2">
      <style:text-properties fo:language="pl" fo:country="PL" officeooo:paragraph-rsid="008e1d1e"/>
    </style:style>
    <style:style style:name="P287" style:family="paragraph" style:parent-style-name="Heading_20_2">
      <style:text-properties fo:language="pl" fo:country="PL" officeooo:paragraph-rsid="00eaa6a8"/>
    </style:style>
    <style:style style:name="P288" style:family="paragraph" style:parent-style-name="Heading_20_2">
      <style:text-properties style:font-name="Liberation Sans" fo:font-size="16.1000003814697pt" fo:language="pl" fo:country="PL" fo:font-weight="bold" officeooo:rsid="00274046" officeooo:paragraph-rsid="00336b8e" style:font-name-asian="Noto Sans CJK SC" style:font-size-asian="16.1000003814697pt" style:font-weight-asian="bold" style:font-name-complex="Lohit Devanagari" style:font-size-complex="16.1000003814697pt" style:font-weight-complex="bold"/>
    </style:style>
    <style:style style:name="P289" style:family="paragraph" style:parent-style-name="Heading_20_2">
      <style:text-properties officeooo:paragraph-rsid="0031d3dd"/>
    </style:style>
    <style:style style:name="P290" style:family="paragraph" style:parent-style-name="Heading_20_2">
      <style:text-properties officeooo:paragraph-rsid="00903957"/>
    </style:style>
    <style:style style:name="P291" style:family="paragraph" style:parent-style-name="Heading_20_2">
      <style:text-properties officeooo:paragraph-rsid="007057ba"/>
    </style:style>
    <style:style style:name="P292" style:family="paragraph" style:parent-style-name="Heading_20_2">
      <style:text-properties officeooo:paragraph-rsid="01275ccb"/>
    </style:style>
    <style:style style:name="P293" style:family="paragraph" style:parent-style-name="Heading_20_2">
      <style:text-properties fo:font-variant="normal" fo:text-transform="none" fo:color="#000000" style:font-name="Liberation Sans" fo:font-size="16.1000003814697pt" fo:letter-spacing="normal" fo:language="pl" fo:country="PL" fo:font-style="normal" fo:font-weight="bold" officeooo:rsid="009c5dbb" officeooo:paragraph-rsid="00fa169d" style:font-name-asian="Noto Sans CJK SC" style:font-size-asian="16.1000003814697pt" style:font-weight-asian="bold" style:font-name-complex="Lohit Devanagari" style:font-size-complex="16.1000003814697pt" style:font-weight-complex="bold"/>
    </style:style>
    <style:style style:name="P294" style:family="paragraph" style:parent-style-name="Heading_20_2">
      <style:text-properties fo:font-variant="normal" fo:text-transform="none" fo:color="#000000" style:font-name="Liberation Sans" fo:font-size="16.1000003814697pt" fo:letter-spacing="normal" fo:language="pl" fo:country="PL" fo:font-style="normal" fo:font-weight="bold" officeooo:rsid="009c5dbb" officeooo:paragraph-rsid="00fb42b7" style:font-name-asian="Noto Sans CJK SC" style:font-size-asian="16.1000003814697pt" style:font-weight-asian="bold" style:font-name-complex="Lohit Devanagari" style:font-size-complex="16.1000003814697pt" style:font-weight-complex="bold"/>
    </style:style>
    <style:style style:name="P295" style:family="paragraph" style:parent-style-name="Heading_20_2">
      <style:text-properties fo:font-variant="normal" fo:text-transform="none" fo:color="#000000" style:font-name="Liberation Sans" fo:font-size="16.1000003814697pt" fo:letter-spacing="normal" fo:language="pl" fo:country="PL" fo:font-style="normal" fo:font-weight="bold" officeooo:rsid="009c5dbb" officeooo:paragraph-rsid="013b83b1" style:font-name-asian="Noto Sans CJK SC" style:font-size-asian="16.1000003814697pt" style:font-weight-asian="bold" style:font-name-complex="Lohit Devanagari" style:font-size-complex="16.1000003814697pt" style:font-weight-complex="bold"/>
    </style:style>
    <style:style style:name="P296" style:family="paragraph" style:parent-style-name="Heading_20_2">
      <style:text-properties fo:font-variant="normal" fo:text-transform="none" fo:color="#000000" style:font-name="Liberation Sans" fo:font-size="16.1000003814697pt" fo:letter-spacing="normal" fo:language="pl" fo:country="PL" fo:font-style="normal" fo:font-weight="bold" officeooo:rsid="009c5dbb" officeooo:paragraph-rsid="0156536e" style:font-name-asian="Noto Sans CJK SC" style:font-size-asian="16.1000003814697pt" style:font-weight-asian="bold" style:font-name-complex="Lohit Devanagari" style:font-size-complex="16.1000003814697pt" style:font-weight-complex="bold"/>
    </style:style>
    <style:style style:name="P297" style:family="paragraph" style:parent-style-name="Heading_20_3">
      <style:text-properties fo:language="pl" fo:country="PL"/>
    </style:style>
    <style:style style:name="P298" style:family="paragraph" style:parent-style-name="Heading_20_3">
      <style:text-properties fo:language="pl" fo:country="PL" officeooo:paragraph-rsid="00436907"/>
    </style:style>
    <style:style style:name="P299" style:family="paragraph" style:parent-style-name="Heading_20_3">
      <style:text-properties fo:language="pl" fo:country="PL" officeooo:paragraph-rsid="006c783f"/>
    </style:style>
    <style:style style:name="P300" style:family="paragraph" style:parent-style-name="Heading_20_3">
      <style:text-properties fo:language="pl" fo:country="PL" officeooo:paragraph-rsid="007057ba"/>
    </style:style>
    <style:style style:name="P301" style:family="paragraph" style:parent-style-name="Heading_20_3">
      <style:text-properties fo:language="pl" fo:country="PL" fo:font-weight="normal" officeooo:rsid="00685941" officeooo:paragraph-rsid="01319595" style:font-weight-asian="normal" style:font-weight-complex="normal"/>
    </style:style>
    <style:style style:name="P302" style:family="paragraph" style:parent-style-name="Heading_20_3">
      <style:text-properties fo:language="pl" fo:country="PL" officeooo:rsid="00685941" officeooo:paragraph-rsid="00eaa6a8"/>
    </style:style>
    <style:style style:name="P303" style:family="paragraph" style:parent-style-name="Heading_20_3">
      <style:text-properties fo:font-variant="normal" fo:text-transform="none" fo:color="#000000" style:font-name="Liberation Sans" fo:font-size="14.1000003814697pt" fo:letter-spacing="normal" fo:language="pl" fo:country="PL" fo:font-style="normal" fo:font-weight="bold" officeooo:rsid="001c104e" officeooo:paragraph-rsid="004439d6"/>
    </style:style>
    <style:style style:name="P304" style:family="paragraph" style:parent-style-name="Heading_20_3">
      <style:text-properties fo:font-variant="normal" fo:text-transform="none" fo:color="#000000" style:font-name="Liberation Sans" fo:font-size="14.1000003814697pt" fo:letter-spacing="normal" fo:language="pl" fo:country="PL" fo:font-style="normal" fo:font-weight="bold" officeooo:rsid="00685941" officeooo:paragraph-rsid="006c783f" style:font-name-asian="Noto Sans CJK SC" style:font-size-asian="14.1000003814697pt" style:font-weight-asian="bold" style:font-name-complex="Lohit Devanagari" style:font-size-complex="14.1000003814697pt" style:font-weight-complex="bold"/>
    </style:style>
    <style:style style:name="P305" style:family="paragraph" style:parent-style-name="Heading_20_3">
      <style:text-properties fo:font-variant="normal" fo:text-transform="none" fo:color="#000000" style:font-name="Liberation Sans" fo:font-size="14.1000003814697pt" fo:letter-spacing="normal" fo:language="pl" fo:country="PL" fo:font-style="normal" fo:font-weight="bold" officeooo:rsid="00685941" officeooo:paragraph-rsid="007057ba" style:font-name-asian="Noto Sans CJK SC" style:font-size-asian="14.1000003814697pt" style:font-weight-asian="bold" style:font-name-complex="Lohit Devanagari" style:font-size-complex="14.1000003814697pt" style:font-weight-complex="bold"/>
    </style:style>
    <style:style style:name="P306" style:family="paragraph" style:parent-style-name="Heading_20_3">
      <style:text-properties fo:font-variant="normal" fo:text-transform="none" fo:color="#000000" style:font-name="Liberation Sans" fo:font-size="14.1000003814697pt" fo:letter-spacing="normal" fo:language="pl" fo:country="PL" fo:font-style="normal" fo:font-weight="bold" officeooo:rsid="001c104e" officeooo:paragraph-rsid="006c783f" style:font-name-asian="Noto Sans CJK SC" style:font-size-asian="14.1000003814697pt" style:font-weight-asian="bold" style:font-name-complex="Lohit Devanagari" style:font-size-complex="14.1000003814697pt" style:font-weight-complex="bold"/>
    </style:style>
    <style:style style:name="P307" style:family="paragraph" style:parent-style-name="Heading_20_3">
      <style:text-properties fo:font-variant="normal" fo:text-transform="none" fo:color="#000000" style:font-name="Liberation Sans" fo:font-size="14.1000003814697pt" fo:letter-spacing="normal" fo:language="pl" fo:country="PL" fo:font-style="normal" fo:font-weight="bold" officeooo:rsid="009c5dbb" officeooo:paragraph-rsid="00eaa6a8" style:font-name-asian="Noto Sans CJK SC" style:font-size-asian="14.1000003814697pt" style:font-weight-asian="bold" style:font-name-complex="Lohit Devanagari" style:font-size-complex="14.1000003814697pt" style:font-weight-complex="bold"/>
    </style:style>
    <style:style style:name="P308" style:family="paragraph" style:parent-style-name="Heading_20_3">
      <style:text-properties fo:font-variant="normal" fo:text-transform="none" fo:color="#000000" style:font-name="Liberation Sans" fo:font-size="14.1000003814697pt" fo:letter-spacing="normal" fo:language="pl" fo:country="PL" fo:font-style="normal" fo:font-weight="bold" officeooo:rsid="009c5dbb" officeooo:paragraph-rsid="00fa81b7" style:font-name-asian="Noto Sans CJK SC" style:font-size-asian="14.1000003814697pt" style:font-weight-asian="bold" style:font-name-complex="Lohit Devanagari" style:font-size-complex="14.1000003814697pt" style:font-weight-complex="bold"/>
    </style:style>
    <style:style style:name="P309" style:family="paragraph" style:parent-style-name="Heading_20_3">
      <style:text-properties fo:font-variant="normal" fo:text-transform="none" fo:color="#000000" style:font-name="Liberation Sans" fo:font-size="14.1000003814697pt" fo:letter-spacing="normal" fo:language="pl" fo:country="PL" fo:font-style="normal" fo:font-weight="bold" officeooo:rsid="009c5dbb" officeooo:paragraph-rsid="00fb42b7" style:font-name-asian="Noto Sans CJK SC" style:font-size-asian="14.1000003814697pt" style:font-weight-asian="bold" style:font-name-complex="Lohit Devanagari" style:font-size-complex="14.1000003814697pt" style:font-weight-complex="bold"/>
    </style:style>
    <style:style style:name="P310" style:family="paragraph" style:parent-style-name="Heading_20_3">
      <style:text-properties fo:font-variant="normal" fo:text-transform="none" fo:color="#000000" style:font-name="Liberation Sans" fo:font-size="14.1000003814697pt" fo:letter-spacing="normal" fo:language="pl" fo:country="PL" fo:font-style="normal" fo:font-weight="bold" officeooo:rsid="001c104e" officeooo:paragraph-rsid="007057ba" style:font-size-asian="14.1000003814697pt" style:font-weight-asian="bold" style:font-size-complex="14.1000003814697pt" style:font-weight-complex="bold"/>
    </style:style>
    <style:style style:name="P311" style:family="paragraph" style:parent-style-name="Heading_20_3">
      <style:text-properties officeooo:rsid="00685941" officeooo:paragraph-rsid="01277190"/>
    </style:style>
    <style:style style:name="P312" style:family="paragraph" style:parent-style-name="Heading_20_3">
      <style:text-properties officeooo:rsid="00685941" officeooo:paragraph-rsid="0128dafb"/>
    </style:style>
    <style:style style:name="P313" style:family="paragraph" style:parent-style-name="Heading_20_3">
      <style:text-properties officeooo:rsid="00685941" officeooo:paragraph-rsid="0097ae66"/>
    </style:style>
    <style:style style:name="P314" style:family="paragraph" style:parent-style-name="Heading_20_3">
      <style:text-properties officeooo:rsid="00685941" officeooo:paragraph-rsid="009c5dbb"/>
    </style:style>
    <style:style style:name="P315" style:family="paragraph" style:parent-style-name="Heading_20_3">
      <style:text-properties officeooo:paragraph-rsid="00fa81b7"/>
    </style:style>
    <style:style style:name="P316" style:family="paragraph" style:parent-style-name="Preformatted_20_Text">
      <style:text-properties officeooo:paragraph-rsid="0135ee81"/>
    </style:style>
    <style:style style:name="P317" style:family="paragraph" style:parent-style-name="Preformatted_20_Text">
      <style:text-properties officeooo:rsid="00fe4cec" officeooo:paragraph-rsid="0135ee81"/>
    </style:style>
    <style:style style:name="P318" style:family="paragraph" style:parent-style-name="Preformatted_20_Text">
      <style:text-properties officeooo:rsid="0135ee81" officeooo:paragraph-rsid="0135ee81"/>
    </style:style>
    <style:style style:name="P319" style:family="paragraph" style:parent-style-name="Preformatted_20_Text">
      <style:text-properties style:font-name="Liberation Serif"/>
    </style:style>
    <style:style style:name="P320" style:family="paragraph" style:parent-style-name="Preformatted_20_Text">
      <style:text-properties style:font-name="Liberation Mono" fo:font-size="10pt" style:font-name-asian="DejaVu Sans Mono" style:font-size-asian="10pt" style:font-name-complex="Liberation Mono" style:font-size-complex="10pt"/>
    </style:style>
    <style:style style:name="P321" style:family="paragraph" style:parent-style-name="Preformatted_20_Text">
      <style:text-properties officeooo:rsid="01471826" officeooo:paragraph-rsid="01471826"/>
    </style:style>
    <style:style style:name="P322" style:family="paragraph" style:parent-style-name="Preformatted_20_Text">
      <style:text-properties officeooo:paragraph-rsid="0155b9be"/>
    </style:style>
    <style:style style:name="P323" style:family="paragraph" style:parent-style-name="Preformatted_20_Text">
      <style:paragraph-properties fo:margin-left="0.4925in" fo:margin-right="0in" fo:text-indent="0in" style:auto-text-indent="false"/>
    </style:style>
    <style:style style:name="P324" style:family="paragraph" style:parent-style-name="Contents_20_2">
      <style:paragraph-properties>
        <style:tab-stops>
          <style:tab-stop style:position="6.6929in" style:type="right" style:leader-style="dotted" style:leader-text="."/>
        </style:tab-stops>
      </style:paragraph-properties>
    </style:style>
    <style:style style:name="P325" style:family="paragraph" style:parent-style-name="Contents_20_1">
      <style:paragraph-properties>
        <style:tab-stops>
          <style:tab-stop style:position="6.6929in" style:type="right" style:leader-style="dotted" style:leader-text="."/>
        </style:tab-stops>
      </style:paragraph-properties>
    </style:style>
    <style:style style:name="P326" style:family="paragraph" style:parent-style-name="Contents_20_3">
      <style:paragraph-properties>
        <style:tab-stops>
          <style:tab-stop style:position="6.6929in" style:type="right" style:leader-style="dotted" style:leader-text="."/>
        </style:tab-stops>
      </style:paragraph-properties>
    </style:style>
    <style:style style:name="T1" style:family="text">
      <style:text-properties officeooo:rsid="001087a1"/>
    </style:style>
    <style:style style:name="T2" style:family="text">
      <style:text-properties officeooo:rsid="0011e267"/>
    </style:style>
    <style:style style:name="T3" style:family="text">
      <style:text-properties fo:language="pl" fo:country="PL"/>
    </style:style>
    <style:style style:name="T4" style:family="text">
      <style:text-properties fo:language="pl" fo:country="PL" officeooo:rsid="000e763f"/>
    </style:style>
    <style:style style:name="T5" style:family="text">
      <style:text-properties fo:language="pl" fo:country="PL" officeooo:rsid="0011e267"/>
    </style:style>
    <style:style style:name="T6" style:family="text">
      <style:text-properties fo:language="pl" fo:country="PL" officeooo:rsid="00187b21"/>
    </style:style>
    <style:style style:name="T7" style:family="text">
      <style:text-properties fo:language="pl" fo:country="PL" officeooo:rsid="0031d3dd"/>
    </style:style>
    <style:style style:name="T8" style:family="text">
      <style:text-properties fo:language="pl" fo:country="PL" officeooo:rsid="002a0182"/>
    </style:style>
    <style:style style:name="T9" style:family="text">
      <style:text-properties fo:language="pl" fo:country="PL" officeooo:rsid="00391f6e"/>
    </style:style>
    <style:style style:name="T10" style:family="text">
      <style:text-properties fo:language="pl" fo:country="PL" officeooo:rsid="00485ca9"/>
    </style:style>
    <style:style style:name="T11" style:family="text">
      <style:text-properties fo:language="pl" fo:country="PL" officeooo:rsid="0052b0da"/>
    </style:style>
    <style:style style:name="T12" style:family="text">
      <style:text-properties fo:language="pl" fo:country="PL" officeooo:rsid="0052f2b7"/>
    </style:style>
    <style:style style:name="T13" style:family="text">
      <style:text-properties fo:language="pl" fo:country="PL" officeooo:rsid="005c00e3"/>
    </style:style>
    <style:style style:name="T14" style:family="text">
      <style:text-properties fo:language="pl" fo:country="PL" officeooo:rsid="00685941"/>
    </style:style>
    <style:style style:name="T15" style:family="text">
      <style:text-properties fo:language="pl" fo:country="PL" officeooo:rsid="006a256b"/>
    </style:style>
    <style:style style:name="T16" style:family="text">
      <style:text-properties fo:language="pl" fo:country="PL" officeooo:rsid="006c1f34"/>
    </style:style>
    <style:style style:name="T17" style:family="text">
      <style:text-properties fo:language="pl" fo:country="PL" fo:font-weight="bold" style:font-weight-asian="bold" style:font-weight-complex="bold"/>
    </style:style>
    <style:style style:name="T18" style:family="text">
      <style:text-properties fo:language="pl" fo:country="PL" fo:font-weight="bold" officeooo:rsid="0052b0da" style:font-weight-asian="bold" style:font-weight-complex="bold"/>
    </style:style>
    <style:style style:name="T19" style:family="text">
      <style:text-properties fo:language="pl" fo:country="PL" officeooo:rsid="006deffa"/>
    </style:style>
    <style:style style:name="T20" style:family="text">
      <style:text-properties fo:language="pl" fo:country="PL" officeooo:rsid="006e71b3"/>
    </style:style>
    <style:style style:name="T21" style:family="text">
      <style:text-properties fo:language="pl" fo:country="PL" officeooo:rsid="0078613f"/>
    </style:style>
    <style:style style:name="T22" style:family="text">
      <style:text-properties fo:language="pl" fo:country="PL" officeooo:rsid="0078909c"/>
    </style:style>
    <style:style style:name="T23" style:family="text">
      <style:text-properties fo:language="pl" fo:country="PL" officeooo:rsid="00274046"/>
    </style:style>
    <style:style style:name="T24" style:family="text">
      <style:text-properties fo:language="pl" fo:country="PL" officeooo:rsid="00852323"/>
    </style:style>
    <style:style style:name="T25" style:family="text">
      <style:text-properties fo:language="pl" fo:country="PL" officeooo:rsid="008a9baf"/>
    </style:style>
    <style:style style:name="T26" style:family="text">
      <style:text-properties fo:language="pl" fo:country="PL" officeooo:rsid="0088b30e"/>
    </style:style>
    <style:style style:name="T27" style:family="text">
      <style:text-properties fo:language="pl" fo:country="PL" officeooo:rsid="008b169f"/>
    </style:style>
    <style:style style:name="T28" style:family="text">
      <style:text-properties fo:language="pl" fo:country="PL" officeooo:rsid="0091bbe5"/>
    </style:style>
    <style:style style:name="T29" style:family="text">
      <style:text-properties fo:language="pl" fo:country="PL" officeooo:rsid="009c5dbb"/>
    </style:style>
    <style:style style:name="T30" style:family="text">
      <style:text-properties fo:language="pl" fo:country="PL" officeooo:rsid="009fe99c" style:font-name-asian="Noto Sans CJK SC" style:font-size-asian="12pt" style:font-weight-asian="normal" style:font-name-complex="Lohit Devanagari" style:font-size-complex="12pt" style:font-weight-complex="normal"/>
    </style:style>
    <style:style style:name="T31" style:family="text">
      <style:text-properties fo:language="pl" fo:country="PL" officeooo:rsid="00a14688" style:font-name-asian="Noto Sans CJK SC" style:font-size-asian="12pt" style:font-weight-asian="normal" style:font-name-complex="Lohit Devanagari" style:font-size-complex="12pt" style:font-weight-complex="normal"/>
    </style:style>
    <style:style style:name="T32" style:family="text">
      <style:text-properties fo:language="pl" fo:country="PL" officeooo:rsid="00c47d73"/>
    </style:style>
    <style:style style:name="T33" style:family="text">
      <style:text-properties fo:language="pl" fo:country="PL" officeooo:rsid="00d7d45a"/>
    </style:style>
    <style:style style:name="T34" style:family="text">
      <style:text-properties fo:language="pl" fo:country="PL" officeooo:rsid="00d8f0e1"/>
    </style:style>
    <style:style style:name="T35" style:family="text">
      <style:text-properties fo:language="pl" fo:country="PL" officeooo:rsid="00e4541f"/>
    </style:style>
    <style:style style:name="T36" style:family="text">
      <style:text-properties fo:language="pl" fo:country="PL" officeooo:rsid="00ef1670"/>
    </style:style>
    <style:style style:name="T37" style:family="text">
      <style:text-properties fo:language="pl" fo:country="PL" fo:font-weight="normal" style:font-weight-asian="normal" style:font-weight-complex="normal"/>
    </style:style>
    <style:style style:name="T38" style:family="text">
      <style:text-properties fo:language="pl" fo:country="PL" fo:font-weight="normal" officeooo:rsid="00f68247" style:font-weight-asian="normal" style:font-weight-complex="normal"/>
    </style:style>
    <style:style style:name="T39" style:family="text">
      <style:text-properties fo:language="pl" fo:country="PL" fo:font-weight="normal" officeooo:rsid="00f7f3ec" style:font-weight-asian="normal" style:font-weight-complex="normal"/>
    </style:style>
    <style:style style:name="T40" style:family="text">
      <style:text-properties fo:language="pl" fo:country="PL" fo:font-weight="normal" officeooo:rsid="01277190" style:font-weight-asian="normal" style:font-weight-complex="normal"/>
    </style:style>
    <style:style style:name="T41" style:family="text">
      <style:text-properties fo:language="pl" fo:country="PL" fo:font-weight="normal" officeooo:rsid="0128dafb" style:font-weight-asian="normal" style:font-weight-complex="normal"/>
    </style:style>
    <style:style style:name="T42" style:family="text">
      <style:text-properties fo:language="pl" fo:country="PL" fo:font-weight="normal" officeooo:rsid="012fb5c6" style:font-weight-asian="normal" style:font-weight-complex="normal"/>
    </style:style>
    <style:style style:name="T43" style:family="text">
      <style:text-properties fo:language="pl" fo:country="PL" officeooo:rsid="00f82826"/>
    </style:style>
    <style:style style:name="T44" style:family="text">
      <style:text-properties fo:language="pl" fo:country="PL" officeooo:rsid="00feac31"/>
    </style:style>
    <style:style style:name="T45" style:family="text">
      <style:text-properties fo:language="pl" fo:country="PL" officeooo:rsid="0102baaa"/>
    </style:style>
    <style:style style:name="T46" style:family="text">
      <style:text-properties fo:language="pl" fo:country="PL" officeooo:rsid="0104c246"/>
    </style:style>
    <style:style style:name="T47" style:family="text">
      <style:text-properties fo:language="pl" fo:country="PL" officeooo:rsid="0106ca5a"/>
    </style:style>
    <style:style style:name="T48" style:family="text">
      <style:text-properties fo:language="pl" fo:country="PL" officeooo:rsid="010c2eca"/>
    </style:style>
    <style:style style:name="T49" style:family="text">
      <style:text-properties fo:language="pl" fo:country="PL" officeooo:rsid="0113430a"/>
    </style:style>
    <style:style style:name="T50" style:family="text">
      <style:text-properties fo:language="pl" fo:country="PL" officeooo:rsid="0116cafd"/>
    </style:style>
    <style:style style:name="T51" style:family="text">
      <style:text-properties fo:language="pl" fo:country="PL" officeooo:rsid="012117db"/>
    </style:style>
    <style:style style:name="T52" style:family="text">
      <style:text-properties fo:language="pl" fo:country="PL" officeooo:rsid="01277190"/>
    </style:style>
    <style:style style:name="T53" style:family="text">
      <style:text-properties fo:language="pl" fo:country="PL" officeooo:rsid="0128dafb"/>
    </style:style>
    <style:style style:name="T54" style:family="text">
      <style:text-properties fo:language="pl" fo:country="PL" officeooo:rsid="012fb5c6"/>
    </style:style>
    <style:style style:name="T55" style:family="text">
      <style:text-properties fo:language="pl" fo:country="PL" officeooo:rsid="01471826"/>
    </style:style>
    <style:style style:name="T56" style:family="text">
      <style:text-properties officeooo:rsid="00148bf3"/>
    </style:style>
    <style:style style:name="T57" style:family="text">
      <style:text-properties officeooo:rsid="00151e38"/>
    </style:style>
    <style:style style:name="T58" style:family="text">
      <style:text-properties officeooo:rsid="0015aa8e"/>
    </style:style>
    <style:style style:name="T59" style:family="text">
      <style:text-properties fo:font-variant="normal" fo:text-transform="none" fo:color="#000000" style:font-name="dejavu serif" fo:font-size="10.5pt" fo:letter-spacing="normal" fo:font-style="normal" fo:font-weight="normal"/>
    </style:style>
    <style:style style:name="T60" style:family="text">
      <style:text-properties fo:font-variant="normal" fo:text-transform="none" fo:color="#000000" style:font-name="dejavu serif" fo:font-size="10.5pt" fo:letter-spacing="normal" fo:font-style="normal" fo:font-weight="normal" officeooo:rsid="001c104e"/>
    </style:style>
    <style:style style:name="T61" style:family="text">
      <style:text-properties fo:font-variant="normal" fo:text-transform="none" fo:color="#000000" style:font-name="dejavu serif" fo:font-size="10.5pt" fo:letter-spacing="normal" fo:font-style="normal" fo:font-weight="normal" officeooo:rsid="004439d6"/>
    </style:style>
    <style:style style:name="T62" style:family="text">
      <style:text-properties fo:font-variant="normal" fo:text-transform="none" fo:color="#000000" style:font-name="dejavu serif" fo:font-size="10.5pt" fo:letter-spacing="normal" fo:font-style="normal" fo:font-weight="normal" officeooo:rsid="004439d6" fo:background-color="#fff200" loext:char-shading-value="0"/>
    </style:style>
    <style:style style:name="T63" style:family="text">
      <style:text-properties fo:font-variant="normal" fo:text-transform="none" fo:color="#000000" style:font-name="Liberation Serif" fo:font-size="12pt" fo:letter-spacing="normal" fo:font-style="normal" fo:font-weight="normal" officeooo:rsid="00333a47"/>
    </style:style>
    <style:style style:name="T64" style:family="text">
      <style:text-properties fo:font-variant="normal" fo:text-transform="none" fo:color="#000000" style:font-name="Liberation Serif" fo:font-size="12pt" fo:letter-spacing="normal" fo:font-style="normal" fo:font-weight="normal" officeooo:rsid="0031d3dd"/>
    </style:style>
    <style:style style:name="T65" style:family="text">
      <style:text-properties fo:font-variant="normal" fo:text-transform="none" fo:color="#000000" style:font-name="Liberation Serif" fo:font-size="12pt" fo:letter-spacing="normal" fo:font-style="normal" fo:font-weight="normal" officeooo:rsid="00187b21" style:font-size-asian="12pt" style:font-size-complex="12pt"/>
    </style:style>
    <style:style style:name="T66" style:family="text">
      <style:text-properties fo:font-variant="normal" fo:text-transform="none" fo:color="#000000" style:font-name="Liberation Serif" fo:font-size="12pt" fo:letter-spacing="normal" fo:font-style="normal" fo:font-weight="normal" officeooo:rsid="0023dc0f" style:font-size-asian="12pt" style:font-size-complex="12pt"/>
    </style:style>
    <style:style style:name="T67" style:family="text">
      <style:text-properties fo:font-variant="normal" fo:text-transform="none" fo:color="#000000" style:font-name="Liberation Serif" fo:font-size="12pt" fo:letter-spacing="normal" fo:font-style="normal" fo:font-weight="normal" officeooo:rsid="001c104e" style:font-size-asian="12pt" style:font-size-complex="12pt"/>
    </style:style>
    <style:style style:name="T68" style:family="text">
      <style:text-properties fo:font-variant="normal" fo:text-transform="none" fo:color="#000000" style:font-name="Liberation Serif" fo:font-size="12pt" fo:letter-spacing="normal" fo:language="pl" fo:country="PL" fo:font-style="normal" fo:font-weight="normal" officeooo:rsid="007057ba" style:font-name-asian="Noto Sans CJK SC" style:font-size-asian="10.5pt" style:font-weight-asian="normal" style:font-name-complex="Lohit Devanagari" style:font-size-complex="12pt" style:font-weight-complex="normal"/>
    </style:style>
    <style:style style:name="T69" style:family="text">
      <style:text-properties fo:font-variant="normal" fo:text-transform="none" fo:color="#000000" style:font-name="Liberation Serif" fo:font-size="12pt" fo:letter-spacing="normal" fo:language="pl" fo:country="PL" fo:font-style="normal" fo:font-weight="normal" officeooo:rsid="0070cb2b" style:font-name-asian="Noto Sans CJK SC" style:font-size-asian="10.5pt" style:font-weight-asian="normal" style:font-name-complex="Lohit Devanagari" style:font-size-complex="12pt" style:font-weight-complex="normal"/>
    </style:style>
    <style:style style:name="T70" style:family="text">
      <style:text-properties fo:font-variant="normal" fo:text-transform="none" fo:color="#000000" style:font-name="Liberation Serif" fo:font-size="12pt" fo:letter-spacing="normal" fo:language="pl" fo:country="PL" fo:font-style="normal" fo:font-weight="normal" officeooo:rsid="010e9077" style:font-name-asian="Noto Sans CJK SC" style:font-size-asian="10.5pt" style:font-weight-asian="normal" style:font-name-complex="Lohit Devanagari" style:font-size-complex="12pt" style:font-weight-complex="normal"/>
    </style:style>
    <style:style style:name="T71" style:family="text">
      <style:text-properties fo:font-variant="normal" fo:text-transform="none" fo:color="#000000" style:font-name="Liberation Serif" fo:font-size="12pt" fo:letter-spacing="normal" fo:language="pl" fo:country="PL" fo:font-style="normal" fo:font-weight="normal" officeooo:rsid="0070cb2b" style:font-name-asian="Noto Sans CJK SC" style:font-size-asian="12pt" style:font-weight-asian="normal" style:font-name-complex="Lohit Devanagari" style:font-size-complex="12pt" style:font-weight-complex="normal"/>
    </style:style>
    <style:style style:name="T72" style:family="text">
      <style:text-properties fo:font-variant="normal" fo:text-transform="none" fo:color="#000000" style:font-name="Liberation Serif" fo:font-size="12pt" fo:letter-spacing="normal" fo:language="pl" fo:country="PL" fo:font-style="normal" fo:font-weight="normal" officeooo:rsid="010e9077" style:font-name-asian="Noto Sans CJK SC" style:font-size-asian="12pt" style:font-weight-asian="normal" style:font-name-complex="Lohit Devanagari" style:font-size-complex="12pt" style:font-weight-complex="normal"/>
    </style:style>
    <style:style style:name="T73" style:family="text">
      <style:text-properties fo:font-variant="normal" fo:text-transform="none" fo:color="#000000" style:font-name="Liberation Serif" fo:font-size="12pt" fo:letter-spacing="normal" fo:language="pl" fo:country="PL" fo:font-style="normal" fo:font-weight="normal" officeooo:rsid="0012663a" style:font-size-asian="12pt" style:font-size-complex="12pt"/>
    </style:style>
    <style:style style:name="T74" style:family="text">
      <style:text-properties fo:font-variant="normal" fo:text-transform="none" fo:color="#000000" style:font-name="Liberation Serif" fo:font-size="12pt" fo:letter-spacing="normal" fo:language="pl" fo:country="PL" fo:font-style="normal" style:font-name-asian="Noto Sans CJK SC" style:font-size-asian="10.5pt" style:font-name-complex="Lohit Devanagari" style:font-size-complex="12pt"/>
    </style:style>
    <style:style style:name="T75" style:family="text">
      <style:text-properties fo:font-variant="normal" fo:text-transform="none" fo:color="#000000" style:font-name="Liberation Serif" fo:font-size="12pt" fo:letter-spacing="normal" fo:language="pl" fo:country="PL" fo:font-style="normal" officeooo:rsid="007057ba" style:font-name-asian="Noto Sans CJK SC" style:font-size-asian="10.5pt" style:font-name-complex="Lohit Devanagari" style:font-size-complex="12pt"/>
    </style:style>
    <style:style style:name="T76" style:family="text">
      <style:text-properties fo:font-variant="normal" fo:text-transform="none" fo:color="#000000" fo:letter-spacing="normal" fo:font-style="normal"/>
    </style:style>
    <style:style style:name="T77" style:family="text">
      <style:text-properties fo:font-variant="normal" fo:text-transform="none" fo:color="#000000" fo:letter-spacing="normal" fo:font-style="normal" officeooo:rsid="00336b8e"/>
    </style:style>
    <style:style style:name="T78" style:family="text">
      <style:text-properties fo:font-variant="normal" fo:text-transform="none" fo:color="#000000" fo:letter-spacing="normal" fo:font-style="normal" officeooo:rsid="003396ab"/>
    </style:style>
    <style:style style:name="T79" style:family="text">
      <style:text-properties fo:font-variant="normal" fo:text-transform="none" fo:color="#000000" fo:letter-spacing="normal" fo:font-style="normal" officeooo:rsid="00852323"/>
    </style:style>
    <style:style style:name="T80" style:family="text">
      <style:text-properties fo:font-variant="normal" fo:text-transform="none" fo:color="#000000" fo:letter-spacing="normal" fo:language="pl" fo:country="PL" fo:font-style="normal" fo:font-weight="normal" officeooo:rsid="0052b0da"/>
    </style:style>
    <style:style style:name="T81" style:family="text">
      <style:text-properties fo:font-variant="normal" fo:text-transform="none" fo:color="#000000" style:font-name="Liberation Sans" fo:font-size="14.1000003814697pt" fo:letter-spacing="normal" fo:font-style="normal" fo:font-weight="bold" style:font-name-asian="Noto Sans CJK SC" style:font-size-asian="14.1000003814697pt" style:font-weight-asian="bold" style:font-name-complex="Lohit Devanagari" style:font-size-complex="14.1000003814697pt" style:font-weight-complex="bold"/>
    </style:style>
    <style:style style:name="T82" style:family="text">
      <style:text-properties fo:font-variant="normal" fo:text-transform="none" fo:color="#000000" style:font-name="Liberation Sans" fo:font-size="14.1000003814697pt" fo:letter-spacing="normal" fo:font-style="normal" fo:font-weight="bold" officeooo:rsid="001c104e" style:font-name-asian="Noto Sans CJK SC" style:font-size-asian="14.1000003814697pt" style:font-weight-asian="bold" style:font-name-complex="Lohit Devanagari" style:font-size-complex="14.1000003814697pt" style:font-weight-complex="bold"/>
    </style:style>
    <style:style style:name="T83" style:family="text">
      <style:text-properties fo:font-variant="normal" fo:text-transform="none" fo:color="#000000" style:font-name="Liberation Sans" fo:font-size="14.1000003814697pt" fo:letter-spacing="normal" fo:font-style="normal" fo:font-weight="bold" officeooo:rsid="00436907" style:font-name-asian="Noto Sans CJK SC" style:font-size-asian="14.1000003814697pt" style:font-weight-asian="bold" style:font-name-complex="Lohit Devanagari" style:font-size-complex="14.1000003814697pt" style:font-weight-complex="bold"/>
    </style:style>
    <style:style style:name="T84" style:family="text">
      <style:text-properties fo:font-variant="normal" fo:text-transform="none" fo:color="#000000" style:font-name="Liberation Sans" fo:font-size="14.1000003814697pt" fo:letter-spacing="normal" fo:font-style="normal" fo:font-weight="bold" officeooo:rsid="007057ba" style:font-name-asian="Noto Sans CJK SC" style:font-size-asian="14.1000003814697pt" style:font-weight-asian="bold" style:font-name-complex="Lohit Devanagari" style:font-size-complex="14.1000003814697pt" style:font-weight-complex="bold"/>
    </style:style>
    <style:style style:name="T85" style:family="text">
      <style:text-properties fo:font-variant="normal" fo:text-transform="none" fo:color="#000000" style:font-name="Liberation Sans" fo:font-size="14.1000003814697pt" fo:letter-spacing="normal" fo:font-style="normal" fo:font-weight="bold" officeooo:rsid="00771efa" style:font-name-asian="Noto Sans CJK SC" style:font-size-asian="14.1000003814697pt" style:font-weight-asian="bold" style:font-name-complex="Lohit Devanagari" style:font-size-complex="14.1000003814697pt" style:font-weight-complex="bold"/>
    </style:style>
    <style:style style:name="T86" style:family="text">
      <style:text-properties fo:font-variant="normal" fo:text-transform="none" fo:color="#000000" style:font-name="Liberation Sans" fo:font-size="14.1000003814697pt" fo:letter-spacing="normal" fo:font-style="normal" fo:font-weight="bold" officeooo:rsid="009c5dbb" style:font-name-asian="Noto Sans CJK SC" style:font-size-asian="14.1000003814697pt" style:font-weight-asian="bold" style:font-name-complex="Lohit Devanagari" style:font-size-complex="14.1000003814697pt" style:font-weight-complex="bold"/>
    </style:style>
    <style:style style:name="T87" style:family="text">
      <style:text-properties fo:font-variant="normal" fo:text-transform="none" fo:color="#000000" style:font-name="Liberation Sans" fo:font-size="14.1000003814697pt" fo:letter-spacing="normal" fo:font-style="normal" fo:font-weight="bold" officeooo:rsid="00bbbabe" style:font-name-asian="Noto Sans CJK SC" style:font-size-asian="14.1000003814697pt" style:font-weight-asian="bold" style:font-name-complex="Lohit Devanagari" style:font-size-complex="14.1000003814697pt" style:font-weight-complex="bold"/>
    </style:style>
    <style:style style:name="T88" style:family="text">
      <style:text-properties fo:font-variant="normal" fo:text-transform="none" fo:color="#000000" style:font-name="Liberation Sans" fo:font-size="14.1000003814697pt" fo:letter-spacing="normal" fo:font-style="normal" fo:font-weight="bold" officeooo:rsid="00bc924f" style:font-name-asian="Noto Sans CJK SC" style:font-size-asian="14.1000003814697pt" style:font-weight-asian="bold" style:font-name-complex="Lohit Devanagari" style:font-size-complex="14.1000003814697pt" style:font-weight-complex="bold"/>
    </style:style>
    <style:style style:name="T89" style:family="text">
      <style:text-properties fo:font-variant="normal" fo:text-transform="none" fo:color="#000000" style:font-name="Liberation Sans" fo:font-size="14.1000003814697pt" fo:letter-spacing="normal" fo:font-style="normal" fo:font-weight="bold" officeooo:rsid="00eaa6a8" style:font-name-asian="Noto Sans CJK SC" style:font-size-asian="14.1000003814697pt" style:font-weight-asian="bold" style:font-name-complex="Lohit Devanagari" style:font-size-complex="14.1000003814697pt" style:font-weight-complex="bold"/>
    </style:style>
    <style:style style:name="T90" style:family="text">
      <style:text-properties fo:font-variant="normal" fo:text-transform="none" fo:color="#000000" style:font-name="Liberation Sans" fo:font-size="14.1000003814697pt" fo:letter-spacing="normal" fo:font-style="normal" fo:font-weight="bold" officeooo:rsid="00685941" style:font-name-asian="Noto Sans CJK SC" style:font-size-asian="14.1000003814697pt" style:font-weight-asian="bold" style:font-name-complex="Lohit Devanagari" style:font-size-complex="14.1000003814697pt" style:font-weight-complex="bold"/>
    </style:style>
    <style:style style:name="T91" style:family="text">
      <style:text-properties fo:font-variant="normal" fo:text-transform="none" fo:color="#000000" style:font-name="Liberation Sans" fo:font-size="14.1000003814697pt" fo:letter-spacing="normal" fo:font-style="normal" fo:font-weight="bold" officeooo:rsid="01275ccb" style:font-name-asian="Noto Sans CJK SC" style:font-size-asian="14.1000003814697pt" style:font-weight-asian="bold" style:font-name-complex="Lohit Devanagari" style:font-size-complex="14.1000003814697pt" style:font-weight-complex="bold"/>
    </style:style>
    <style:style style:name="T92" style:family="text">
      <style:text-properties fo:font-variant="normal" fo:text-transform="none" fo:color="#000000" style:font-name="Liberation Sans" fo:font-size="14.1000003814697pt" fo:letter-spacing="normal" fo:font-style="normal" fo:font-weight="bold" officeooo:rsid="01277190" style:font-name-asian="Noto Sans CJK SC" style:font-size-asian="14.1000003814697pt" style:font-weight-asian="bold" style:font-name-complex="Lohit Devanagari" style:font-size-complex="14.1000003814697pt" style:font-weight-complex="bold"/>
    </style:style>
    <style:style style:name="T93" style:family="text">
      <style:text-properties fo:font-variant="normal" fo:text-transform="none" fo:color="#000000" style:font-name="Liberation Sans" fo:font-size="14.1000003814697pt" fo:letter-spacing="normal" fo:font-style="normal" fo:font-weight="bold" officeooo:rsid="0128dafb" style:font-name-asian="Noto Sans CJK SC" style:font-size-asian="14.1000003814697pt" style:font-weight-asian="bold" style:font-name-complex="Lohit Devanagari" style:font-size-complex="14.1000003814697pt" style:font-weight-complex="bold"/>
    </style:style>
    <style:style style:name="T94" style:family="text">
      <style:text-properties fo:font-variant="normal" fo:text-transform="none" fo:color="#000000" style:font-name="Liberation Sans" fo:font-size="14.1000003814697pt" fo:letter-spacing="normal" fo:font-style="normal" fo:font-weight="bold" officeooo:rsid="01319595" style:font-name-asian="Noto Sans CJK SC" style:font-size-asian="14.1000003814697pt" style:font-weight-asian="bold" style:font-name-complex="Lohit Devanagari" style:font-size-complex="14.1000003814697pt" style:font-weight-complex="bold"/>
    </style:style>
    <style:style style:name="T95" style:family="text">
      <style:text-properties fo:font-variant="normal" fo:text-transform="none" fo:color="#000000" style:font-name="Liberation Sans" fo:font-size="14.1000003814697pt" fo:letter-spacing="normal" fo:language="pl" fo:country="PL" fo:font-style="normal" fo:font-weight="bold" style:font-name-asian="Noto Sans CJK SC" style:font-size-asian="14.1000003814697pt" style:font-weight-asian="bold" style:font-name-complex="Lohit Devanagari" style:font-size-complex="14.1000003814697pt" style:font-weight-complex="bold"/>
    </style:style>
    <style:style style:name="T96" style:family="text">
      <style:text-properties fo:font-variant="normal" fo:text-transform="none" fo:color="#000000" style:font-name="Liberation Sans" fo:font-size="14.1000003814697pt" fo:letter-spacing="normal" fo:language="pl" fo:country="PL" fo:font-style="normal" fo:font-weight="bold" officeooo:rsid="00436907" style:font-name-asian="Noto Sans CJK SC" style:font-size-asian="14.1000003814697pt" style:font-weight-asian="bold" style:font-name-complex="Lohit Devanagari" style:font-size-complex="14.1000003814697pt" style:font-weight-complex="bold"/>
    </style:style>
    <style:style style:name="T97" style:family="text">
      <style:text-properties fo:font-variant="normal" fo:text-transform="none" fo:color="#000000" style:font-name="Liberation Sans" fo:font-size="14.1000003814697pt" fo:letter-spacing="normal" fo:language="pl" fo:country="PL" fo:font-style="normal" fo:font-weight="bold" officeooo:rsid="009c5dbb" style:font-name-asian="Noto Sans CJK SC" style:font-size-asian="14.1000003814697pt" style:font-weight-asian="bold" style:font-name-complex="Lohit Devanagari" style:font-size-complex="14.1000003814697pt" style:font-weight-complex="bold"/>
    </style:style>
    <style:style style:name="T98" style:family="text">
      <style:text-properties fo:font-variant="normal" fo:text-transform="none" fo:color="#000000" style:font-name="Liberation Sans" fo:font-size="14.1000003814697pt" fo:letter-spacing="normal" fo:language="pl" fo:country="PL" fo:font-style="normal" fo:font-weight="bold" officeooo:rsid="01275ccb" style:font-name-asian="Noto Sans CJK SC" style:font-size-asian="14.1000003814697pt" style:font-weight-asian="bold" style:font-name-complex="Lohit Devanagari" style:font-size-complex="14.1000003814697pt" style:font-weight-complex="bold"/>
    </style:style>
    <style:style style:name="T99" style:family="text">
      <style:text-properties fo:font-variant="normal" fo:text-transform="none" fo:color="#000000" style:font-name="Liberation Sans" fo:font-size="14.1000003814697pt" fo:letter-spacing="normal" fo:language="pl" fo:country="PL" fo:font-style="normal" fo:font-weight="bold" officeooo:rsid="01277190" style:font-name-asian="Noto Sans CJK SC" style:font-size-asian="14.1000003814697pt" style:font-weight-asian="bold" style:font-name-complex="Lohit Devanagari" style:font-size-complex="14.1000003814697pt" style:font-weight-complex="bold"/>
    </style:style>
    <style:style style:name="T100" style:family="text">
      <style:text-properties fo:font-variant="normal" fo:text-transform="none" fo:color="#000000" style:font-name="Liberation Sans" fo:font-size="14.1000003814697pt" fo:letter-spacing="normal" fo:language="pl" fo:country="PL" fo:font-style="normal" fo:font-weight="bold" officeooo:rsid="0128dafb" style:font-name-asian="Noto Sans CJK SC" style:font-size-asian="14.1000003814697pt" style:font-weight-asian="bold" style:font-name-complex="Lohit Devanagari" style:font-size-complex="14.1000003814697pt" style:font-weight-complex="bold"/>
    </style:style>
    <style:style style:name="T101" style:family="text">
      <style:text-properties fo:font-variant="normal" fo:text-transform="none" fo:color="#000000" style:font-name="Liberation Sans" fo:font-size="14.1000003814697pt" fo:letter-spacing="normal" fo:language="pl" fo:country="PL" fo:font-style="normal" fo:font-weight="bold" officeooo:rsid="00fa81b7" style:font-name-asian="Noto Sans CJK SC" style:font-size-asian="14.1000003814697pt" style:font-weight-asian="bold" style:font-name-complex="Lohit Devanagari" style:font-size-complex="14.1000003814697pt" style:font-weight-complex="bold"/>
    </style:style>
    <style:style style:name="T102" style:family="text">
      <style:text-properties fo:font-variant="normal" fo:text-transform="none" fo:color="#000000" style:font-name="Liberation Sans" fo:font-size="14.1000003814697pt" fo:letter-spacing="normal" fo:language="pl" fo:country="PL" fo:font-style="normal" fo:font-weight="bold" officeooo:rsid="010c2eca" style:font-name-asian="Noto Sans CJK SC" style:font-size-asian="14.1000003814697pt" style:font-weight-asian="bold" style:font-name-complex="Lohit Devanagari" style:font-size-complex="14.1000003814697pt" style:font-weight-complex="bold"/>
    </style:style>
    <style:style style:name="T103" style:family="text">
      <style:text-properties fo:font-variant="normal" fo:text-transform="none" fo:color="#000000" style:font-name="Liberation Sans" fo:font-size="16.1000003814697pt" fo:letter-spacing="normal" fo:language="pl" fo:country="PL" fo:font-style="normal" fo:font-weight="bold" style:font-name-asian="Noto Sans CJK SC" style:font-size-asian="16.1000003814697pt" style:font-weight-asian="bold" style:font-name-complex="Lohit Devanagari" style:font-size-complex="16.1000003814697pt" style:font-weight-complex="bold"/>
    </style:style>
    <style:style style:name="T104" style:family="text">
      <style:text-properties fo:font-variant="normal" fo:text-transform="none" fo:color="#000000" style:font-name="Liberation Sans" fo:font-size="16.1000003814697pt" fo:letter-spacing="normal" fo:language="pl" fo:country="PL" fo:font-style="normal" fo:font-weight="bold" officeooo:rsid="013b83b1" style:font-name-asian="Noto Sans CJK SC" style:font-size-asian="16.1000003814697pt" style:font-weight-asian="bold" style:font-name-complex="Lohit Devanagari" style:font-size-complex="16.1000003814697pt" style:font-weight-complex="bold"/>
    </style:style>
    <style:style style:name="T105" style:family="text">
      <style:text-properties fo:font-variant="normal" fo:text-transform="none" fo:color="#000000" style:text-line-through-style="none" style:text-line-through-type="none" style:font-name="Liberation Serif" fo:font-size="12pt" fo:letter-spacing="normal" fo:language="pl" fo:country="PL" fo:font-style="normal" style:text-underline-style="none" fo:font-weight="normal" officeooo:rsid="0012663a" style:text-blinking="false" style:font-size-asian="12pt" style:font-size-complex="12pt" loext:padding="0in" loext:border="none"/>
    </style:style>
    <style:style style:name="T106" style:family="text">
      <style:text-properties fo:font-variant="normal" fo:text-transform="none" fo:color="#000000" style:text-line-through-style="none" style:text-line-through-type="none" style:font-name="Liberation Serif" fo:font-size="12pt" fo:letter-spacing="normal" fo:language="pl" fo:country="PL" fo:font-style="normal" style:text-underline-style="none" fo:font-weight="normal" officeooo:rsid="0012663a" style:text-blinking="false" style:font-size-asian="12pt" style:font-style-asian="normal" style:font-size-complex="12pt" style:font-style-complex="normal" loext:padding="0in" loext:border="none"/>
    </style:style>
    <style:style style:name="T107" style:family="text">
      <style:text-properties fo:font-variant="normal" fo:text-transform="none" fo:color="#000000" style:text-line-through-style="none" style:text-line-through-type="none" style:font-name="Liberation Serif" fo:font-size="12pt" fo:letter-spacing="normal" fo:language="pl" fo:country="PL" fo:font-style="normal" style:text-underline-style="none" fo:font-weight="normal" officeooo:rsid="00ca0570" style:text-blinking="false" style:font-size-asian="12pt" style:font-style-asian="normal" style:font-size-complex="12pt" style:font-style-complex="normal" loext:padding="0in" loext:border="none"/>
    </style:style>
    <style:style style:name="T108" style:family="text">
      <style:text-properties fo:font-variant="normal" fo:text-transform="none" fo:color="#000000" style:text-line-through-style="none" style:text-line-through-type="none" style:font-name="Liberation Serif" fo:font-size="12pt" fo:letter-spacing="normal" fo:language="pl" fo:country="PL" fo:font-style="normal" style:text-underline-style="none" fo:font-weight="normal" officeooo:rsid="00ca64e3" style:text-blinking="false" style:font-size-asian="12pt" style:font-style-asian="normal" style:font-size-complex="12pt" style:font-style-complex="normal" loext:padding="0in" loext:border="none"/>
    </style:style>
    <style:style style:name="T109" style:family="text">
      <style:text-properties fo:font-variant="normal" fo:text-transform="none" fo:color="#000000" style:text-line-through-style="none" style:text-line-through-type="none" style:font-name="Liberation Serif" fo:font-size="12pt" fo:letter-spacing="normal" fo:language="pl" fo:country="PL" fo:font-style="normal" style:text-underline-style="none" fo:font-weight="normal" officeooo:rsid="00cc4e53" style:text-blinking="false" style:font-size-asian="12pt" style:font-style-asian="normal" style:font-size-complex="12pt" style:font-style-complex="normal" loext:padding="0in" loext:border="none"/>
    </style:style>
    <style:style style:name="T110" style:family="text">
      <style:text-properties fo:font-variant="normal" fo:text-transform="none" fo:color="#000000" style:text-line-through-style="none" style:text-line-through-type="none" style:font-name="Liberation Serif" fo:font-size="12pt" fo:letter-spacing="normal" fo:language="pl" fo:country="PL" fo:font-style="normal" style:text-underline-style="none" fo:font-weight="normal" officeooo:rsid="0012663a" style:text-blinking="false" style:font-size-asian="12pt" style:font-style-asian="normal" style:font-weight-asian="bold" style:font-size-complex="12pt" style:font-style-complex="normal" style:font-weight-complex="bold" loext:padding="0in" loext:border="none"/>
    </style:style>
    <style:style style:name="T111" style:family="text">
      <style:text-properties fo:font-variant="normal" fo:text-transform="none" fo:color="#000000" style:text-line-through-style="none" style:text-line-through-type="none" style:font-name="Liberation Serif" fo:font-size="12pt" fo:letter-spacing="normal" fo:language="pl" fo:country="PL" fo:font-style="normal" style:text-underline-style="none" fo:font-weight="normal" officeooo:rsid="00b07fd0" style:text-blinking="false" style:font-size-asian="12pt" style:font-style-asian="normal" style:font-weight-asian="bold" style:font-size-complex="12pt" style:font-style-complex="normal" style:font-weight-complex="bold" loext:padding="0in" loext:border="none"/>
    </style:style>
    <style:style style:name="T112" style:family="text">
      <style:text-properties fo:font-variant="normal" fo:text-transform="none" fo:color="#000000" style:text-line-through-style="none" style:text-line-through-type="none" style:font-name="Liberation Serif" fo:font-size="12pt" fo:letter-spacing="normal" fo:language="pl" fo:country="PL" fo:font-style="normal" style:text-underline-style="none" fo:font-weight="normal" officeooo:rsid="00b239ff" style:text-blinking="false" style:font-size-asian="12pt" style:font-style-asian="normal" style:font-weight-asian="bold" style:font-size-complex="12pt" style:font-style-complex="normal" style:font-weight-complex="bold" loext:padding="0in" loext:border="none"/>
    </style:style>
    <style:style style:name="T113" style:family="text">
      <style:text-properties fo:font-variant="normal" fo:text-transform="none" fo:color="#000000" style:text-line-through-style="none" style:text-line-through-type="none" style:font-name="Liberation Serif" fo:font-size="12pt" fo:letter-spacing="normal" fo:language="pl" fo:country="PL" fo:font-style="normal" style:text-underline-style="none" fo:font-weight="normal" officeooo:rsid="00b3f699" style:text-blinking="false" style:font-size-asian="12pt" style:font-style-asian="normal" style:font-weight-asian="bold" style:font-size-complex="12pt" style:font-style-complex="normal" style:font-weight-complex="bold" loext:padding="0in" loext:border="none"/>
    </style:style>
    <style:style style:name="T114" style:family="text">
      <style:text-properties fo:font-variant="normal" fo:text-transform="none" fo:color="#000000" style:text-line-through-style="none" style:text-line-through-type="none" style:font-name="Liberation Serif" fo:font-size="12pt" fo:letter-spacing="normal" fo:language="pl" fo:country="PL" fo:font-style="normal" style:text-underline-style="none" fo:font-weight="normal" officeooo:rsid="00c0d41c" style:text-blinking="false" style:font-size-asian="12pt" style:font-style-asian="normal" style:font-weight-asian="bold" style:font-size-complex="12pt" style:font-style-complex="normal" style:font-weight-complex="bold" loext:padding="0in" loext:border="none"/>
    </style:style>
    <style:style style:name="T115" style:family="text">
      <style:text-properties fo:font-variant="normal" fo:text-transform="none" fo:color="#000000" style:text-line-through-style="none" style:text-line-through-type="none" style:font-name="Liberation Serif" fo:font-size="12pt" fo:letter-spacing="normal" fo:language="pl" fo:country="PL" fo:font-style="normal" style:text-underline-style="none" fo:font-weight="normal" officeooo:rsid="0052b0da" style:text-blinking="false" style:font-size-asian="12pt" style:font-style-asian="normal" style:font-weight-asian="bold" style:font-size-complex="12pt" style:font-style-complex="normal" style:font-weight-complex="bold" loext:padding="0in" loext:border="none"/>
    </style:style>
    <style:style style:name="T116" style:family="text">
      <style:text-properties fo:font-variant="normal" fo:text-transform="none" fo:color="#000000" style:text-line-through-style="none" style:text-line-through-type="none" style:font-name="Liberation Serif" fo:font-size="12pt" fo:letter-spacing="normal" fo:language="pl" fo:country="PL" fo:font-style="normal" style:text-underline-style="none" fo:font-weight="normal" officeooo:rsid="00c0d41c" style:text-blinking="false" style:font-size-asian="12pt" style:font-style-asian="normal" style:font-weight-asian="normal" style:font-size-complex="12pt" style:font-style-complex="normal" style:font-weight-complex="normal" loext:padding="0in" loext:border="none"/>
    </style:style>
    <style:style style:name="T117" style:family="text">
      <style:text-properties fo:font-variant="normal" fo:text-transform="none" fo:color="#000000" style:text-line-through-style="none" style:text-line-through-type="none" style:font-name="Liberation Serif" fo:font-size="12pt" fo:letter-spacing="normal" fo:language="pl" fo:country="PL" fo:font-style="normal" style:text-underline-style="none" fo:font-weight="normal" officeooo:rsid="00c2b11d" style:text-blinking="false" style:font-size-asian="12pt" style:font-style-asian="normal" style:font-weight-asian="normal" style:font-size-complex="12pt" style:font-style-complex="normal" style:font-weight-complex="normal" loext:padding="0in" loext:border="none"/>
    </style:style>
    <style:style style:name="T118" style:family="text">
      <style:text-properties fo:font-variant="normal" fo:text-transform="none" fo:color="#000000" style:text-line-through-style="none" style:text-line-through-type="none" style:font-name="Liberation Serif" fo:font-size="12pt" fo:letter-spacing="normal" fo:language="pl" fo:country="PL" fo:font-style="normal" style:text-underline-style="none" fo:font-weight="normal" officeooo:rsid="00c527e1" style:text-blinking="false" style:font-size-asian="12pt" style:font-style-asian="normal" style:font-weight-asian="normal" style:font-size-complex="12pt" style:font-style-complex="normal" style:font-weight-complex="normal" loext:padding="0in" loext:border="none"/>
    </style:style>
    <style:style style:name="T119" style:family="text">
      <style:text-properties fo:font-variant="normal" fo:text-transform="none" fo:color="#000000" style:text-line-through-style="none" style:text-line-through-type="none" style:font-name="Liberation Serif" fo:font-size="12pt" fo:letter-spacing="normal" fo:language="pl" fo:country="PL" fo:font-style="normal" style:text-underline-style="none" fo:font-weight="normal" officeooo:rsid="00c69300" style:text-blinking="false" style:font-size-asian="12pt" style:font-style-asian="normal" style:font-weight-asian="normal" style:font-size-complex="12pt" style:font-style-complex="normal" style:font-weight-complex="normal" loext:padding="0in" loext:border="none"/>
    </style:style>
    <style:style style:name="T120" style:family="text">
      <style:text-properties fo:font-variant="normal" fo:text-transform="none" fo:color="#000000" style:text-line-through-style="none" style:text-line-through-type="none" style:font-name="Liberation Serif" fo:font-size="12pt" fo:letter-spacing="normal" fo:language="pl" fo:country="PL" fo:font-style="normal" style:text-underline-style="none" fo:font-weight="normal" officeooo:rsid="00c7cf50" style:text-blinking="false" style:font-size-asian="12pt" style:font-style-asian="normal" style:font-weight-asian="normal" style:font-size-complex="12pt" style:font-style-complex="normal" style:font-weight-complex="normal" loext:padding="0in" loext:border="none"/>
    </style:style>
    <style:style style:name="T121" style:family="text">
      <style:text-properties fo:font-variant="normal" fo:text-transform="none" fo:color="#000000" style:text-line-through-style="none" style:text-line-through-type="none" style:font-name="Liberation Serif" fo:font-size="12pt" fo:letter-spacing="normal" fo:language="pl" fo:country="PL" fo:font-style="normal" style:text-underline-style="none" fo:font-weight="normal" officeooo:rsid="00ca0570" style:text-blinking="false" style:font-size-asian="12pt" style:font-style-asian="normal" style:font-weight-asian="normal" style:font-size-complex="12pt" style:font-style-complex="normal" style:font-weight-complex="normal" loext:padding="0in" loext:border="none"/>
    </style:style>
    <style:style style:name="T122" style:family="text">
      <style:text-properties fo:font-variant="normal" fo:text-transform="none" fo:color="#000000" style:text-line-through-style="none" style:text-line-through-type="none" style:font-name="Liberation Serif" fo:font-size="12pt" fo:letter-spacing="normal" fo:language="pl" fo:country="PL" fo:font-style="normal" style:text-underline-style="none" fo:font-weight="bold" officeooo:rsid="00b3f699" style:text-blinking="false" style:font-size-asian="12pt" style:font-style-asian="normal" style:font-weight-asian="bold" style:font-size-complex="12pt" style:font-style-complex="normal" style:font-weight-complex="bold" loext:padding="0in" loext:border="none"/>
    </style:style>
    <style:style style:name="T123" style:family="text">
      <style:text-properties fo:font-variant="normal" fo:text-transform="none" fo:color="#000000" style:text-line-through-style="none" style:text-line-through-type="none" style:font-name="Liberation Serif" fo:font-size="12pt" fo:letter-spacing="normal" fo:language="pl" fo:country="PL" fo:font-style="normal" style:text-underline-style="none" fo:font-weight="bold" officeooo:rsid="00c0d41c" style:text-blinking="false" style:font-size-asian="12pt" style:font-style-asian="normal" style:font-weight-asian="bold" style:font-size-complex="12pt" style:font-style-complex="normal" style:font-weight-complex="bold" loext:padding="0in" loext:border="none"/>
    </style:style>
    <style:style style:name="T124" style:family="text">
      <style:text-properties fo:font-variant="normal" fo:text-transform="none" fo:color="#000000" style:text-line-through-style="none" style:text-line-through-type="none" style:font-name="Liberation Serif" fo:font-size="12pt" fo:letter-spacing="normal" fo:language="pl" fo:country="PL" fo:font-style="normal" style:text-underline-style="none" fo:font-weight="bold" officeooo:rsid="00c2b11d" style:text-blinking="false" style:font-size-asian="12pt" style:font-style-asian="normal" style:font-weight-asian="bold" style:font-size-complex="12pt" style:font-style-complex="normal" style:font-weight-complex="bold" loext:padding="0in" loext:border="none"/>
    </style:style>
    <style:style style:name="T125" style:family="text">
      <style:text-properties fo:font-variant="normal" fo:text-transform="none" fo:color="#000000" style:text-line-through-style="none" style:text-line-through-type="none" style:font-name="Liberation Serif" fo:font-size="12pt" fo:letter-spacing="normal" fo:language="pl" fo:country="PL" fo:font-style="normal" style:text-underline-style="none" fo:font-weight="bold" officeooo:rsid="00b239ff" style:text-blinking="false" style:font-size-asian="12pt" style:font-style-asian="normal" style:font-weight-asian="bold" style:font-size-complex="12pt" style:font-style-complex="normal" style:font-weight-complex="bold" loext:padding="0in" loext:border="none"/>
    </style:style>
    <style:style style:name="T126" style:family="text">
      <style:text-properties fo:font-variant="normal" fo:text-transform="none" fo:color="#000000" style:text-line-through-style="none" style:text-line-through-type="none" style:font-name="Liberation Serif" fo:font-size="12pt" fo:letter-spacing="normal" fo:language="pl" fo:country="PL" fo:font-style="normal" style:text-underline-style="none" fo:font-weight="bold" officeooo:rsid="00c69300" style:text-blinking="false" style:font-size-asian="12pt" style:font-style-asian="normal" style:font-weight-asian="bold" style:font-size-complex="12pt" style:font-style-complex="normal" style:font-weight-complex="bold" loext:padding="0in" loext:border="none"/>
    </style:style>
    <style:style style:name="T127" style:family="text">
      <style:text-properties fo:font-variant="normal" fo:text-transform="none" fo:color="#000000" style:text-line-through-style="none" style:text-line-through-type="none" style:font-name="Liberation Serif" fo:font-size="12pt" fo:letter-spacing="normal" fo:language="pl" fo:country="PL" fo:font-style="normal" style:text-underline-style="none" fo:font-weight="bold" officeooo:rsid="00c7cf50" style:text-blinking="false" style:font-size-asian="12pt" style:font-style-asian="normal" style:font-weight-asian="bold" style:font-size-complex="12pt" style:font-style-complex="normal" style:font-weight-complex="bold" loext:padding="0in" loext:border="none"/>
    </style:style>
    <style:style style:name="T128" style:family="text">
      <style:text-properties fo:font-variant="normal" fo:text-transform="none" fo:color="#000000" style:text-line-through-style="none" style:text-line-through-type="none" style:font-name="Liberation Serif" fo:font-size="12pt" fo:letter-spacing="normal" fo:language="pl" fo:country="PL" fo:font-style="italic" style:text-underline-style="none" fo:font-weight="normal" officeooo:rsid="0012663a" style:text-blinking="false" style:font-size-asian="12pt" style:font-style-asian="italic" style:font-size-complex="12pt" style:font-style-complex="italic" loext:padding="0in" loext:border="none"/>
    </style:style>
    <style:style style:name="T129" style:family="text">
      <style:text-properties fo:font-variant="normal" fo:text-transform="none" fo:color="#000000" style:text-line-through-style="none" style:text-line-through-type="none" style:font-name="Liberation Serif" fo:font-size="12pt" fo:letter-spacing="normal" fo:font-style="normal" style:text-underline-style="none" officeooo:rsid="0052b0da" style:text-blinking="false" style:font-size-asian="12pt" style:font-style-asian="normal" style:font-size-complex="12pt" style:font-style-complex="normal" loext:padding="0in" loext:border="none"/>
    </style:style>
    <style:style style:name="T130" style:family="text">
      <style:text-properties fo:font-variant="normal" fo:text-transform="none" fo:color="#000000" style:font-name="Liberation Serif" fo:letter-spacing="normal" fo:language="pl" fo:country="PL" fo:font-style="normal" fo:font-weight="normal" officeooo:rsid="013b9bdd" style:font-style-asian="normal" style:font-weight-asian="normal" style:font-style-complex="normal" style:font-weight-complex="normal"/>
    </style:style>
    <style:style style:name="T131" style:family="text">
      <style:text-properties fo:font-variant="normal" fo:text-transform="none" fo:color="#000000" style:font-name="Liberation Serif" fo:letter-spacing="normal" fo:language="pl" fo:country="PL" fo:font-style="normal" fo:font-weight="normal" officeooo:rsid="014415d4" style:font-style-asian="normal" style:font-weight-asian="normal" style:font-style-complex="normal" style:font-weight-complex="normal"/>
    </style:style>
    <style:style style:name="T132" style:family="text">
      <style:text-properties fo:font-variant="normal" fo:text-transform="none" fo:color="#000000" style:font-name="Liberation Serif" fo:letter-spacing="normal" fo:language="pl" fo:country="PL" fo:font-style="normal" fo:font-weight="normal" officeooo:rsid="013b9bdd" style:font-name-asian="Noto Sans CJK SC" style:font-style-asian="normal" style:font-weight-asian="normal" style:font-name-complex="Lohit Devanagari" style:font-style-complex="normal" style:font-weight-complex="normal"/>
    </style:style>
    <style:style style:name="T133" style:family="text">
      <style:text-properties fo:font-variant="normal" fo:text-transform="none" fo:color="#000000" style:font-name="Liberation Serif" fo:letter-spacing="normal" fo:language="pl" fo:country="PL" fo:font-style="normal" fo:font-weight="normal" officeooo:rsid="014415d4" style:font-name-asian="Noto Sans CJK SC" style:font-style-asian="normal" style:font-weight-asian="normal" style:font-name-complex="Lohit Devanagari" style:font-style-complex="normal" style:font-weight-complex="normal"/>
    </style:style>
    <style:style style:name="T134" style:family="text">
      <style:text-properties fo:font-variant="normal" fo:text-transform="none" fo:color="#000000" style:font-name="Liberation Serif" fo:letter-spacing="normal" fo:language="pl" fo:country="PL" fo:font-style="normal" fo:font-weight="normal" officeooo:rsid="01451199" style:font-name-asian="Noto Sans CJK SC" style:font-style-asian="normal" style:font-weight-asian="normal" style:font-name-complex="Lohit Devanagari" style:font-style-complex="normal" style:font-weight-complex="normal"/>
    </style:style>
    <style:style style:name="T135" style:family="text">
      <style:text-properties fo:font-variant="normal" fo:text-transform="none" fo:color="#000000" style:font-name="Liberation Serif" fo:letter-spacing="normal" fo:language="pl" fo:country="PL" fo:font-style="normal" fo:font-weight="normal" officeooo:rsid="01452719" style:font-name-asian="Noto Sans CJK SC" style:font-style-asian="normal" style:font-weight-asian="normal" style:font-name-complex="Lohit Devanagari" style:font-style-complex="normal" style:font-weight-complex="normal"/>
    </style:style>
    <style:style style:name="T136" style:family="text">
      <style:text-properties fo:font-variant="normal" fo:text-transform="none" fo:color="#000000" style:font-name="Liberation Serif" fo:letter-spacing="normal" fo:language="pl" fo:country="PL" fo:font-style="normal" fo:font-weight="normal" officeooo:rsid="01474bde" style:font-name-asian="Noto Sans CJK SC" style:font-style-asian="normal" style:font-weight-asian="normal" style:font-name-complex="Lohit Devanagari" style:font-style-complex="normal" style:font-weight-complex="normal"/>
    </style:style>
    <style:style style:name="T137" style:family="text">
      <style:text-properties fo:font-variant="normal" fo:text-transform="none" fo:color="#000000" style:font-name="Liberation Serif" fo:font-size="12pt" fo:letter-spacing="normal" fo:language="pl" fo:country="PL" fo:font-style="italic" fo:font-weight="normal" officeooo:rsid="013b9bdd" style:font-size-asian="12pt" style:font-style-asian="italic" style:font-size-complex="12pt" style:font-style-complex="italic"/>
    </style:style>
    <style:style style:name="T138" style:family="text">
      <style:text-properties fo:font-variant="normal" fo:text-transform="none" fo:color="#000000" style:font-name="Liberation Serif" fo:font-size="12pt" fo:letter-spacing="normal" fo:language="pl" fo:country="PL" fo:font-style="italic" fo:font-weight="normal" officeooo:rsid="01448cd2" style:font-size-asian="12pt" style:font-style-asian="italic" style:font-size-complex="12pt" style:font-style-complex="italic"/>
    </style:style>
    <style:style style:name="T139" style:family="text">
      <style:text-properties fo:font-variant="normal" fo:text-transform="none" fo:color="#000000" style:font-name="Liberation Serif" fo:font-size="12pt" fo:letter-spacing="normal" fo:language="pl" fo:country="PL" fo:font-style="italic" fo:font-weight="normal" style:font-size-asian="12pt" style:font-style-asian="italic" style:font-weight-asian="normal" style:font-size-complex="12pt" style:font-style-complex="italic" style:font-weight-complex="normal"/>
    </style:style>
    <style:style style:name="T140" style:family="text">
      <style:text-properties fo:font-variant="normal" fo:text-transform="none" fo:color="#000000" style:font-name="Liberation Serif" fo:font-size="12pt" fo:letter-spacing="normal" fo:language="pl" fo:country="PL" fo:font-style="normal" fo:font-weight="normal" officeooo:rsid="013b9bdd" style:font-size-asian="12pt" style:font-style-asian="normal" style:font-size-complex="12pt" style:font-style-complex="normal"/>
    </style:style>
    <style:style style:name="T141" style:family="text">
      <style:text-properties fo:font-variant="normal" fo:text-transform="none" fo:color="#000000" style:font-name="Liberation Serif" fo:font-size="12pt" fo:letter-spacing="normal" fo:language="pl" fo:country="PL" fo:font-style="normal" fo:font-weight="normal" officeooo:rsid="013b83b1" style:font-size-asian="12pt" style:font-style-asian="normal" style:font-size-complex="12pt" style:font-style-complex="normal"/>
    </style:style>
    <style:style style:name="T142" style:family="text">
      <style:text-properties fo:font-variant="normal" fo:text-transform="none" fo:color="#000000" style:font-name="Liberation Serif" fo:font-size="12pt" fo:letter-spacing="normal" fo:language="pl" fo:country="PL" fo:font-style="normal" fo:font-weight="normal" officeooo:rsid="0140d083" style:font-size-asian="12pt" style:font-style-asian="normal" style:font-size-complex="12pt" style:font-style-complex="normal"/>
    </style:style>
    <style:style style:name="T143" style:family="text">
      <style:text-properties fo:font-variant="normal" fo:text-transform="none" fo:color="#000000" style:font-name="Liberation Serif" fo:font-size="12pt" fo:letter-spacing="normal" fo:language="pl" fo:country="PL" fo:font-style="normal" fo:font-weight="normal" officeooo:rsid="01448cd2" style:font-size-asian="12pt" style:font-style-asian="normal" style:font-size-complex="12pt" style:font-style-complex="normal"/>
    </style:style>
    <style:style style:name="T144" style:family="text">
      <style:text-properties fo:font-variant="normal" fo:text-transform="none" fo:color="#000000" style:font-name="Liberation Serif" fo:font-size="12pt" fo:letter-spacing="normal" fo:language="pl" fo:country="PL" fo:font-style="normal" fo:font-weight="normal" officeooo:rsid="013b9bdd" style:font-size-asian="12pt" style:font-style-asian="normal" style:font-weight-asian="normal" style:font-size-complex="12pt" style:font-style-complex="normal" style:font-weight-complex="normal"/>
    </style:style>
    <style:style style:name="T145" style:family="text">
      <style:text-properties fo:font-variant="normal" fo:text-transform="none" fo:color="#000000" style:font-name="Liberation Serif" fo:font-size="12pt" fo:letter-spacing="normal" fo:language="pl" fo:country="PL" fo:font-style="normal" fo:font-weight="normal" officeooo:rsid="01484479" style:font-size-asian="12pt" style:font-style-asian="normal" style:font-weight-asian="normal" style:font-size-complex="12pt" style:font-style-complex="normal" style:font-weight-complex="normal"/>
    </style:style>
    <style:style style:name="T146" style:family="text">
      <style:text-properties fo:font-variant="normal" fo:text-transform="none" fo:color="#000000" style:font-name="Liberation Serif" fo:font-size="12pt" fo:letter-spacing="normal" fo:language="pl" fo:country="PL" fo:font-style="normal" fo:font-weight="normal" style:font-name-asian="Noto Sans CJK SC" style:font-size-asian="12pt" style:font-style-asian="normal" style:font-weight-asian="normal" style:font-name-complex="Lohit Devanagari" style:font-size-complex="12pt" style:font-style-complex="normal" style:font-weight-complex="normal"/>
    </style:style>
    <style:style style:name="T147" style:family="text">
      <style:text-properties fo:font-variant="normal" fo:text-transform="none" fo:color="#000000" style:font-name="Liberation Serif" fo:font-size="12pt" fo:letter-spacing="normal" fo:language="pl" fo:country="PL" fo:font-style="normal" fo:font-weight="normal" officeooo:rsid="014b1e01" style:font-name-asian="Noto Sans CJK SC" style:font-size-asian="12pt" style:font-style-asian="normal" style:font-weight-asian="normal" style:font-name-complex="Lohit Devanagari" style:font-size-complex="12pt" style:font-style-complex="normal" style:font-weight-complex="normal"/>
    </style:style>
    <style:style style:name="T148" style:family="text">
      <style:text-properties fo:font-variant="normal" fo:text-transform="none" fo:color="#000000" style:font-name="Liberation Serif" fo:font-size="12pt" fo:letter-spacing="normal" fo:language="pl" fo:country="PL" fo:font-style="normal" fo:font-weight="normal" officeooo:rsid="014b3a80" style:font-name-asian="Noto Sans CJK SC" style:font-size-asian="12pt" style:font-style-asian="normal" style:font-weight-asian="normal" style:font-name-complex="Lohit Devanagari" style:font-size-complex="12pt" style:font-style-complex="normal" style:font-weight-complex="normal"/>
    </style:style>
    <style:style style:name="T149" style:family="text">
      <style:text-properties fo:font-variant="normal" fo:text-transform="none" fo:color="#000000" style:font-name="Liberation Serif" fo:font-size="12pt" fo:letter-spacing="normal" fo:language="pl" fo:country="PL" fo:font-style="normal" fo:font-weight="bold" style:font-name-asian="Noto Sans CJK SC" style:font-size-asian="12pt" style:font-style-asian="normal" style:font-weight-asian="bold" style:font-name-complex="Lohit Devanagari" style:font-size-complex="12pt" style:font-style-complex="normal" style:font-weight-complex="bold"/>
    </style:style>
    <style:style style:name="T150" style:family="text">
      <style:text-properties fo:font-variant="normal" fo:text-transform="none" fo:color="#333333" style:font-name="Ubuntu" fo:font-size="12pt" fo:letter-spacing="normal" fo:font-style="normal" fo:font-weight="bold"/>
    </style:style>
    <style:style style:name="T151" style:family="text">
      <style:text-properties fo:font-variant="normal" fo:text-transform="none" fo:color="#333333" style:font-name="Ubuntu" fo:font-size="12pt" fo:letter-spacing="normal" fo:font-style="normal" fo:font-weight="normal"/>
    </style:style>
    <style:style style:name="T152" style:family="text">
      <style:text-properties fo:font-variant="normal" fo:text-transform="none" fo:color="#333333" style:font-name="Ubuntu" fo:font-size="12pt" fo:letter-spacing="normal" fo:font-style="normal" fo:font-weight="normal" fo:background-color="#fff200" loext:char-shading-value="0"/>
    </style:style>
    <style:style style:name="T153" style:family="text">
      <style:text-properties fo:font-variant="normal" fo:text-transform="none" fo:color="#333333" style:font-name="Open Sans" fo:font-size="12pt" fo:letter-spacing="normal" fo:font-style="normal"/>
    </style:style>
    <style:style style:name="T154" style:family="text">
      <style:text-properties fo:font-variant="normal" fo:text-transform="none" fo:color="#333333" style:font-name="Open Sans" fo:font-size="12pt" fo:letter-spacing="normal" fo:font-style="normal" officeooo:rsid="01275ccb"/>
    </style:style>
    <style:style style:name="T155" style:family="text">
      <style:text-properties fo:font-variant="normal" fo:text-transform="none" fo:color="#333333" fo:font-size="12pt" fo:letter-spacing="normal" fo:font-style="normal"/>
    </style:style>
    <style:style style:name="T156" style:family="text">
      <style:text-properties fo:font-variant="normal" fo:text-transform="none" fo:color="#333333" fo:font-size="12pt" fo:letter-spacing="normal" fo:font-style="italic" style:font-style-asian="italic" style:font-style-complex="italic"/>
    </style:style>
    <style:style style:name="T157" style:family="text">
      <style:text-properties fo:font-variant="normal" fo:text-transform="none" fo:color="#222222" style:font-name="Liberation Serif" fo:font-size="12pt" fo:letter-spacing="normal" fo:language="pl" fo:country="PL" fo:font-style="normal" fo:font-weight="bold" officeooo:rsid="0071b874" style:font-size-asian="12pt" style:font-weight-asian="bold" style:font-size-complex="12pt" style:font-weight-complex="bold"/>
    </style:style>
    <style:style style:name="T158" style:family="text">
      <style:text-properties fo:font-variant="normal" fo:text-transform="none" fo:color="#222222" style:font-name="Liberation Serif" fo:font-size="12pt" fo:letter-spacing="normal" fo:language="pl" fo:country="PL" fo:font-style="normal" fo:font-weight="bold" officeooo:rsid="00771efa" style:font-name-asian="Noto Sans CJK SC" style:font-size-asian="12pt" style:font-weight-asian="bold" style:font-name-complex="Lohit Devanagari" style:font-size-complex="12pt" style:font-weight-complex="bold"/>
    </style:style>
    <style:style style:name="T159" style:family="text">
      <style:text-properties fo:font-variant="normal" fo:text-transform="none" fo:color="#222222" style:font-name="Liberation Serif" fo:font-size="12pt" fo:letter-spacing="normal" fo:language="pl" fo:country="PL" fo:font-style="normal" fo:font-weight="bold" officeooo:rsid="009cbcd0" style:font-name-asian="Noto Sans CJK SC" style:font-size-asian="12pt" style:font-weight-asian="bold" style:font-name-complex="Lohit Devanagari" style:font-size-complex="12pt" style:font-weight-complex="bold"/>
    </style:style>
    <style:style style:name="T160" style:family="text">
      <style:text-properties fo:font-variant="normal" fo:text-transform="none" fo:color="#222222" style:font-name="Liberation Serif" fo:font-size="12pt" fo:letter-spacing="normal" fo:language="pl" fo:country="PL" fo:font-style="normal" fo:font-weight="bold" officeooo:rsid="00685941" style:font-name-asian="Noto Sans CJK SC" style:font-size-asian="12pt" style:font-weight-asian="bold" style:font-name-complex="Lohit Devanagari" style:font-size-complex="12pt" style:font-weight-complex="bold"/>
    </style:style>
    <style:style style:name="T161" style:family="text">
      <style:text-properties fo:font-variant="normal" fo:text-transform="none" fo:color="#222222" style:font-name="Liberation Serif" fo:font-size="12pt" fo:letter-spacing="normal" fo:language="pl" fo:country="PL" fo:font-style="normal" fo:font-weight="bold" officeooo:rsid="0124b059" fo:background-color="transparent" loext:char-shading-value="0" style:font-name-asian="Noto Sans CJK SC" style:font-size-asian="12pt" style:font-style-asian="normal" style:font-weight-asian="bold" style:font-name-complex="Lohit Devanagari" style:font-size-complex="12pt" style:font-style-complex="normal" style:font-weight-complex="bold" loext:padding="0in" loext:border="none"/>
    </style:style>
    <style:style style:name="T162" style:family="text">
      <style:text-properties fo:font-variant="normal" fo:text-transform="none" fo:color="#222222" style:font-name="Liberation Serif" fo:font-size="12pt" fo:letter-spacing="normal" fo:language="pl" fo:country="PL" fo:font-style="normal" fo:font-weight="normal" officeooo:rsid="0071b874" style:font-size-asian="12pt" style:font-size-complex="12pt"/>
    </style:style>
    <style:style style:name="T163" style:family="text">
      <style:text-properties fo:font-variant="normal" fo:text-transform="none" fo:color="#222222" style:font-name="Liberation Serif" fo:font-size="12pt" fo:letter-spacing="normal" fo:language="pl" fo:country="PL" fo:font-style="normal" fo:font-weight="normal" officeooo:rsid="0071b874" style:font-size-asian="12pt" style:font-weight-asian="normal" style:font-size-complex="12pt" style:font-weight-complex="normal"/>
    </style:style>
    <style:style style:name="T164" style:family="text">
      <style:text-properties fo:font-variant="normal" fo:text-transform="none" fo:color="#222222" style:font-name="Liberation Serif" fo:font-size="12pt" fo:letter-spacing="normal" fo:language="pl" fo:country="PL" fo:font-style="normal" fo:font-weight="normal" officeooo:rsid="00728cd0" style:font-size-asian="12pt" style:font-weight-asian="normal" style:font-size-complex="12pt" style:font-weight-complex="normal"/>
    </style:style>
    <style:style style:name="T165" style:family="text">
      <style:text-properties fo:font-variant="normal" fo:text-transform="none" fo:color="#222222" style:font-name="Liberation Serif" fo:font-size="12pt" fo:letter-spacing="normal" fo:language="pl" fo:country="PL" fo:font-style="normal" fo:font-weight="normal" officeooo:rsid="011165f5" style:font-size-asian="12pt" style:font-weight-asian="normal" style:font-size-complex="12pt" style:font-weight-complex="normal"/>
    </style:style>
    <style:style style:name="T166" style:family="text">
      <style:text-properties fo:font-variant="normal" fo:text-transform="none" fo:color="#222222" style:font-name="Liberation Serif" fo:font-size="12pt" fo:letter-spacing="normal" fo:language="pl" fo:country="PL" fo:font-style="normal" fo:font-weight="normal" style:font-name-asian="Noto Sans CJK SC" style:font-size-asian="12pt" style:font-weight-asian="normal" style:font-name-complex="Lohit Devanagari" style:font-size-complex="12pt" style:font-weight-complex="normal"/>
    </style:style>
    <style:style style:name="T167" style:family="text">
      <style:text-properties fo:font-variant="normal" fo:text-transform="none" fo:color="#222222" style:font-name="Liberation Serif" fo:font-size="12pt" fo:letter-spacing="normal" fo:language="pl" fo:country="PL" fo:font-style="normal" fo:font-weight="normal" officeooo:rsid="00771efa" style:font-name-asian="Noto Sans CJK SC" style:font-size-asian="12pt" style:font-weight-asian="normal" style:font-name-complex="Lohit Devanagari" style:font-size-complex="12pt" style:font-weight-complex="normal"/>
    </style:style>
    <style:style style:name="T168" style:family="text">
      <style:text-properties fo:font-variant="normal" fo:text-transform="none" fo:color="#222222" style:font-name="Liberation Serif" fo:font-size="12pt" fo:letter-spacing="normal" fo:language="pl" fo:country="PL" fo:font-style="normal" fo:font-weight="normal" officeooo:rsid="0071b874" style:font-name-asian="Noto Sans CJK SC" style:font-size-asian="12pt" style:font-weight-asian="normal" style:font-name-complex="Lohit Devanagari" style:font-size-complex="12pt" style:font-weight-complex="normal"/>
    </style:style>
    <style:style style:name="T169" style:family="text">
      <style:text-properties fo:font-variant="normal" fo:text-transform="none" fo:color="#222222" style:font-name="Liberation Serif" fo:font-size="12pt" fo:letter-spacing="normal" fo:language="pl" fo:country="PL" fo:font-style="normal" fo:font-weight="normal" officeooo:rsid="00a14688" style:font-name-asian="Noto Sans CJK SC" style:font-size-asian="12pt" style:font-weight-asian="normal" style:font-name-complex="Lohit Devanagari" style:font-size-complex="12pt" style:font-weight-complex="normal"/>
    </style:style>
    <style:style style:name="T170" style:family="text">
      <style:text-properties fo:font-variant="normal" fo:text-transform="none" fo:color="#222222" style:font-name="Liberation Serif" fo:font-size="12pt" fo:letter-spacing="normal" fo:language="pl" fo:country="PL" fo:font-style="normal" fo:font-weight="normal" officeooo:rsid="009cbcd0" style:font-name-asian="Noto Sans CJK SC" style:font-size-asian="12pt" style:font-weight-asian="normal" style:font-name-complex="Lohit Devanagari" style:font-size-complex="12pt" style:font-weight-complex="normal"/>
    </style:style>
    <style:style style:name="T171" style:family="text">
      <style:text-properties fo:font-variant="normal" fo:text-transform="none" fo:color="#222222" style:font-name="Liberation Serif" fo:font-size="12pt" fo:letter-spacing="normal" fo:language="pl" fo:country="PL" fo:font-style="normal" fo:font-weight="normal" officeooo:rsid="00a2538b" style:font-name-asian="Noto Sans CJK SC" style:font-size-asian="12pt" style:font-weight-asian="normal" style:font-name-complex="Lohit Devanagari" style:font-size-complex="12pt" style:font-weight-complex="normal"/>
    </style:style>
    <style:style style:name="T172" style:family="text">
      <style:text-properties fo:font-variant="normal" fo:text-transform="none" fo:color="#222222" style:font-name="Liberation Serif" fo:font-size="12pt" fo:letter-spacing="normal" fo:language="pl" fo:country="PL" fo:font-style="normal" fo:font-weight="normal" officeooo:rsid="00a46fb7" style:font-name-asian="Noto Sans CJK SC" style:font-size-asian="12pt" style:font-weight-asian="normal" style:font-name-complex="Lohit Devanagari" style:font-size-complex="12pt" style:font-weight-complex="normal"/>
    </style:style>
    <style:style style:name="T173" style:family="text">
      <style:text-properties fo:font-variant="normal" fo:text-transform="none" fo:color="#222222" style:font-name="Liberation Serif" fo:font-size="12pt" fo:letter-spacing="normal" fo:language="pl" fo:country="PL" fo:font-style="normal" fo:font-weight="normal" officeooo:rsid="00a61769" style:font-name-asian="Noto Sans CJK SC" style:font-size-asian="12pt" style:font-weight-asian="normal" style:font-name-complex="Lohit Devanagari" style:font-size-complex="12pt" style:font-weight-complex="normal"/>
    </style:style>
    <style:style style:name="T174" style:family="text">
      <style:text-properties fo:font-variant="normal" fo:text-transform="none" fo:color="#222222" style:font-name="Liberation Serif" fo:font-size="12pt" fo:letter-spacing="normal" fo:language="pl" fo:country="PL" fo:font-style="normal" fo:font-weight="normal" officeooo:rsid="00a6c6d1" style:font-name-asian="Noto Sans CJK SC" style:font-size-asian="12pt" style:font-weight-asian="normal" style:font-name-complex="Lohit Devanagari" style:font-size-complex="12pt" style:font-weight-complex="normal"/>
    </style:style>
    <style:style style:name="T175" style:family="text">
      <style:text-properties fo:font-variant="normal" fo:text-transform="none" fo:color="#222222" style:font-name="Liberation Serif" fo:font-size="12pt" fo:letter-spacing="normal" fo:language="pl" fo:country="PL" fo:font-style="normal" fo:font-weight="normal" officeooo:rsid="00a838ee" style:font-name-asian="Noto Sans CJK SC" style:font-size-asian="12pt" style:font-weight-asian="normal" style:font-name-complex="Lohit Devanagari" style:font-size-complex="12pt" style:font-weight-complex="normal"/>
    </style:style>
    <style:style style:name="T176" style:family="text">
      <style:text-properties fo:font-variant="normal" fo:text-transform="none" fo:color="#222222" style:font-name="Liberation Serif" fo:font-size="12pt" fo:letter-spacing="normal" fo:language="pl" fo:country="PL" fo:font-style="normal" fo:font-weight="normal" officeooo:rsid="009c5dbb" style:font-name-asian="Noto Sans CJK SC" style:font-size-asian="12pt" style:font-weight-asian="normal" style:font-name-complex="Lohit Devanagari" style:font-size-complex="12pt" style:font-weight-complex="normal" loext:padding="0in" loext:border="none"/>
    </style:style>
    <style:style style:name="T177" style:family="text">
      <style:text-properties fo:font-variant="normal" fo:text-transform="none" fo:color="#222222" style:font-name="Liberation Serif" fo:font-size="12pt" fo:letter-spacing="normal" fo:language="pl" fo:country="PL" fo:font-style="normal" fo:font-weight="normal" officeooo:rsid="00f8fe5d" style:font-name-asian="Noto Sans CJK SC" style:font-size-asian="12pt" style:font-weight-asian="normal" style:font-name-complex="Lohit Devanagari" style:font-size-complex="12pt" style:font-weight-complex="normal" loext:padding="0in" loext:border="none"/>
    </style:style>
    <style:style style:name="T178" style:family="text">
      <style:text-properties fo:font-variant="normal" fo:text-transform="none" fo:color="#222222" style:font-name="Liberation Serif" fo:font-size="12pt" fo:letter-spacing="normal" fo:language="pl" fo:country="PL" fo:font-style="normal" fo:font-weight="normal" officeooo:rsid="00f82826" style:font-name-asian="Noto Sans CJK SC" style:font-size-asian="12pt" style:font-weight-asian="normal" style:font-name-complex="Lohit Devanagari" style:font-size-complex="12pt" style:font-weight-complex="normal"/>
    </style:style>
    <style:style style:name="T179" style:family="text">
      <style:text-properties fo:font-variant="normal" fo:text-transform="none" fo:color="#222222" style:font-name="Liberation Serif" fo:font-size="12pt" fo:letter-spacing="normal" fo:language="pl" fo:country="PL" fo:font-style="normal" fo:font-weight="normal" style:font-name-asian="Noto Sans CJK SC" style:font-size-asian="12pt" style:font-style-asian="normal" style:font-weight-asian="normal" style:font-name-complex="Lohit Devanagari" style:font-size-complex="12pt" style:font-style-complex="normal" style:font-weight-complex="normal"/>
    </style:style>
    <style:style style:name="T180" style:family="text">
      <style:text-properties fo:font-variant="normal" fo:text-transform="none" fo:color="#222222" style:font-name="Liberation Serif" fo:font-size="12pt" fo:letter-spacing="normal" fo:language="pl" fo:country="PL" fo:font-style="normal" fo:font-weight="normal" officeooo:rsid="01006a2e" style:font-name-asian="Noto Sans CJK SC" style:font-size-asian="12pt" style:font-style-asian="normal" style:font-weight-asian="normal" style:font-name-complex="Lohit Devanagari" style:font-size-complex="12pt" style:font-style-complex="normal" style:font-weight-complex="normal"/>
    </style:style>
    <style:style style:name="T181" style:family="text">
      <style:text-properties fo:font-variant="normal" fo:text-transform="none" fo:color="#222222" style:font-name="Liberation Serif" fo:font-size="12pt" fo:letter-spacing="normal" fo:language="pl" fo:country="PL" fo:font-style="normal" fo:font-weight="normal" officeooo:rsid="010186e0" style:font-name-asian="Noto Sans CJK SC" style:font-size-asian="12pt" style:font-style-asian="normal" style:font-weight-asian="normal" style:font-name-complex="Lohit Devanagari" style:font-size-complex="12pt" style:font-style-complex="normal" style:font-weight-complex="normal"/>
    </style:style>
    <style:style style:name="T182" style:family="text">
      <style:text-properties fo:font-variant="normal" fo:text-transform="none" fo:color="#222222" style:font-name="Liberation Serif" fo:font-size="12pt" fo:letter-spacing="normal" fo:language="pl" fo:country="PL" fo:font-style="normal" fo:font-weight="normal" officeooo:rsid="0104ac8f" style:font-name-asian="Noto Sans CJK SC" style:font-size-asian="12pt" style:font-style-asian="normal" style:font-weight-asian="normal" style:font-name-complex="Lohit Devanagari" style:font-size-complex="12pt" style:font-style-complex="normal" style:font-weight-complex="normal"/>
    </style:style>
    <style:style style:name="T183" style:family="text">
      <style:text-properties fo:font-variant="normal" fo:text-transform="none" fo:color="#222222" style:font-name="Liberation Serif" fo:font-size="12pt" fo:letter-spacing="normal" fo:language="pl" fo:country="PL" fo:font-style="normal" fo:font-weight="normal" officeooo:rsid="01056f67" style:font-name-asian="Noto Sans CJK SC" style:font-size-asian="12pt" style:font-style-asian="normal" style:font-weight-asian="normal" style:font-name-complex="Lohit Devanagari" style:font-size-complex="12pt" style:font-style-complex="normal" style:font-weight-complex="normal" loext:padding="0in" loext:border="none"/>
    </style:style>
    <style:style style:name="T184" style:family="text">
      <style:text-properties fo:font-variant="normal" fo:text-transform="none" fo:color="#222222" style:font-name="Liberation Serif" fo:font-size="12pt" fo:letter-spacing="normal" fo:language="pl" fo:country="PL" fo:font-style="normal" fo:font-weight="normal" officeooo:rsid="0106ca5a" style:font-name-asian="Noto Sans CJK SC" style:font-size-asian="12pt" style:font-style-asian="normal" style:font-weight-asian="normal" style:font-name-complex="Lohit Devanagari" style:font-size-complex="12pt" style:font-style-complex="normal" style:font-weight-complex="normal" loext:padding="0in" loext:border="none"/>
    </style:style>
    <style:style style:name="T185" style:family="text">
      <style:text-properties fo:font-variant="normal" fo:text-transform="none" fo:color="#222222" style:font-name="Liberation Serif" fo:font-size="12pt" fo:letter-spacing="normal" fo:language="pl" fo:country="PL" fo:font-style="normal" fo:font-weight="normal" officeooo:rsid="010a6518" style:font-name-asian="Noto Sans CJK SC" style:font-size-asian="12pt" style:font-style-asian="normal" style:font-weight-asian="normal" style:font-name-complex="Lohit Devanagari" style:font-size-complex="12pt" style:font-style-complex="normal" style:font-weight-complex="normal" loext:padding="0in" loext:border="none"/>
    </style:style>
    <style:style style:name="T186" style:family="text">
      <style:text-properties fo:font-variant="normal" fo:text-transform="none" fo:color="#222222" style:font-name="Liberation Serif" fo:font-size="12pt" fo:letter-spacing="normal" fo:language="pl" fo:country="PL" fo:font-style="normal" fo:font-weight="normal" officeooo:rsid="010c2eca" style:font-name-asian="Noto Sans CJK SC" style:font-size-asian="12pt" style:font-style-asian="normal" style:font-weight-asian="normal" style:font-name-complex="Lohit Devanagari" style:font-size-complex="12pt" style:font-style-complex="normal" style:font-weight-complex="normal" loext:padding="0in" loext:border="none"/>
    </style:style>
    <style:style style:name="T187" style:family="text">
      <style:text-properties fo:font-variant="normal" fo:text-transform="none" fo:color="#222222" style:font-name="Liberation Serif" fo:font-size="12pt" fo:letter-spacing="normal" fo:language="pl" fo:country="PL" fo:font-style="normal" fo:font-weight="normal" officeooo:rsid="012117db" style:font-name-asian="Noto Sans CJK SC" style:font-size-asian="12pt" style:font-style-asian="normal" style:font-weight-asian="normal" style:font-name-complex="Lohit Devanagari" style:font-size-complex="12pt" style:font-style-complex="normal" style:font-weight-complex="normal" loext:padding="0in" loext:border="none"/>
    </style:style>
    <style:style style:name="T188" style:family="text">
      <style:text-properties fo:font-variant="normal" fo:text-transform="none" fo:color="#222222" style:font-name="Liberation Serif" fo:font-size="12pt" fo:letter-spacing="normal" fo:language="pl" fo:country="PL" fo:font-style="normal" fo:font-weight="normal" officeooo:rsid="01360fbc" style:font-name-asian="Noto Sans CJK SC" style:font-size-asian="12pt" style:font-style-asian="normal" style:font-weight-asian="normal" style:font-name-complex="Lohit Devanagari" style:font-size-complex="12pt" style:font-style-complex="normal" style:font-weight-complex="normal"/>
    </style:style>
    <style:style style:name="T189" style:family="text">
      <style:text-properties fo:font-variant="normal" fo:text-transform="none" fo:color="#222222" style:font-name="Liberation Serif" fo:font-size="12pt" fo:letter-spacing="normal" fo:language="pl" fo:country="PL" fo:font-style="normal" fo:font-weight="normal" officeooo:rsid="00685941" style:font-name-asian="Noto Sans CJK SC" style:font-size-asian="12pt" style:font-weight-asian="bold" style:font-name-complex="Lohit Devanagari" style:font-size-complex="12pt" style:font-weight-complex="bold"/>
    </style:style>
    <style:style style:name="T190" style:family="text">
      <style:text-properties fo:font-variant="normal" fo:text-transform="none" fo:color="#222222" style:font-name="Liberation Serif" fo:font-size="12pt" fo:letter-spacing="normal" fo:language="pl" fo:country="PL" fo:font-style="normal" fo:font-weight="normal" officeooo:rsid="0070cb2b" style:font-name-asian="Noto Sans CJK SC" style:font-size-asian="12pt" style:font-weight-asian="bold" style:font-name-complex="Lohit Devanagari" style:font-size-complex="12pt" style:font-weight-complex="bold"/>
    </style:style>
    <style:style style:name="T191" style:family="text">
      <style:text-properties fo:font-variant="normal" fo:text-transform="none" fo:color="#222222" style:font-name="Liberation Serif" fo:font-size="12pt" fo:letter-spacing="normal" fo:language="pl" fo:country="PL" fo:font-style="normal" fo:font-weight="normal" officeooo:rsid="0071b874" style:font-name-asian="Noto Sans CJK SC" style:font-size-asian="12pt" style:font-weight-asian="bold" style:font-name-complex="Lohit Devanagari" style:font-size-complex="12pt" style:font-weight-complex="bold"/>
    </style:style>
    <style:style style:name="T192" style:family="text">
      <style:text-properties fo:font-variant="normal" fo:text-transform="none" fo:color="#222222" style:font-name="Liberation Serif" fo:font-size="12pt" fo:letter-spacing="normal" fo:language="pl" fo:country="PL" fo:font-style="normal" fo:font-weight="normal" officeooo:rsid="010e9077" style:font-name-asian="Noto Sans CJK SC" style:font-size-asian="12pt" style:font-weight-asian="bold" style:font-name-complex="Lohit Devanagari" style:font-size-complex="12pt" style:font-weight-complex="bold"/>
    </style:style>
    <style:style style:name="T193" style:family="text">
      <style:text-properties fo:font-variant="normal" fo:text-transform="none" fo:color="#222222" style:font-name="Liberation Serif" fo:font-size="12pt" fo:letter-spacing="normal" fo:language="pl" fo:country="PL" fo:font-style="normal" fo:font-weight="normal" officeooo:rsid="010f3f42" style:font-name-asian="Noto Sans CJK SC" style:font-size-asian="12pt" style:font-weight-asian="bold" style:font-name-complex="Lohit Devanagari" style:font-size-complex="12pt" style:font-weight-complex="bold"/>
    </style:style>
    <style:style style:name="T194" style:family="text">
      <style:text-properties fo:font-variant="normal" fo:text-transform="none" fo:color="#222222" style:font-name="Liberation Serif" fo:font-size="12pt" fo:letter-spacing="normal" fo:language="pl" fo:country="PL" fo:font-style="normal" fo:font-weight="normal" officeooo:rsid="0110c565" style:font-name-asian="Noto Sans CJK SC" style:font-size-asian="12pt" style:font-weight-asian="bold" style:font-name-complex="Lohit Devanagari" style:font-size-complex="12pt" style:font-weight-complex="bold"/>
    </style:style>
    <style:style style:name="T195" style:family="text">
      <style:text-properties fo:font-variant="normal" fo:text-transform="none" fo:color="#222222" style:font-name="Liberation Serif" fo:font-size="12pt" fo:letter-spacing="normal" fo:language="pl" fo:country="PL" fo:font-style="normal" fo:font-weight="normal" officeooo:rsid="010c2eca" fo:background-color="transparent" loext:char-shading-value="0" style:font-name-asian="Noto Sans CJK SC" style:font-size-asian="12pt" style:font-style-asian="normal" style:font-weight-asian="normal" style:font-name-complex="Lohit Devanagari" style:font-size-complex="12pt" style:font-style-complex="normal" style:font-weight-complex="normal" loext:padding="0in" loext:border="none"/>
    </style:style>
    <style:style style:name="T196" style:family="text">
      <style:text-properties fo:font-variant="normal" fo:text-transform="none" fo:color="#222222" style:font-name="Liberation Serif" fo:font-size="12pt" fo:letter-spacing="normal" fo:language="pl" fo:country="PL" fo:font-style="normal" fo:font-weight="normal" officeooo:rsid="01219345" fo:background-color="transparent" loext:char-shading-value="0" style:font-name-asian="Noto Sans CJK SC" style:font-size-asian="12pt" style:font-style-asian="normal" style:font-weight-asian="normal" style:font-name-complex="Lohit Devanagari" style:font-size-complex="12pt" style:font-style-complex="normal" style:font-weight-complex="normal" loext:padding="0in" loext:border="none"/>
    </style:style>
    <style:style style:name="T197" style:family="text">
      <style:text-properties fo:font-variant="normal" fo:text-transform="none" fo:color="#222222" style:font-name="Liberation Serif" fo:font-size="12pt" fo:letter-spacing="normal" fo:language="pl" fo:country="PL" fo:font-style="normal" fo:font-weight="normal" officeooo:rsid="012117db" fo:background-color="transparent" loext:char-shading-value="0" style:font-name-asian="Noto Sans CJK SC" style:font-size-asian="12pt" style:font-style-asian="normal" style:font-weight-asian="normal" style:font-name-complex="Lohit Devanagari" style:font-size-complex="12pt" style:font-style-complex="normal" style:font-weight-complex="normal" loext:padding="0in" loext:border="none"/>
    </style:style>
    <style:style style:name="T198" style:family="text">
      <style:text-properties fo:font-variant="normal" fo:text-transform="none" fo:color="#222222" style:font-name="Liberation Serif" fo:font-size="12pt" fo:letter-spacing="normal" fo:language="pl" fo:country="PL" fo:font-style="normal" fo:font-weight="normal" officeooo:rsid="0124b059" fo:background-color="transparent" loext:char-shading-value="0" style:font-name-asian="Noto Sans CJK SC" style:font-size-asian="12pt" style:font-style-asian="normal" style:font-weight-asian="normal" style:font-name-complex="Lohit Devanagari" style:font-size-complex="12pt" style:font-style-complex="normal" style:font-weight-complex="normal" loext:padding="0in" loext:border="none"/>
    </style:style>
    <style:style style:name="T199" style:family="text">
      <style:text-properties fo:font-variant="normal" fo:text-transform="none" fo:color="#222222" style:font-name="Liberation Serif" fo:font-size="12pt" fo:letter-spacing="normal" fo:language="pl" fo:country="PL" fo:font-style="normal" fo:font-weight="normal" officeooo:rsid="01360fbc" fo:background-color="transparent" loext:char-shading-value="0" style:font-name-asian="Noto Sans CJK SC" style:font-size-asian="12pt" style:font-style-asian="normal" style:font-weight-asian="normal" style:font-name-complex="Lohit Devanagari" style:font-size-complex="12pt" style:font-style-complex="normal" style:font-weight-complex="normal" loext:padding="0in" loext:border="none"/>
    </style:style>
    <style:style style:name="T200" style:family="text">
      <style:text-properties fo:font-variant="normal" fo:text-transform="none" fo:color="#222222" style:font-name="Liberation Serif" fo:font-size="12pt" fo:letter-spacing="normal" fo:language="pl" fo:country="PL" fo:font-style="normal" fo:font-weight="normal" officeooo:rsid="01366f7b" fo:background-color="transparent" loext:char-shading-value="0" style:font-name-asian="Noto Sans CJK SC" style:font-size-asian="12pt" style:font-style-asian="normal" style:font-weight-asian="normal" style:font-name-complex="Lohit Devanagari" style:font-size-complex="12pt" style:font-style-complex="normal" style:font-weight-complex="normal" loext:padding="0in" loext:border="none"/>
    </style:style>
    <style:style style:name="T201" style:family="text">
      <style:text-properties fo:font-variant="normal" fo:text-transform="none" fo:color="#222222" style:font-name="Liberation Serif" fo:font-size="12pt" fo:letter-spacing="normal" fo:language="pl" fo:country="PL" fo:font-style="normal" style:font-name-asian="Noto Sans CJK SC" style:font-size-asian="12pt" style:font-style-asian="normal" style:font-name-complex="Lohit Devanagari" style:font-size-complex="12pt" style:font-style-complex="normal"/>
    </style:style>
    <style:style style:name="T202" style:family="text">
      <style:text-properties fo:font-variant="normal" fo:text-transform="none" fo:color="#222222" style:font-name="Liberation Serif" fo:font-size="12pt" fo:letter-spacing="normal" fo:language="pl" fo:country="PL" fo:font-style="normal" officeooo:rsid="01006a2e" style:font-name-asian="Noto Sans CJK SC" style:font-size-asian="12pt" style:font-style-asian="normal" style:font-name-complex="Lohit Devanagari" style:font-size-complex="12pt" style:font-style-complex="normal"/>
    </style:style>
    <style:style style:name="T203" style:family="text">
      <style:text-properties fo:font-variant="normal" fo:text-transform="none" fo:color="#222222" style:font-name="Liberation Serif" fo:font-size="12pt" fo:letter-spacing="normal" fo:language="pl" fo:country="PL" fo:font-style="normal" style:font-size-asian="12pt" style:font-size-complex="12pt"/>
    </style:style>
    <style:style style:name="T204" style:family="text">
      <style:text-properties fo:font-variant="normal" fo:text-transform="none" fo:color="#222222" style:font-name="Liberation Serif" fo:font-size="12pt" fo:letter-spacing="normal" fo:language="pl" fo:country="PL" fo:font-style="normal" officeooo:rsid="0114ee38" style:font-size-asian="12pt" style:font-size-complex="12pt"/>
    </style:style>
    <style:style style:name="T205" style:family="text">
      <style:text-properties fo:font-variant="normal" fo:text-transform="none" fo:color="#222222" style:font-name="Liberation Serif" fo:font-size="12pt" fo:letter-spacing="normal" fo:language="pl" fo:country="PL" fo:font-style="italic" fo:font-weight="normal" style:font-name-asian="Noto Sans CJK SC" style:font-size-asian="12pt" style:font-style-asian="italic" style:font-weight-asian="normal" style:font-name-complex="Lohit Devanagari" style:font-size-complex="12pt" style:font-style-complex="italic" style:font-weight-complex="normal"/>
    </style:style>
    <style:style style:name="T206" style:family="text">
      <style:text-properties fo:font-variant="normal" fo:text-transform="none" fo:color="#222222" style:font-name="Liberation Serif" fo:font-size="12pt" fo:letter-spacing="normal" fo:language="pl" fo:country="PL" fo:font-style="italic" fo:font-weight="normal" officeooo:rsid="010c2eca" fo:background-color="transparent" loext:char-shading-value="0" style:font-name-asian="Noto Sans CJK SC" style:font-size-asian="12pt" style:font-style-asian="italic" style:font-weight-asian="normal" style:font-name-complex="Lohit Devanagari" style:font-size-complex="12pt" style:font-style-complex="italic" style:font-weight-complex="normal" loext:padding="0in" loext:border="none"/>
    </style:style>
    <style:style style:name="T207" style:family="text">
      <style:text-properties fo:font-variant="normal" fo:text-transform="none" fo:color="#222222" style:font-name="Liberation Serif" fo:font-size="12pt" fo:letter-spacing="normal" fo:language="pl" fo:country="PL" fo:font-style="italic" fo:font-weight="normal" officeooo:rsid="0124b059" fo:background-color="transparent" loext:char-shading-value="0" style:font-name-asian="Noto Sans CJK SC" style:font-size-asian="12pt" style:font-style-asian="italic" style:font-weight-asian="normal" style:font-name-complex="Lohit Devanagari" style:font-size-complex="12pt" style:font-style-complex="italic" style:font-weight-complex="normal" loext:padding="0in" loext:border="none"/>
    </style:style>
    <style:style style:name="T208" style:family="text">
      <style:text-properties fo:font-variant="normal" fo:text-transform="none" fo:color="#222222" style:font-name="Liberation Serif" fo:font-size="12pt" fo:letter-spacing="normal" fo:font-style="normal" fo:font-weight="bold" style:font-name-asian="Noto Sans CJK SC" style:font-size-asian="12pt" style:font-weight-asian="bold" style:font-name-complex="Lohit Devanagari" style:font-size-complex="12pt" style:font-weight-complex="bold"/>
    </style:style>
    <style:style style:name="T209" style:family="text">
      <style:text-properties fo:font-variant="normal" fo:text-transform="none" fo:color="#222222" style:font-name="Liberation Serif" fo:font-size="12pt" fo:letter-spacing="normal" fo:font-style="normal" fo:font-weight="normal" style:font-name-asian="Noto Sans CJK SC" style:font-size-asian="12pt" style:font-weight-asian="normal" style:font-name-complex="Lohit Devanagari" style:font-size-complex="12pt" style:font-weight-complex="normal"/>
    </style:style>
    <style:style style:name="T210" style:family="text">
      <style:text-properties fo:font-variant="normal" fo:text-transform="none" fo:color="#222222" fo:font-size="10pt" fo:letter-spacing="normal" fo:language="pl" fo:country="PL" fo:font-style="normal" fo:font-weight="normal" officeooo:rsid="010a6518" style:font-size-asian="10pt" style:font-style-asian="normal" style:font-weight-asian="normal" style:font-size-complex="10pt" style:font-style-complex="normal" style:font-weight-complex="normal" loext:padding="0in" loext:border="none"/>
    </style:style>
    <style:style style:name="T211" style:family="text">
      <style:text-properties fo:font-variant="normal" fo:text-transform="none" fo:color="#3a3838" style:font-name="Proxima Nova Soft" fo:font-size="15pt" fo:letter-spacing="normal" fo:font-style="normal" fo:font-weight="normal" officeooo:rsid="008a9baf"/>
    </style:style>
    <style:style style:name="T212" style:family="text">
      <style:text-properties fo:font-variant="normal" fo:text-transform="none" fo:letter-spacing="normal" fo:font-style="normal" fo:font-weight="normal"/>
    </style:style>
    <style:style style:name="T213" style:family="text">
      <style:text-properties fo:font-variant="normal" fo:text-transform="none" fo:color="#606569" style:font-name="inherit" fo:font-size="10.5pt" fo:letter-spacing="normal" fo:font-style="normal" fo:font-weight="normal"/>
    </style:style>
    <style:style style:name="T214" style:family="text">
      <style:text-properties fo:font-variant="normal" fo:text-transform="none" fo:color="#e54e53" style:text-line-through-style="none" style:text-line-through-type="none" style:font-name="inherit" fo:font-size="10.5pt" fo:letter-spacing="normal" fo:font-style="normal" style:text-underline-style="none" fo:font-weight="normal" style:text-blinking="false" loext:padding="0in" loext:border="none"/>
    </style:style>
    <style:style style:name="T215" style:family="text">
      <style:text-properties fo:font-variant="normal" fo:text-transform="none" fo:color="#242729" style:font-name="Liberation Serif" fo:font-size="12pt" fo:letter-spacing="normal" fo:language="pl" fo:country="PL" fo:font-style="normal" fo:font-weight="normal" officeooo:rsid="00f7f3ec" style:font-size-asian="12pt" style:font-weight-asian="normal" style:font-size-complex="12pt" style:font-weight-complex="normal" loext:padding="0in" loext:border="none"/>
    </style:style>
    <style:style style:name="T216" style:family="text">
      <style:text-properties fo:font-variant="normal" fo:text-transform="none" fo:color="#000080" style:font-name="Liberation Serif" fo:font-size="12pt" fo:letter-spacing="normal" fo:language="pl" fo:country="PL" fo:font-style="normal" style:text-underline-style="solid" style:text-underline-width="auto" style:text-underline-color="font-color" fo:font-weight="normal" style:font-name-asian="Noto Sans CJK SC" style:font-size-asian="12pt" style:language-asian="zxx" style:country-asian="none" style:font-weight-asian="normal" style:font-name-complex="Lohit Devanagari" style:font-size-complex="12pt" style:language-complex="zxx" style:country-complex="none" style:font-weight-complex="normal"/>
    </style:style>
    <style:style style:name="T217" style:family="text">
      <style:text-properties fo:font-variant="normal" fo:text-transform="none" fo:color="#000080" style:font-name="Liberation Serif" fo:font-size="12pt" fo:letter-spacing="normal" fo:language="pl" fo:country="PL" fo:font-style="normal" style:text-underline-style="solid" style:text-underline-width="auto" style:text-underline-color="font-color" fo:font-weight="normal" officeooo:rsid="006deffa" style:font-name-asian="Noto Sans CJK SC" style:font-size-asian="12pt" style:language-asian="zxx" style:country-asian="none" style:font-weight-asian="normal" style:font-name-complex="Lohit Devanagari" style:font-size-complex="12pt" style:language-complex="zxx" style:country-complex="none" style:font-weight-complex="normal"/>
    </style:style>
    <style:style style:name="T218" style:family="text">
      <style:text-properties fo:font-variant="normal" fo:text-transform="none" fo:color="#191e1e" style:font-name="Open Sans" fo:font-size="12pt" fo:letter-spacing="normal" fo:font-style="normal" fo:font-weight="normal"/>
    </style:style>
    <style:style style:name="T219" style:family="text">
      <style:text-properties fo:font-variant="normal" fo:text-transform="none" fo:color="#191e1e" style:font-name="Liberation Serif" fo:font-size="12pt" fo:letter-spacing="normal" fo:language="pl" fo:country="PL" fo:font-style="normal" fo:font-weight="normal" officeooo:rsid="0158ec50" style:font-style-asian="normal" style:font-weight-asian="normal" style:font-style-complex="normal" style:font-weight-complex="normal" loext:padding-left="0.0626in" loext:padding-right="0.0626in" loext:padding-top="0.0209in" loext:padding-bottom="0.0209in" loext:border="0.06pt solid #e1e1e8"/>
    </style:style>
    <style:style style:name="T220" style:family="text">
      <style:text-properties officeooo:rsid="001f69bb"/>
    </style:style>
    <style:style style:name="T221" style:family="text">
      <style:text-properties officeooo:rsid="002071b5"/>
    </style:style>
    <style:style style:name="T222" style:family="text">
      <style:text-properties officeooo:rsid="0020e904"/>
    </style:style>
    <style:style style:name="T223" style:family="text">
      <style:text-properties officeooo:rsid="00269e9d"/>
    </style:style>
    <style:style style:name="T224" style:family="text">
      <style:text-properties officeooo:rsid="00274046"/>
    </style:style>
    <style:style style:name="T225" style:family="text">
      <style:text-properties officeooo:rsid="0027e239"/>
    </style:style>
    <style:style style:name="T226" style:family="text">
      <style:text-properties style:font-name="Liberation Serif" officeooo:rsid="0032db9a"/>
    </style:style>
    <style:style style:name="T227" style:family="text">
      <style:text-properties style:font-name="Liberation Serif" fo:font-size="12pt" officeooo:rsid="0052b0da" style:font-size-asian="12pt" style:font-size-complex="12pt"/>
    </style:style>
    <style:style style:name="T228" style:family="text">
      <style:text-properties style:font-name="Liberation Serif" fo:font-size="12pt" fo:language="pl" fo:country="PL" fo:font-weight="normal" officeooo:rsid="00f7f3ec" style:font-size-asian="12pt" style:font-weight-asian="normal" style:font-size-complex="12pt" style:font-weight-complex="normal"/>
    </style:style>
    <style:style style:name="T229" style:family="text">
      <style:text-properties style:font-name="Liberation Serif" fo:font-size="12pt" fo:language="pl" fo:country="PL" fo:font-weight="normal" officeooo:rsid="00f68247" style:font-size-asian="12pt" style:font-weight-asian="normal" style:font-size-complex="12pt" style:font-weight-complex="normal"/>
    </style:style>
    <style:style style:name="T230" style:family="text">
      <style:text-properties officeooo:rsid="0034c4c0"/>
    </style:style>
    <style:style style:name="T231" style:family="text">
      <style:text-properties officeooo:rsid="00436907"/>
    </style:style>
    <style:style style:name="T232" style:family="text">
      <style:text-properties officeooo:rsid="004439d6"/>
    </style:style>
    <style:style style:name="T233" style:family="text">
      <style:text-properties officeooo:rsid="0032db9a"/>
    </style:style>
    <style:style style:name="T234" style:family="text">
      <style:text-properties officeooo:rsid="002cb75e"/>
    </style:style>
    <style:style style:name="T235" style:family="text">
      <style:text-properties fo:background-color="#fff200" loext:char-shading-value="0"/>
    </style:style>
    <style:style style:name="T236" style:family="text">
      <style:text-properties officeooo:rsid="00944b6e" fo:background-color="#fff200" loext:char-shading-value="0"/>
    </style:style>
    <style:style style:name="T237" style:family="text">
      <style:text-properties officeooo:rsid="0052242c"/>
    </style:style>
    <style:style style:name="T238" style:family="text">
      <style:text-properties style:font-name-asian="Noto Sans CJK SC" style:font-size-asian="14.1000003814697pt" style:font-weight-asian="bold" style:font-name-complex="Lohit Devanagari" style:font-size-complex="14.1000003814697pt" style:font-weight-complex="bold"/>
    </style:style>
    <style:style style:name="T239" style:family="text">
      <style:text-properties officeooo:rsid="004439d6" style:font-name-asian="Noto Sans CJK SC" style:font-size-asian="14.1000003814697pt" style:font-weight-asian="bold" style:font-name-complex="Lohit Devanagari" style:font-size-complex="14.1000003814697pt" style:font-weight-complex="bold"/>
    </style:style>
    <style:style style:name="T240" style:family="text">
      <style:text-properties officeooo:rsid="007057ba" style:font-name-asian="Noto Sans CJK SC" style:font-size-asian="14.1000003814697pt" style:font-weight-asian="bold" style:font-name-complex="Lohit Devanagari" style:font-size-complex="14.1000003814697pt" style:font-weight-complex="bold"/>
    </style:style>
    <style:style style:name="T241" style:family="text">
      <style:text-properties style:font-name-asian="Noto Sans CJK SC" style:font-name-complex="Lohit Devanagari"/>
    </style:style>
    <style:style style:name="T242" style:family="text">
      <style:text-properties officeooo:rsid="0052b0da" style:font-name-asian="Noto Sans CJK SC" style:font-name-complex="Lohit Devanagari"/>
    </style:style>
    <style:style style:name="T243" style:family="text">
      <style:text-properties officeooo:rsid="00771efa" style:font-name-asian="Noto Sans CJK SC" style:font-name-complex="Lohit Devanagari"/>
    </style:style>
    <style:style style:name="T244" style:family="text">
      <style:text-properties officeooo:rsid="007057ba" style:font-name-asian="Noto Sans CJK SC" style:font-name-complex="Lohit Devanagari"/>
    </style:style>
    <style:style style:name="T245" style:family="text">
      <style:text-properties officeooo:rsid="004439d6" style:font-name-asian="Noto Sans CJK SC" style:font-name-complex="Lohit Devanagari"/>
    </style:style>
    <style:style style:name="T246" style:family="text">
      <style:text-properties officeooo:rsid="00dabf57" style:font-name-asian="Noto Sans CJK SC" style:font-name-complex="Lohit Devanagari"/>
    </style:style>
    <style:style style:name="T247" style:family="text">
      <style:text-properties officeooo:rsid="0113430a" style:font-name-asian="Noto Sans CJK SC" style:font-name-complex="Lohit Devanagari"/>
    </style:style>
    <style:style style:name="T248" style:family="text">
      <style:text-properties officeooo:rsid="0114ee38" style:font-name-asian="Noto Sans CJK SC" style:font-name-complex="Lohit Devanagari"/>
    </style:style>
    <style:style style:name="T249" style:family="text">
      <style:text-properties officeooo:rsid="011ef826" style:font-name-asian="Noto Sans CJK SC" style:font-name-complex="Lohit Devanagari"/>
    </style:style>
    <style:style style:name="T250" style:family="text">
      <style:text-properties officeooo:rsid="0120bd92" style:font-name-asian="Noto Sans CJK SC" style:font-name-complex="Lohit Devanagari"/>
    </style:style>
    <style:style style:name="T251" style:family="text">
      <style:text-properties style:font-name-asian="Noto Sans CJK SC" style:font-style-asian="normal" style:font-name-complex="Lohit Devanagari" style:font-style-complex="normal"/>
    </style:style>
    <style:style style:name="T252" style:family="text">
      <style:text-properties officeooo:rsid="006c1f34"/>
    </style:style>
    <style:style style:name="T253" style:family="text">
      <style:text-properties officeooo:rsid="006e71b3"/>
    </style:style>
    <style:style style:name="T254" style:family="text">
      <style:text-properties officeooo:rsid="007057ba"/>
    </style:style>
    <style:style style:name="T255" style:family="text">
      <style:text-properties fo:font-weight="normal" style:font-weight-asian="normal" style:font-weight-complex="normal"/>
    </style:style>
    <style:style style:name="T256" style:family="text">
      <style:text-properties fo:font-weight="normal" officeooo:rsid="00e1a1b7" style:font-weight-asian="normal" style:font-weight-complex="normal"/>
    </style:style>
    <style:style style:name="T257" style:family="text">
      <style:text-properties fo:font-weight="normal" officeooo:rsid="00f0a016" style:font-weight-asian="normal" style:font-weight-complex="normal"/>
    </style:style>
    <style:style style:name="T258" style:family="text">
      <style:text-properties officeooo:rsid="0075dd66"/>
    </style:style>
    <style:style style:name="T259" style:family="text">
      <style:text-properties officeooo:rsid="007ce75d"/>
    </style:style>
    <style:style style:name="T260" style:family="text">
      <style:text-properties officeooo:rsid="007d75de"/>
    </style:style>
    <style:style style:name="T261" style:family="text">
      <style:text-properties officeooo:rsid="007e2c93"/>
    </style:style>
    <style:style style:name="T262" style:family="text">
      <style:text-properties officeooo:rsid="007e78ef"/>
    </style:style>
    <style:style style:name="T263" style:family="text">
      <style:text-properties officeooo:rsid="007fa4dd"/>
    </style:style>
    <style:style style:name="T264" style:family="text">
      <style:text-properties officeooo:rsid="008157c1"/>
    </style:style>
    <style:style style:name="T265" style:family="text">
      <style:text-properties officeooo:rsid="0082690f"/>
    </style:style>
    <style:style style:name="T266" style:family="text">
      <style:text-properties officeooo:rsid="0083230a"/>
    </style:style>
    <style:style style:name="T267" style:family="text">
      <style:text-properties officeooo:rsid="00852323"/>
    </style:style>
    <style:style style:name="T268" style:family="text">
      <style:text-properties officeooo:rsid="00877f4a"/>
    </style:style>
    <style:style style:name="T269" style:family="text">
      <style:text-properties officeooo:rsid="0088b30e"/>
    </style:style>
    <style:style style:name="T270" style:family="text">
      <style:text-properties officeooo:rsid="008e1d1e"/>
    </style:style>
    <style:style style:name="T271" style:family="text">
      <style:text-properties officeooo:rsid="008fd29e"/>
    </style:style>
    <style:style style:name="T272" style:family="text">
      <style:text-properties officeooo:rsid="00903957"/>
    </style:style>
    <style:style style:name="T273" style:family="text">
      <style:text-properties officeooo:rsid="0091bbe5"/>
    </style:style>
    <style:style style:name="T274" style:family="text">
      <style:text-properties officeooo:rsid="0091c395"/>
    </style:style>
    <style:style style:name="T275" style:family="text">
      <style:text-properties officeooo:rsid="0092ed62"/>
    </style:style>
    <style:style style:name="T276" style:family="text">
      <style:text-properties officeooo:rsid="0097ae66"/>
    </style:style>
    <style:style style:name="T277" style:family="text">
      <style:text-properties officeooo:rsid="0098be0f"/>
    </style:style>
    <style:style style:name="T278" style:family="text">
      <style:text-properties officeooo:rsid="009a9a32"/>
    </style:style>
    <style:style style:name="T279" style:family="text">
      <style:text-properties fo:font-weight="bold" style:font-weight-asian="bold" style:font-weight-complex="bold"/>
    </style:style>
    <style:style style:name="T280" style:family="text">
      <style:text-properties fo:font-weight="bold" officeooo:rsid="00beda13" style:font-weight-asian="bold" style:font-weight-complex="bold"/>
    </style:style>
    <style:style style:name="T281" style:family="text">
      <style:text-properties fo:font-weight="bold" officeooo:rsid="0052b0da" style:font-weight-asian="bold" style:font-weight-complex="bold"/>
    </style:style>
    <style:style style:name="T282" style:family="text">
      <style:text-properties fo:font-weight="bold" officeooo:rsid="0071b874" style:font-weight-asian="bold" style:font-weight-complex="bold"/>
    </style:style>
    <style:style style:name="T283" style:family="text">
      <style:text-properties fo:font-weight="bold" officeooo:rsid="00a9e4c3" style:font-weight-asian="bold" style:font-weight-complex="bold"/>
    </style:style>
    <style:style style:name="T284" style:family="text">
      <style:text-properties fo:font-weight="bold" officeooo:rsid="00e1a1b7" style:font-weight-asian="bold" style:font-weight-complex="bold"/>
    </style:style>
    <style:style style:name="T285" style:family="text">
      <style:text-properties fo:font-weight="bold" style:font-name-asian="Noto Sans CJK SC" style:font-weight-asian="bold" style:font-name-complex="Lohit Devanagari" style:font-weight-complex="bold"/>
    </style:style>
    <style:style style:name="T286" style:family="text">
      <style:text-properties officeooo:rsid="009e7c1f"/>
    </style:style>
    <style:style style:name="T287" style:family="text">
      <style:text-properties officeooo:rsid="009f8ed3"/>
    </style:style>
    <style:style style:name="T288" style:family="text">
      <style:text-properties officeooo:rsid="00a9e4c3"/>
    </style:style>
    <style:style style:name="T289" style:family="text">
      <style:text-properties officeooo:rsid="00afa13d"/>
    </style:style>
    <style:style style:name="T290" style:family="text">
      <style:text-properties officeooo:rsid="00b7e9b2"/>
    </style:style>
    <style:style style:name="T291" style:family="text">
      <style:text-properties officeooo:rsid="00b942f7"/>
    </style:style>
    <style:style style:name="T292" style:family="text">
      <style:text-properties officeooo:rsid="00b9d9fc"/>
    </style:style>
    <style:style style:name="T293" style:family="text">
      <style:text-properties officeooo:rsid="00bbbabe"/>
    </style:style>
    <style:style style:name="T294" style:family="text">
      <style:text-properties officeooo:rsid="00beda13"/>
    </style:style>
    <style:style style:name="T295" style:family="text">
      <style:text-properties officeooo:rsid="00c079fd"/>
    </style:style>
    <style:style style:name="T296" style:family="text">
      <style:text-properties style:text-line-through-style="none" style:text-line-through-type="none" style:font-name="Liberation Serif" fo:font-size="12pt" style:text-underline-style="none" fo:font-weight="normal" officeooo:rsid="00c2b11d" style:text-blinking="false" style:font-size-asian="12pt" style:font-style-asian="normal" style:font-weight-asian="normal" style:font-size-complex="12pt" style:font-style-complex="normal" style:font-weight-complex="normal" loext:padding="0in" loext:border="none"/>
    </style:style>
    <style:style style:name="T297" style:family="text">
      <style:text-properties style:text-line-through-style="none" style:text-line-through-type="none" style:font-name="Liberation Serif" fo:font-size="12pt" style:text-underline-style="none" fo:font-weight="normal" style:text-blinking="false" style:font-size-asian="12pt" style:font-style-asian="normal" style:font-weight-asian="normal" style:font-size-complex="12pt" style:font-style-complex="normal" style:font-weight-complex="normal" loext:padding="0in" loext:border="none"/>
    </style:style>
    <style:style style:name="T298" style:family="text">
      <style:text-properties style:text-line-through-style="none" style:text-line-through-type="none" style:font-name="Liberation Serif" fo:font-size="12pt" style:text-underline-style="none" fo:font-weight="normal" officeooo:rsid="00cccc1c" style:text-blinking="false" style:font-size-asian="12pt" style:font-style-asian="normal" style:font-weight-asian="normal" style:font-size-complex="12pt" style:font-style-complex="normal" style:font-weight-complex="normal" loext:padding="0in" loext:border="none"/>
    </style:style>
    <style:style style:name="T299" style:family="text">
      <style:text-properties style:text-line-through-style="none" style:text-line-through-type="none" style:font-name="Liberation Serif" fo:font-size="12pt" style:text-underline-style="none" fo:font-weight="normal" officeooo:rsid="0052b0da" style:text-blinking="false" style:font-size-asian="12pt" style:font-style-asian="normal" style:font-weight-asian="normal" style:font-size-complex="12pt" style:font-style-complex="normal" style:font-weight-complex="normal" loext:padding="0in" loext:border="none"/>
    </style:style>
    <style:style style:name="T300" style:family="text">
      <style:text-properties style:text-line-through-style="none" style:text-line-through-type="none" style:font-name="Liberation Serif" fo:font-size="12pt" style:text-underline-style="none" fo:font-weight="normal" officeooo:rsid="012bcb0f" style:text-blinking="false" style:font-size-asian="12pt" style:font-style-asian="normal" style:font-weight-asian="normal" style:font-size-complex="12pt" style:font-style-complex="normal" style:font-weight-complex="normal" loext:padding="0in" loext:border="none"/>
    </style:style>
    <style:style style:name="T301" style:family="text">
      <style:text-properties style:text-line-through-style="none" style:text-line-through-type="none" style:font-name="Liberation Serif" fo:font-size="12pt" style:text-underline-style="none" officeooo:rsid="00b239ff" style:text-blinking="false" style:font-size-asian="12pt" style:font-style-asian="normal" style:font-size-complex="12pt" style:font-style-complex="normal" loext:padding="0in" loext:border="none"/>
    </style:style>
    <style:style style:name="T302" style:family="text">
      <style:text-properties officeooo:rsid="00685941"/>
    </style:style>
    <style:style style:name="T303" style:family="text">
      <style:text-properties officeooo:rsid="0052b0da"/>
    </style:style>
    <style:style style:name="T304" style:family="text">
      <style:text-properties officeooo:rsid="00d27519"/>
    </style:style>
    <style:style style:name="T305" style:family="text">
      <style:text-properties officeooo:rsid="00d577f5"/>
    </style:style>
    <style:style style:name="T306" style:family="text">
      <style:text-properties officeooo:rsid="00d81178"/>
    </style:style>
    <style:style style:name="T307" style:family="text">
      <style:text-properties officeooo:rsid="00de1cc0"/>
    </style:style>
    <style:style style:name="T308" style:family="text">
      <style:text-properties officeooo:rsid="00df2bb5"/>
    </style:style>
    <style:style style:name="T309" style:family="text">
      <style:text-properties officeooo:rsid="00e1a1b7"/>
    </style:style>
    <style:style style:name="T310" style:family="text">
      <style:text-properties officeooo:rsid="00e4541f"/>
    </style:style>
    <style:style style:name="T311" style:family="text">
      <style:text-properties officeooo:rsid="00e770c2"/>
    </style:style>
    <style:style style:name="T312" style:family="text">
      <style:text-properties officeooo:rsid="00eaa6a8"/>
    </style:style>
    <style:style style:name="T313" style:family="text">
      <style:text-properties officeooo:rsid="00ef1670"/>
    </style:style>
    <style:style style:name="T314" style:family="text">
      <style:text-properties officeooo:rsid="00f00d40"/>
    </style:style>
    <style:style style:name="T315" style:family="text">
      <style:text-properties officeooo:rsid="00f2eb62"/>
    </style:style>
    <style:style style:name="T316" style:family="text">
      <style:text-properties fo:font-size="12pt" fo:language="pl" fo:country="PL" fo:font-weight="normal" officeooo:rsid="00f7f3ec" style:font-size-asian="12pt" style:font-weight-asian="normal" style:font-size-complex="12pt" style:font-weight-complex="normal"/>
    </style:style>
    <style:style style:name="T317" style:family="text">
      <style:text-properties officeooo:rsid="00f8fe5d"/>
    </style:style>
    <style:style style:name="T318" style:family="text">
      <style:text-properties officeooo:rsid="00fa169d"/>
    </style:style>
    <style:style style:name="T319" style:family="text">
      <style:text-properties officeooo:rsid="00fa81b7"/>
    </style:style>
    <style:style style:name="T320" style:family="text">
      <style:text-properties officeooo:rsid="00fb42b7"/>
    </style:style>
    <style:style style:name="T321" style:family="text">
      <style:text-properties officeooo:rsid="00fc5eb1"/>
    </style:style>
    <style:style style:name="T322" style:family="text">
      <style:text-properties fo:font-style="normal" style:font-style-asian="normal" style:font-style-complex="normal"/>
    </style:style>
    <style:style style:name="T323" style:family="text">
      <style:text-properties fo:font-style="normal" officeooo:rsid="0114ee38" style:font-style-asian="normal" style:font-style-complex="normal"/>
    </style:style>
    <style:style style:name="T324" style:family="text">
      <style:text-properties fo:font-style="normal" officeooo:rsid="011902b5" style:font-style-asian="normal" style:font-style-complex="normal"/>
    </style:style>
    <style:style style:name="T325" style:family="text">
      <style:text-properties fo:font-style="normal" officeooo:rsid="013943dc" style:font-style-asian="normal" style:font-style-complex="normal"/>
    </style:style>
    <style:style style:name="T326" style:family="text">
      <style:text-properties fo:font-style="normal" officeooo:rsid="0139fdd5" style:font-style-asian="normal" style:font-style-complex="normal"/>
    </style:style>
    <style:style style:name="T327" style:family="text">
      <style:text-properties fo:font-style="normal" officeooo:rsid="013b83b1" style:font-style-asian="normal" style:font-style-complex="normal"/>
    </style:style>
    <style:style style:name="T328" style:family="text">
      <style:text-properties fo:font-style="normal" officeooo:rsid="01471826" style:font-style-asian="normal" style:font-style-complex="normal"/>
    </style:style>
    <style:style style:name="T329" style:family="text">
      <style:text-properties fo:font-style="normal" officeooo:rsid="014de6f7" style:font-style-asian="normal" style:font-style-complex="normal"/>
    </style:style>
    <style:style style:name="T330" style:family="text">
      <style:text-properties fo:font-style="normal" officeooo:rsid="01513061" style:font-style-asian="normal" style:font-style-complex="normal"/>
    </style:style>
    <style:style style:name="T331" style:family="text">
      <style:text-properties fo:font-style="italic" style:font-style-asian="italic" style:font-style-complex="italic"/>
    </style:style>
    <style:style style:name="T332" style:family="text">
      <style:text-properties fo:font-style="italic" officeooo:rsid="0114ee38" style:font-style-asian="italic" style:font-style-complex="italic"/>
    </style:style>
    <style:style style:name="T333" style:family="text">
      <style:text-properties fo:font-style="italic" officeooo:rsid="011902b5" style:font-style-asian="italic" style:font-style-complex="italic"/>
    </style:style>
    <style:style style:name="T334" style:family="text">
      <style:text-properties fo:font-style="italic" officeooo:rsid="013943dc" style:font-style-asian="italic" style:font-style-complex="italic"/>
    </style:style>
    <style:style style:name="T335" style:family="text">
      <style:text-properties fo:font-style="italic" officeooo:rsid="013b83b1" style:font-style-asian="italic" style:font-style-complex="italic"/>
    </style:style>
    <style:style style:name="T336" style:family="text">
      <style:text-properties fo:font-style="italic" officeooo:rsid="014de6f7" style:font-style-asian="italic" style:font-style-complex="italic"/>
    </style:style>
    <style:style style:name="T337" style:family="text">
      <style:text-properties fo:font-style="italic" officeooo:rsid="01513061" style:font-style-asian="italic" style:font-style-complex="italic"/>
    </style:style>
    <style:style style:name="T338" style:family="text">
      <style:text-properties fo:font-style="italic" style:font-style-asian="italic" style:font-weight-asian="normal" style:font-style-complex="italic" style:font-weight-complex="normal"/>
    </style:style>
    <style:style style:name="T339" style:family="text">
      <style:text-properties fo:font-style="italic" officeooo:rsid="0157a950" style:font-style-asian="italic" style:font-weight-asian="normal" style:font-style-complex="italic" style:font-weight-complex="normal"/>
    </style:style>
    <style:style style:name="T340" style:family="text">
      <style:text-properties fo:font-style="italic" style:font-name-asian="Noto Sans CJK SC" style:font-style-asian="italic" style:font-name-complex="Lohit Devanagari" style:font-style-complex="italic"/>
    </style:style>
    <style:style style:name="T341" style:family="text">
      <style:text-properties officeooo:rsid="00feac31"/>
    </style:style>
    <style:style style:name="T342" style:family="text">
      <style:text-properties officeooo:rsid="0105a9af"/>
    </style:style>
    <style:style style:name="T343" style:family="text">
      <style:text-properties officeooo:rsid="0106ca5a"/>
    </style:style>
    <style:style style:name="T344" style:family="text">
      <style:text-properties officeooo:rsid="01080314"/>
    </style:style>
    <style:style style:name="T345" style:family="text">
      <style:text-properties officeooo:rsid="01048586"/>
    </style:style>
    <style:style style:name="T346" style:family="text">
      <style:text-properties officeooo:rsid="00fc6b9e"/>
    </style:style>
    <style:style style:name="T347" style:family="text">
      <style:text-properties officeooo:rsid="00fea88b"/>
    </style:style>
    <style:style style:name="T348" style:family="text">
      <style:text-properties officeooo:rsid="00fd6bef"/>
    </style:style>
    <style:style style:name="T349" style:family="text">
      <style:text-properties officeooo:rsid="01001fc6"/>
    </style:style>
    <style:style style:name="T350" style:family="text">
      <style:text-properties officeooo:rsid="01002d04"/>
    </style:style>
    <style:style style:name="T351" style:family="text">
      <style:text-properties style:font-name="Liberation Mono1" fo:font-size="10pt" officeooo:rsid="009c5dbb" style:font-name-asian="Liberation Mono2" style:font-size-asian="10pt"/>
    </style:style>
    <style:style style:name="T352" style:family="text">
      <style:text-properties officeooo:rsid="0103770c"/>
    </style:style>
    <style:style style:name="T353" style:family="text">
      <style:text-properties officeooo:rsid="010d049f"/>
    </style:style>
    <style:style style:name="T354" style:family="text">
      <style:text-properties fo:color="#000000" style:font-name-asian="Noto Sans CJK SC" style:font-size-asian="10.5pt" style:font-name-complex="Lohit Devanagari"/>
    </style:style>
    <style:style style:name="T355" style:family="text">
      <style:text-properties fo:color="#000000" officeooo:rsid="007057ba" style:font-name-asian="Noto Sans CJK SC" style:font-size-asian="10.5pt" style:font-name-complex="Lohit Devanagari"/>
    </style:style>
    <style:style style:name="T356" style:family="text">
      <style:text-properties fo:color="#000000" style:font-name="Liberation Serif" fo:font-size="12pt" fo:language="pl" fo:country="PL" fo:font-style="normal" officeooo:rsid="013d2f6d" style:font-size-asian="12pt" style:font-style-asian="normal" style:font-size-complex="12pt" style:font-style-complex="normal"/>
    </style:style>
    <style:style style:name="T357" style:family="text">
      <style:text-properties fo:color="#000000" style:font-name="Liberation Serif" fo:font-size="12pt" fo:language="pl" fo:country="PL" fo:font-style="normal" officeooo:rsid="013b9bdd" style:font-size-asian="12pt" style:font-style-asian="normal" style:font-size-complex="12pt" style:font-style-complex="normal"/>
    </style:style>
    <style:style style:name="T358" style:family="text">
      <style:text-properties officeooo:rsid="0114ee38"/>
    </style:style>
    <style:style style:name="T359" style:family="text">
      <style:text-properties officeooo:rsid="0116cafd"/>
    </style:style>
    <style:style style:name="T360" style:family="text">
      <style:text-properties style:font-name="Liberation Mono" fo:font-size="10pt" style:font-name-asian="DejaVu Sans Mono" style:font-size-asian="10pt" style:font-name-complex="Liberation Mono" style:font-size-complex="10pt"/>
    </style:style>
    <style:style style:name="T361" style:family="text">
      <style:text-properties style:font-style-asian="normal" style:font-style-complex="normal"/>
    </style:style>
    <style:style style:name="T362" style:family="text">
      <style:text-properties officeooo:rsid="0157a950" style:font-style-asian="normal" style:font-weight-asian="normal" style:font-style-complex="normal" style:font-weight-complex="normal"/>
    </style:style>
    <style:style style:name="T363" style:family="text">
      <style:text-properties officeooo:rsid="0158ec50" style:font-style-asian="normal" style:font-weight-asian="normal" style:font-style-complex="normal" style:font-weight-complex="normal"/>
    </style:style>
    <style:style style:name="T364" style:family="text">
      <style:text-properties officeooo:rsid="01275ccb"/>
    </style:style>
    <style:style style:name="T365" style:family="text">
      <style:text-properties officeooo:rsid="012a7ea3"/>
    </style:style>
    <style:style style:name="T366" style:family="text">
      <style:text-properties officeooo:rsid="012e4e2c"/>
    </style:style>
    <style:style style:name="T367" style:family="text">
      <style:text-properties officeooo:rsid="0135ee81"/>
    </style:style>
    <style:style style:name="T368" style:family="text">
      <style:text-properties officeooo:rsid="013943dc"/>
    </style:style>
    <style:style style:name="T369" style:family="text">
      <style:text-properties officeooo:rsid="013b83b1"/>
    </style:style>
    <style:style style:name="T370" style:family="text">
      <style:text-properties style:font-name="Liberation Serif" fo:font-size="12pt" fo:language="pl" fo:country="PL" fo:font-style="normal" officeooo:rsid="013d2f6d" style:font-size-asian="12pt" style:font-style-asian="normal" style:font-size-complex="12pt" style:font-style-complex="normal"/>
    </style:style>
    <style:style style:name="T371" style:family="text">
      <style:text-properties style:font-name="Liberation Serif" fo:font-size="12pt" fo:language="pl" fo:country="PL" fo:font-style="italic" officeooo:rsid="013d2f6d" style:font-size-asian="12pt" style:font-style-asian="italic" style:font-size-complex="12pt" style:font-style-complex="italic"/>
    </style:style>
    <style:style style:name="T372" style:family="text">
      <style:text-properties style:font-name="Liberation Serif" officeooo:rsid="013b9bdd"/>
    </style:style>
    <style:style style:name="T373" style:family="text">
      <style:text-properties style:font-name="Liberation Serif" officeooo:rsid="00e2b70e"/>
    </style:style>
    <style:style style:name="T374" style:family="text">
      <style:text-properties style:font-name="Liberation Serif" fo:font-style="italic" officeooo:rsid="013b9bdd" style:font-style-asian="italic" style:font-style-complex="italic"/>
    </style:style>
    <style:style style:name="T375" style:family="text">
      <style:text-properties style:font-name="Liberation Serif" fo:font-style="italic" officeooo:rsid="013d2f6d" style:font-style-asian="italic" style:font-style-complex="italic"/>
    </style:style>
    <style:style style:name="T376" style:family="text">
      <style:text-properties style:font-name="Liberation Serif" fo:font-style="italic" officeooo:rsid="01448cd2" style:font-style-asian="italic" style:font-style-complex="italic"/>
    </style:style>
    <style:style style:name="T377" style:family="text">
      <style:text-properties style:font-name="Liberation Serif" fo:font-style="normal" officeooo:rsid="013b9bdd" style:font-style-asian="normal" style:font-style-complex="normal"/>
    </style:style>
    <style:style style:name="T378" style:family="text">
      <style:text-properties style:font-name="Liberation Serif" fo:font-style="normal" officeooo:rsid="013d2f6d" style:font-style-asian="normal" style:font-style-complex="normal"/>
    </style:style>
    <style:style style:name="T379" style:family="text">
      <style:text-properties style:font-name="Liberation Serif" fo:font-style="normal" officeooo:rsid="01448cd2" style:font-style-asian="normal" style:font-style-complex="normal"/>
    </style:style>
    <style:style style:name="T380" style:family="text">
      <style:text-properties style:font-name="Liberation Serif" fo:font-style="normal" officeooo:rsid="01471826" style:font-style-asian="normal" style:font-style-complex="normal"/>
    </style:style>
    <style:style style:name="T381" style:family="text">
      <style:text-properties officeooo:rsid="01471826"/>
    </style:style>
    <style:style style:name="T382" style:family="text">
      <style:text-properties officeooo:rsid="014de6f7"/>
    </style:style>
    <style:style style:name="T383" style:family="text">
      <style:text-properties officeooo:rsid="014fa0c9"/>
    </style:style>
    <style:style style:name="T384" style:family="text">
      <style:text-properties officeooo:rsid="01513061"/>
    </style:style>
    <style:style style:name="T385" style:family="text">
      <style:text-properties officeooo:rsid="01527d6c"/>
    </style:style>
    <style:style style:name="T386" style:family="text">
      <style:text-properties officeooo:rsid="0153189d"/>
    </style:style>
    <style:style style:name="T387" style:family="text">
      <style:text-properties style:font-style-asian="italic" style:font-style-complex="italic"/>
    </style:style>
    <style:style style:name="T388" style:family="text">
      <style:text-properties officeooo:rsid="0156536e"/>
    </style:style>
    <style:style style:name="T389" style:family="text">
      <style:text-properties officeooo:rsid="0157a950"/>
    </style:style>
    <style:style style:name="T390" style:family="text">
      <style:text-properties style:font-weight-asian="normal" style:font-weight-complex="normal"/>
    </style:style>
    <style:style style:name="T391" style:family="text">
      <style:text-properties officeooo:rsid="0157a950" style:font-weight-asian="normal" style:font-weight-complex="normal"/>
    </style:style>
    <style:style style:name="T392" style:family="text">
      <style:text-properties officeooo:rsid="015c5feb" style:font-weight-asian="normal" style:font-weight-complex="normal"/>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4374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437in" fo:text-indent="-0.25in" fo:margin-left="0.543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37in" fo:text-indent="-0.25in" fo:margin-left="0.793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37in" fo:text-indent="-0.25in" fo:margin-left="1.043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37in" fo:text-indent="-0.25in" fo:margin-left="1.293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37in" fo:text-indent="-0.25in" fo:margin-left="1.543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37in" fo:text-indent="-0.25in" fo:margin-left="1.793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37in" fo:text-indent="-0.25in" fo:margin-left="2.043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37in" fo:text-indent="-0.25in" fo:margin-left="2.293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37in" fo:text-indent="-0.25in" fo:margin-left="2.543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37in" fo:text-indent="-0.25in" fo:margin-left="2.7937in"/>
        </style:list-level-properties>
      </text:list-level-style-bullet>
    </text:list-style>
    <text:list-style style:name="L3">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3"/>
      <text:p text:style-name="P3"/>
      <text:h text:style-name="P204" text:outline-level="1"><text:bookmark-start text:name="__RefHeading___Toc720_1849423115"/><text:bookmark-end text:name="__RefHeading___Toc720_1849423115"/></text:h>
      <text:table-of-content text:style-name="Sect1" text:protected="true" text:name="Table of Contents1">
        <text:table-of-content-source text:outline-level="10">
          <text:index-title-template text:style-name="Contents_20_Heading">Spis treści</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Spis treści</text:p>
          </text:index-title>
          <text:p text:style-name="P325"><text:a xlink:type="simple" xlink:href="#__RefHeading___Toc722_1849423115" text:style-name="Index_20_Link" text:visited-style-name="Index_20_Link">Wstęp<text:tab/>2</text:a></text:p>
          <text:p text:style-name="P325"><text:a xlink:type="simple" xlink:href="#__RefHeading___Toc724_1849423115" text:style-name="Index_20_Link" text:visited-style-name="Index_20_Link">Rozdział 1<text:tab/>4</text:a></text:p>
          <text:p text:style-name="P324"><text:a xlink:type="simple" xlink:href="#__RefHeading___Toc726_1849423115" text:style-name="Index_20_Link" text:visited-style-name="Index_20_Link">1.1 Ogólny zarys frameworku spring<text:tab/>4</text:a></text:p>
          <text:p text:style-name="P324"><text:a xlink:type="simple" xlink:href="#__RefHeading___Toc728_1849423115" text:style-name="Index_20_Link" text:visited-style-name="Index_20_Link">1.2 Znaczenie słowa „Spring” według twórców<text:tab/>5</text:a></text:p>
          <text:p text:style-name="P324"><text:a xlink:type="simple" xlink:href="#__RefHeading___Toc730_1849423115" text:style-name="Index_20_Link" text:visited-style-name="Index_20_Link">1.</text:a><text:a xlink:type="simple" xlink:href="#__RefHeading___Toc730_1849423115" text:style-name="Index_20_Link" text:visited-style-name="Index_20_Link">3</text:a><text:a xlink:type="simple" xlink:href="#__RefHeading___Toc730_1849423115" text:style-name="Index_20_Link" text:visited-style-name="Index_20_Link"> </text:a><text:a xlink:type="simple" xlink:href="#__RefHeading___Toc730_1849423115" text:style-name="Index_20_Link" text:visited-style-name="Index_20_Link">Filozofia architektury</text:a><text:a xlink:type="simple" xlink:href="#__RefHeading___Toc730_1849423115" text:style-name="Index_20_Link" text:visited-style-name="Index_20_Link"> Springa [</text:a><text:a xlink:type="simple" xlink:href="#__RefHeading___Toc730_1849423115" text:style-name="Index_20_Link" text:visited-style-name="Index_20_Link">4</text:a><text:a xlink:type="simple" xlink:href="#__RefHeading___Toc730_1849423115" text:style-name="Index_20_Link" text:visited-style-name="Index_20_Link">]</text:a><text:a xlink:type="simple" xlink:href="#__RefHeading___Toc730_1849423115" text:style-name="Index_20_Link" text:visited-style-name="Index_20_Link"><text:tab/>5</text:a></text:p>
          <text:p text:style-name="P324"><text:a xlink:type="simple" xlink:href="#__RefHeading___Toc1290_3822358379" text:style-name="Index_20_Link" text:visited-style-name="Index_20_Link">1.4 Projekty Springa [13]<text:tab/>5</text:a></text:p>
          <text:p text:style-name="P324"><text:a xlink:type="simple" xlink:href="#__RefHeading___Toc732_1849423115" text:style-name="Index_20_Link" text:visited-style-name="Index_20_Link">1.5 Moduły Springa [5]<text:tab/>7</text:a></text:p>
          <text:p text:style-name="P324"><text:a xlink:type="simple" xlink:href="#__RefHeading___Toc734_1849423115" text:style-name="Index_20_Link" text:visited-style-name="Index_20_Link">1.6 Moduł Spring Web MVC<text:tab/>7</text:a></text:p>
          <text:p text:style-name="P324"><text:a xlink:type="simple" xlink:href="#__RefHeading___Toc1323_721911962" text:style-name="Index_20_Link" text:visited-style-name="Index_20_Link">1.6 Spring Security<text:tab/>8</text:a></text:p>
          <text:p text:style-name="P324"><text:a xlink:type="simple" xlink:href="#__RefHeading___Toc1916_417536786" text:style-name="Index_20_Link" text:visited-style-name="Index_20_Link">1.7 Spring Boot<text:tab/>9</text:a></text:p>
          <text:p text:style-name="P324"><text:a xlink:type="simple" xlink:href="#__RefHeading___Toc1516_366830727" text:style-name="Index_20_Link" text:visited-style-name="Index_20_Link">1.8 Technologie fontendowe<text:tab/>9</text:a></text:p>
          <text:p text:style-name="P326"><text:a xlink:type="simple" xlink:href="#__RefHeading___Toc1325_721911962" text:style-name="Index_20_Link" text:visited-style-name="Index_20_Link">1.8.1 Bootstrap<text:tab/>9</text:a></text:p>
          <text:p text:style-name="P324"><text:a xlink:type="simple" xlink:href="#__RefHeading___Toc2521_3287227940" text:style-name="Index_20_Link" text:visited-style-name="Index_20_Link">1.9 ORM w Springu<text:tab/>10</text:a></text:p>
          <text:p text:style-name="P325"><text:a xlink:type="simple" xlink:href="#__RefHeading___Toc736_1849423115" text:style-name="Index_20_Link" text:visited-style-name="Index_20_Link">Rozdział 2<text:tab/>10</text:a></text:p>
          <text:p text:style-name="P325"><text:a xlink:type="simple" xlink:href="#__RefHeading___Toc738_1849423115" text:style-name="Index_20_Link" text:visited-style-name="Index_20_Link">Rozdział 3<text:tab/>10</text:a></text:p>
          <text:p text:style-name="P324"><text:a xlink:type="simple" xlink:href="#__RefHeading___Toc740_1849423115" text:style-name="Index_20_Link" text:visited-style-name="Index_20_Link">3.1 Tworzenie podstawowej konfiguracji aplikacji webowej:<text:tab/>11</text:a></text:p>
          <text:p text:style-name="P326"><text:a xlink:type="simple" xlink:href="#__RefHeading___Toc742_1849423115" text:style-name="Index_20_Link" text:visited-style-name="Index_20_Link">3.1.1 Używając Springa:<text:tab/>11</text:a></text:p>
          <text:p text:style-name="P326"><text:a xlink:type="simple" xlink:href="#__RefHeading___Toc744_1849423115" text:style-name="Index_20_Link" text:visited-style-name="Index_20_Link">3.1.</text:a><text:a xlink:type="simple" xlink:href="#__RefHeading___Toc744_1849423115" text:style-name="Index_20_Link" text:visited-style-name="Index_20_Link">2</text:a><text:a xlink:type="simple" xlink:href="#__RefHeading___Toc744_1849423115" text:style-name="Index_20_Link" text:visited-style-name="Index_20_Link"> </text:a><text:a xlink:type="simple" xlink:href="#__RefHeading___Toc744_1849423115" text:style-name="Index_20_Link" text:visited-style-name="Index_20_Link">Używając Spring Boota</text:a><text:a xlink:type="simple" xlink:href="#__RefHeading___Toc744_1849423115" text:style-name="Index_20_Link" text:visited-style-name="Index_20_Link">:</text:a><text:a xlink:type="simple" xlink:href="#__RefHeading___Toc744_1849423115" text:style-name="Index_20_Link" text:visited-style-name="Index_20_Link"><text:tab/>13</text:a></text:p>
          <text:p text:style-name="P326"><text:a xlink:type="simple" xlink:href="#__RefHeading___Toc746_1849423115" text:style-name="Index_20_Link" text:visited-style-name="Index_20_Link">3.1.3 Porównanie:<text:tab/>14</text:a></text:p>
          <text:p text:style-name="P324"><text:a xlink:type="simple" xlink:href="#__RefHeading___Toc937_4276612188" text:style-name="Index_20_Link" text:visited-style-name="Index_20_Link">3.2 Konfigurowanie poszczególnych funkcjonalności aplikacji<text:tab/>14</text:a></text:p>
          <text:p text:style-name="P326"><text:a xlink:type="simple" xlink:href="#__RefHeading___Toc939_4276612188" text:style-name="Index_20_Link" text:visited-style-name="Index_20_Link">3.2.1 Używając Springa:<text:tab/>14</text:a></text:p>
          <text:p text:style-name="P326"><text:a xlink:type="simple" xlink:href="#__RefHeading___Toc941_4276612188" text:style-name="Index_20_Link" text:visited-style-name="Index_20_Link">3.</text:a><text:a xlink:type="simple" xlink:href="#__RefHeading___Toc941_4276612188" text:style-name="Index_20_Link" text:visited-style-name="Index_20_Link">2</text:a><text:a xlink:type="simple" xlink:href="#__RefHeading___Toc941_4276612188" text:style-name="Index_20_Link" text:visited-style-name="Index_20_Link">.</text:a><text:a xlink:type="simple" xlink:href="#__RefHeading___Toc941_4276612188" text:style-name="Index_20_Link" text:visited-style-name="Index_20_Link">2</text:a><text:a xlink:type="simple" xlink:href="#__RefHeading___Toc941_4276612188" text:style-name="Index_20_Link" text:visited-style-name="Index_20_Link"> </text:a><text:a xlink:type="simple" xlink:href="#__RefHeading___Toc941_4276612188" text:style-name="Index_20_Link" text:visited-style-name="Index_20_Link">Używając Spring Boota</text:a><text:a xlink:type="simple" xlink:href="#__RefHeading___Toc941_4276612188" text:style-name="Index_20_Link" text:visited-style-name="Index_20_Link">:</text:a><text:a xlink:type="simple" xlink:href="#__RefHeading___Toc941_4276612188" text:style-name="Index_20_Link" text:visited-style-name="Index_20_Link"><text:tab/>16</text:a></text:p>
          <text:p text:style-name="P326"><text:a xlink:type="simple" xlink:href="#__RefHeading___Toc746_18494231151" text:style-name="Index_20_Link" text:visited-style-name="Index_20_Link">3.2.3 Porównanie:<text:tab/>17</text:a></text:p>
          <text:p text:style-name="P324"><text:a xlink:type="simple" xlink:href="#__RefHeading___Toc1292_3822358379" text:style-name="Index_20_Link" text:visited-style-name="Index_20_Link">3.3 Budowanie, włączanie i debugowanie aplikacji<text:tab/>18</text:a></text:p>
          <text:p text:style-name="P326"><text:a xlink:type="simple" xlink:href="#__RefHeading___Toc939_42766121881" text:style-name="Index_20_Link" text:visited-style-name="Index_20_Link">3.3.1 Używając Springa:<text:tab/>18</text:a></text:p>
          <text:p text:style-name="P326"><text:a xlink:type="simple" xlink:href="#__RefHeading___Toc941_42766121881" text:style-name="Index_20_Link" text:visited-style-name="Index_20_Link">3.</text:a><text:a xlink:type="simple" xlink:href="#__RefHeading___Toc941_42766121881" text:style-name="Index_20_Link" text:visited-style-name="Index_20_Link">3</text:a><text:a xlink:type="simple" xlink:href="#__RefHeading___Toc941_42766121881" text:style-name="Index_20_Link" text:visited-style-name="Index_20_Link">.</text:a><text:a xlink:type="simple" xlink:href="#__RefHeading___Toc941_42766121881" text:style-name="Index_20_Link" text:visited-style-name="Index_20_Link">2</text:a><text:a xlink:type="simple" xlink:href="#__RefHeading___Toc941_42766121881" text:style-name="Index_20_Link" text:visited-style-name="Index_20_Link"> </text:a><text:a xlink:type="simple" xlink:href="#__RefHeading___Toc941_42766121881" text:style-name="Index_20_Link" text:visited-style-name="Index_20_Link">Używając Spring Boota</text:a><text:a xlink:type="simple" xlink:href="#__RefHeading___Toc941_42766121881" text:style-name="Index_20_Link" text:visited-style-name="Index_20_Link"><text:tab/>20</text:a></text:p>
          <text:p text:style-name="P326"><text:a xlink:type="simple" xlink:href="#__RefHeading___Toc746_184942311511" text:style-name="Index_20_Link" text:visited-style-name="Index_20_Link">3.3.3 Porównanie:<text:tab/>21</text:a></text:p>
          <text:p text:style-name="P324"><text:a xlink:type="simple" xlink:href="#__RefHeading___Toc1518_366830727" text:style-name="Index_20_Link" text:visited-style-name="Index_20_Link">3.4. Tworzenie logiki biznesowej<text:tab/>21</text:a></text:p>
          <text:p text:style-name="P324"><text:a xlink:type="simple" xlink:href="#__RefHeading___Toc3628_3808363261" text:style-name="Index_20_Link" text:visited-style-name="Index_20_Link">3.5. Obsługa wyjątków<text:tab/>21</text:a></text:p>
          <text:p text:style-name="P326"><text:a xlink:type="simple" xlink:href="#__RefHeading___Toc3630_3808363261" text:style-name="Index_20_Link" text:visited-style-name="Index_20_Link">3.</text:a><text:a xlink:type="simple" xlink:href="#__RefHeading___Toc3630_3808363261" text:style-name="Index_20_Link" text:visited-style-name="Index_20_Link">5</text:a><text:a xlink:type="simple" xlink:href="#__RefHeading___Toc3630_3808363261" text:style-name="Index_20_Link" text:visited-style-name="Index_20_Link">.</text:a><text:a xlink:type="simple" xlink:href="#__RefHeading___Toc3630_3808363261" text:style-name="Index_20_Link" text:visited-style-name="Index_20_Link">1</text:a><text:a xlink:type="simple" xlink:href="#__RefHeading___Toc3630_3808363261" text:style-name="Index_20_Link" text:visited-style-name="Index_20_Link"> </text:a><text:a xlink:type="simple" xlink:href="#__RefHeading___Toc3630_3808363261" text:style-name="Index_20_Link" text:visited-style-name="Index_20_Link">Używając Springa</text:a><text:a xlink:type="simple" xlink:href="#__RefHeading___Toc3630_3808363261" text:style-name="Index_20_Link" text:visited-style-name="Index_20_Link"><text:tab/>21</text:a></text:p>
          <text:p text:style-name="P326"><text:a xlink:type="simple" xlink:href="#__RefHeading___Toc3632_3808363261" text:style-name="Index_20_Link" text:visited-style-name="Index_20_Link">3.</text:a><text:a xlink:type="simple" xlink:href="#__RefHeading___Toc3632_3808363261" text:style-name="Index_20_Link" text:visited-style-name="Index_20_Link">5</text:a><text:a xlink:type="simple" xlink:href="#__RefHeading___Toc3632_3808363261" text:style-name="Index_20_Link" text:visited-style-name="Index_20_Link">.</text:a><text:a xlink:type="simple" xlink:href="#__RefHeading___Toc3632_3808363261" text:style-name="Index_20_Link" text:visited-style-name="Index_20_Link">2</text:a><text:a xlink:type="simple" xlink:href="#__RefHeading___Toc3632_3808363261" text:style-name="Index_20_Link" text:visited-style-name="Index_20_Link"> </text:a><text:a xlink:type="simple" xlink:href="#__RefHeading___Toc3632_3808363261" text:style-name="Index_20_Link" text:visited-style-name="Index_20_Link">Używając Spring </text:a><text:a xlink:type="simple" xlink:href="#__RefHeading___Toc3632_3808363261" text:style-name="Index_20_Link" text:visited-style-name="Index_20_Link">Boota</text:a><text:a xlink:type="simple" xlink:href="#__RefHeading___Toc3632_3808363261" text:style-name="Index_20_Link" text:visited-style-name="Index_20_Link"><text:tab/>22</text:a></text:p>
          <text:p text:style-name="P326"><text:a xlink:type="simple" xlink:href="#__RefHeading___Toc3902_3849335869" text:style-name="Index_20_Link" text:visited-style-name="Index_20_Link">3.</text:a><text:a xlink:type="simple" xlink:href="#__RefHeading___Toc3902_3849335869" text:style-name="Index_20_Link" text:visited-style-name="Index_20_Link">5</text:a><text:a xlink:type="simple" xlink:href="#__RefHeading___Toc3902_3849335869" text:style-name="Index_20_Link" text:visited-style-name="Index_20_Link">.</text:a><text:a xlink:type="simple" xlink:href="#__RefHeading___Toc3902_3849335869" text:style-name="Index_20_Link" text:visited-style-name="Index_20_Link">2</text:a><text:a xlink:type="simple" xlink:href="#__RefHeading___Toc3902_3849335869" text:style-name="Index_20_Link" text:visited-style-name="Index_20_Link"> </text:a><text:a xlink:type="simple" xlink:href="#__RefHeading___Toc3902_3849335869" text:style-name="Index_20_Link" text:visited-style-name="Index_20_Link">Część wspólna</text:a><text:a xlink:type="simple" xlink:href="#__RefHeading___Toc3902_3849335869" text:style-name="Index_20_Link" text:visited-style-name="Index_20_Link"><text:tab/>22</text:a></text:p>
          <text:p text:style-name="P324"><text:a xlink:type="simple" xlink:href="#__RefHeading___Toc1520_366830727" text:style-name="Index_20_Link" text:visited-style-name="Index_20_Link">3.6. Uwierzytelnienie i autoryzacja<text:tab/>23</text:a></text:p>
          <text:p text:style-name="P326"><text:a xlink:type="simple" xlink:href="#__RefHeading___Toc1522_366830727" text:style-name="Index_20_Link" text:visited-style-name="Index_20_Link">3.</text:a><text:a xlink:type="simple" xlink:href="#__RefHeading___Toc1522_366830727" text:style-name="Index_20_Link" text:visited-style-name="Index_20_Link">6</text:a><text:a xlink:type="simple" xlink:href="#__RefHeading___Toc1522_366830727" text:style-name="Index_20_Link" text:visited-style-name="Index_20_Link">.</text:a><text:a xlink:type="simple" xlink:href="#__RefHeading___Toc1522_366830727" text:style-name="Index_20_Link" text:visited-style-name="Index_20_Link">1</text:a><text:a xlink:type="simple" xlink:href="#__RefHeading___Toc1522_366830727" text:style-name="Index_20_Link" text:visited-style-name="Index_20_Link"> </text:a><text:a xlink:type="simple" xlink:href="#__RefHeading___Toc1522_366830727" text:style-name="Index_20_Link" text:visited-style-name="Index_20_Link">Używając Springa</text:a><text:a xlink:type="simple" xlink:href="#__RefHeading___Toc1522_366830727" text:style-name="Index_20_Link" text:visited-style-name="Index_20_Link"><text:tab/>23</text:a></text:p>
          <text:p text:style-name="P326"><text:a xlink:type="simple" xlink:href="#__RefHeading___Toc1524_366830727" text:style-name="Index_20_Link" text:visited-style-name="Index_20_Link">3.</text:a><text:a xlink:type="simple" xlink:href="#__RefHeading___Toc1524_366830727" text:style-name="Index_20_Link" text:visited-style-name="Index_20_Link">6</text:a><text:a xlink:type="simple" xlink:href="#__RefHeading___Toc1524_366830727" text:style-name="Index_20_Link" text:visited-style-name="Index_20_Link">.</text:a><text:a xlink:type="simple" xlink:href="#__RefHeading___Toc1524_366830727" text:style-name="Index_20_Link" text:visited-style-name="Index_20_Link">2</text:a><text:a xlink:type="simple" xlink:href="#__RefHeading___Toc1524_366830727" text:style-name="Index_20_Link" text:visited-style-name="Index_20_Link"> </text:a><text:a xlink:type="simple" xlink:href="#__RefHeading___Toc1524_366830727" text:style-name="Index_20_Link" text:visited-style-name="Index_20_Link">Używając Spring </text:a><text:a xlink:type="simple" xlink:href="#__RefHeading___Toc1524_366830727" text:style-name="Index_20_Link" text:visited-style-name="Index_20_Link">Boota</text:a><text:a xlink:type="simple" xlink:href="#__RefHeading___Toc1524_366830727" text:style-name="Index_20_Link" text:visited-style-name="Index_20_Link"><text:tab/>24</text:a></text:p>
          <text:p text:style-name="P324"><text:a xlink:type="simple" xlink:href="#__RefHeading___Toc2527_3287227940" text:style-name="Index_20_Link" text:visited-style-name="Index_20_Link">3.7. Komunikacja z bazą danych<text:tab/>25</text:a></text:p>
          <text:p text:style-name="P326"><text:a xlink:type="simple" xlink:href="#__RefHeading___Toc1922_4175367861" text:style-name="Index_20_Link" text:visited-style-name="Index_20_Link">3.</text:a><text:a xlink:type="simple" xlink:href="#__RefHeading___Toc1922_4175367861" text:style-name="Index_20_Link" text:visited-style-name="Index_20_Link">7</text:a><text:a xlink:type="simple" xlink:href="#__RefHeading___Toc1922_4175367861" text:style-name="Index_20_Link" text:visited-style-name="Index_20_Link">.</text:a><text:a xlink:type="simple" xlink:href="#__RefHeading___Toc1922_4175367861" text:style-name="Index_20_Link" text:visited-style-name="Index_20_Link">1</text:a><text:a xlink:type="simple" xlink:href="#__RefHeading___Toc1922_4175367861" text:style-name="Index_20_Link" text:visited-style-name="Index_20_Link"> </text:a><text:a xlink:type="simple" xlink:href="#__RefHeading___Toc1922_4175367861" text:style-name="Index_20_Link" text:visited-style-name="Index_20_Link">Używając Springa</text:a><text:a xlink:type="simple" xlink:href="#__RefHeading___Toc1922_4175367861" text:style-name="Index_20_Link" text:visited-style-name="Index_20_Link"><text:tab/>26</text:a></text:p>
          <text:p text:style-name="P326"><text:a xlink:type="simple" xlink:href="#__RefHeading___Toc1924_4175367861" text:style-name="Index_20_Link" text:visited-style-name="Index_20_Link">3.</text:a><text:a xlink:type="simple" xlink:href="#__RefHeading___Toc1924_4175367861" text:style-name="Index_20_Link" text:visited-style-name="Index_20_Link">7</text:a><text:a xlink:type="simple" xlink:href="#__RefHeading___Toc1924_4175367861" text:style-name="Index_20_Link" text:visited-style-name="Index_20_Link">.</text:a><text:a xlink:type="simple" xlink:href="#__RefHeading___Toc1924_4175367861" text:style-name="Index_20_Link" text:visited-style-name="Index_20_Link">2</text:a><text:a xlink:type="simple" xlink:href="#__RefHeading___Toc1924_4175367861" text:style-name="Index_20_Link" text:visited-style-name="Index_20_Link"> </text:a><text:a xlink:type="simple" xlink:href="#__RefHeading___Toc1924_4175367861" text:style-name="Index_20_Link" text:visited-style-name="Index_20_Link">Używając Spring </text:a><text:a xlink:type="simple" xlink:href="#__RefHeading___Toc1924_4175367861" text:style-name="Index_20_Link" text:visited-style-name="Index_20_Link">Boota</text:a><text:a xlink:type="simple" xlink:href="#__RefHeading___Toc1924_4175367861" text:style-name="Index_20_Link" text:visited-style-name="Index_20_Link"><text:tab/>26</text:a></text:p>
          <text:p text:style-name="P326"><text:a xlink:type="simple" xlink:href="#__RefHeading___Toc1926_4175367861" text:style-name="Index_20_Link" text:visited-style-name="Index_20_Link">3.7.3 Porównanie<text:tab/>28</text:a></text:p>
          <text:p text:style-name="P324"><text:a xlink:type="simple" xlink:href="#__RefHeading___Toc5939_1057761950" text:style-name="Index_20_Link" text:visited-style-name="Index_20_Link">3.8 Testowanie aplikacji w Springu<text:tab/>28</text:a></text:p>
          <text:p text:style-name="P326"><text:a xlink:type="simple" xlink:href="#__RefHeading___Toc5941_1057761950" text:style-name="Index_20_Link" text:visited-style-name="Index_20_Link">3.8.1 Spring Boot<text:tab/>28</text:a></text:p>
          <text:p text:style-name="P326"><text:a xlink:type="simple" xlink:href="#__RefHeading___Toc5943_1057761950" text:style-name="Index_20_Link" text:visited-style-name="Index_20_Link">3.</text:a><text:a xlink:type="simple" xlink:href="#__RefHeading___Toc5943_1057761950" text:style-name="Index_20_Link" text:visited-style-name="Index_20_Link">8</text:a><text:a xlink:type="simple" xlink:href="#__RefHeading___Toc5943_1057761950" text:style-name="Index_20_Link" text:visited-style-name="Index_20_Link">.</text:a><text:a xlink:type="simple" xlink:href="#__RefHeading___Toc5943_1057761950" text:style-name="Index_20_Link" text:visited-style-name="Index_20_Link">2</text:a><text:a xlink:type="simple" xlink:href="#__RefHeading___Toc5943_1057761950" text:style-name="Index_20_Link" text:visited-style-name="Index_20_Link"> </text:a><text:a xlink:type="simple" xlink:href="#__RefHeading___Toc5943_1057761950" text:style-name="Index_20_Link" text:visited-style-name="Index_20_Link">Spring Framework</text:a><text:a xlink:type="simple" xlink:href="#__RefHeading___Toc5943_1057761950" text:style-name="Index_20_Link" text:visited-style-name="Index_20_Link"><text:tab/>31</text:a></text:p>
          <text:p text:style-name="P326"><text:a xlink:type="simple" xlink:href="#__RefHeading___Toc5945_1057761950" text:style-name="Index_20_Link" text:visited-style-name="Index_20_Link">3.8.3 Porównanie<text:tab/>31</text:a></text:p>
          <text:p text:style-name="P324"><text:soft-page-break/><text:a xlink:type="simple" xlink:href="#__RefHeading___Toc3697_2044640427" text:style-name="Index_20_Link" text:visited-style-name="Index_20_Link">3.9 Szyfrowanie ruchu<text:tab/>31</text:a></text:p>
          <text:p text:style-name="P326"><text:a xlink:type="simple" xlink:href="#__RefHeading___Toc5949_10577619501" text:style-name="Index_20_Link" text:visited-style-name="Index_20_Link">3.9.1 Spring Boot<text:tab/>31</text:a></text:p>
          <text:p text:style-name="P326"><text:a xlink:type="simple" xlink:href="#__RefHeading___Toc5951_10577619501" text:style-name="Index_20_Link" text:visited-style-name="Index_20_Link">3.9.2 Spring Framework<text:tab/>31</text:a></text:p>
          <text:p text:style-name="P326"><text:a xlink:type="simple" xlink:href="#__RefHeading___Toc5953_10577619501" text:style-name="Index_20_Link" text:visited-style-name="Index_20_Link">3.9.3 Porównanie<text:tab/>31</text:a></text:p>
          <text:p text:style-name="P324"><text:a xlink:type="simple" xlink:href="#__RefHeading___Toc5947_1057761950" text:style-name="Index_20_Link" text:visited-style-name="Index_20_Link">3.10 Wdrażanie aplikacji na środowisko produkcyjne<text:tab/>31</text:a></text:p>
          <text:p text:style-name="P326"><text:a xlink:type="simple" xlink:href="#__RefHeading___Toc5949_1057761950" text:style-name="Index_20_Link" text:visited-style-name="Index_20_Link">3.10.1 Spring Boot<text:tab/>32</text:a></text:p>
          <text:p text:style-name="P326"><text:a xlink:type="simple" xlink:href="#__RefHeading___Toc5951_1057761950" text:style-name="Index_20_Link" text:visited-style-name="Index_20_Link">3.10.2 Spring Framework<text:tab/>32</text:a></text:p>
          <text:p text:style-name="P326"><text:a xlink:type="simple" xlink:href="#__RefHeading___Toc5953_1057761950" text:style-name="Index_20_Link" text:visited-style-name="Index_20_Link">3.9.3 Porównanie<text:tab/>32</text:a></text:p>
          <text:p text:style-name="P324"><text:a xlink:type="simple" xlink:href="#__RefHeading___Toc3904_3849335869" text:style-name="Index_20_Link" text:visited-style-name="Index_20_Link">3.11 Monitorowanie działania aplikacji<text:tab/>32</text:a></text:p>
          <text:p text:style-name="P325"><text:a xlink:type="simple" xlink:href="#__RefHeading___Toc3906_3849335869" text:style-name="Index_20_Link" text:visited-style-name="Index_20_Link">Spring Boot Admin<text:tab/>33</text:a></text:p>
          <text:p text:style-name="P325"><text:a xlink:type="simple" xlink:href="#__RefHeading___Toc748_1849423115" text:style-name="Index_20_Link" text:visited-style-name="Index_20_Link">Zakończenie<text:tab/>33</text:a></text:p>
          <text:p text:style-name="P325"><text:a xlink:type="simple" xlink:href="#__RefHeading___Toc2529_3287227940" text:style-name="Index_20_Link" text:visited-style-name="Index_20_Link">Bibliografia<text:tab/>34</text:a></text:p>
        </text:index-body>
      </text:table-of-content>
      <text:p text:style-name="P10"/>
      <text:p text:style-name="P10"/>
      <text:p text:style-name="P10"/>
      <text:h text:style-name="P204" text:outline-level="1"><text:bookmark-start text:name="__RefHeading___Toc722_1849423115"/>Wstęp<text:bookmark-end text:name="__RefHeading___Toc722_1849423115"/></text:h>
      <text:p text:style-name="P21">informujący jak brzmi teza pracy, motywacja autora, sposób realizacji tematu i struktura pracy;</text:p>
      <text:p text:style-name="P14">Tezą tej pracy jest: </text:p>
      <text:p text:style-name="P36">“Proces tworzenia aplikacji webowej z użyciem projektu Spring Boot jest bardziej wydajny niż przy użyciu projektu Spring Framework”</text:p>
      <text:p text:style-name="P14">Motywacj<text:span text:style-name="T56">ą</text:span> autora jest sprawdzenie czy faktycznie użycie spirng boota jest zawsze lepszym i bardziej efektywnym rozwiązaniem. W dzisiejszych czasach firmy <text:span text:style-name="T221">podczas</text:span> tworzeni<text:span text:style-name="T221">a</text:span> nowych projektów <text:span text:style-name="T221">pisanych w języku java</text:span> wybierają to rozwiązanie. Aktualnie jest to de fakto standard. Autor jako programista pracujący od kilku lat w branży IT spotyka się z tym podejściem i chciałby zweryfikować jakie plusy dane rozwiązanie przynosi firm<text:span text:style-name="T56">om</text:span> i czy są takie sytuacje kiedy lepiej jest wybrać Spring Framework, a architekci nie <text:span text:style-name="T56">wybierają</text:span> tej opcji <text:span text:style-name="T56">wychodząc z założenia, że spring Boot zawsze jest lepszym rozwiązaniem. </text:span></text:p>
      <text:p text:style-name="P15">W tej pracy zamierzam stworzyć aplikację webową stosując obydwa podejścia do tworzenia oprogramowania. Cały proces wraz z wdrożeniem na server zostanie przeanalizowany pod kątem:</text:p>
      <text:p text:style-name="P15">- elastyczności: które rozwiązanie daje, więcej możliwości konfiguracji i użycia rożnych narzędzi i bibliotek</text:p>
      <text:p text:style-name="P16">- <text:span text:style-name="T57">szybkości tworzenia: ile kodu i plików konfiguracyjnych trzeba napisać i stworzyć, żeby powstały działające funkcjonalności; jak dużo pracy wymaga przygotowanie środowiska produkcyjnego, żeby można było wdrożyć tam aplikację</text:span></text:p>
      <text:p text:style-name="P16">- <text:span text:style-name="T57">łatwość wyszukiwania informacji i przykładów w dokumentacji</text:span></text:p>
      <text:p text:style-name="P17">Aplikacja, która będzie analizowana w tej pracy jest prostą aplikacja webową, <text:span text:style-name="T58">umożliwiająca konwersję danych zapisanych w formacie json. Jej głównym zadaniem będzie zmiana jsona z kluczami zapisanymi w notacji kropkowej w jsona zagnieżdżonego, tak jak poniżej:</text:span></text:p>
      <text:p text:style-name="P18">Format początkowy:</text:p>
      <text:p text:style-name="P203"><text:s text:c="4"/>{</text:p>
      <text:p text:style-name="P203"><text:soft-page-break/><text:s text:c="8"/>"pole1" : "value",</text:p>
      <text:p text:style-name="P203"><text:s text:c="8"/>"pole2.podPole1" : "value",</text:p>
      <text:p text:style-name="P203"><text:s text:c="8"/>"pole2.podPole2" : "value",</text:p>
      <text:p text:style-name="P203"><text:s text:c="8"/>"pole3.podPole1" : "value",</text:p>
      <text:p text:style-name="P203"><text:s text:c="8"/>"pole3.podPole2" : "value"</text:p>
      <text:p text:style-name="P203"><text:s text:c="4"/>}</text:p>
      <text:p text:style-name="P18">Format po konwersji:</text:p>
      <text:p text:style-name="P203"><text:s text:c="4"/>{</text:p>
      <text:p text:style-name="P203"><text:s text:c="8"/>"pole1" : "value",</text:p>
      <text:p text:style-name="P203"><text:s text:c="8"/>"pole2" : {</text:p>
      <text:p text:style-name="P203"><text:s text:c="12"/>"podPole1" : "value",</text:p>
      <text:p text:style-name="P203"><text:s text:c="12"/>"podPole2" : "value"</text:p>
      <text:p text:style-name="P203"><text:s text:c="8"/>},</text:p>
      <text:p text:style-name="P203"><text:s text:c="8"/>"pole3" : {</text:p>
      <text:p text:style-name="P203"><text:s text:c="12"/>"podPole1" : "value",</text:p>
      <text:p text:style-name="P203"><text:s text:c="12"/>"podPole2" : "value"</text:p>
      <text:p text:style-name="P203"><text:s text:c="8"/>}</text:p>
      <text:p text:style-name="P203"><text:s text:c="4"/>}</text:p>
      <text:p text:style-name="P19">Oraz na odwrót.</text:p>
      <text:p text:style-name="P27"><text:span text:style-name="T220">W tej pracy skupię się głównie na dwóch projektach: Spring Boot i Spring Framework zawierający w sobie projekt Spring MVC, ale będę również korzystał w małym stopniu z projektów Spring Data i Spring Security. Pisząc kod będę używał języka java w wersji 1.8, która w dalszym ciągu jest używana w większości istniejących projektach, co wynika z faktu, że późniejsze wersje nie wprowadziły tak diametralnych zmian w sposobie pisania kodu. Wersja ta była najnowszą wersją przez 3,5 roku, kolejne wersje zmieniały się co kilka miesięcy. Późniejsze wersje powodowały problemy z narzędziami służącymi do budowania projektów (głównie </text:span>Maven <text:span text:style-name="T222">i</text:span> Gradle<text:span text:style-name="T222">). Dodatkowo Oracle zmienił schemat licencji różnych wersji, co spowodowało spore zamieszanie i zniechęciło projektantów do przechodzenia na wyższe wersje z obawy przez koniecznością uwzględniania dodatkowego kosztu podczas tworzenia budżetu projektowego.[3] Do budowania projektu i zarządzania wersjami bibliotek będę używał narzędzia Apache Maven. Kontenerem servletów, w którym umieszczę swoją aplikację będzie Apache Tomcat. Aplikacja będzie wdrażana na server Amazona (usługa Amazon Elastic Compute Cloud). Dodatkowo wdrożenie planuję zrobić w dwóch wariantach: stworzenie obrazu dockerowego i wdrożenie go na server oraz stworzenie pliku war i umieszczenie go w kontenerze servletów na serwerze. </text:span></text:p>
      <text:p text:style-name="P18"/>
      <text:p text:style-name="P18">W pierwszym rozdziale opiszę platformę Spirng. Główne projekty i moduły. Krótko opisze inne narzędzia i programy potrzebne do zrealizowania danego projektu: IDE, konterner aplikacji Tomcat, docker i EC2.</text:p>
      <text:p text:style-name="P18"/>
      <text:p text:style-name="P11"/>
      <text:p text:style-name="P11"/>
      <text:h text:style-name="P204" text:outline-level="1"><text:bookmark-start text:name="__RefHeading___Toc724_1849423115"/><text:soft-page-break/>Rozdział <text:span text:style-name="T1">1</text:span><text:bookmark-end text:name="__RefHeading___Toc724_1849423115"/></text:h>
      <text:p text:style-name="P21">opisujący zagadnienia teoretyczne wiązane z realizowanym tematem;</text:p>
      <text:p text:style-name="P21"/>
      <text:p text:style-name="P38"><text:bookmark-start text:name="__RefHeading___Toc1288_3822358379"/>Aplikacja Webowa<text:bookmark-end text:name="__RefHeading___Toc1288_3822358379"/></text:p>
      <text:p text:style-name="P60">Aplikacja <text:span text:style-name="T310">webowa</text:span> to program, który działa na serwerze WWW, zwykle jest spakowany w pliku WAR i wdrożony w kontenerze serwera, takim jak Tomcat, JBOSS lub GlassFish. Jednak wbudowane serwery stanowią ciekawą alternatywę. Zamiast wdrażania aplikacji na serwerze, serwer jest osadzony w aplikacji. W wyniku tego powstaje samodzielna aplikacja spakowana w pliku jar, którą można wykonać z wiersza poleceń.</text:p>
      <text:p text:style-name="P61">Aplikacja webowa jest zwykle podzielona na dwie części: <text:s/>front-end i <text:s/>back-end. Back-end jest to część aplikacji działąjca po stronie serwera, określa sposób działania witryny i jest odpowiedzialny za: obliczenia, logikę biznesową, komunikację z bazą danych i wydajność. Front-end odnosi się do części aplikacji, która działa w przeglądarce. Zwykle obejmuje HTML, CSS i JavaScript, oraz różne frameworki i narzędzia ułątwiające pracę z tymi technologiami. [21]</text:p>
      <text:p text:style-name="P21"/>
      <text:p text:style-name="P12">Spring, Spring boot, <text:span text:style-name="T220">Java, </text:span>tomcat, <text:span text:style-name="T268">bootstrap, </text:span>docker (moze mysql)</text:p>
      <text:p text:style-name="P12"/>
      <text:h text:style-name="P281" text:outline-level="2"><text:bookmark-start text:name="__RefHeading___Toc726_1849423115"/><text:span text:style-name="T224">1.1 </text:span>Ogólny zarys frameworku spring<text:bookmark-end text:name="__RefHeading___Toc726_1849423115"/></text:h>
      <text:p text:style-name="P12">Spring to obecnie najbardziej popularna platforma Java na świecie, której używa zdecydowana większość firm tworzących oprogramowanie. Umożliwia budowanie aplikacji Java w oparciu o wbudowane mechanizmy, które wspierają programistę w kluczowych kwestiach, takich jak tworzenie obiektów, przechowywanie ich i udostępnianie we właściwym momencie. Ułatwia obsługę żądań HTTP, w tym pozwala na wykorzystanie potencjału koncepcji REST. Dostarcza mechanizmy do obsługi baz danych, które opierają się na wykorzystaniu dostawcy JPA - najczęściej Hibernate'a. <text:span text:style-name="T2">[1]</text:span></text:p>
      <text:p text:style-name="P22">Spring ułatwia tworzenie aplikacji dla przedsiębiorstw. Zapewnia wszystko co jest potrzebne do wykorzystania języka java w środowisku korporacyjnym wraz ze wsparciem dla języka Groovy oraz Kotlin jako alternatywne języki używające wirtualnej maszyny java. Spring <text:s/><text:span text:style-name="T225">posiada elastyczność do tworzenia wielu rodzajów architektur w zależności od wymagań aplikacji. Spring może być wykorzystany w wielu rodzajach aplikacji. W aplikacjach korporacyjnych gdzie aplikacja znajduje się na serwerze aplikacji, którego cykl aktualizacji znajduje się poza kontrolą developera. Innym rodzajem mogą być aplikacje zbudowane jako plik .jar zawierający osadzony server aplikacji, mogą one być osadzone w środowisku chmurowym i służyć jako pojedynczy mikro serwis. Innym rodzajem może być samodzielna aplikacja, działająca bez severa. <text:s/>Spring jest projektem open source. Ma dużą i aktywną społeczność, która zapewnia stały dopływ informacji zwrotnej na podstawie problemów napotkanych podczas używania tego frameworku podczas pracy. <text:s/>Co pomaga w ciągłym rozwoju i ulepszaniu tego narzędzia. [4]</text:span></text:p>
      <text:p text:style-name="P12"/>
      <text:h text:style-name="P282" text:outline-level="2"><text:bookmark-start text:name="__RefHeading___Toc728_1849423115"/><text:soft-page-break/>1.2 Znaczenie słowa „Spring” według twórców<text:bookmark-end text:name="__RefHeading___Toc728_1849423115"/></text:h>
      <text:p text:style-name="P28"><text:span text:style-name="T224">Słowo „Spring” ma rózne znaczenie w rożnych kontekstach. Może znaczyć projekt Spring Framework który zapoczątkował budowę platformy Spring. Później powstało wiele projektów springowych zbudowanych na bazie Spring Framework. Zazwyczaj kiedy używa się słowa „Spring” ma się na myśli całą rodzinę projektów springowych. W tym momencie skupimy się na na fundamencie czyli Spring Framework. Jest on podzielony na wiele modułów, których w tym momencie jest około dwudziestu. Główne moduły znajdują się w grupie modułów zwanej <text:s/>Core Container. Zawierające model konfuguracji oraz mechanizm wstrzykiwania zależności. Ponadto Spring Framework </text:span><text:span text:style-name="T226">zapewnia</text:span><text:span text:style-name="T233"> podstawowe wsparcie dla rożnych typów architektury aplikacji. Zawiera m.in. wsparcie dla tranzakcyjności danych i persystencji, Java Message Service czy aplikacji webowych. Spring Framework zawiera także dwa projekty służące do tworzenia aplikacji webowych: </text:span><text:span text:style-name="T63">Spring MVC używający servletów i Spring WebFlux wykorzystujący programowanie reaktywne.</text:span><text:span text:style-name="T64">[4]</text:span></text:p>
      <text:h text:style-name="P288" text:outline-level="2"><text:bookmark-start text:name="__RefHeading___Toc730_1849423115"/><text:span text:style-name="T76">1.</text:span><text:span text:style-name="T79">3</text:span><text:span text:style-name="T76"> </text:span><text:span text:style-name="T78">Filozofia architektury</text:span><text:span text:style-name="T76"> Springa [</text:span><text:span text:style-name="T77">4</text:span><text:span text:style-name="T76">]</text:span><text:bookmark-end text:name="__RefHeading___Toc730_1849423115"/></text:h>
      <text:p text:style-name="P24"><text:span text:style-name="T259">Twórcy</text:span> frameworku Spring kierowania się poniższymi zasadami:</text:p>
      <text:p text:style-name="P24">Zapewnienie możliwości wyboru na każdym poziomie. Spring pozwala odłożyć decyzje projektowe na później. Na przykład możemy wybrać dostawcę persystencji poprzez <text:span text:style-name="T289">konfiguracje</text:span> aplikacji bez potrzeby zmiany kodu. </text:p>
      <text:p text:style-name="P24"><text:span text:style-name="T230">Uwzględnienie</text:span> <text:span text:style-name="T230">różnorodnych</text:span> perspektyw. Spring jest elastyczny i nie nakazuje jak rzeczy należy <text:span text:style-name="T230">robić. Obsługuje szeroki zakres potrzeb aplikacji z różnych perspektyw. Twórcy aplikacji mogą dowolnie używać funkcjonalności udostępnionych przez Springa wg aktualnych wymagań.</text:span></text:p>
      <text:p text:style-name="P26">Zachowanie silnej kompatybilność wstecznej. Rozwój platformy został starannie zaplanowany tak, aby zminimalizować przełomowe zmiany między wersjami. Spring obsługuje starannie wybraną gamę wersji JDK i bibliotek innych firm, aby ułatwić utrzymanie aplikacji i bibliotek zależnych od Springa.</text:p>
      <text:p text:style-name="P24">Db<text:span text:style-name="T230">ałość</text:span> o projekt API. Zespół Spring poświęca wiele czasu i uwagi, <text:span text:style-name="T230">żeby</text:span> tworz<text:span text:style-name="T230">yć</text:span> API, które są intuicyjne i <text:s/><text:span text:style-name="T230">zachowują swoją funkcjonalność w </text:span>wiel<text:span text:style-name="T230">u</text:span> wersj<text:span text:style-name="T230">ach na przestrzeni wielu lat</text:span>.</text:p>
      <text:p text:style-name="P48"><text:span text:style-name="T230">W</text:span>ysoki standard jakości kodu. Spring Framework kładzie duży nacisk na dokładny i przejrzysty opis metod i <text:span text:style-name="T259">klas.</text:span> To jeden z niewielu projektów, który może pochwalić się czystym kodem bez zbędnych zapętlonych zależności między pakietami. [4]</text:p>
      <text:p text:style-name="P48"/>
      <text:h text:style-name="P283" text:outline-level="2"><text:bookmark-start text:name="__RefHeading___Toc1290_3822358379"/>1.<text:span text:style-name="T267">4</text:span> <text:span text:style-name="T259">Projekty</text:span> Springa [<text:span text:style-name="T267">13</text:span>]<text:bookmark-end text:name="__RefHeading___Toc1290_3822358379"/></text:h>
      <text:p text:style-name="P52">SPRING BOOT<text:line-break/><text:span text:style-name="T260">Umożliwia szybkie I proste budowanie I uruchamianie aplikacji napisanych przy użyciu mechanizmów udostępnionych przez Springa.</text:span></text:p>
      <text:p text:style-name="P52">SPRING FRAMEWORK<text:line-break/>Zapewnia podstawową obsługę wstrzykiwania zależności, zarządzania transakcjami, aplikacji internetowych, dostępu do danych, przesyłania wiadomości i innych.</text:p>
      <text:p text:style-name="P52"><text:soft-page-break/>SPRING CLOUD DATA FLOW<text:line-break/><text:span text:style-name="T261">Usługa orkiestracji dla mikroserwisów jako komponentów aplikacji działąjących na nowoczesnych środowiskach wykonawczych.</text:span></text:p>
      <text:p text:style-name="P52">SPRING CLOUD<text:line-break/>Zapewnia zestaw narzędzi do typowych wzorców w systemach rozproszonych. Przydatny do budowania i wdrażania mikrousług.</text:p>
      <text:p text:style-name="P52">SPRING DATA<text:line-break/>Zapewnia spójne podejście do dostępu do danych - relacyjne, nierelacyjne, <text:span text:style-name="T262">dostęp do plików typu map-reduce</text:span> i nie tylko.</text:p>
      <text:p text:style-name="P53">SPRING INTEGRATION<text:line-break/>Obsługuje <text:span text:style-name="T263">dobrze </text:span>znane wzorce integracji korporacyjnej za pomocą lekkich adapterów komunikatów i adapterów <text:s/>deklaratywnych </text:p>
      <text:p text:style-name="P52">SPRING BATCH<text:line-break/>Upraszcza i optymalizuje pracę przetwarzania dużych operacji wsadowych.</text:p>
      <text:p text:style-name="P52">SPRING SECURITY<text:line-break/><text:span text:style-name="T265">Zapewnia ochronę</text:span> aplikacj<text:span text:style-name="T265">i</text:span> dzięki kompleksowej i rozszerzalnej obsłudze uwierzytelniania i autoryzacji.</text:p>
      <text:p text:style-name="P52">SPRING HATEOAS<text:line-break/>Upraszcza tworzenie reprezentacji REST zgodnych z zasadą HATEOAS.</text:p>
      <text:p text:style-name="P52">SPRING REST DOCS<text:line-break/><text:span text:style-name="T264">Pomoaga w dokuentowaniu</text:span> usług RESTful, łącząc ręcznie napisaną dokumentację z automatycznie wygenerowanymi fragmentami utworzonymi za pomocą Spring MVC Test lub REST Assured.</text:p>
      <text:p text:style-name="P52">SPRING AMQP<text:line-break/>Stosuje podstawowe koncepcje Spring do opracowywania rozwiązań komunikacyjnych opartych na AMQP.</text:p>
      <text:p text:style-name="P52">SPRING MOBILE<text:line-break/>Upraszcza tworzenie mobilnych aplikacji internetowych dzięki opcjom wykrywania urządzeń i progresywnemu renderowaniu.</text:p>
      <text:p text:style-name="P52">SPRING FOR ANDROID<text:line-break/>Zawiera kluczowe komponenty Spring <text:span text:style-name="T265">potrzebne </text:span>do <text:span text:style-name="T265">użycia</text:span> w programowaniu aplikacji na Androida.</text:p>
      <text:p text:style-name="P52">SPRING WEB FLOW<text:line-break/>Obsługuje tworzenie aplikacji internetowych z kontrolowaną nawigacją, takich jak odprawa na lot lub ubieganie się o pożyczkę.</text:p>
      <text:p text:style-name="P52">SPRING WEB SERVICES<text:line-break/>Ułatwia rozwój usług sieciowych SOAP.</text:p>
      <text:p text:style-name="P52">SPRING LDAP<text:line-break/>Upraszcza tworzenie aplikacji przy użyciu LDAP przy użyciu znanego podejścia Spring opartego na szablonach.</text:p>
      <text:p text:style-name="P52"><text:soft-page-break/>SPRING SESSION<text:line-break/><text:span text:style-name="T266">Z</text:span>apewnia interfejs API i implementacje do zarządzania informacjami o sesji użytkownika.</text:p>
      <text:p text:style-name="P52">SPRING SHELL<text:line-break/>Zapewnia <text:span text:style-name="T266">solidne</text:span> podstawy do budowania aplikacji wiersza polecenia przy użyciu modelu programowania opartego na Spring.</text:p>
      <text:p text:style-name="P52">SPRING FLO<text:line-break/>Biblioteka JavaScript, która oferuje podstawowy wbudowany kreator wizualny HTML5 <text:span text:style-name="T266">pipelinów </text:span>i prostych wykresów.</text:p>
      <text:p text:style-name="P52"><text:s/>SPRING KAFKA<text:line-break/>Zapewnia znane <text:span text:style-name="T266">koncepcje typowe dla framoworku Spring </text:span>dla Apache Kafka.</text:p>
      <text:p text:style-name="P52">SPRING STATEMACHINE<text:line-break/><text:span text:style-name="T266">Framework</text:span> dla programistów aplikacji do korzystania z koncepcji automatów stanowych w aplikacjach Spring.</text:p>
      <text:p text:style-name="P52">SPRING IO PLATFORM<text:line-break/>Zapewnia spójną, wersjonowaną platformę do budowania nowoczesnych aplikacji. Jest to modułowa dystrybucja klasy korporacyjnej, która zapewnia wyselekcjonowany zestaw zależności.</text:p>
      <text:h text:style-name="P284" text:outline-level="2"/>
      <text:h text:style-name="P289" text:outline-level="2"><text:bookmark-start text:name="__RefHeading___Toc732_1849423115"/><text:span text:style-name="T23">1.</text:span><text:span text:style-name="T24">5</text:span><text:span text:style-name="T23"> Moduły Springa [5]</text:span><text:bookmark-end text:name="__RefHeading___Toc732_1849423115"/></text:h>
      <text:p text:style-name="P29"><text:span text:style-name="T234">Twórcy aplikacji mogą wybrać które moduły które będą potrzebne podczas budowania aplikacji. Moduły zgrupowane są ze względu na funkcjonalność w grupy. Bazą każdej aplikacji jest grupa modułów nazywająca się Core Container i zawierająca 4 moduły:<text:line-break/>- </text:span>Core<text:line-break/>- Beans<text:line-break/>- Context <text:line-break/>- Expression</text:p>
      <text:p text:style-name="P25"/>
      <text:h text:style-name="P285" text:outline-level="2"><text:bookmark-start text:name="__RefHeading___Toc734_1849423115"/>1.<text:span text:style-name="T267">6</text:span> Moduł Spring Web MVC <text:bookmark-end text:name="__RefHeading___Toc734_1849423115"/></text:h>
      <text:p text:style-name="P23">Jest to moduł zawarty w projekcie Spring Framework od samego początku. Jest on zbudowany na bazie Servlet API. <text:s/>Przy tworzeniu tego modułu został wykorzystany wzorzec Front Controller gdzie DispatcherServlet (klasa rozszerzająca abstrakcyjną klasę javax.servlet.http.HttpServlet) zapewnia wspólny algorytm dla przetwarzania <text:s/>żądań podczas gdy faktyczna praca wykonywana jest przez konfigurowalne komponenty do których dane zadania są oddelegowywane. <text:s/>DispatcherServlet musi <text:s/>być zadeklarowany i zmapowany zgodnie ze specyfikacją Servletu przy użyciu konfiguracji Java albo w pliku web.xml. W rezultacie używa on tej konfiguracji, żeby się dowiedzieć jakie komponenty są mu potrzebne do mapowania żądań, rozwiązywania widoków, obsługi wyjątków itp.[6]</text:p>
      <text:p text:style-name="P30"><text:span text:style-name="T235">Opisać dokładnie <text:s/></text:span><text:span text:style-name="T62">Dis</text:span><text:span text:style-name="T61">patcherServlet. </text:span><text:span text:style-name="T59">Jest on sercem aplikacji servletowych…</text:span></text:p>
      <text:p text:style-name="P30"><text:soft-page-break/><text:a xlink:type="simple" xlink:href="https://docs.spring.io/spring-framework/docs/current/javadoc-api/org/springframework/web/servlet/FrameworkServlet.html" text:style-name="Internet_20_link" text:visited-style-name="Visited_20_Internet_20_Link"><text:span text:style-name="T59">https://docs.spring.io/spring-framework/docs/current/javadoc-api/org/springframework/web/servlet/FrameworkServlet.html</text:span></text:a></text:p>
      <text:p text:style-name="P70"/>
      <text:p text:style-name="P70"/>
      <text:p text:style-name="P54">Spring MVC tak jak wszystkie frameworki typu MVC potrzebują mechanizmu do generowania widoków. Springu do tego celu używa resowerów widoków. Dzięki nim w widoku możemy zamieścić elementy modelu, na którym były wykonywane wcześniej operacje w kontrolerach. Resolwery mapują nazwę widoku na widok. W Springu do tego celu zostało stworzone 14 klas implementujących interfejs ViewResolver. Do bardziej popularnych zaliczyć można: InternalResourceViewResolver, XmlViewResolver, ResourceBundleViewResolver. Ja w swoim projekcie użyłem implementacji AbstractCachingViewResolver którą rozszerza klasa ThymeleafViewResolver. [8][9]</text:p>
      <text:p text:style-name="P30"><text:span text:style-name="Strong_20_Emphasis"><text:span text:style-name="T150">Thymeleaf</text:span></text:span><text:span text:style-name="T151"> is a modern server-side Java template engine for both web and standalone environments.</text:span></text:p>
      <text:p text:style-name="P206"><text:span text:style-name="T152">Thymeleaf's main goal is to bring elegant </text:span><text:span text:style-name="Emphasis"><text:span text:style-name="T152">natural templates</text:span></text:span><text:span text:style-name="T152"> to your development workflow — HTML that can be correctly displayed in browsers and also work as static prototypes, allowing for stronger collaboration in development teams.</text:span></text:p>
      <text:p text:style-name="P207">With modules for Spring Framework, a host of integrations with your favourite tools, and the ability to plug in your own functionality, Thymeleaf is ideal for modern-day HTML5 JVM web development — although there is much more it can do.</text:p>
      <text:p text:style-name="P207"><text:a xlink:type="simple" xlink:href="https://www.thymeleaf.org/" text:style-name="Internet_20_link" text:visited-style-name="Visited_20_Internet_20_Link">https://www.thymeleaf.org/</text:a></text:p>
      <text:p text:style-name="P146">Simple and natural templating</text:p>
      <text:list xml:id="list2472677773" text:style-name="L1">
        <text:list-item>
          <text:p text:style-name="P271">Optimized for web environment but can work standalone</text:p>
        </text:list-item>
        <text:list-item>
          <text:p text:style-name="P272"><text:span text:style-name="T213">Advanced evaluation language (</text:span><text:a xlink:type="simple" xlink:href="http://commons.apache.org/ognl/" text:style-name="Internet_20_link" text:visited-style-name="Visited_20_Internet_20_Link"><text:span text:style-name="T214">OGNL</text:span></text:a><text:span text:style-name="T213"> or </text:span><text:a xlink:type="simple" xlink:href="http://static.springsource.org/spring/docs/3.2.x/spring-framework-reference/html/expressions.html" text:style-name="Internet_20_link" text:visited-style-name="Visited_20_Internet_20_Link"><text:span text:style-name="T214">Spring Expression Language</text:span></text:a><text:span text:style-name="T213">)</text:span></text:p>
        </text:list-item>
        <text:list-item>
          <text:p text:style-name="P271">Support for template logic (condition, iteration)</text:p>
        </text:list-item>
        <text:list-item>
          <text:p text:style-name="P271">Full support for internationalization</text:p>
        </text:list-item>
        <text:list-item>
          <text:p text:style-name="P271">Spring MVC and Spring Web Flow integration</text:p>
        </text:list-item>
        <text:list-item>
          <text:p text:style-name="P272"><text:span text:style-name="T213">Support for the composite view pattern (native with fragments, </text:span><text:a xlink:type="simple" xlink:href="http://tiles.apache.org/" text:style-name="Internet_20_link" text:visited-style-name="Visited_20_Internet_20_Link"><text:span text:style-name="T214">Tiles</text:span></text:a><text:span text:style-name="T213"> integration, usable with Sitemesh)</text:span></text:p>
        </text:list-item>
        <text:list-item>
          <text:p text:style-name="P271">Sophisticated template caching support</text:p>
        </text:list-item>
        <text:list-item>
          <text:p text:style-name="P272"><text:span text:style-name="T213">Works with </text:span><text:a xlink:type="simple" xlink:href="http://dandelion.github.io/datatables/" text:style-name="Internet_20_link" text:visited-style-name="Visited_20_Internet_20_Link"><text:span text:style-name="T214">Dandelion-Datatables</text:span></text:a></text:p>
        </text:list-item>
      </text:list>
      <text:p text:style-name="P220"><text:a xlink:type="simple" xlink:href="https://blog.zenika.com/2013/01/18/introducing-the-thymeleaf-template-engine/" text:style-name="Internet_20_link" text:visited-style-name="Visited_20_Internet_20_Link"><text:span text:style-name="T214">https://blog.zenika.com/2013/01/18/introducing-the-thymeleaf-template-engine/</text:span></text:a></text:p>
      <text:p text:style-name="P71"/>
      <text:h text:style-name="Heading_20_2" text:outline-level="2"><text:bookmark-start text:name="__RefHeading___Toc1323_721911962"/>1.<text:span text:style-name="T272">6</text:span> <text:span text:style-name="T273">Spring Security</text:span><text:bookmark-end text:name="__RefHeading___Toc1323_721911962"/></text:h>
      <text:p text:style-name="P50">Jest to projekt stworzony jak sama nazwa wskazuje w celu zapewnienia bezpieczeństwa danych użytkowników aplikacji jak i samej aplikacji w sieci. <text:span text:style-name="T274">Jest to potężne i bardzo elastyczne jeśli chodzi o konfigurację narzędzie dające twórcą aplikacji kontrolę nad uwierzytelnianiem i kontrolą dostępu. Jest on standardem jeśli chodzi o zabezpieczanie aplikacji tworzonych przy użyciu Springa. Jednym z jego atutów tak jak innych projektów Springa jest to, że łatwo można go rozszerzać i modyfikować, tak żeby dostosować jego funkcjonalność <text:s/>do wymagań biznesowych. <text:s/><text:line-break/>Jego główne cechy:</text:span></text:p>
      <text:p text:style-name="P50"><text:soft-page-break/>- Kompleksowa i rozszerzalna obsługa zarówno uwierzytelniania, jak i autoryzacji</text:p>
      <text:p text:style-name="P51">- Ochrona przed atakami, takimi jak <text:span text:style-name="T275">session fixation</text:span>, clickjacking, CSRF <text:span text:style-name="T277">(c</text:span>ross site request forgery<text:span text:style-name="T277">)</text:span> itp. <text:span text:style-name="T277">Ochrona przed session fixation jest domyślnie aktywna. Jedną z opcji do wyboru jest zmiana ID sesji kiedy użytkownik się loguje w aplikacji.</text:span> <text:span text:style-name="T236">(sprawdzić jak to jest w springu zaimplementowane)</text:span></text:p>
      <text:p text:style-name="P50">[15]</text:p>
      <text:p text:style-name="P10"/>
      <text:p text:style-name="Text_20_body"/>
      <text:h text:style-name="P290" text:outline-level="2"><text:bookmark-start text:name="__RefHeading___Toc1916_417536786"/>1.<text:span text:style-name="T293">7</text:span> <text:span text:style-name="T293">Spring Boot</text:span><text:bookmark-end text:name="__RefHeading___Toc1916_417536786"/></text:h>
      <text:p text:style-name="P177"/>
      <text:p text:style-name="P58">Spring Boot <text:span text:style-name="T307">daje nam możliwość szybkiego tworzenia</text:span> aplikacji. Patrzy na twoją ścieżkę klasy i na skonfigurowane <text:span text:style-name="T307">obiekty bean</text:span>, dokonuje założeń na temat tego, czego brakuje <text:span text:style-name="T307">w konfiguracji</text:span> i dodaje t<text:span text:style-name="T307">o co jest wymagane do działania aplikacji.</text:span> Dzięki Spring Boot możesz bardziej skupić się na funkcjach biznesowych, a mniej na infrastrukturze. <text:span text:style-name="T307">Na przykład kiedy</text:span> Spring MVC jest <text:span text:style-name="T307">w zależnościach.</text:span> Istnieje kilka konkretnych <text:span text:style-name="T307">obiektów</text:span>, których prawie zawsze <text:span text:style-name="T307">potrzeba do jego funkcjonowania -</text:span> Spring Boot dodaje je automatycznie. Aplikacja Spring MVC również potrzebuje kontenera serwletu, więc Spring Boot automatycznie konfiguruje osadzony Tomcat. <text:span text:style-name="T307">Jeśli w zależnościach zamiast Tomcata dodamy Jetty wtedy automatycznie zostanie skonfigurowany Jetty. To samo się dzieje kiedy w zależnościach umieścimy </text:span>Thymeleaf – <text:span text:style-name="T308">Spring Boot doda kilka obiektów niezbędnych do działania tej biblioteki. Oczywiście wszystkie te domyślne ustawienia możemy łatwo nadpisać. Ważne jest to, że od razu mamy w pełni działającą aplikację. I jeśli nie potrzebujemy zmieniać domyślnych ustawień możemy od raz skupić się na tworzeniu logiki biznesowej. [20]</text:span></text:p>
      <text:p text:style-name="P10"/>
      <text:h text:style-name="P290" text:outline-level="2"><text:bookmark-start text:name="__RefHeading___Toc1516_366830727"/>1.<text:span text:style-name="T293">8</text:span> <text:span text:style-name="T269">Technologie fontendowe</text:span><text:bookmark-end text:name="__RefHeading___Toc1516_366830727"/></text:h>
      <text:h text:style-name="Heading_20_3" text:outline-level="3"><text:bookmark-start text:name="__RefHeading___Toc1325_721911962"/>1.<text:span text:style-name="T293">8</text:span>.1 Bootstrap<text:bookmark-end text:name="__RefHeading___Toc1325_721911962"/></text:h>
      <text:p text:style-name="P49">Moja aplikacja jest aplikacją webową. Czyli do wyświetalnia zawartości aplikacji i komunikowania się z nią użytkownicy będą używać przeglądarki internetowej. Usdostępnia ona również RESTowe interfejsy do komunikowania się bezpośrednio bez potrzeby wyświetlania widoku w przeglądarce ale ten obszar opiszę w innej części tej pracy.</text:p>
      <text:p text:style-name="P167"><text:span text:style-name="T26">Do sprawnego i <text:s/>łatwiejszego tworzenia schludnego wyglądu strony użyłem Bootstrapa. </text:span><text:span text:style-name="T25">Bootrstrap jest fonont-endowym frameworkiem pomagającym w szybkim i łatwym budowaniu mobilnych, responsywnych stron internetowych. Na początku rozwijany był przez Tweetera. Jest bardzo wszechstronny i używa się go od pisania aplikacji internetowych po skórki WordPress. Ponadto jest on darmowy, uniwersalny i intuicyjny w użyciu. Przy jego użyciu można stworzyć ciekawe i skomplikowane strony internetowe bazując na zwykłym prostym HTML i przekształcając go zgodnie ze swoimi potrzebami. Posiada on mnóstwo dodatkowych wtyczek jQuery, które zapewniają dodatkową funkcjonaności takie jak karuzele, przyciski i wiele innych. Dodatkowo daje </text:span><text:soft-page-break/><text:span text:style-name="T25">on </text:span><text:span text:style-name="T27">wiele skrótów dzięki, którym tworzenie strony staje się szybsze i mniej czaso- i pracochłonne. W mojej pracy chciałem skupić się głównie na warstwie backendowej dlatego właśnie <text:s/>zdecydowałem się na użycie tego narzędzia. </text:span><text:span text:style-name="T211">[14]</text:span></text:p>
      <text:p text:style-name="Text_20_body"/>
      <text:h text:style-name="P290" text:outline-level="2"><text:bookmark-start text:name="__RefHeading___Toc2521_3287227940"/>1.<text:span text:style-name="T311">9</text:span> <text:span text:style-name="T311">ORM w Springu</text:span><text:bookmark-end text:name="__RefHeading___Toc2521_3287227940"/></text:h>
      <text:p text:style-name="P177"><text:a xlink:type="simple" xlink:href="https://docs.spring.io/spring/docs/4.2.x/spring-framework-reference/html/orm.html" text:style-name="Internet_20_link" text:visited-style-name="Visited_20_Internet_20_Link">https://docs.spring.io/spring/docs/4.2.x/spring-framework-reference/html/orm.html</text:a></text:p>
      <text:p text:style-name="P177"/>
      <text:p text:style-name="P177"/>
      <text:h text:style-name="P290" text:outline-level="2"/>
      <text:h text:style-name="P204" text:outline-level="1"><text:bookmark-start text:name="__RefHeading___Toc736_1849423115"/>Rozdział <text:span text:style-name="T1">2</text:span><text:bookmark-end text:name="__RefHeading___Toc736_1849423115"/></text:h>
      <text:p text:style-name="P21">opisujący układ badawczy, jego przygotowanie, uruchomienie;</text:p>
      <text:p text:style-name="P31">W rozdziale tym opiszę narzędzia, których będę używał podczas tworzenia projektu. Będą one wykorzystywane na każdym etapie realizacji tego przedsięwzięcia. </text:p>
      <text:p text:style-name="P33">IDE Idea</text:p>
      <text:p text:style-name="P33"/>
      <text:p text:style-name="P33">Apache Maven <text:span text:style-name="T258">wraz z pluginami</text:span></text:p>
      <text:p text:style-name="P33"><text:a xlink:type="simple" xlink:href="https://maven.apache.org/" text:style-name="Internet_20_link" text:visited-style-name="Visited_20_Internet_20_Link"><text:span text:style-name="T255">https://maven.apache.org/</text:span></text:a></text:p>
      <text:p text:style-name="P34"/>
      <text:p text:style-name="P34">Apache Tomcat</text:p>
      <text:p text:style-name="P41"/>
      <text:p text:style-name="P35">Jetty</text:p>
      <text:p text:style-name="P32"/>
      <text:h text:style-name="P204" text:outline-level="1"><text:bookmark-start text:name="__RefHeading___Toc738_1849423115"/>Rozdział <text:span text:style-name="T1">3</text:span><text:bookmark-end text:name="__RefHeading___Toc738_1849423115"/></text:h>
      <text:p text:style-name="P21">opisujący jakie badania zamierza autor wykonać, następnie wyniki tych badań oraz ich</text:p>
      <text:p text:style-name="P20">analiza prowadząca do udowodnienia/obalenia tezy;</text:p>
      <text:p text:style-name="P10"/>
      <text:p text:style-name="P13">Badanie będzie p<text:span text:style-name="T223">o</text:span>legało na porównaniu możliwości jakie daj<text:span text:style-name="T223">ą</text:span> nam <text:span text:style-name="T223">obydwa podejścia (Spirng Framework i Spring Boot)</text:span> na <text:span text:style-name="T223">każdym</text:span> etapie tworzenia i wdrażania aplikacji na server. Każdy etap będzie podsumowany pod kątem elastyczności, ilości kodu i czasu potrzebnego do wykonania danego procesu.</text:p>
      <text:p text:style-name="P13"><text:soft-page-break/></text:p>
      <text:h text:style-name="P281" text:outline-level="2"><text:bookmark-start text:name="__RefHeading___Toc740_1849423115"/>3.1 Tworz<text:span text:style-name="T223">e</text:span>nie <text:span text:style-name="T237">podstawowej</text:span> konfiguracji<text:span text:style-name="T237"> </text:span>aplikacji <text:span text:style-name="T237">webowej</text:span>:<text:bookmark-end text:name="__RefHeading___Toc740_1849423115"/></text:h>
      <text:p text:style-name="P10"/>
      <text:h text:style-name="P297" text:outline-level="3"><text:bookmark-start text:name="__RefHeading___Toc742_1849423115"/>3.1.<text:span text:style-name="T231">1</text:span> <text:span text:style-name="T231">Używając Springa</text:span>:<text:bookmark-end text:name="__RefHeading___Toc742_1849423115"/></text:h>
      <text:p text:style-name="P162"/>
      <text:p text:style-name="P162">W mojej aplikacji wykorzystam projekt Spring Web MVC, który udostępnia funkcjonalności potrzebne do stworzenia aplikacji webowej. </text:p>
      <text:p text:style-name="P162">Spring MVC umożliwia nam stworzenie konfiguracji kontenera na 3 sposoby[2]:</text:p>
      <text:p text:style-name="P162">1) Tradycyjny opraty na pliku <text:span text:style-name="T212">web.xml</text:span></text:p>
      <text:p text:style-name="P225">Z tym podejściem można się spotkać w starszych projektach. Do wersji Spring 3.1 <text:s text:c="2"/>był to jedyny sposobem na skonfigurowanie klasy DispatcherServlet. Wpliku web.xml definiowaliśmy nazwę servletu, nazwę klasy używanej do tworzenia obiektu typu servlet oraz ścieżkę do pliku zawierającego konfigurację kontekstu springa (kolejny plik w formacie xml) oraz liczbę definiującą w jakiej kolejności servlety mają zostać załadowane (w przypadku aplikacji z wieloma servletami). Kolejną rzeczą jest stworzenie mapowania wzoru adresu URL <text:s/>na odpowiedni servlet [7]</text:p>
      <text:p text:style-name="P162">2) Mieszany, używający pliku web.xml oraz adnotacji spingowych</text:p>
      <text:p text:style-name="P225">Wersja 3.0 API Servletu umożliwiła konfigurację klasy DispatcherServlet przy użyciu kodu javy dzięki czemu plik web.xml stał się opcjonalny. Powyższą konfigurację można wykonać w klasie implementującej interfejs WebApplicationInitializer. W ten sposób wykonujemy konfigurację servletu przy pomocy kodu javy ale sama konfigruacja kontekstu aplikacji cały czas pozostaje w pliku xml. [7]</text:p>
      <text:p text:style-name="P162">3) Oparty w 100% na kodzie i adnotacjach, bez użycia pliku web.xml</text:p>
      <text:p text:style-name="P226"><text:span text:style-name="T73">W tym wariancie nie potrzebujemy używać żadnych plików xml. Tutaj też jest kilka możliwości. Jedna polega na użyciu klasy </text:span><text:span text:style-name="Source_20_Text"><text:span text:style-name="T105">AnnotationConfigWebApplicationContext, do której w konstruktorze przekazujemy nazwę klasy w której umieszczamy konfigurację kontekstu Springa. Druga opcja – zalecana w dokumentacji projektu, to <text:s/>rozszerzenie klasy </text:span></text:span><text:span text:style-name="Source_20_Text"><text:span text:style-name="T128">AbstractAnnotationConfigDispatcherServletInitializer</text:span></text:span><text:span text:style-name="Source_20_Text"><text:span text:style-name="T105"> </text:span></text:span><text:span text:style-name="Source_20_Text"><text:span text:style-name="T106"><text:s/>i zaimplementowanie trzech klas. W implementacji tych klas należy podać te same informacje niezbędne do stworzenia servletu przez kontener servletów (np. Apache Tomcat lub Jetty) czyli nazwę klasy zawierającej konfigurację servletu oraz mapowanie ścieżki servletu. </text:span></text:span><text:span text:style-name="Source_20_Text"><text:span text:style-name="T105">Konfiguracja wykonana przy użyciu kodu ja jest spójniejsza i łatwiej odczytać jej kontekst bo zazwyczaj klasy konfiguracyjne znajdują się w tych samych pakietach, w których znajdują się klasy przez nie konfigurowane. [2]</text:span></text:span></text:p>
      <text:p text:style-name="P57"><text:span text:style-name="T65">W projekcie użyłem </text:span><text:span text:style-name="T66">trzeciego</text:span><text:span text:style-name="T65"> podejścia ponieważ </text:span><text:span text:style-name="T66">pozwala ono pozbyć się konieczności używania plików xml i ograniczyć się do samego kodu java. Jest to podejście rekomendowane przez twórców platformy Spring</text:span><text:span text:style-name="T65">. </text:span></text:p>
      <text:p text:style-name="P57"><text:soft-page-break/><text:span text:style-name="T67">Opisać wszystkie 3 podejścia: plusy i minusy</text:span><text:span text:style-name="T60"> </text:span><text:a xlink:type="simple" xlink:href="https://docs.spring.io/spring/docs/5.2.1.RELEASE/spring-framework-reference/core.html#beans-annotation-config" text:style-name="Internet_20_link" text:visited-style-name="Visited_20_Internet_20_Link">https://docs.spring.io/spring/docs/5.2.1.RELEASE/spring-framework-reference/core.html#beans-annotation-config</text:a></text:p>
      <text:p text:style-name="P37">plik <text:s/><text:span text:style-name="T227">pom.xml</text:span></text:p>
      <text:p text:style-name="P215">&lt;dependencyManagement&gt;</text:p>
      <text:p text:style-name="P215"><text:s text:c="8"/>&lt;dependencies&gt;</text:p>
      <text:p text:style-name="P215"><text:s text:c="12"/>&lt;dependency&gt;</text:p>
      <text:p text:style-name="P215"><text:s text:c="16"/>&lt;groupId&gt;org.springframework&lt;/groupId&gt;</text:p>
      <text:p text:style-name="P215"><text:s text:c="16"/>&lt;artifactId&gt;spring-framework-bom&lt;/artifactId&gt;</text:p>
      <text:p text:style-name="P215"><text:s text:c="16"/>&lt;version&gt;5.2.1.RELEASE&lt;/version&gt;</text:p>
      <text:p text:style-name="P215"><text:s text:c="16"/>&lt;type&gt;pom&lt;/type&gt;</text:p>
      <text:p text:style-name="P215"><text:s text:c="16"/>&lt;scope&gt;import&lt;/scope&gt;</text:p>
      <text:p text:style-name="P215"><text:s text:c="12"/>&lt;/dependency&gt; <text:s/></text:p>
      <text:p text:style-name="P215"><text:s text:c="8"/>&lt;/dependencies&gt;</text:p>
      <text:p text:style-name="P215"><text:s text:c="4"/>&lt;/dependencyManagement&gt;</text:p>
      <text:p text:style-name="P215"><text:tab/> <text:s/>&lt;dependency&gt;</text:p>
      <text:p text:style-name="P215"><text:s text:c="12"/>&lt;groupId&gt;javax.servlet&lt;/groupId&gt;</text:p>
      <text:p text:style-name="P215"><text:s text:c="12"/>&lt;artifactId&gt;javax.servlet-api&lt;/artifactId&gt;</text:p>
      <text:p text:style-name="P215"><text:s text:c="12"/>&lt;version&gt;4.0.1&lt;/version&gt;</text:p>
      <text:p text:style-name="P215"><text:s text:c="12"/>&lt;scope&gt;provided&lt;/scope&gt;</text:p>
      <text:p text:style-name="P215"><text:s text:c="8"/>&lt;/dependency&gt;</text:p>
      <text:p text:style-name="P215"/>
      <text:p text:style-name="P215"><text:s text:c="8"/>&lt;dependency&gt;</text:p>
      <text:p text:style-name="P215"><text:s text:c="12"/>&lt;groupId&gt;org.springframework&lt;/groupId&gt;</text:p>
      <text:p text:style-name="P215"><text:s text:c="12"/>&lt;artifactId&gt;spring-web&lt;/artifactId&gt;</text:p>
      <text:p text:style-name="P215"><text:s text:c="8"/>&lt;/dependency&gt;</text:p>
      <text:p text:style-name="P215"><text:s text:c="8"/>&lt;dependency&gt;</text:p>
      <text:p text:style-name="P215"><text:s text:c="12"/>&lt;groupId&gt;org.springframework&lt;/groupId&gt;</text:p>
      <text:p text:style-name="P215"><text:s text:c="12"/>&lt;artifactId&gt;spring-webmvc&lt;/artifactId&gt;</text:p>
      <text:p text:style-name="P215"><text:s text:c="8"/>&lt;/dependency&gt;</text:p>
      <text:p text:style-name="P215"><text:s text:c="8"/>&lt;dependency&gt;</text:p>
      <text:p text:style-name="P215"><text:s text:c="12"/>&lt;groupId&gt;ch.qos.logback&lt;/groupId&gt;</text:p>
      <text:p text:style-name="P215"><text:s text:c="12"/>&lt;artifactId&gt;logback-classic&lt;/artifactId&gt;</text:p>
      <text:p text:style-name="P215"><text:s text:c="12"/>&lt;version&gt;1.2.3&lt;/version&gt;</text:p>
      <text:p text:style-name="P215"><text:s text:c="8"/>&lt;/dependency&gt;</text:p>
      <text:p text:style-name="P215"><text:s text:c="8"/>&lt;dependency&gt;</text:p>
      <text:p text:style-name="P215"><text:s text:c="12"/>&lt;groupId&gt;org.thymeleaf&lt;/groupId&gt;</text:p>
      <text:p text:style-name="P215"><text:s text:c="12"/>&lt;artifactId&gt;thymeleaf&lt;/artifactId&gt;</text:p>
      <text:p text:style-name="P215"><text:s text:c="12"/>&lt;version&gt;3.0.11.RELEASE&lt;/version&gt;</text:p>
      <text:p text:style-name="P215"><text:s text:c="8"/>&lt;/dependency&gt;</text:p>
      <text:p text:style-name="P215"><text:s text:c="8"/>&lt;dependency&gt;</text:p>
      <text:p text:style-name="P215"><text:s text:c="12"/>&lt;groupId&gt;org.thymeleaf&lt;/groupId&gt;</text:p>
      <text:p text:style-name="P215"><text:s text:c="12"/>&lt;artifactId&gt;thymeleaf-spring5&lt;/artifactId&gt;</text:p>
      <text:p text:style-name="P215"><text:s text:c="12"/>&lt;version&gt;3.0.11.RELEASE&lt;/version&gt;</text:p>
      <text:p text:style-name="P215"><text:s text:c="8"/>&lt;/dependency&gt;</text:p>
      <text:p text:style-name="P215"/>
      <text:p text:style-name="P215"><text:s text:c="8"/>&lt;dependency&gt;</text:p>
      <text:p text:style-name="P215"><text:s text:c="12"/>&lt;groupId&gt;nz.net.ultraq.thymeleaf&lt;/groupId&gt;</text:p>
      <text:p text:style-name="P215"><text:s text:c="12"/>&lt;artifactId&gt;thymeleaf-layout-dialect&lt;/artifactId&gt;</text:p>
      <text:p text:style-name="P215"><text:s text:c="12"/>&lt;version&gt;2.3.0&lt;/version&gt;</text:p>
      <text:p text:style-name="P215"><text:s text:c="8"/>&lt;/dependency&gt;</text:p>
      <text:p text:style-name="P215"><text:s text:c="8"/>&lt;dependency&gt;</text:p>
      <text:p text:style-name="P215"><text:s text:c="12"/>&lt;groupId&gt;org.thymeleaf.extras&lt;/groupId&gt;</text:p>
      <text:p text:style-name="P215"><text:s text:c="12"/>&lt;artifactId&gt;thymeleaf-extras-java8time&lt;/artifactId&gt;</text:p>
      <text:p text:style-name="P215"><text:s text:c="12"/>&lt;version&gt;3.0.1.RELEASE&lt;/version&gt;</text:p>
      <text:p text:style-name="P215"><text:s text:c="8"/>&lt;/dependency&gt;</text:p>
      <text:p text:style-name="P215"><text:s text:c="8"/>&lt;dependency&gt;</text:p>
      <text:p text:style-name="P215"><text:s text:c="12"/>&lt;groupId&gt;com.github.wnameless.json&lt;/groupId&gt;</text:p>
      <text:p text:style-name="P215"><text:s text:c="12"/>&lt;artifactId&gt;json-flattener&lt;/artifactId&gt;</text:p>
      <text:p text:style-name="P215"><text:s text:c="12"/>&lt;version&gt;0.8.1&lt;/version&gt;</text:p>
      <text:p text:style-name="P215"><text:s text:c="8"/>&lt;/dependency&gt;</text:p>
      <text:p text:style-name="P215"><text:soft-page-break/></text:p>
      <text:p text:style-name="P42">Jak widać, jest tego dosyć dużo. <text:s/><text:span text:style-name="T279">Spring-security-bom i <text:s/>org.springframework </text:span>są pomocne w zarządzaniu wersjami bibliotek. Definiujemy w nich jaka wersja Springa nas interesuje dla danego projektu i wszystkie moduły wchodzące w skład danego projektu mają ustawione poprawne wersje.</text:p>
      <text:h text:style-name="P298" text:outline-level="3"><text:bookmark-start text:name="__RefHeading___Toc744_1849423115"/><text:span text:style-name="T82">3.1.</text:span><text:span text:style-name="T83">2</text:span><text:span text:style-name="T82"> </text:span><text:span text:style-name="T83">Używając Spring Boota</text:span><text:span text:style-name="T82">:</text:span><text:bookmark-end text:name="__RefHeading___Toc744_1849423115"/></text:h>
      <text:p text:style-name="P212"><text:span text:style-name="Source_20_Text"><text:span text:style-name="T110">Pierwszą </text:span></text:span><text:span text:style-name="Source_20_Text"><text:span text:style-name="T111">dużą różnicą którą można zauważyć na tym pierwszym początkowym etapie tworzenia konfiguracji Spring Boota jest to, </text:span></text:span><text:span text:style-name="Source_20_Text"><text:span text:style-name="T112">że całą żmudną i nie dającą widocznych efektów pracę może za nas zrobić narzędzie, które nazywa się </text:span></text:span><text:span text:style-name="Source_20_Text"><text:span text:style-name="T125">Sprign Boot Initializr</text:span></text:span><text:span text:style-name="Source_20_Text"><text:span text:style-name="T112">. Jest ono dostępne w postaci strony internetowej gdzie wybieramy podstawowe parametry naszej aplikacji takie jak: narzędzie do budowania projektu (Maven czy Gradle), język (Java, Kotlin, Groovy), wersję Spring Boota, metadane projektu czyli nazwę, opis, nazwę pakietu, rodzaj pakowania aplikacji (jar, war), wersję javy oraz zależności, jakich będziemy potrzebować w projekcie. Po podaniu tych parametrów aplikacja generuje nam paczkę, którą możemy zaimportować do naszego IDE. To samo możemy zrobić używając wtyczki w naszym IDE. Ja użyłem drugiego sposobu dzięki czemu nie musiałem importować pliku do Idei. W ten sposób, </text:span></text:span><text:span text:style-name="Source_20_Text"><text:span text:style-name="T113">po włączeniu przycisku uruchamiającego aplikację (bądź wpisując komendę </text:span></text:span><text:span text:style-name="Source_20_Text"><text:span text:style-name="T122">mvn:spring-boot:run</text:span></text:span><text:span text:style-name="Source_20_Text"><text:span text:style-name="T112"> mamy </text:span></text:span><text:span text:style-name="Source_20_Text"><text:span text:style-name="T113">działająca</text:span></text:span><text:span text:style-name="Source_20_Text"><text:span text:style-name="T112"> aplikację (razem ze wszystkimi potrzebnymi bibliotekami, postawionym </text:span></text:span><text:span text:style-name="Source_20_Text"><text:span text:style-name="T113">osadzonym w aplikacji Tomcatem oraz całym kontekstem springa wraz z ze zbudowanymi obiektami bean.<text:line-break/></text:span></text:span><text:span text:style-name="Source_20_Text"><text:span text:style-name="T114">Można też daną konfigurację zorbić bez użycia </text:span></text:span><text:span text:style-name="Source_20_Text"><text:span text:style-name="T112">Sprign Boot Initializr. </text:span></text:span><text:span text:style-name="Source_20_Text"><text:span text:style-name="T114">Wystarczy wtedy stworzyć strukturę folderów, uzupełnić odpowiednio plik </text:span></text:span><text:span text:style-name="Source_20_Text"><text:span text:style-name="T115">pom.xml</text:span></text:span><text:span text:style-name="Source_20_Text"><text:span text:style-name="T114"> oraz stworzyć jedną klasę oznaczoną specjalną adnotacją </text:span></text:span><text:span text:style-name="Source_20_Text"><text:span text:style-name="T123">@SpringBootApplication</text:span></text:span><text:span text:style-name="Source_20_Text"><text:span text:style-name="T116">, </text:span></text:span><text:span text:style-name="Source_20_Text"><text:span text:style-name="T117">która pod spodem składa się tak naprawdę z 3 innych adnotaji:<text:line-break/>- </text:span></text:span><text:span text:style-name="Source_20_Text"><text:span text:style-name="T116"><text:s/></text:span></text:span><text:span text:style-name="Source_20_Text"><text:span text:style-name="T123">@EnableAutoConfiguration</text:span></text:span><text:span text:style-name="Source_20_Text"><text:span text:style-name="T116"> – </text:span></text:span><text:span text:style-name="Source_20_Text"><text:span text:style-name="T117">aktywująca automatyczną konfigurację modułów kiedy tylko Spring wykryje odpowiednie zależności znajdujące się w naszym projekcie. Jest to bardzo wygodna funkcja przyspieszająca wystartowanie aplikacji. Wszystkie ustawienia można oczywiście nadpisać <text:s/>i pozmieniać ale już na starcie mamy działającą aplikację nad którą możemy zacząć pracować.<text:line-break/>-</text:span></text:span><text:span text:style-name="Source_20_Text"><text:span text:style-name="T124"> @ComponentScan</text:span></text:span><text:span text:style-name="Source_20_Text"><text:span text:style-name="T117"> – </text:span></text:span><text:span text:style-name="Source_20_Text"><text:span text:style-name="T119">adnotacja, użyta również w wersji aplikacji opartej o Spring Framework, uruchamiająca mechanizm skanowania pakietów w celu odnalezienia klas oznaczonych adnotacją </text:span></text:span><text:span text:style-name="Source_20_Text"><text:span text:style-name="T126">@Component </text:span></text:span><text:span text:style-name="Source_20_Text"><text:span text:style-name="T119">bądź jej pochodnymi. Adntacja ta mówi Springowi, że należy stworzyć instancję tego obiektu podczas budowania konteneru aplikacji.<text:line-break/>- </text:span></text:span><text:span text:style-name="Source_20_Text"><text:span text:style-name="T126">@Configuration –</text:span></text:span><text:span text:style-name="Source_20_Text"><text:span text:style-name="T119"> </text:span></text:span><text:span text:style-name="Source_20_Text"><text:span text:style-name="T120">konfigracja, również używana w wersji projektu Spring Framework, mówiąca <text:s/>że klasa deklaruje jedną lub więcej metodę oznaczoną adnotacją </text:span></text:span><text:span text:style-name="Source_20_Text"><text:span text:style-name="T127">@Bean </text:span></text:span><text:span text:style-name="Source_20_Text"><text:span text:style-name="T120">i może być przetwarzana przez kontener Spring w celu wygenerowania definicji komponentów typu bean w czasie budowania aplikacji. </text:span></text:span><text:span text:style-name="Source_20_Text"><text:span text:style-name="T118">[17]</text:span></text:span></text:p>
      <text:p text:style-name="P210"><text:span text:style-name="Source_20_Text"><text:span text:style-name="T126"/></text:span></text:p>
      <text:p text:style-name="P209"><text:span text:style-name="Source_20_Text"><text:span text:style-name="T121">Jak widać z powyższego opisu konfiguracja w Spring Boocie odbywa się przy pomocy adnotacji. Jest możliwe skonfigurowanie komponentów bean w pliku xml i podczas budowania aplikacji, zaimportowania ich do kontekstu, ale jest to niekonwencjonalne rozwiązane.</text:span></text:span></text:p>
      <text:p text:style-name="P211"><text:span text:style-name="Source_20_Text"><text:span text:style-name="T126">plik <text:s/></text:span></text:span><text:span text:style-name="Source_20_Text"><text:span text:style-name="T129">pom.xml</text:span></text:span></text:p>
      <text:p text:style-name="P209"><text:span text:style-name="Source_20_Text"><text:span text:style-name="T107">W pliku konfiguracyjnym Mavena zamieszczamy mniej zależności, które pozwalają nam uzyskać ten sam efekt:</text:span></text:span></text:p>
      <text:p text:style-name="P215"><text:s text:c="8"/>&lt;dependency&gt;</text:p>
      <text:p text:style-name="P215"><text:s text:c="12"/>&lt;groupId&gt;org.springframework.boot&lt;/groupId&gt;</text:p>
      <text:p text:style-name="P215"><text:soft-page-break/><text:s text:c="12"/>&lt;artifactId&gt;spring-boot-starter-thymeleaf&lt;/artifactId&gt;</text:p>
      <text:p text:style-name="P215"><text:s text:c="8"/>&lt;/dependency&gt;</text:p>
      <text:p text:style-name="P215"><text:s text:c="8"/>&lt;dependency&gt;</text:p>
      <text:p text:style-name="P215"><text:s text:c="12"/>&lt;groupId&gt;org.springframework.boot&lt;/groupId&gt;</text:p>
      <text:p text:style-name="P215"><text:s text:c="12"/>&lt;artifactId&gt;spring-boot-starter-web&lt;/artifactId&gt;</text:p>
      <text:p text:style-name="P215"><text:s text:c="8"/>&lt;/dependency&gt;</text:p>
      <text:p text:style-name="P215"/>
      <text:p text:style-name="P213"><text:span text:style-name="Source_20_Text"><text:span text:style-name="T108">Pominąłem tutaj te zależności, które są takie same w obydwu projektach oraz te, które są dostępne tylko w projekcie Spring Boot. </text:span></text:span><text:span text:style-name="Source_20_Text"><text:span text:style-name="T109">Są to zależności, które pobierają odpowiednie biblioteki i nie musimy sami określać co dokładanie będzie nam potrzebne. Oczywiście jeśli chcemy użyć innych bibliotek możemy je dodatkowo zdefiniować, ale podstawowy zestaw zostanie pobrany do naszego projektu. </text:span></text:span></text:p>
      <text:p text:style-name="P226"><text:span text:style-name="Source_20_Text"><text:span text:style-name="T106"/></text:span></text:p>
      <text:h text:style-name="P303" text:outline-level="3"><text:bookmark-start text:name="__RefHeading___Toc746_1849423115"/><text:span text:style-name="T238">3.1.</text:span><text:span text:style-name="T240">3</text:span><text:span text:style-name="T238"> </text:span><text:span text:style-name="T239">Porównanie</text:span><text:span text:style-name="T238">:</text:span><text:bookmark-end text:name="__RefHeading___Toc746_1849423115"/></text:h>
      <text:p text:style-name="P81"><text:span text:style-name="Source_20_Text"><text:span text:style-name="T300">Twórcy</text:span></text:span><text:span text:style-name="Source_20_Text"><text:span text:style-name="T296"> Springa nie </text:span></text:span><text:span text:style-name="Source_20_Text"><text:span text:style-name="T297">stworzyli</text:span></text:span><text:span text:style-name="Source_20_Text"><text:span text:style-name="T296"> narz</text:span></text:span><text:span text:style-name="Source_20_Text"><text:span text:style-name="T297">ęd</text:span></text:span><text:span text:style-name="Source_20_Text"><text:span text:style-name="T296">zia </text:span></text:span><text:span text:style-name="Source_20_Text"><text:span text:style-name="T301">Sprign Boot Initializr </text:span></text:span><text:span text:style-name="Source_20_Text"><text:span text:style-name="T297">dla Spring Framework, jest on tylko dostępny dla Spring Boot. Jest to duża przewaga dla Spring Boota ponieważ oszczędza to dużo czasu w początkowej fazie tworzenia aplikacji. Jeśli wybierzemy Spring Framework pracę tą będziemy musieli wykonać manualnie. </text:span></text:span><text:span text:style-name="Source_20_Text"><text:span text:style-name="T298">W pliku </text:span></text:span><text:span text:style-name="Source_20_Text"><text:span text:style-name="T299">pom.xml</text:span></text:span><text:span text:style-name="Source_20_Text"><text:span text:style-name="T298"> jest znacznie mniej zależności o których musimy pomyśleć. Generalnie stworzenie podstawowej konfiguracji w przypadku Spring Boota zajęło mi parę minut, a w przypadku Spring Framework znacznie dłużej. Wynikało to też m.in. z tego, że obecnie łatwiej jest znaleźć przykłady konfiguracji dla Spirng Boota. Kolejnym czynnikiem komplikującym ten proces w przypaku Spring Framework jest to, że konfiguracje można zrobić na wiele różnych sposobów. Nawet w oficjalnej dokumentacji Springa są podane dwa różne sposoby inicjalizowania aplikacji servletowej. </text:span></text:span></text:p>
      <text:p text:style-name="P80"><text:span text:style-name="Source_20_Text"><text:span text:style-name="T298"/></text:span></text:p>
      <text:h text:style-name="Heading_20_2" text:outline-level="2"><text:bookmark-start text:name="__RefHeading___Toc937_4276612188"/>3<text:span text:style-name="T3">.2 Konfigurowanie poszczególnych funkcjonalności aplikacji</text:span><text:bookmark-end text:name="__RefHeading___Toc937_4276612188"/></text:h>
      <text:h text:style-name="P304" text:outline-level="3"><text:bookmark-start text:name="__RefHeading___Toc939_4276612188"/>3.<text:span text:style-name="T254">2</text:span>.<text:span text:style-name="T231">1</text:span> <text:span text:style-name="T231">Używając Springa</text:span>:<text:bookmark-end text:name="__RefHeading___Toc939_4276612188"/></text:h>
      <text:p text:style-name="P74"/>
      <text:p text:style-name="P154"><text:span text:style-name="T16">Klasa zawierająca </text:span><text:span text:style-name="T3">konfigurację</text:span><text:span text:style-name="T14"> </text:span></text:p>
      <text:p text:style-name="P155"><text:span text:style-name="T16">Konfigurację</text:span><text:span text:style-name="T14"> aplikacji postanowiłem umieścić w klasie o nazwie WebConfig. W niej będę tworzyły </text:span><text:span text:style-name="T16">elementy</text:span><text:span text:style-name="T14"> bean oznaczone adnotacją @Bean oraz nadpisywał metody z dwóch interfejsów.</text:span></text:p>
      <text:list xml:id="list1553170888" text:style-name="L2">
        <text:list-item>
          <text:p text:style-name="P231"><text:span text:style-name="T14">W</text:span><text:span text:style-name="T11">ebMvcConfigurer: </text:span><text:span text:style-name="T14">Interfejs te</text:span><text:span text:style-name="T15">n</text:span><text:span text:style-name="T14"> posiadają metody zawierające konfigurację </text:span><text:span text:style-name="T15">funkcjonalności</text:span><text:span text:style-name="T14"> aplikacji związane </text:span><text:span text:style-name="T15">z projektem Spring MVC. Nadpisując te metody możemy modyfikować domyśle ustawien</text:span><text:span text:style-name="T16">i</text:span><text:span text:style-name="T15">a dla aplikacji. [10]</text:span></text:p>
        </text:list-item>
        <text:list-item>
          <text:p text:style-name="P232">ApplicationContextAware: dzięki temu interfejsowi, który wymusza na nas nadpisanie metody setApplicationContext <text:span text:style-name="T252">dającej nam dostęp do kontekstu aplikacji co jest potrzebne przy konfigurowaniu w dalszej części innych funkcjonalności. </text:span></text:p>
        </text:list-item>
      </text:list>
      <text:p text:style-name="P155"><text:span text:style-name="T18">K</text:span><text:span text:style-name="T17">onfigurowanie widoków</text:span></text:p>
      <text:p text:style-name="P156"><text:span text:style-name="T11">Kolejną rzeczą do skonfigurowania jest silnik szablonów generujący pliki html. </text:span><text:span text:style-name="T12">W projekcie do </text:span><text:span text:style-name="T11">tego celu użyłem Thymeleaf. W tym celu najpierw dodaję dwie zależności w pliku pom.xml:<text:line-break/></text:span><text:soft-page-break/><text:span text:style-name="T11">- thymeleaf<text:line-break/></text:span><text:span text:style-name="T80">- thymeleaf-spring4</text:span></text:p>
      <text:p text:style-name="P105">Następnie w klasie konfiguracyjnej tworzymy <text:span text:style-name="T304">2</text:span> beany <text:span text:style-name="T304">z konfiguracją</text:span>:</text:p>
      <text:p text:style-name="P217"><text:s/>@Bean</text:p>
      <text:p text:style-name="P217"><text:s text:c="4"/>public ViewResolver htmlViewResolver() {</text:p>
      <text:p text:style-name="P217"><text:s text:c="8"/>ThymeleafViewResolver resolver = new ThymeleafViewResolver();</text:p>
      <text:p text:style-name="P217"><text:s text:c="8"/>resolver.setTemplateEngine(templateEngine(htmlTemplateResolver()));</text:p>
      <text:p text:style-name="P217"><text:s text:c="8"/>resolver.setContentType("text/html");</text:p>
      <text:p text:style-name="P217"><text:s text:c="8"/>resolver.setCharacterEncoding("UTF-8");</text:p>
      <text:p text:style-name="P217"><text:s text:c="8"/>resolver.setViewNames(new String[] {"*.html"});</text:p>
      <text:p text:style-name="P217"><text:s text:c="8"/>return resolver;</text:p>
      <text:p text:style-name="P217"><text:s text:c="4"/>}</text:p>
      <text:p text:style-name="P217"/>
      <text:p text:style-name="P217"><text:s text:c="4"/>@Bean</text:p>
      <text:p text:style-name="P217"><text:s text:c="4"/>@Description("Spring Message Resolver")</text:p>
      <text:p text:style-name="P217"><text:s text:c="4"/>public ResourceBundleMessageSource messageSource() {</text:p>
      <text:p text:style-name="P217"><text:s text:c="8"/>ResourceBundleMessageSource messageSource = new ResourceBundleMessageSource();</text:p>
      <text:p text:style-name="P217"><text:s text:c="8"/>messageSource.setBasename("messages");</text:p>
      <text:p text:style-name="P217"><text:s text:c="8"/>return messageSource;</text:p>
      <text:p text:style-name="P217"><text:s text:c="4"/>}</text:p>
      <text:p text:style-name="P161"><text:tab/></text:p>
      <text:p text:style-name="P157">Ikona favicon</text:p>
      <text:p text:style-name="P161">Każda aplikacja/strona internetowa powinna posiadać ikonkę favicon. Jest to ikonka wyświetlana w zakładce przeglądarki gdzie jest wyświetlana w postaci miniaturowej ikonki. W Spring MVC nie ma przygotowanego mechanizmu do obsługi żądań wysyłanych automatycznie przez przeglądarki po tą ikonkę. Można poradzić sobie z tym brakiem tworząc nową metodę oznaczoną adnotacją @Controller wychwytującą żądania ze ścieżką „favicon.ico” i przekierować to żądnie na ścieżkę pod którą zamieściliśmy daną ikonę.</text:p>
      <text:p text:style-name="P217">@GetMapping("favicon.ico")</text:p>
      <text:p text:style-name="P217">String favicon() {</text:p>
      <text:p text:style-name="P217"><text:s text:c="4"/>return "forward:/resources/images/favicon.ico";</text:p>
      <text:p text:style-name="P217">}</text:p>
      <text:p text:style-name="P215"/>
      <text:p text:style-name="P159">Serwowanie statycznego kontentu</text:p>
      <text:p text:style-name="P160">W aplikacji należy zdefiniować lokalizację statycznych plików czyli arkuszy stylów css, plików zawierających kod javaScript oraz inne pliki takie jak tekst czy obrazki. W tym celu należy nadpisać metodę <text:span text:style-name="T279">addResourceHandlers</text:span> w której definiujemy pod jaką ścieżką mają być dostępne poszczególne pliki. </text:p>
      <text:p text:style-name="P217"><text:s text:c="3"/>public void addResourceHandlers(ResourceHandlerRegistry registry) {</text:p>
      <text:p text:style-name="P217"><text:s text:c="8"/>registry</text:p>
      <text:p text:style-name="P217"><text:s text:c="16"/>.addResourceHandler("/**")</text:p>
      <text:p text:style-name="P217"><text:s text:c="16"/>.addResourceLocations("/resources/")</text:p>
      <text:p text:style-name="P217"><text:s text:c="16"/>.setCachePeriod(3600)</text:p>
      <text:p text:style-name="P217"><text:s text:c="16"/>.resourceChain(true)</text:p>
      <text:p text:style-name="P217"><text:s text:c="16"/>.addResolver(new PathResourceResolver());;</text:p>
      <text:p text:style-name="P217"><text:s text:c="4"/>}</text:p>
      <text:p text:style-name="P217"/>
      <text:p text:style-name="P160">Tego rodzaju pliki powinny znajdować się pod ścieżką webapp/resources. <text:span text:style-name="T253">Dodatkowo mamy możliwość</text:span> <text:span text:style-name="T253">ustawienia czasu jak długo dany plik przeglądarka powinna trzymać u siebie w pamięci podręcznej. </text:span>[11] <text:span text:style-name="T253">[12]</text:span></text:p>
      <text:p text:style-name="P90"><text:soft-page-break/>Tworzenie filtrów</text:p>
      <text:p text:style-name="P88"/>
      <text:p text:style-name="P88"/>
      <text:h text:style-name="P299" text:outline-level="3"><text:bookmark-start text:name="__RefHeading___Toc941_4276612188"/><text:span text:style-name="T82">3.</text:span><text:span text:style-name="T84">2</text:span><text:span text:style-name="T82">.</text:span><text:span text:style-name="T83">2</text:span><text:span text:style-name="T82"> </text:span><text:span text:style-name="T83">Używając Spring Boota</text:span><text:span text:style-name="T82">:</text:span><text:bookmark-end text:name="__RefHeading___Toc941_4276612188"/></text:h>
      <text:p text:style-name="P73"/>
      <text:p text:style-name="P85"><text:span text:style-name="T252">Klasa zawierająca </text:span>konfigurację<text:span text:style-name="T302"> </text:span></text:p>
      <text:p text:style-name="P93">W tym przypadku wystarczy, że nadpiszemy jedną metodę: <text:span text:style-name="T279">addViewControllers</text:span> tak jak poprzednio. Nie musimy się przejmować konfiguracją szablonów widoków.</text:p>
      <text:p text:style-name="P85"/>
      <text:p text:style-name="P158">Ikona favicon</text:p>
      <text:p text:style-name="P92">w tym przypadku <text:span text:style-name="T294">wystarczy umieścić plik </text:span><text:span text:style-name="T280">favicon.ico</text:span><text:span text:style-name="T294"> w folderze static/resources. Jest to domyśla lokalizacja gdzie aplikacja szuka tej ikonki kiedy przyjdzie do niej żądanie HTTP po ten zasób.</text:span></text:p>
      <text:p text:style-name="P92"/>
      <text:p text:style-name="P94"><text:span text:style-name="T281">K</text:span><text:span text:style-name="T279">onfigurowanie widoków</text:span></text:p>
      <text:p text:style-name="P93">Tutaj również możemy być wdzięczni twórcom projektu Spring Boot ponieważ oszczędzili nam dużo konfiguracji. W zasadzie samo zaimportowanie zależności do pliku pom.xml rozwiązało nam problem konfiguracji szablonów widoków. Podstawową domyśla konfiguracja była dla mnie wystarczająca, żeby móc cieszyć się w pełni funkcjonalnością Thymeleafa. <text:s/></text:p>
      <text:p text:style-name="P92"/>
      <text:p text:style-name="P86">Serwowanie statycznego kontentu</text:p>
      <text:p text:style-name="P95">W Spring Boocie możemy się cieszyć z automatycznej konfiguracji i nie musimy definiować, gdzie statycznych plików będzie szukała aplikacja podczas serwowania stron internetowych. Kiedy zajrzymy w ustawienia Spring Boota to zobaczymy, że statyczne pliku są wyszukiwane w podanych lokalizacjach:</text:p>
      <text:p text:style-name="Preformatted_20_Text">private static final String[] CLASSPATH_RESOURCE_LOCATIONS = {</text:p>
      <text:p text:style-name="Preformatted_20_Text"><text:tab/><text:tab/>"classpath:/META-INF/resources/", "classpath:/resources/",</text:p>
      <text:p text:style-name="Preformatted_20_Text"><text:tab/><text:tab/>"classpath:/static/", "classpath:/public/" };</text:p>
      <text:p text:style-name="Preformatted_20_Text">a metoda, którą wcześnie musieliśmy sami nadpisywac jest zdefinowana w ten sposób:</text:p>
      <text:p text:style-name="Preformatted_20_Text">public void addResourceHandlers(ResourceHandlerRegistry registry) {</text:p>
      <text:p text:style-name="Preformatted_20_Text"><text:tab/>if (!registry.hasMappingForPattern("/webjars/**")) {</text:p>
      <text:p text:style-name="Preformatted_20_Text"><text:tab/><text:tab/>registry.addResourceHandler("/webjars/**").addResourceLocations(</text:p>
      <text:p text:style-name="Preformatted_20_Text"><text:tab/><text:tab/><text:tab/><text:tab/>"classpath:/META-INF/resources/webjars/");</text:p>
      <text:p text:style-name="Preformatted_20_Text"><text:tab/>}</text:p>
      <text:p text:style-name="Preformatted_20_Text"><text:tab/>if (!registry.hasMappingForPattern("/**")) {</text:p>
      <text:p text:style-name="Preformatted_20_Text"><text:tab/><text:tab/>registry.addResourceHandler("/**").addResourceLocations(</text:p>
      <text:p text:style-name="Preformatted_20_Text"><text:tab/><text:tab/><text:tab/><text:tab/>RESOURCE_LOCATIONS);</text:p>
      <text:p text:style-name="Preformatted_20_Text"><text:tab/>}</text:p>
      <text:p text:style-name="Preformatted_20_Text">} <text:span text:style-name="T306">[18]</text:span></text:p>
      <text:p text:style-name="P218"/>
      <text:p text:style-name="P95"><text:soft-page-break/>Jednak nie daje nam to tego samego efektu co konfiguracja w Spring Framework. Jeśli chcemy <text:span text:style-name="T305">zdefiniować</text:span> czas <text:span text:style-name="T305">przez jaki statyczne pliki mają być trzymane w pamięci podręcznej przeglądarki musimy nadpisać ta metodę. </text:span></text:p>
      <text:p text:style-name="P95"/>
      <text:p text:style-name="P87">Tworzenie filtrów</text:p>
      <text:p text:style-name="P102">W celu stworzenia filtra w Spring Boocie należy stworzyć klasę z adnotacją @Component implementującą interfejs <text:span text:style-name="T279">Filter</text:span>. </text:p>
      <text:p text:style-name="Preformatted_20_Text">@Component</text:p>
      <text:p text:style-name="Preformatted_20_Text">public class <text:bookmark-start text:name="__DdeLink__3886_3849335869"/>RequestResponseLoggingFilter<text:bookmark-end text:name="__DdeLink__3886_3849335869"/> implements <text:bookmark-start text:name="__DdeLink__3884_3849335869"/>Filter<text:bookmark-end text:name="__DdeLink__3884_3849335869"/> {</text:p>
      <text:p text:style-name="Preformatted_20_Text"><text:s text:c="4"/>@Override</text:p>
      <text:p text:style-name="Preformatted_20_Text"><text:s text:c="4"/>public void doFilter(</text:p>
      <text:p text:style-name="Preformatted_20_Text"><text:s text:c="12"/>ServletRequest request,</text:p>
      <text:p text:style-name="Preformatted_20_Text"><text:s text:c="12"/>ServletResponse response,</text:p>
      <text:p text:style-name="Preformatted_20_Text"><text:s text:c="12"/>FilterChain chain) throws IOException, ServletException {</text:p>
      <text:p text:style-name="Preformatted_20_Text"/>
      <text:p text:style-name="Preformatted_20_Text"><text:s text:c="8"/>HttpServletRequest req = (HttpServletRequest) request;</text:p>
      <text:p text:style-name="Preformatted_20_Text"><text:s text:c="8"/>HttpServletResponse res = (HttpServletResponse) response;</text:p>
      <text:p text:style-name="Preformatted_20_Text"><text:s text:c="8"/>log.info("Logging Request <text:s/>{} : {}", req.getMethod(), req.getRequestURI());</text:p>
      <text:p text:style-name="Preformatted_20_Text"><text:s text:c="8"/><text:bookmark-start text:name="__DdeLink__3888_3849335869"/>chain.doFilter(request, response);<text:bookmark-end text:name="__DdeLink__3888_3849335869"/></text:p>
      <text:p text:style-name="Preformatted_20_Text"><text:s text:c="8"/>log.info("Logging Response :{}", <text:s/>res.getContentType());</text:p>
      <text:p text:style-name="Preformatted_20_Text"><text:s text:c="4"/>}</text:p>
      <text:p text:style-name="Preformatted_20_Text">}</text:p>
      <text:p text:style-name="P86"/>
      <text:p text:style-name="P103"><text:span text:style-name="T366">W tym przypadku dany filter działa dla wszystkich żądań. </text:span>Jeśli chcemy, żeby filter działał tylko dla określonych ścieżek <text:span text:style-name="T366">musimy usunąć adnotację @Component i zarejestrować danego beana przy pomocy obiektu typu FilterRegistrationBean </text:span></text:p>
      <text:p text:style-name="Preformatted_20_Text"><text:s text:c="4"/>@Bean</text:p>
      <text:p text:style-name="Preformatted_20_Text"><text:s text:c="4"/>public FilterRegistrationBean&lt;RequestResponseLoggingFilter&gt; loggingFilter(){</text:p>
      <text:p text:style-name="Preformatted_20_Text"><text:s text:c="8"/>FilterRegistrationBean&lt;RequestResponseLoggingFilter&gt; registrationBean = new FilterRegistrationBean&lt;&gt;();</text:p>
      <text:p text:style-name="Preformatted_20_Text"/>
      <text:p text:style-name="Preformatted_20_Text"><text:s text:c="8"/>registrationBean.setFilter(new RequestResponseLoggingFilter());</text:p>
      <text:p text:style-name="Preformatted_20_Text"><text:s text:c="8"/>registrationBean.addUrlPatterns("/save-json");</text:p>
      <text:p text:style-name="Preformatted_20_Text"/>
      <text:p text:style-name="Preformatted_20_Text"><text:s text:c="8"/>return registrationBean;</text:p>
      <text:p text:style-name="Preformatted_20_Text"><text:s text:c="4"/>}</text:p>
      <text:p text:style-name="P233">[33]</text:p>
      <text:h text:style-name="P306" text:outline-level="3"><text:bookmark-start text:name="__RefHeading___Toc746_18494231151"/>3.<text:span text:style-name="T254">2</text:span>.<text:span text:style-name="T254">3</text:span> <text:span text:style-name="T232">Porównanie</text:span>:<text:bookmark-end text:name="__RefHeading___Toc746_18494231151"/></text:h>
      <text:p text:style-name="P91">Spring Boot pod tym względem jest lepszy. <text:span text:style-name="T295">Nie trzeba nic konfigurować ani dodawać mapowania żądań. Wystarczy umieścić plik w odpowiednim katalogu i ikona favicon jest aktywna. Jeśli jednak chcemy zmienić domyślne zachowanie aplikacji to i tak będziemy musieli nadpisać metody konfigurujące. Ale ogólnie lepiej jest użyć Spring Boota, bo zmieniamy tylko to co nam się nie podoba i nie musimy wszystkiego od zera definiować.</text:span></text:p>
      <text:p text:style-name="P72"/>
      <text:p text:style-name="P72"/>
      <text:h text:style-name="P291" text:outline-level="2"><text:bookmark-start text:name="__RefHeading___Toc1292_3822358379"/><text:soft-page-break/>3.<text:span text:style-name="T254">3</text:span> <text:span text:style-name="T254">Budowanie, włączanie i <text:s/>debugowanie aplikacji </text:span><text:bookmark-end text:name="__RefHeading___Toc1292_3822358379"/></text:h>
      <text:p text:style-name="P104"/>
      <text:p text:style-name="P197"><text:span text:style-name="T70">A</text:span><text:span text:style-name="T68">plikacj</text:span><text:span text:style-name="T70">i</text:span><text:span text:style-name="T68"> webow</text:span><text:span text:style-name="T70">a </text:span><text:span text:style-name="T68"><text:s/>do działania </text:span><text:span text:style-name="T69">potrzebuje kontenera sevletów. Aplikacja musi zostać najpierw zbudowana. Proces ten obejmuje kompilacje </text:span><text:span text:style-name="T71">plików tekstowych z rozszerzeniem .java do plików binarnych z rozszerzeniem .class, spakowanie ich wraz z pozostałymi plikami wykorzystywanymi w naszej aplikacji (pliki z właściwościami, konfiguracyjne logowania, z kodem javaScript, z HTMLem, </text:span><text:span text:style-name="T72">bibliotakami używanymi przez aplikację (pliki z rozszerzeniem .jar), </text:span><text:span text:style-name="T71">obrazy itp.) <text:s/>do formatu WAR (</text:span><text:span text:style-name="T160">W</text:span><text:span text:style-name="T189">eb application </text:span><text:span text:style-name="T160">Ar</text:span><text:span text:style-name="T189">chive</text:span><text:span text:style-name="T190">). Następnie plik ten należy umieścić w kontenerze aplikacji. Ja wybrałem najpopularniejszy na rynku Apache Tomcat. </text:span><text:span text:style-name="T192">Innym </text:span><text:span text:style-name="T193">popularnym </text:span><text:span text:style-name="T194">kontenerem</text:span><text:span text:style-name="T193"> servletów jest jetty </text:span><text:span text:style-name="T194">chociaż jest on znacznie rzadziej używany produkcyjnie</text:span><text:span text:style-name="T193">.</text:span><text:span text:style-name="T192"> </text:span><text:span text:style-name="T190"><text:s/>W momencie umieszczenia aplikacji w kontenerze – aplikacja jest </text:span><text:span text:style-name="T191">stratowana</text:span><text:span text:style-name="T190"> automatycznie przez kontener. </text:span><text:span text:style-name="T191">Jak widać z powyższego opisu wystartowanie <text:s/>aplikacji wymaga sporo działań i nie jest takie proste. Dlatego nie robi się tego ręcznie tylko wykorzystuje narzędzia automatyzujące pracę. Jednym z takich narzędzi jest Maven.</text:span></text:p>
      <text:h text:style-name="P305" text:outline-level="3"><text:bookmark-start text:name="__RefHeading___Toc939_42766121881"/>3.<text:span text:style-name="T353">3</text:span>.<text:span text:style-name="T231">1</text:span> <text:span text:style-name="T231">Używając Springa</text:span>:<text:bookmark-end text:name="__RefHeading___Toc939_42766121881"/></text:h>
      <text:p text:style-name="P89"/>
      <text:p text:style-name="P187"><text:span text:style-name="T75">U</text:span><text:span text:style-name="T74">ruchamianie aplikacji</text:span></text:p>
      <text:p text:style-name="P196"><text:span text:style-name="T68">Do budowania aplikacji użyjemy Maven’a. </text:span><text:span text:style-name="T162"><text:s/>Posiada on pluginy umożliwiające wystartowanie aplikacji wewnątrz IDE odpalając odpowiednią komendę. W starszych projektach używających Tomcata w wersji 7 i niższej czyli tych tworzonych do 2014r. Można było z powodzeniem używać bardzo wygodnego pluginu </text:span><text:span text:style-name="T157">tomcat7-maven-plugin</text:span><text:span text:style-name="T163"> niestety nie wspiera on nowszych wersji Tomcata, więc nie mogłem go użyć w moim projekcie. Poświęciłem jednak </text:span><text:span text:style-name="T165">sporp</text:span><text:span text:style-name="T163"> czasu na skonfigurowanie tego pluginu, żeby można było zastosować nowsze wersje Tomcata. Nie dało się jednak ominąć niektóry barier i jed</text:span><text:span text:style-name="T165">y</text:span><text:span text:style-name="T163">ne do czego doszedłem to wdrożenie aplikacji na lokalnie postawiony serwer Tomcata. Nie było to jednak zbyt </text:span><text:span text:style-name="T164">efektywne rozwiązanie bo wymagało ode mnie wcześniejszego włączenia serwera. Następnie musiał bym po wdrożeniu łączyć się do niego konfigurując dodatkowe budowanie aplikacji w IDE. <text:s/></text:span></text:p>
      <text:p text:style-name="P188"><text:span text:style-name="T204">P</text:span><text:span text:style-name="T203">rofile</text:span></text:p>
      <text:p text:style-name="P99">Profile są podstawową cechą frameworka - pozwalają mapować <text:span text:style-name="T358">beany</text:span> do różnych profili - na przykład dev, test, prod. <text:span text:style-name="T358">Czyli w momencie wyboru odpowiedniego profilu tworzone są tylko te beany, które pasują do danego profilu. Profil można aktywować:</text:span></text:p>
      <text:p text:style-name="P99"><text:span text:style-name="T358">- programistycznie przy użyciu interfejsu </text:span><text:span text:style-name="Emphasis"><text:span text:style-name="T332">WebApplicationInitializer</text:span></text:span><text:span text:style-name="Emphasis"><text:span text:style-name="T323"> </text:span></text:span><text:span text:style-name="Emphasis"><text:span text:style-name="T324">albo </text:span></text:span><text:span text:style-name="Emphasis"><text:span text:style-name="T333">ConfigurableEnvironment</text:span></text:span></text:p>
      <text:p text:style-name="P230">@Configuration</text:p>
      <text:p text:style-name="P230">public class MyWebApplicationInitializer </text:p>
      <text:p text:style-name="P230"><text:s text:c="2"/>implements WebApplicationInitializer {</text:p>
      <text:p text:style-name="P230"><text:s/></text:p>
      <text:p text:style-name="P230"><text:s text:c="4"/>@Override</text:p>
      <text:p text:style-name="P230"><text:s text:c="4"/>public void onStartup(ServletContext servletContext) throws ServletException {</text:p>
      <text:p text:style-name="P230"><text:s text:c="2"/></text:p>
      <text:p text:style-name="P230"><text:s text:c="8"/>servletContext.setInitParameter(</text:p>
      <text:p text:style-name="P230"><text:s text:c="10"/>"spring.profiles.active", "dev");</text:p>
      <text:p text:style-name="P230"><text:s text:c="4"/>}</text:p>
      <text:p text:style-name="P230">}</text:p>
      <text:p text:style-name="P230"><text:soft-page-break/></text:p>
      <text:p text:style-name="P224">lub</text:p>
      <text:p text:style-name="P224"/>
      <text:p text:style-name="P230">@Autowired</text:p>
      <text:p text:style-name="P230">private ConfigurableEnvironment env;</text:p>
      <text:p text:style-name="P230">...</text:p>
      <text:p text:style-name="P230">env.setActiveProfiles("someProfile");</text:p>
      <text:p text:style-name="P229"/>
      <text:p text:style-name="P97">- deklaratywnie, ustawiając właściwość systemową JVM</text:p>
      <text:p text:style-name="P227">-Dspring.profiles.active=dev</text:p>
      <text:p text:style-name="P227"/>
      <text:p text:style-name="P97">- jako zmienną środowiskową w systemie operacyjnym np.</text:p>
      <text:p text:style-name="P227">export spring_profiles_active=dev</text:p>
      <text:p text:style-name="P227"/>
      <text:p text:style-name="P97">- <text:s/>parametr kontekstu servletu w pliku web.xml</text:p>
      <text:p text:style-name="P230">&lt;context-param&gt;</text:p>
      <text:p text:style-name="P230"><text:s text:c="4"/>&lt;param-name&gt;contextConfigLocation&lt;/param-name&gt;</text:p>
      <text:p text:style-name="P230"><text:s text:c="4"/>&lt;param-value&gt;/WEB-INF/app-config.xml&lt;/param-value&gt;</text:p>
      <text:p text:style-name="P230">&lt;/context-param&gt;</text:p>
      <text:p text:style-name="P230">&lt;context-param&gt;</text:p>
      <text:p text:style-name="P230"><text:s text:c="4"/>&lt;param-name&gt;spring.profiles.active&lt;/param-name&gt;</text:p>
      <text:p text:style-name="P230"><text:s text:c="4"/>&lt;param-value&gt;dev&lt;/param-value&gt;</text:p>
      <text:p text:style-name="P230">&lt;/context-param&gt;</text:p>
      <text:p text:style-name="P230"/>
      <text:p text:style-name="P100">- przy użyciu Mavena</text:p>
      <text:p text:style-name="P230">&lt;profiles&gt;</text:p>
      <text:p text:style-name="P230"><text:s text:c="4"/>&lt;profile&gt;</text:p>
      <text:p text:style-name="P230"><text:s text:c="8"/>&lt;id&gt;dev&lt;/id&gt;</text:p>
      <text:p text:style-name="P230"><text:s text:c="8"/>&lt;activation&gt;</text:p>
      <text:p text:style-name="P230"><text:s text:c="12"/>&lt;activeByDefault&gt;true&lt;/activeByDefault&gt;</text:p>
      <text:p text:style-name="P230"><text:s text:c="8"/>&lt;/activation&gt;</text:p>
      <text:p text:style-name="P230"><text:s text:c="8"/>&lt;properties&gt;</text:p>
      <text:p text:style-name="P230"><text:s text:c="12"/>&lt;spring.profiles.active&gt;dev&lt;/spring.profiles.active&gt;</text:p>
      <text:p text:style-name="P230"><text:s text:c="8"/>&lt;/properties&gt;</text:p>
      <text:p text:style-name="P230"><text:s text:c="4"/>&lt;/profile&gt;</text:p>
      <text:p text:style-name="P230"><text:s text:c="4"/>&lt;profile&gt;</text:p>
      <text:p text:style-name="P230"><text:s text:c="8"/>&lt;id&gt;prod&lt;/id&gt;</text:p>
      <text:p text:style-name="P230"><text:s text:c="8"/>&lt;properties&gt;</text:p>
      <text:p text:style-name="P230"><text:s text:c="12"/>&lt;spring.profiles.active&gt;prod&lt;/spring.profiles.active&gt;</text:p>
      <text:p text:style-name="P230"><text:s text:c="8"/>&lt;/properties&gt;</text:p>
      <text:p text:style-name="P230"><text:s text:c="4"/>&lt;/profile&gt;</text:p>
      <text:p text:style-name="P230">&lt;/profiles&gt;</text:p>
      <text:p text:style-name="P101">Dodanie takiej konfiguracji skutkuje tym, że symbol zastępczy <text:span text:style-name="T331">@spring.profiles.active@</text:span><text:span text:style-name="T361"> w pliku </text:span><text:span text:style-name="T331">application.properties </text:span><text:span text:style-name="T361">zostanie podmieniony na wartość z pliku </text:span><text:span text:style-name="T331">pom.xml.</text:span><text:span text:style-name="T361"> Profil można aktywować przy uruchamianiu Mavena dodając mu odpowiedni parametr:</text:span></text:p>
      <text:p text:style-name="P230">mvn clean package -Pprod</text:p>
      <text:p text:style-name="P230"/>
      <text:p text:style-name="P98">Profile można również deklaratywnie aktywować w testach integracyjnych za pomocą adnotacji</text:p>
      <text:p text:style-name="P228"><text:span text:style-name="T358"><text:s/></text:span><text:span text:style-name="T360">@ActiveProfiles("dev")</text:span></text:p>
      <text:p text:style-name="P96">[29]<text:span text:style-name="T359">[30]</text:span></text:p>
      <text:p text:style-name="P84"><text:soft-page-break/></text:p>
      <text:h text:style-name="P300" text:outline-level="3"><text:bookmark-start text:name="__RefHeading___Toc941_42766121881"/><text:span text:style-name="T82">3.</text:span><text:span text:style-name="T85">3</text:span><text:span text:style-name="T82">.</text:span><text:span text:style-name="T83">2</text:span><text:span text:style-name="T82"> </text:span><text:span text:style-name="T83">Używając Spring Boota</text:span><text:bookmark-end text:name="__RefHeading___Toc941_42766121881"/></text:h>
      <text:p text:style-name="P140"/>
      <text:p text:style-name="P142"><text:span text:style-name="T355">U</text:span><text:span text:style-name="T354">ruchamianie aplikacji</text:span></text:p>
      <text:p text:style-name="P133">Jedną z najważniejszych cech Spring Boota jest to, że ma on<text:span text:style-name="T246"> w standardzie </text:span><text:span text:style-name="T241">wbudowany kontener servletów</text:span><text:span text:style-name="T246"> i nie musimy nic więcej dodawać, żeby móc uruchomić aplikację. Domyślnie jest to Tomcat, ale bardzo łatwo można </text:span><text:span text:style-name="T241">przełączyć</text:span><text:span text:style-name="T246"> go na Jetty </text:span><text:span text:style-name="T241">zmieniając, </text:span><text:span text:style-name="T247">żeby to osiągnąć należy w pliku pom.xml zmodyfikować poniższe zależności:</text:span></text:p>
      <text:p text:style-name="P230">&lt;dependency&gt;</text:p>
      <text:p text:style-name="P230"><text:s text:c="4"/>&lt;groupId&gt;org.springframework.boot&lt;/groupId&gt;</text:p>
      <text:p text:style-name="P230"><text:s text:c="4"/>&lt;artifactId&gt;spring-boot-starter-web&lt;/artifactId&gt;</text:p>
      <text:p text:style-name="P230"><text:s text:c="4"/>&lt;exclusions&gt;</text:p>
      <text:p text:style-name="P230"><text:s text:c="8"/>&lt;exclusion&gt;</text:p>
      <text:p text:style-name="P230"><text:s text:c="12"/>&lt;groupId&gt;org.springframework.boot&lt;/groupId&gt;</text:p>
      <text:p text:style-name="P230"><text:s text:c="12"/>&lt;artifactId&gt;spring-boot-starter-tomcat&lt;/artifactId&gt;</text:p>
      <text:p text:style-name="P230"><text:s text:c="8"/>&lt;/exclusion&gt;</text:p>
      <text:p text:style-name="P230"><text:s text:c="4"/>&lt;/exclusions&gt;</text:p>
      <text:p text:style-name="P230">&lt;/dependency&gt;</text:p>
      <text:p text:style-name="P230">&lt;dependency&gt;</text:p>
      <text:p text:style-name="P230"><text:s text:c="4"/>&lt;groupId&gt;org.springframework.boot&lt;/groupId&gt;</text:p>
      <text:p text:style-name="P230"><text:s text:c="4"/>&lt;artifactId&gt;spring-boot-starter-jetty&lt;/artifactId&gt;</text:p>
      <text:p text:style-name="P230">&lt;/dependency&gt;</text:p>
      <text:p text:style-name="P140"/>
      <text:p text:style-name="P143"><text:span text:style-name="T248">P</text:span><text:span text:style-name="T241">rofile</text:span></text:p>
      <text:p text:style-name="P134"><text:span text:style-name="T241">Spring Boot, </text:span><text:span text:style-name="T249">oprócz wcześniej wymienionych opcji,</text:span><text:span text:style-name="T241"> daje nam dodatkową możliwość aktywowania profili przy pomocy </text:span><text:span text:style-name="T250">pluginu:</text:span></text:p>
      <text:p text:style-name="P230">&lt;plugins&gt;</text:p>
      <text:p text:style-name="P230"><text:s text:c="4"/>&lt;plugin&gt;</text:p>
      <text:p text:style-name="P230"><text:s text:c="8"/>&lt;groupId&gt;org.springframework.boot&lt;/groupId&gt;</text:p>
      <text:p text:style-name="P230"><text:s text:c="8"/>&lt;artifactId&gt;spring-boot-maven-plugin&lt;/artifactId&gt;</text:p>
      <text:p text:style-name="P230"><text:s text:c="8"/>&lt;configuration&gt;</text:p>
      <text:p text:style-name="P230"><text:s text:c="12"/>&lt;profiles&gt;</text:p>
      <text:p text:style-name="P230"><text:s text:c="16"/>&lt;profile&gt;dev&lt;/profile&gt;</text:p>
      <text:p text:style-name="P230"><text:s text:c="12"/>&lt;/profiles&gt;</text:p>
      <text:p text:style-name="P230"><text:s text:c="8"/>&lt;/configuration&gt;</text:p>
      <text:p text:style-name="P230"><text:s text:c="4"/>&lt;/plugin&gt;</text:p>
      <text:p text:style-name="P230"><text:s text:c="4"/>...</text:p>
      <text:p text:style-name="P230">&lt;/plugins&gt;</text:p>
      <text:p text:style-name="P135"><text:span text:style-name="T241">Plugin ten dodatkowo daje nam możliwość zdefinowania dodatkowego pliku z właściwościami </text:span><text:span text:style-name="T340">applications-{profile}.properties</text:span><text:span text:style-name="T251"> (profile jest podmieniany dynamicznie na wartość profile zdefinowaną w pluginie) dzięki czemu właściwości z tego pliku nadpisują te właściwości zdefionwane w pliku <text:s/></text:span><text:span text:style-name="T340">applications.properties.</text:span></text:p>
      <text:p text:style-name="P127"/>
      <text:p text:style-name="P140">Dodatkowe fukcjonalności</text:p>
      <text:p text:style-name="P132"><text:span text:style-name="T241">Spring boot jest domyślnie wyposażony w bardzo przydatne narzędzia, których deweloperzy mogą używać podczas tworzenia aplikacji. </text:span><text:span text:style-name="T285">Spring Boot Devtools</text:span><text:span text:style-name="T241">, bo o nich mowa, możemy w łatwy sposób zaimportować do projektu dodając zależność do pliku </text:span><text:span text:style-name="T242">pom.xml</text:span><text:span text:style-name="T241">:</text:span></text:p>
      <text:p text:style-name="P218"><text:soft-page-break/><text:s text:c="4"/>&lt;dependency&gt;</text:p>
      <text:p text:style-name="P218"><text:s text:c="8"/>&lt;groupId&gt;org.springframework.boot&lt;/groupId&gt;</text:p>
      <text:p text:style-name="P218"><text:s text:c="8"/>&lt;artifactId&gt;spring-boot-devtools&lt;/artifactId&gt;</text:p>
      <text:p text:style-name="P218"><text:s text:c="8"/>&lt;optional&gt;true&lt;/optional&gt;</text:p>
      <text:p text:style-name="P218"><text:s text:c="4"/>&lt;/dependency&gt;</text:p>
      <text:p text:style-name="P218"/>
      <text:p text:style-name="P114">Dostarczają one takich funkcjonalności jak:</text:p>
      <text:p text:style-name="P131">- <text:span text:style-name="T290">wyłącza cacheowanie danych w przeglądarce poprzez usunięcie z żądań nagłówków określających jak dane mają być długo zachowane w pamięci podręcznej (chodzi tutaj o serwowanie statycznych zasobów). <text:s/>Również w silnikach szablonów HTML zostaje wyłączona funkcja cache.</text:span></text:p>
      <text:p text:style-name="P131">- <text:span text:style-name="T291">włącza dokładniejsze logowanie (poziom DEBUG) dla logów z grupy web logging co daje programiście więcej potrzebnych informacji podczas debugowania aplikacji</text:span></text:p>
      <text:p text:style-name="P131">- <text:span text:style-name="T291">automatyczne restartowanie aplikacji po zmianie kodu</text:span></text:p>
      <text:p text:style-name="P131">- <text:span text:style-name="T292">liveReload czyli przeładowanie strony przeglądarki, które następuje automatycznie po zmianie zawartości <text:s/>plików ze statycznym kontentem (HTML, CSS, JS) [19]</text:span></text:p>
      <text:h text:style-name="P310" text:outline-level="3"><text:bookmark-start text:name="__RefHeading___Toc746_184942311511"/><text:span text:style-name="T241">3.</text:span><text:span text:style-name="T243">3</text:span><text:span text:style-name="T241">.</text:span><text:span text:style-name="T244">3</text:span><text:span text:style-name="T241"> </text:span><text:span text:style-name="T245">Porównanie</text:span><text:span text:style-name="T241">:</text:span><text:bookmark-end text:name="__RefHeading___Toc746_184942311511"/></text:h>
      <text:p text:style-name="P116">Dzięki użyciu narzędzi ze <text:span text:style-name="T282">Spring Boot Devtools</text:span> praca nad rozwojem aplikacji jest znacznie płynniejsza i wymaga od nas mniej akcji. Nie musimy przeładowywać przeglądarki i restartować aplikacji. Jeśli robimy to ręcznie to oprócz tego, że zabiera nam czas to prowadzi nieraz do dziwnych błędów, albo marnujemy czas zastanawiając się czemu coś nie działa a powinno. I okazuje się, że coś nie zostało przeładowane i patrzymy na stary widok. Wykonywanie takich prostych czynności czasem jest również frustrujące, a to nie sprzyja efektywnej pracy. <text:line-break/>Kolejnym dużym usprawnieniem jest wbudowany kontener servletu. W przypadku Spring Framework trzeba było używać dodatkowych wtyczek. Jak widać wybór Spring Boota daje nam w tym obszarze dużo usprawnień i pomaga nam w prostych ale nieuniknionych czynnościach co pozwala skupić się na tworzeniu logiki biznesowej.</text:p>
      <text:h text:style-name="Heading_20_2" text:outline-level="2"><text:bookmark-start text:name="__RefHeading___Toc1518_366830727"/>3.4. Tworzenie logiki biznesowej<text:bookmark-end text:name="__RefHeading___Toc1518_366830727"/></text:h>
      <text:p text:style-name="P164"><text:span text:style-name="T168">Samo stworzenie </text:span><text:span text:style-name="T167">logiki biznesowej nie różni się praktycznie <text:s/>niczym w obydwu przypadkach. Mechanizm konwersji <text:s/>formatów jsona przekazywanego z forntendu na ten oczekiwany przez użytkownika będzie obsługiwany przez serwis czyli klasę javy oznaczoną adnotacją @Service. Klasa </text:span><text:span text:style-name="T158">JsonFlattener </text:span><text:span text:style-name="T167">wygląda dokładnie tak samo w obydwu aplikacjach. Do obsługi konwersji używałem klasy z publicznego repozytorium: </text:span><text:a xlink:type="simple" xlink:href="https://github.com/wnameless/json-flattener" text:style-name="Internet_20_link" text:visited-style-name="Visited_20_Internet_20_Link">https://github.com/wnameless/json-flattener</text:a><text:span text:style-name="T3">. </text:span><text:span text:style-name="T21">Na stronie autora można znaleźć opis możliwości danej </text:span><text:span text:style-name="T22">biblioteki</text:span><text:span text:style-name="T21"> wraz z przykładami użycia. </text:span></text:p>
      <text:p text:style-name="P72"/>
      <text:h text:style-name="P292" text:outline-level="2"><text:bookmark-start text:name="__RefHeading___Toc3628_3808363261"/>3.<text:span text:style-name="T364">5</text:span>. <text:span text:style-name="T364">Obsługa wyjątków</text:span><text:bookmark-end text:name="__RefHeading___Toc3628_3808363261"/></text:h>
      <text:h text:style-name="P311" text:outline-level="3"><text:bookmark-start text:name="__RefHeading___Toc3630_3808363261"/><text:span text:style-name="T95">3.</text:span><text:span text:style-name="T99">5</text:span><text:span text:style-name="T95">.</text:span><text:span text:style-name="T96">1</text:span><text:span text:style-name="T95"> </text:span><text:span text:style-name="T96">Używając Springa</text:span><text:bookmark-end text:name="__RefHeading___Toc3630_3808363261"/></text:h>
      <text:p text:style-name="P200"><text:span text:style-name="T3">Spring MVC nie </text:span><text:span text:style-name="T52">dostarcza </text:span><text:span text:style-name="T3">domyślnej strony </text:span><text:span text:style-name="T52">wyświetlającej informację o błędzie w aplikacji.</text:span><text:span text:style-name="T3"> Najczęstszym sposobem ustawiania domyślnej strony błędu </text:span><text:span text:style-name="T52">jest stworzenie beana </text:span><text:bookmark-start text:name="__DdeLink__3907_3849335869"/><text:span text:style-name="T17">SimpleMappingExceptionResolver</text:span><text:bookmark-end text:name="__DdeLink__3907_3849335869"/><text:span text:style-name="T37">. </text:span></text:p>
      <text:p text:style-name="P45"><text:soft-page-break/>SimpleMappingExceptionResolver jest implementacją HandlerExceptionResolver. Pozwala skonfigurować następujące parametry:</text:p>
      <text:p text:style-name="P200"><text:span text:style-name="T37">- mapowanie nazw klas wyjątków </text:span><text:span text:style-name="T40">na nazwy widoków</text:span></text:p>
      <text:p text:style-name="P45">- mapowanie nazw widoków na kody odpowiedzi</text:p>
      <text:p text:style-name="P45">- określanie domyślnego widoku</text:p>
      <text:p text:style-name="P265"><text:span text:style-name="T37">- określenie domyślnego kodu stanu odpowiedzi</text:span></text:p>
      <text:p text:style-name="P266"><text:span text:style-name="T37">Przykładowy bean z konfiguracją obsługi wyjątku:</text:span></text:p>
      <text:p text:style-name="Preformatted_20_Text"><text:s text:c="4"/>@Bean</text:p>
      <text:p text:style-name="Preformatted_20_Text"><text:s text:c="4"/>HandlerExceptionResolver errorHandler () {</text:p>
      <text:p text:style-name="Preformatted_20_Text"><text:s text:c="8"/>SimpleMappingExceptionResolver s =</text:p>
      <text:p text:style-name="Preformatted_20_Text"><text:s text:c="18"/>new SimpleMappingExceptionResolver();</text:p>
      <text:p text:style-name="Preformatted_20_Text"/>
      <text:p text:style-name="Preformatted_20_Text"><text:s text:c="8"/>Properties p = new Properties();</text:p>
      <text:p text:style-name="Preformatted_20_Text"><text:s text:c="8"/>p.setProperty(NullPointerException.class.getName(), "npeView");</text:p>
      <text:p text:style-name="Preformatted_20_Text"><text:s text:c="8"/>p.setProperty(OrderIdNotValidException.class.getName(),</text:p>
      <text:p text:style-name="Preformatted_20_Text"><text:s text:c="22"/>"OrderIdNotValidView");</text:p>
      <text:p text:style-name="Preformatted_20_Text"><text:s text:c="8"/>s.setExceptionMappings(p);</text:p>
      <text:p text:style-name="Preformatted_20_Text"><text:s text:c="8"/>s.addStatusCode("npeView", 404);</text:p>
      <text:p text:style-name="Preformatted_20_Text"><text:s text:c="8"/>s.setDefaultErrorView("defaultErrorView");</text:p>
      <text:p text:style-name="Preformatted_20_Text"><text:s text:c="8"/>s.setDefaultStatusCode(400);</text:p>
      <text:p text:style-name="Preformatted_20_Text"/>
      <text:p text:style-name="Preformatted_20_Text"><text:s text:c="8"/>return s;</text:p>
      <text:p text:style-name="Preformatted_20_Text"><text:s text:c="4"/>}</text:p>
      <text:p text:style-name="P267"><text:span text:style-name="T382">W powyższej konfiguracji widzimy, że błąd </text:span><text:span text:style-name="T336">NullPointerException</text:span><text:span text:style-name="T329"> jest mapowany na widok <text:s/></text:span><text:span text:style-name="T336">npeView</text:span><text:span text:style-name="T329"> a wyjątki klasy </text:span><text:span text:style-name="T336">OrderIdNotValidException</text:span><text:span text:style-name="T329"> na <text:s/></text:span><text:span text:style-name="T336">OrderIdNotValidView</text:span><text:span text:style-name="T329">. Dla widoku o nazwie <text:s/></text:span><text:span text:style-name="T336">npeView</text:span><text:span text:style-name="T329"> zwracamy status odpowiedzie </text:span><text:span text:style-name="T336">404</text:span><text:span text:style-name="T329">, a domyślnym widokiem dla reszty błędów jest </text:span><text:span text:style-name="T336">defaultErrorView</text:span><text:span text:style-name="T329"> oraz domyślny kod odpowiedzi </text:span><text:span text:style-name="T336">400</text:span><text:span text:style-name="T329">. </text:span></text:p>
      <text:p text:style-name="P265"><text:span text:style-name="T41">[32]</text:span></text:p>
      <text:h text:style-name="P312" text:outline-level="3"><text:bookmark-start text:name="__RefHeading___Toc3632_3808363261"/><text:span text:style-name="T95">3.</text:span><text:span text:style-name="T99">5</text:span><text:span text:style-name="T95">.</text:span><text:span text:style-name="T100">2</text:span><text:span text:style-name="T95"> </text:span><text:span text:style-name="T96">Używając Spring </text:span><text:span text:style-name="T97">Boota</text:span><text:bookmark-end text:name="__RefHeading___Toc3632_3808363261"/></text:h>
      <text:p text:style-name="P245">Spring Boot i w tej kwestii jest dla nas ułatwieniem ponieważ <text:span text:style-name="T364">dostarcza domyśln</text:span>ą<text:span text:style-name="T364"> stron</text:span>ę<text:span text:style-name="T364"> wyświetlającej informację o błędzie w aplikacji.</text:span></text:p>
      <text:p text:style-name="P246"><text:span text:style-name="T383">Podczas startowania aplikacji Spring Boot szuka mapowania dla ścieżki</text:span> <text:span text:style-name="T331">/error</text:span>. <text:span text:style-name="T383">Zgodnie z konwencją</text:span> URL <text:span text:style-name="T383">kończący się na </text:span>/error <text:span text:style-name="T383">jest mapowany do widoku o nazwie</text:span>: <text:span text:style-name="T331">error</text:span>. <text:span text:style-name="T383">W naszym przypadku będzie to error.html ponieważ używamy Thimeleafa. Gdybyśmy do generowania widoków używali JSP to widok nazywał by się error.jsp.</text:span></text:p>
      <text:p text:style-name="P246"><text:span text:style-name="T384">Jeśli nie mamy widoku o nazwie </text:span><text:span text:style-name="T337">error</text:span><text:span text:style-name="T330"> to Spring Boot używa domyślnego minimalistycznego widoku <text:s/>o nazwie</text:span> “Whitelabel Error Page” <text:span text:style-name="T385">zawierającego detale nt. błędu i odpowiedni kod odpowiedzi. Jeśli wykonujemy RESTowe żądanie to w odpowiedzi dostaniemy zamiast HTMLa dane w postaci JSONa. </text:span></text:p>
      <text:p text:style-name="P247">Błędy wygenerowane poza Spring MVC np. przez Filtry <text:span text:style-name="T386">Servleta </text:span>są <text:span text:style-name="T386">obsługiwane przez domyślną stronę z błędem.</text:span> </text:p>
      <text:h text:style-name="P301" text:outline-level="3"><text:bookmark-start text:name="__RefHeading___Toc3902_3849335869"/><text:span text:style-name="T81">3.</text:span><text:span text:style-name="T92">5</text:span><text:span text:style-name="T81">.</text:span><text:span text:style-name="T93">2</text:span><text:span text:style-name="T81"> </text:span><text:span text:style-name="T94">Część wspólna</text:span><text:bookmark-end text:name="__RefHeading___Toc3902_3849335869"/></text:h>
      <text:p text:style-name="P46"/>
      <text:p text:style-name="P46"><text:soft-page-break/><text:span text:style-name="T153"/></text:p>
      <text:p text:style-name="P257"><text:span text:style-name="T155">Zwykle każdy nieobsługiwany wyjątek wyrzucony przez aplikację podczas przetwarzania żądania skótkuje odpowiedzią z kodem HTTP 500. Jednak każdy wyjątek, który sami napiszemy, możemy opatrzeć adnotacją </text:span><text:span text:style-name="T156">@ResponseStatus</text:span><text:span text:style-name="T155"> (która obsługuje wszystkie kody stanu HTTP zdefiniowane w specyfikacji HTTP). Gdy wyjątek z adnotacją jest wyrzucany z metody kontrolera i nie jest obsłużony w innym miejscu, automatycznie spowoduje zwrócenie odpowiedniej odpowiedzi HTTP z określonym kodem HTTP.</text:span></text:p>
      <text:p text:style-name="P230">@ResponseStatus(value = HttpStatus.BAD_REQUEST, reason="Wrong format has been provided")</text:p>
      <text:p text:style-name="P230">public class WrongFormatException extends RuntimeException{</text:p>
      <text:p text:style-name="P230"><text:s text:c="4"/>public WrongFormatException(final String message) {</text:p>
      <text:p text:style-name="P230"><text:s text:c="8"/>super(message);</text:p>
      <text:p text:style-name="P230"><text:s text:c="4"/>}</text:p>
      <text:p text:style-name="P230">}</text:p>
      <text:p text:style-name="P249"><text:span text:style-name="T154"/></text:p>
      <text:p text:style-name="P237">Możemy również dodać metody obsługujące wyjątki wewnątrz klasy kontrollera. Wtedy wyjątki wyrzucane przez ten kontroler będą obsługiwane przez te metody. W tym celu należy dane metody oznaczyć adnotacją <text:span text:style-name="T387">@ExceptionHandler. </text:span><text:span text:style-name="T361">Dzięki temu metody te mogą:</text:span></text:p>
      <text:list xml:id="list2404422598" text:style-name="L5">
        <text:list-item>
          <text:p text:style-name="P238"><text:span text:style-name="T361">Obsłużyć wyjątki bez adnotacji @ResponseStatus, dzięki czemu gotowym wyjątkom możemy dodać odpowiedni kod odpowiedzi.</text:span></text:p>
        </text:list-item>
        <text:list-item>
          <text:p text:style-name="P239"><text:span text:style-name="T361">Przekierować użtykownika do odpowiedniego widoku z błędem.</text:span></text:p>
        </text:list-item>
        <text:list-item>
          <text:p text:style-name="P239"><text:span text:style-name="T361">Zbudować kompletną obsługę błędu, dodając obiekty i nazwę widoku.</text:span></text:p>
        </text:list-item>
      </text:list>
      <text:p text:style-name="P322"><text:s text:c="3"/></text:p>
      <text:p text:style-name="P322"><text:s/>@ExceptionHandler(MethodArgumentNotValidException.class)</text:p>
      <text:p text:style-name="Preformatted_20_Text"><text:s text:c="4"/>@ResponseStatus(value = HttpStatus.BAD_REQUEST, reason = "Data integrity violation")</text:p>
      <text:p text:style-name="Preformatted_20_Text"><text:s text:c="4"/>public String validationError(MethodArgumentNotValidException exception) {</text:p>
      <text:p text:style-name="Preformatted_20_Text"><text:s text:c="8"/>log.warn(exception.getMessage());</text:p>
      <text:p text:style-name="Preformatted_20_Text"><text:s text:c="8"/>return "registration";</text:p>
      <text:p text:style-name="Preformatted_20_Text"><text:s text:c="4"/>}</text:p>
      <text:p text:style-name="Preformatted_20_Text"/>
      <text:p text:style-name="Preformatted_20_Text"><text:s text:c="4"/>@ExceptionHandler(Exception.class)</text:p>
      <text:p text:style-name="Preformatted_20_Text"><text:s text:c="4"/>public ModelAndView validationError(Exception exception) {</text:p>
      <text:p text:style-name="Preformatted_20_Text"><text:s text:c="8"/>log.info(exception.getMessage());</text:p>
      <text:p text:style-name="Preformatted_20_Text"/>
      <text:p text:style-name="Preformatted_20_Text"><text:s text:c="8"/>UserDto userDto = new UserDto();</text:p>
      <text:p text:style-name="Preformatted_20_Text"><text:s text:c="8"/>ModelAndView modelAndView = new ModelAndView();</text:p>
      <text:p text:style-name="Preformatted_20_Text"><text:s text:c="8"/>modelAndView.setViewName("registration");</text:p>
      <text:p text:style-name="Preformatted_20_Text"><text:s text:c="8"/>modelAndView.addObject("message", exception.getMessage());</text:p>
      <text:p text:style-name="Preformatted_20_Text"><text:s text:c="8"/>modelAndView.addObject("user", userDto);</text:p>
      <text:p text:style-name="Preformatted_20_Text"><text:s text:c="8"/>return modelAndView;</text:p>
      <text:p text:style-name="Preformatted_20_Text"><text:s text:c="4"/>}</text:p>
      <text:p text:style-name="P274"><text:span text:style-name="T218"/></text:p>
      <text:p text:style-name="P275">Innym podejściem, które możemy <text:span text:style-name="T389">zastosować</text:span> przy obsłudze wyjątków jest <text:span text:style-name="T389">stożenie</text:span> <text:span text:style-name="T389">kontrolera</text:span>, który będzie zawierał metody do obsługi wyjątków wyrzucanych przez różne kontrolery. W ten sposób zyskujemy czytelność i odseparowanie fu<text:span text:style-name="T389">n</text:span>kcjonalności co jest zgodne z <text:span text:style-name="T389">zasadami</text:span> czystego kodu. Daje nam to również <text:span text:style-name="T389">możliwość obsługi wyjąków wyrzucanych przez różne kontrolery w jednym miejscu, dzięki czemu nie musimy powtarzać kodu w kilku miejscach. W tym celu należy stworzyć kontroler i oznaczyć go adnotacją </text:span><text:span text:style-name="T339">@ControllerAdvice. </text:span><text:span text:style-name="T362">Każda metoda obsługująca wyjątki znajdująca się w tym kontrolerze będzie obsługiwała wyjątki wyrzucone przez metody każdego </text:span><text:soft-page-break/><text:span text:style-name="T362">kontrolera znajdującego się w naszej aplikacji. Jeśli w danym kontrolerze znajduje się metoda obsługujące ten sam typ wyjątku to </text:span><text:span text:style-name="T363">pierwszeństw</text:span><text:span text:style-name="T362"> ma metoda znajdująca się danym kontrolerze, nie ta która jest w kontrolerze z adnotacją </text:span><text:span text:style-name="T339">@ControllerAdvice.</text:span></text:p>
      <text:p text:style-name="P275"><text:span text:style-name="T339"/></text:p>
      <text:p text:style-name="Preformatted_20_Text">@ControllerAdvice</text:p>
      <text:p text:style-name="Preformatted_20_Text">public class MyControllerAdvice {</text:p>
      <text:p text:style-name="Preformatted_20_Text"/>
      <text:p text:style-name="Preformatted_20_Text"><text:s text:c="4"/>public static final String DEFAULT_ERROR_VIEW = "<text:bookmark-start text:name="__DdeLink__3922_3849335869"/>error<text:bookmark-end text:name="__DdeLink__3922_3849335869"/>";</text:p>
      <text:p text:style-name="Preformatted_20_Text"/>
      <text:p text:style-name="Preformatted_20_Text"><text:s text:c="4"/>@ExceptionHandler(value = Exception.class)</text:p>
      <text:p text:style-name="Preformatted_20_Text"><text:s text:c="4"/>public ModelAndView defaultErrorHandler(HttpServletRequest req, Exception e) throws Exception {</text:p>
      <text:p text:style-name="Preformatted_20_Text"/>
      <text:p text:style-name="Preformatted_20_Text"><text:s text:c="8"/>if (AnnotationUtils.findAnnotation(e.getClass(), ResponseStatus.class) != null)</text:p>
      <text:p text:style-name="Preformatted_20_Text"><text:s text:c="12"/>throw e;</text:p>
      <text:p text:style-name="Preformatted_20_Text"/>
      <text:p text:style-name="Preformatted_20_Text"><text:s text:c="8"/>ModelAndView mav = new ModelAndView();</text:p>
      <text:p text:style-name="Preformatted_20_Text"><text:s text:c="8"/>mav.addObject("exception", e);</text:p>
      <text:p text:style-name="Preformatted_20_Text"><text:s text:c="8"/>mav.addObject("url", req.getRequestURL());</text:p>
      <text:p text:style-name="Preformatted_20_Text"><text:s text:c="8"/>mav.setViewName(DEFAULT_ERROR_VIEW);</text:p>
      <text:p text:style-name="Preformatted_20_Text"><text:s text:c="8"/>return mav;</text:p>
      <text:p text:style-name="Preformatted_20_Text"><text:s text:c="4"/>}</text:p>
      <text:p text:style-name="Preformatted_20_Text">}</text:p>
      <text:p text:style-name="P275"><text:span text:style-name="T339"/></text:p>
      <text:p text:style-name="P276"><text:span text:style-name="T391">W </text:span><text:span text:style-name="T390">powyższym przykładzie metoda <text:s/></text:span><text:span text:style-name="T338">defaultErrorHandler</text:span><text:span text:style-name="T390"> obsługuje wszystkie wyjątki, które nie zostały obsłużone nigdzie indziej.</text:span></text:p>
      <text:p text:style-name="P273"><text:span text:style-name="Source_20_Text"><text:span text:style-name="T219"/></text:span></text:p>
      <text:p text:style-name="P276"><text:span text:style-name="T390">Spring MVC <text:s/>domyślnie tworzy trzy klasy przechwytujące wyjątki:</text:span></text:p>
      <text:p text:style-name="P276"><text:span text:style-name="T390"><text:s text:c="4"/>• </text:span><text:span text:style-name="T338">ExceptionHandlerExceptionResolver</text:span><text:span text:style-name="T390"> dopasowujacy niezłapane wyjatki rozpoznając adnotację @</text:span><text:span text:style-name="T338">ExceptionHandler</text:span><text:span text:style-name="T390"> nad metodą w omówionych powyżej miejscach.</text:span></text:p>
      <text:p text:style-name="P276"><text:span text:style-name="T390"><text:s text:c="4"/>• </text:span><text:span text:style-name="T338">ResponseStatusExceptionResolver</text:span><text:span text:style-name="T390"> wyszukuje wyjątku oznaczonego adnotacją @</text:span><text:span text:style-name="T338">ResponseStatus</text:span></text:p>
      <text:p text:style-name="P276"><text:span text:style-name="T390"><text:s text:c="4"/>• </text:span><text:span text:style-name="T338">DefaultHandlerExceptionResolver</text:span><text:span text:style-name="T390"> zamienia standardowy wyjątek Springa w odpowiedni kod odpowiedzi</text:span></text:p>
      <text:p text:style-name="P276"><text:span text:style-name="T390">Są one połączone i wykonywane w odpowiedniej kolejności przy użyciu beana </text:span><text:span text:style-name="T338">HandlerExceptionResolverComposite</text:span><text:span text:style-name="T390">.</text:span></text:p>
      <text:p text:style-name="P276"><text:span text:style-name="T390"/></text:p>
      <text:p text:style-name="P277"><text:span text:style-name="T390">Oczywiście tak jak w przypadku Spring Framework możemy stworzyć własną konfigurację domyślnego zachowania aplikacji w sytuacji wyrzucenia wyjątku. Robimy to tworząc beana </text:span><text:span text:style-name="T338">SimpleMappingExceptionResolver</text:span><text:span text:style-name="T390">. Możemy również stworzy klasę rozszerzającą klasę </text:span><text:span text:style-name="T338">SimpleMappingExceptionResolver</text:span><text:span text:style-name="T390"> i nadpisać tylko te właściwości, które chcemy zmienić.</text:span></text:p>
      <text:p text:style-name="P278"><text:span text:style-name="T390"/></text:p>
      <text:p text:style-name="P278"><text:span text:style-name="T390">W sytuacji nasza aplikacja wyrzuci błąd i </text:span><text:span text:style-name="T392">chcemy</text:span><text:span text:style-name="T390"> chcemy zwrócić odpowiedź w postaci JSONa. Ma to miejsce kiedy klient korzystający z naszej aplikacji korzysta z RESTowych API. Do wygenerowania odpowiedzi może posłużyć nam adnotacja @</text:span><text:span text:style-name="T338">ResponseBody. </text:span><text:span text:style-name="T390">Dodajemy w definicji metody obsługującej wyjątek jak w </text:span><text:span text:style-name="T392">przykazie</text:span><text:span text:style-name="T390"> poniżej:</text:span></text:p>
      <text:p text:style-name="Preformatted_20_Text"><text:s text:c="4"/>@ExceptionHandler(WrongFormatException.class)</text:p>
      <text:p text:style-name="Preformatted_20_Text"><text:s text:c="4"/>@ResponseBody ErrorInfo</text:p>
      <text:p text:style-name="Preformatted_20_Text"><text:s text:c="4"/>handleBadRequest(HttpServletRequest req, Exception ex) {</text:p>
      <text:p text:style-name="Preformatted_20_Text"><text:s text:c="8"/>return new ErrorInfo(req.getRequestURL().toString(), ex);</text:p>
      <text:p text:style-name="Preformatted_20_Text"><text:s text:c="4"/>}</text:p>
      <text:p text:style-name="Preformatted_20_Text"/>
      <text:p text:style-name="P270"><text:soft-page-break/>gdzie <text:span text:style-name="T331">ErrorInfo</text:span><text:span text:style-name="T322"> <text:s/>jest klasą mapowaną na JSONa, która wygląda tak:</text:span></text:p>
      <text:p text:style-name="Preformatted_20_Text">public class ErrorInfo {</text:p>
      <text:p text:style-name="Preformatted_20_Text"><text:s text:c="4"/>public final String url;</text:p>
      <text:p text:style-name="Preformatted_20_Text"><text:s text:c="4"/>public final String ex;</text:p>
      <text:p text:style-name="Preformatted_20_Text"/>
      <text:p text:style-name="Preformatted_20_Text"><text:s text:c="4"/>public ErrorInfo(String url, Exception ex) {</text:p>
      <text:p text:style-name="Preformatted_20_Text"><text:s text:c="8"/>this.url = url;</text:p>
      <text:p text:style-name="Preformatted_20_Text"><text:s text:c="8"/>this.ex = ex.getLocalizedMessage();</text:p>
      <text:p text:style-name="Preformatted_20_Text"><text:s text:c="4"/>}</text:p>
      <text:p text:style-name="Preformatted_20_Text">}</text:p>
      <text:p text:style-name="P279"/>
      <text:p text:style-name="P236">[38]</text:p>
      <text:p text:style-name="P46"/>
      <text:h text:style-name="P286" text:outline-level="2"><text:bookmark-start text:name="__RefHeading___Toc1520_366830727"/>3.<text:span text:style-name="T364">6</text:span>. <text:span text:style-name="T270">Uwierzytelnienie i autoryzacja</text:span><text:bookmark-end text:name="__RefHeading___Toc1520_366830727"/></text:h>
      <text:p text:style-name="P106">W celu <text:span text:style-name="T271">zapewnienia</text:span> <text:span text:style-name="T276">dostępu do swoich danych użytkownicy aplikacji będą mogli stworzyć konto i zalogować się. Na swoim koncie będą mogli przeglądać pliki JSON które wcześniej zostały przez nich przekonwertowane i <text:s/>zapisane. Do tego celu posłużymy się możliwościami jakie danej nam projekt Spring Security. Spring Security integruje się z kontenerem serwletu za pomocą standardowego Filtra serwletu. Oznacza to, że działa z każdą aplikacją działającą w kontenerze serwletów. </text:span></text:p>
      <text:p text:style-name="P106"/>
      <text:h text:style-name="P313" text:outline-level="3"><text:bookmark-start text:name="__RefHeading___Toc1522_366830727"/><text:span text:style-name="T95">3.</text:span><text:span text:style-name="T98">6</text:span><text:span text:style-name="T95">.</text:span><text:span text:style-name="T96">1</text:span><text:span text:style-name="T95"> </text:span><text:span text:style-name="T96">Używając Springa</text:span><text:bookmark-end text:name="__RefHeading___Toc1522_366830727"/></text:h>
      <text:p text:style-name="P108">Najpierw musimy <text:span text:style-name="T278">zdefiniować</text:span> w pliku <text:span text:style-name="T303">pom.xml</text:span> jakich zależności będziemy potrzebować. <text:span text:style-name="T278">W naszym przypadku wystarczą nam dwa artefakty:</text:span></text:p>
      <text:p text:style-name="P214"><text:s text:c="7"/>&lt;dependency&gt;</text:p>
      <text:p text:style-name="P214"><text:s text:c="12"/>&lt;groupId&gt;org.springframework.security&lt;/groupId&gt;</text:p>
      <text:p text:style-name="P214"><text:s text:c="12"/>&lt;artifactId&gt;spring-security-web&lt;/artifactId&gt;</text:p>
      <text:p text:style-name="P214"><text:s text:c="8"/>&lt;/dependency&gt;</text:p>
      <text:p text:style-name="P214"><text:s text:c="8"/>&lt;dependency&gt;</text:p>
      <text:p text:style-name="P214"><text:s text:c="12"/>&lt;groupId&gt;org.springframework.security&lt;/groupId&gt;</text:p>
      <text:p text:style-name="P214"><text:s text:c="12"/>&lt;artifactId&gt;spring-security-config&lt;/artifactId&gt;</text:p>
      <text:p text:style-name="P214"><text:s text:c="8"/>&lt;/dependency&gt;</text:p>
      <text:p text:style-name="P107"><text:s text:c="8"/></text:p>
      <text:p text:style-name="P115">W celu ujednolicenia zależności poszczególnych modułów możemy umieścić w pliku <text:span text:style-name="T303">pom.xml</text:span> w sekcji <text:span text:style-name="T279">dependencyManagement </text:span>zaleźność do całej grupy modułów zwi<text:span text:style-name="T286">ązanych ze Sprng Security:</text:span></text:p>
      <text:p text:style-name="P215">&lt;dependency&gt;</text:p>
      <text:p text:style-name="P215"><text:s text:c="4"/>&lt;groupId&gt;org.springframework.security&lt;/groupId&gt;</text:p>
      <text:p text:style-name="P215"><text:s text:c="4"/>&lt;artifactId&gt;spring-security-bom&lt;/artifactId&gt;</text:p>
      <text:p text:style-name="P215"><text:s text:c="4"/>&lt;version&gt;5.2.1.RELEASE&lt;/version&gt;</text:p>
      <text:p text:style-name="P215"><text:s text:c="4"/>&lt;type&gt;pom&lt;/type&gt;</text:p>
      <text:p text:style-name="P215"><text:s text:c="4"/>&lt;scope&gt;import&lt;/scope&gt;</text:p>
      <text:p text:style-name="P215">&lt;/dependency&gt;<text:line-break/></text:p>
      <text:p text:style-name="P112">Następnie należy stworzyć klasę, która zainicjuje działanie Spring Security w aplikacji:</text:p>
      <text:p text:style-name="P215">public class InitSecurity extends AbstractSecurityWebApplicationInitializer {</text:p>
      <text:p text:style-name="P215"><text:s text:c="4"/>public InitSecurity() {</text:p>
      <text:p text:style-name="P215"><text:s text:c="8"/>super(WebSecurityConfig.class);</text:p>
      <text:p text:style-name="P215"><text:s text:c="4"/>}</text:p>
      <text:p text:style-name="P215"><text:soft-page-break/>}</text:p>
      <text:p text:style-name="P216"/>
      <text:p text:style-name="P170"><text:span text:style-name="T30">W ten sposób </text:span><text:span text:style-name="T31">dodaliśmy </text:span><text:span text:style-name="T159">ContextLoaderListener</text:span><text:span text:style-name="T170"> kt</text:span><text:span text:style-name="T167">óry ładuje konfigurację </text:span><text:span text:style-name="T169">zdefiniowaną</text:span><text:span text:style-name="T167"> w klasie <text:s/>WebSecurityConfig. Klasa <text:s/></text:span><text:span text:style-name="T158">WebSecurityConfig</text:span><text:span text:style-name="T167"> tworzy tylko jeden obiekt bean, który uruchamia w naszej aplikacji wiele </text:span><text:span text:style-name="T169">funkcjonalności</text:span><text:span text:style-name="T167"> związanych z bezpieczeństwem.</text:span></text:p>
      <text:p text:style-name="P215">@EnableWebSecurity</text:p>
      <text:p text:style-name="P215">public class WebSecurityConfig {</text:p>
      <text:p text:style-name="P215"/>
      <text:p text:style-name="P215"><text:s text:c="4"/>@Bean</text:p>
      <text:p text:style-name="P215"><text:s text:c="4"/>public UserDetailsService userDetailsService() {</text:p>
      <text:p text:style-name="P215"><text:s text:c="8"/>UserDetails user = User.withDefaultPasswordEncoder()</text:p>
      <text:p text:style-name="P215"><text:s text:c="12"/>.username("user")</text:p>
      <text:p text:style-name="P215"><text:s text:c="12"/>.password("password")</text:p>
      <text:p text:style-name="P215"><text:s text:c="12"/>.roles("USER")</text:p>
      <text:p text:style-name="P215"><text:s text:c="12"/>.build();</text:p>
      <text:p text:style-name="P215"><text:s text:c="8"/>return <text:s/>new InMemoryUserDetailsManager(user);</text:p>
      <text:p text:style-name="P215"><text:s text:c="4"/>}</text:p>
      <text:p text:style-name="P215">}</text:p>
      <text:p text:style-name="P113"/>
      <text:p text:style-name="P171"><text:span text:style-name="T171">D</text:span><text:span text:style-name="T166">o tych funkcjonalności możemy zaliczyć:</text:span></text:p>
      <text:p text:style-name="P171"><text:span text:style-name="T166">- </text:span><text:span text:style-name="T172">wymaganie uwierzytelnienia od każdego użytkownika aplikacji</text:span></text:p>
      <text:p text:style-name="P171"><text:span text:style-name="T166">- </text:span><text:span text:style-name="T172">wygenerowanie domyślnego formularza do logowania</text:span></text:p>
      <text:p text:style-name="P171"><text:span text:style-name="T166">- </text:span><text:span text:style-name="T172">pozwala użytkownikowi o loginie i haśle określonym w metodach użytych do </text:span><text:span text:style-name="T175">konfiguracji</text:span><text:span text:style-name="T172"> logować się do aplikacji</text:span></text:p>
      <text:p text:style-name="P171"><text:span text:style-name="T166">- </text:span><text:span text:style-name="T172">zabezpieczenie przechowywanego hasła przy pomocy Bcrypt (implementacja metody haszowania hasła)</text:span></text:p>
      <text:p text:style-name="P171"><text:span text:style-name="T166">- </text:span><text:span text:style-name="T172">umożliwienie użytkownikowi wylogowanie się z aplikacji</text:span></text:p>
      <text:p text:style-name="P171"><text:span text:style-name="T172">- zabezpieczenie przed atakiem </text:span><text:span text:style-name="T166">CSRF</text:span></text:p>
      <text:p text:style-name="P172"><text:span text:style-name="T172">- zabezpieczenie przed </text:span><text:span text:style-name="T166">Session Fixation</text:span></text:p>
      <text:p text:style-name="P171"><text:span text:style-name="T166">- </text:span><text:span text:style-name="T173">aktywuje integrację z nagłówkami żądań: <text:line-break/></text:span><text:span text:style-name="T166">HTTP Strict Transport Security, X-Content-Type-Options, Cache Control, X-XSS-Protection, X-Frame-Options</text:span></text:p>
      <text:p text:style-name="P171"><text:span text:style-name="T166">- </text:span><text:span text:style-name="T174">udostępnia kilka metod zdefinowanych w specyfikacji API Servletu</text:span></text:p>
      <text:p text:style-name="P136">Długość sesji</text:p>
      <text:p text:style-name="P118">Ustalenie długości sesji z poziomu aplikacji jest możliwa tylko przy użyciu pliku <text:span text:style-name="T279">web.xml</text:span> nie jest to możliwe kiedy konfiguruje się aplikację, bez użycia plików xml tak jak to ma miejsce w przypadku mojej aplikacji. <text:span text:style-name="T314">Można również ustawić długość sesji modyfikując plik web.xml Tomcata ale wtedy zmiana ta dotknie wszystkch aplikacji znajdujących się na tym serwerze. Jest natomiast możliwe ustawienie sesji dla poszczególnych żądań:</text:span></text:p>
      <text:p text:style-name="P145">HttpSession session = request.getSession();<text:line-break/>session.setMaxInactiveInterval(1<text:span text:style-name="T314">5</text:span>*60); </text:p>
      <text:p text:style-name="P119">[22]</text:p>
      <text:p text:style-name="P136"/>
      <text:h text:style-name="P314" text:outline-level="3"><text:bookmark-start text:name="__RefHeading___Toc1524_366830727"/><text:soft-page-break/><text:span text:style-name="T95">3.</text:span><text:span text:style-name="T98">6</text:span><text:span text:style-name="T95">.</text:span><text:span text:style-name="T97">2</text:span><text:span text:style-name="T95"> </text:span><text:span text:style-name="T96">Używając Spring </text:span><text:span text:style-name="T97">Boota</text:span><text:bookmark-end text:name="__RefHeading___Toc1524_366830727"/></text:h>
      <text:p text:style-name="P109">W przypadku Spring Boota wystraczy nam jedna zależność która <text:span text:style-name="T287">zawiera</text:span> wszystko co będzie nam potrzebne do użycia <text:span text:style-name="T287">bibliotek</text:span> z projektu Spring Security</text:p>
      <text:p text:style-name="P221"><text:s text:c="4"/>&lt;dependency&gt;</text:p>
      <text:p text:style-name="P221"><text:s text:c="8"/>&lt;groupId&gt;org.springframework.boot&lt;/groupId&gt;</text:p>
      <text:p text:style-name="P221"><text:s text:c="8"/>&lt;artifactId&gt;spring-boot-starter-security&lt;/artifactId&gt;</text:p>
      <text:p text:style-name="P222"><text:s text:c="4"/>&lt;/dependency&gt;</text:p>
      <text:p text:style-name="P223">[16] </text:p>
      <text:p text:style-name="P221"/>
      <text:p text:style-name="P110">To wszystko co potrzebujemy, żeby <text:span text:style-name="T288">osiągnąć ten sam efekt co w poprzednim podpunkcie. Jedyną różnicą jest to, że hasło zostało wygenerowane i wypisane w konsoli podczas uruchamiania aplikacji. Jeśli chcemy je nadpisać to robimy to samo co w przypadku Spring Farmework. Czyli tworzymy klasę <text:s/></text:span><text:span text:style-name="T283">WebSecurityConfig </text:span><text:span text:style-name="T288"><text:s/>i tworzymy w niej klasę zwracającą </text:span><text:span text:style-name="T283">UserDetailsService.</text:span></text:p>
      <text:p text:style-name="P137"/>
      <text:p text:style-name="P138">Długość sesji</text:p>
      <text:p text:style-name="P62"><text:span text:style-name="T209">Żeby ustawić długość sesji wystarczy dodać jedną linię w pliku </text:span><text:span text:style-name="T208">application.properties</text:span><text:span text:style-name="T209">:</text:span></text:p>
      <text:p text:style-name="P180">server.servlet.session.timeout=15m</text:p>
      <text:p text:style-name="P117">Dzięki czemu długość sesji będzie wynosiła 15 minut. <text:span text:style-name="T313">[22]</text:span></text:p>
      <text:p text:style-name="P139"/>
      <text:p text:style-name="P62"><text:span text:style-name="T90">3.</text:span><text:span text:style-name="T91">6</text:span><text:span text:style-name="T90">.</text:span><text:span text:style-name="T88">3</text:span><text:span text:style-name="T90"> </text:span><text:span text:style-name="T87">Porównanie</text:span></text:p>
      <text:p text:style-name="P55">W tym przypadku nie doświadczymy dużej różnicy. Trochę mniej zależności w pliku pom.xml oraz <text:span text:style-name="T309">dodanie adnotacji </text:span><text:span text:style-name="T284">@EnableWebSecurity</text:span><text:span text:style-name="T256"> to jest jedyne dodatkowe działanie, które jest od nas wymagane jeśli zdecydujemy się na tworzenie aplikacji przy użyciu Spring Framework. </text:span><text:span text:style-name="T257">Plusem natomiast jest możliwość łatwego ustawienia długości sesji dla zalogowanych użytkowników.</text:span></text:p>
      <text:p text:style-name="P47"/>
      <text:h text:style-name="P287" text:outline-level="2"><text:bookmark-start text:name="__RefHeading___Toc2527_3287227940"/>3.<text:span text:style-name="T312">7</text:span>. <text:span text:style-name="T312">Komunikacja z bazą danych</text:span><text:bookmark-end text:name="__RefHeading___Toc2527_3287227940"/></text:h>
      <text:p text:style-name="P56"/>
      <text:p text:style-name="P63">Spring oferuję szeroką gamę możliwości jeśli chodzi o <text:span text:style-name="T315">komunikację</text:span> ze wszelkimi z ba<text:span text:style-name="T315">za</text:span>mi danych. <text:span text:style-name="T315">Do głównych modułów wchodzących w skład projektu Spring Data możemy zaliczyć:</text:span></text:p>
      <text:list xml:id="list2407465164" text:style-name="L4">
        <text:list-item>
          <text:p text:style-name="P241">Spring Data Commons</text:p>
        </text:list-item>
        <text:list-item>
          <text:p text:style-name="P241">Spring Data JDBC</text:p>
        </text:list-item>
        <text:list-item>
          <text:p text:style-name="P241">pring Data JDBC Ext</text:p>
        </text:list-item>
        <text:list-item>
          <text:p text:style-name="P241">Spring Data JPA </text:p>
        </text:list-item>
        <text:list-item>
          <text:p text:style-name="P241">Spring Data KeyValue</text:p>
        </text:list-item>
        <text:list-item>
          <text:p text:style-name="P241">Spring Data LDAP </text:p>
        </text:list-item>
        <text:list-item>
          <text:p text:style-name="P241">Spring Data MongoDB</text:p>
        </text:list-item>
        <text:list-item>
          <text:p text:style-name="P241">Spring Data Redis</text:p>
        </text:list-item>
        <text:list-item>
          <text:p text:style-name="P241"><text:soft-page-break/>pring Data REST </text:p>
        </text:list-item>
        <text:list-item>
          <text:p text:style-name="P241">Spring Data for Apache Cassandra</text:p>
        </text:list-item>
        <text:list-item>
          <text:p text:style-name="P241">Spring Data for Apache Geode</text:p>
        </text:list-item>
        <text:list-item>
          <text:p text:style-name="P241">Spring Data for Apache Solr </text:p>
        </text:list-item>
        <text:list-item>
          <text:p text:style-name="P241">Spring Data for Pivotal GemFire</text:p>
        </text:list-item>
      </text:list>
      <text:p text:style-name="P56"/>
      <text:p text:style-name="P40">Spring Data JPA</text:p>
      <text:p text:style-name="P181"><text:span text:style-name="T38">Ułatwia stworzenie repozytorium opartego o JPA czyli Java Persistence API. JPA jest to ustandardaryzowany zestaw reguł określający jak ma wyglądać ORM dla Javy. Jest to standard posiadający wiele implementacji. </text:span><text:span text:style-name="T39">JPA opiera się o anotacje, którymi określamy w jaki sposób obiekt</text:span><text:span text:style-name="T316">y javowe (encje w nomenklaturze javovej) mają być zmapowane na wiersze w odpowiednich tabelach. Możemy zdefinować również w jaki sposób ma zostać odzwierciedlone w bazie danych dziedziczenie obiektów oraz powiązania m</text:span><text:span text:style-name="T228">iędzy tabelami.</text:span><text:span text:style-name="T229"> Najbardziej znaną i powszechną implementacją jest Hibernate, który jest używany na niższych poziomach abstrakcji w projekcie Spring Data JPA. Do innych popularnych implementacji tego starndardu można zaliczy</text:span><text:span text:style-name="T228">ć: </text:span><text:span text:style-name="Strong_20_Emphasis"><text:span text:style-name="T215">Toplink, EclipseLink, Apache OpenJPA, DataNucleus, ObjectDB, CMobileCom JPA. </text:span></text:span><text:span text:style-name="Strong_20_Emphasis"><text:span text:style-name="T176">[</text:span></text:span><text:span text:style-name="Strong_20_Emphasis"><text:span text:style-name="T177">23</text:span></text:span><text:span text:style-name="Strong_20_Emphasis"><text:span text:style-name="T176">] </text:span></text:span></text:p>
      <text:p text:style-name="P43"/>
      <text:p text:style-name="P39">MySQL</text:p>
      <text:p text:style-name="P44">Do przechowywania danych użyłem bazy MySQL. Jest to popularna baza danych powszechnie używana mniej wymagających środowiskach. Chociaż jest ona w pełni funkcjonalna i wystarczająco wydajna dla większości zastosowań biznesowych.</text:p>
      <text:p text:style-name="P44"/>
      <text:h text:style-name="P302" text:outline-level="3"><text:bookmark-start text:name="__RefHeading___Toc1922_4175367861"/><text:span text:style-name="T81">3.</text:span><text:span text:style-name="T89">7</text:span><text:span text:style-name="T81">.</text:span><text:span text:style-name="T83">1</text:span><text:span text:style-name="T81"> </text:span><text:span text:style-name="T83">Używając Springa</text:span><text:bookmark-end text:name="__RefHeading___Toc1922_4175367861"/></text:h>
      <text:p text:style-name="P75"/>
      <text:p text:style-name="P75"/>
      <text:h text:style-name="P302" text:outline-level="3"><text:bookmark-start text:name="__RefHeading___Toc1924_4175367861"/><text:span text:style-name="T81">3.</text:span><text:span text:style-name="T89">7</text:span><text:span text:style-name="T81">.</text:span><text:span text:style-name="T86">2</text:span><text:span text:style-name="T81"> </text:span><text:span text:style-name="T83">Używając Spring </text:span><text:span text:style-name="T86">Boota</text:span><text:bookmark-end text:name="__RefHeading___Toc1924_4175367861"/></text:h>
      <text:p text:style-name="P120">W przypadku spring boota, żeby móc korzystać możliwości jakie daje nam omawiany ORM musimy wykonać 3 czynności:</text:p>
      <text:p text:style-name="P120">1. Dodajemy zależności w pliku pom.xml dla <text:span text:style-name="T317">konektorów mysql i artefaktu zawierającego wyszkie niezbędne biblioteki wchodzące w skład Spring Data JPA.</text:span></text:p>
      <text:p text:style-name="P111"/>
      <text:p text:style-name="P219"><text:s text:c="8"/>&lt;dependency&gt;</text:p>
      <text:p text:style-name="P219"><text:s text:c="12"/>&lt;groupId&gt;org.springframework.boot&lt;/groupId&gt;</text:p>
      <text:p text:style-name="P219"><text:s text:c="12"/>&lt;artifactId&gt;spring-boot-starter-data-jpa&lt;/artifactId&gt;</text:p>
      <text:p text:style-name="P219"><text:s text:c="8"/>&lt;/dependency&gt;</text:p>
      <text:p text:style-name="P219"/>
      <text:p text:style-name="P219"><text:s text:c="8"/>&lt;dependency&gt;</text:p>
      <text:p text:style-name="P219"><text:s text:c="12"/>&lt;groupId&gt;mysql&lt;/groupId&gt;</text:p>
      <text:p text:style-name="P219"><text:soft-page-break/><text:s text:c="12"/>&lt;artifactId&gt;mysql-connector-java&lt;/artifactId&gt;</text:p>
      <text:p text:style-name="P219"><text:s text:c="8"/>&lt;/dependency&gt;</text:p>
      <text:p text:style-name="P111"/>
      <text:p text:style-name="P122">2. W pliku application.properties dodajemy url bazy danych oraz login i hasło:</text:p>
      <text:p text:style-name="P230">spring.datasource.url=...</text:p>
      <text:p text:style-name="P230">spring.datasource.username=root</text:p>
      <text:p text:style-name="P230">spring.datasource.password=root</text:p>
      <text:p text:style-name="P111"/>
      <text:p text:style-name="P208">Aplikacja podczas inicjalizacji wyszukuję w danym pliku tych konkretnych właściwości, żeby móc utworzyć pule połączeń do bazy danych. Dodatkowo możemy dodać kilka właściwości określających jak ma działać Hibernate. </text:p>
      <text:p text:style-name="P230">spring.jpa.show-sql=true</text:p>
      <text:p text:style-name="P230">spring.jpa.hibernate.ddl-auto=update</text:p>
      <text:p text:style-name="P208">Pierwsza z nich mówi, że chcemy widzieć w logach zapytania SQL jakie są tworzone i wysyłane do warstwy persystencji, co ułatwia debuggowanie i znajdowanie problemów związanych z brakiem wydajności aplikacji. Druga <text:span text:style-name="T346">waściwość mówi, że podczas wstawania aplikacji Hibernate powinen sprawdzić czy schemat bazy danych zgadza się z tym co mamy w aplikacji i jeśli są jakieś różnice (np. brakuje kolumny w jednej tabli po dodaniu dodatkowego pola w obiektcie) to schemat jest poprawiany tak, żeby pasował do tego co mamy obecnie w kodzie.</text:span></text:p>
      <text:p text:style-name="P125">3. Oznaczamy odpowiednimi adnotacjami nasze klasy, które mają zostać encjami.</text:p>
      <text:p text:style-name="P230">@Entity</text:p>
      <text:p text:style-name="P230">@Table(name = "json_record")</text:p>
      <text:p text:style-name="P230">public class JsonRecord </text:p>
      <text:p text:style-name="P126">Nad nazwą klasy dodajemy adnotację @Entity, która mówi <text:span text:style-name="T347">S</text:span>pingowi, że ta klasa ma mieć swoją tabelę w bazie. <text:s/><text:span text:style-name="T348">W adnotacji @Table, która nie jest obowiązkowa, określamy jak ma się nazywać dana tabela zawierające encje danego typu. </text:span></text:p>
      <text:p text:style-name="P230">@Id</text:p>
      <text:p text:style-name="P230">@Column(unique = true, nullable = false)</text:p>
      <text:p text:style-name="P230">@GeneratedValue(strategy = GenerationType.IDENTITY)</text:p>
      <text:p text:style-name="P230">private Long id;</text:p>
      <text:p text:style-name="P126">Nad polem id, <text:span text:style-name="T349">dodajemy adnotacje, które oznaczają po kolei, że dane pole jest kluczem głównym w tabeli, kolumna musi mieć unikatowe wartości i nie może być nullem. Ostatnia adnotacja określa sposób generowania klucza głównego, w tym przypadku skorzystaliśmy z tego, że baza MySQL posiada wbudowaną funkcję autoincremen, która automatycznie dodaje id do każdego nowego wiersza i nie musimy sami tworzyć sekwencji do generowania unikatowego id.</text:span></text:p>
      <text:p text:style-name="P124">Kolejną adnotacją, którą użyłem przy definowaniu moich encji i połączeń między nimi jest adnotacja</text:p>
      <text:p text:style-name="P230">@OneToMany(cascade = CascadeType.ALL,</text:p>
      <text:p text:style-name="P230">orphanRemoval = true,</text:p>
      <text:p text:style-name="P230">mappedBy = "user")</text:p>
      <text:p text:style-name="P230">private List&lt;JsonRecord&gt; jsonRecords;</text:p>
      <text:p text:style-name="P124">oraz odpowiadająca jej w klasie powiązanej:</text:p>
      <text:p text:style-name="P230">@ManyToOne()</text:p>
      <text:p text:style-name="P230">private User user;</text:p>
      <text:p text:style-name="P126">Określają one w jaki sposób mają być powiązane tabele i jaka występuje relacja między nimi. <text:span text:style-name="T350">Widzimy, że User posiada listę obiektów JsonRecords, a każdy obiekt tego typu ma referencję do obiektu typu User. Dlatego nad listą dajemy adnotację @OneToMany a nad polem @ManyToOne. </text:span><text:soft-page-break/><text:span text:style-name="T350">Dodatkowo parametr cascade mówi, że podczas wynywania wszystkich typów operacji na danej encji (DELETE, UPDATE, itp.) dana zmiana zostanie odpowiednio rozpropagowana na obiektcie powiązanym z danym polem. Czyli jak usuniemy obiekt to odpowiednie rekordy znajdujące się w liście zostaną usunięte z bady danych. </text:span><text:span text:style-name="T351">OrphanRemoval</text:span><text:span text:style-name="T350"> mówi o tym, czy mają zostać usunięte rekordy z bazy kiedy z listy usuniemy obiekt danego typu. </text:span></text:p>
      <text:p text:style-name="P230">@ManyToMany(fetch = FetchType.EAGER)</text:p>
      <text:p text:style-name="P230">@JoinTable(name = "users_roles",</text:p>
      <text:p text:style-name="P230">joinColumns = @JoinColumn(name = "user_id", referencedColumnName = "id"),</text:p>
      <text:p text:style-name="P230">inverseJoinColumns = @JoinColumn(name = "role_id", referencedColumnName = "id"))</text:p>
      <text:p text:style-name="P230">private Collection&lt;Role&gt; roles;</text:p>
      <text:p text:style-name="P124">@ManyToMany określa typ relacji wiele do wielu a parametr fetch mówi, że powiązane obiekty w liście roles powinny również zostać wyciągnięte z bazy danych podczas wykonywania zapytania. <text:span text:style-name="T352">@JoinTable określa w jaki sposób w bazie danych ma zostać zrealizowane relacja między tymi encjami, a więc zostanie stworzona tabela o nazwie users_roles gdzie kluczami obcymi zawartymi w tej tabeli będą odpowiednio klucze główne z tabel user_account i role.</text:span></text:p>
      <text:p text:style-name="P124">Ostatnią rzeczą, ktróra jest nam potrzebna, żeby korzystać z bazy danych jest stowrzenie własnego interface, który rozszerza interface JpaRepository&lt;Role, Long&gt; gdzie Role jest typem obiektu na którym będziemy wykonywać operację, a Long jest typem obiektu służącego jako id obiektu. Zestaw metod zapewniających podstawową komunikację z bazą danych mamy dostarczony przez interface <text:s/>JpaRepository, a jeśli potrzebujemy dodać jaką metodę która wyciąga dane wg specyficznych warunków np. wyszukuje po emaile to korzystamy z dogodności, jaką zaoferował nam omawiany moduł Spirnga. Dogodność ta polega na tym, że za pomocą samej definicji nazwy metody dajemy znać springowi jak ma stworzyć zapytanie. I tak w naszym przypadku kiedy tworzymy metodę o nazwie findByEmail <text:span text:style-name="T345">to stworzone zapytane będzie miało warunek ‘<text:tab/>WHERE EMAIL = {{email podany w parametrze}}‘.</text:span></text:p>
      <text:p text:style-name="P111"/>
      <text:h text:style-name="P307" text:outline-level="3"><text:bookmark-start text:name="__RefHeading___Toc1926_4175367861"/>3.7.3 Porównanie<text:bookmark-end text:name="__RefHeading___Toc1926_4175367861"/></text:h>
      <text:p text:style-name="P76"/>
      <text:h text:style-name="P293" text:outline-level="2"><text:bookmark-start text:name="__RefHeading___Toc5939_1057761950"/><text:span text:style-name="T318">3</text:span>.<text:span text:style-name="T318">8</text:span> Testowanie aplikacji w Springu<text:bookmark-end text:name="__RefHeading___Toc5939_1057761950"/></text:h>
      <text:p text:style-name="P10"><text:a xlink:type="simple" xlink:href="https://docs.spring.io/spring/docs/current/spring-framework-reference/testing.html" text:style-name="Internet_20_link" text:visited-style-name="Visited_20_Internet_20_Link">https://docs.spring.io/spring/docs/current/spring-framework-reference/testing.html</text:a></text:p>
      <text:p text:style-name="P67"><text:span text:style-name="T293">Testowanie funkcjonalności aplikacji jest nierozłącznym elementem procesu tworzenia oprogramowania. Dlatego usprawnienia w tym zakresie również będą w znacznym stopniu poprawiały efektywność wytwarzania aplikacji.</text:span> Ten rozdział koncentruje się na wartości dodanej <text:span text:style-name="T341">płynącej z zastosowania zasady IoC </text:span><text:s/><text:span text:style-name="T341">dla</text:span> testów jednostkowych oraz na korzyściach płynących ze wsparcia Spring Framework dla testów integracyjnych. <text:span text:style-name="T341">[24]</text:span></text:p>
      <text:h text:style-name="P308" text:outline-level="3"><text:bookmark-start text:name="__RefHeading___Toc5941_1057761950"/>3.<text:span text:style-name="T319">8</text:span>.<text:span text:style-name="T319">1</text:span> <text:span text:style-name="T319">Spring Boot</text:span><text:bookmark-end text:name="__RefHeading___Toc5941_1057761950"/></text:h>
      <text:p text:style-name="P121"/>
      <text:p text:style-name="P121"/>
      <text:p text:style-name="P121"/>
      <text:p text:style-name="P121"><text:soft-page-break/></text:p>
      <text:p text:style-name="P184"><text:span text:style-name="T178">Ż</text:span><text:span text:style-name="T166">eby zacząć korzystać z funkcjonalności Springa związanych z testowaniem, najpierw należy w pliku </text:span><text:span text:style-name="T205">pom.xml </text:span><text:span text:style-name="T179">dodać zależność:</text:span></text:p>
      <text:p text:style-name="P144"><text:s text:c="8"/>&lt;dependency&gt;</text:p>
      <text:p text:style-name="P144"><text:s text:c="12"/>&lt;groupId&gt;org.springframework.boot&lt;/groupId&gt;</text:p>
      <text:p text:style-name="P144"><text:s text:c="12"/>&lt;artifactId&gt;spring-boot-starter-test&lt;/artifactId&gt;</text:p>
      <text:p text:style-name="P144"><text:s text:c="12"/>&lt;scope&gt;test&lt;/scope&gt;</text:p>
      <text:p text:style-name="P144"><text:s text:c="8"/>&lt;/dependency&gt;</text:p>
      <text:p text:style-name="P184"><text:span text:style-name="T179">W ten sposób Spring udostępnia nam do do dyspozycji </text:span><text:span text:style-name="T180">następujące narzędzia:</text:span></text:p>
      <text:p text:style-name="P141">JUnit i Hamcrest</text:p>
      <text:p text:style-name="P128">JUnit jest podstawowym frameworkiem stworzonym do testowania aplikacji napisanych w javie. Junit 5 jest ostatnią dostępną wersją. Podczas wykonywania podstawowych testów jednostkowych JUnit i Spring dobrze się uzupełniają. Mimo że JUnit zapewnia wsparcie dla asercji w celu analizy wyników testu, Spring Boot zawiera również Hamcrest. Ten framework zapewnia ulepszone dopasowywanie wyników testów i asercje, które w połączeniu z JUnit pozwalają zautomatyzować testowanie od początku do końca.</text:p>
      <text:p text:style-name="P141">Mockito</text:p>
      <text:p text:style-name="P184"><text:span text:style-name="T180">Kolejną frameworkiem, który dostarcza starter testowy, jest Mockito. Czasami podczas testowania kodu potrzebna jest zależnością od innego obiektu, który ciężko jest zbudować lub nie potrzebujemy mieć dostępu do funkcjonalności tego obiektu, a jedynie referencję do niego. W takich przypadkach można zastosować Mockito, żeby stworzyć atrapę obiektu </text:span><text:span text:style-name="T181">i zdefiniować co mamy otrzymać kiedy wywołamy odpowiednie metody z tego obiektu.</text:span></text:p>
      <text:p text:style-name="P186"><text:span text:style-name="T202">P</text:span><text:span text:style-name="T201">ozostałe biblioteki</text:span></text:p>
      <text:p text:style-name="P184"><text:span text:style-name="T180">Spring Test &amp; Spring Boot Test — </text:span><text:span text:style-name="T181">Narzędzia do o</text:span><text:span text:style-name="T180">bsług</text:span><text:span text:style-name="T181">i</text:span><text:span text:style-name="T180"> testów i testów integrac</text:span><text:span text:style-name="T181">yjnych</text:span><text:span text:style-name="T180"> aplikacji Spring Boot.</text:span></text:p>
      <text:p text:style-name="P184"><text:span text:style-name="T180">AssertJ — </text:span><text:span text:style-name="T181">biblioteka z assercjami.</text:span></text:p>
      <text:p text:style-name="P185"><text:span text:style-name="T180">JSONassert — </text:span><text:span text:style-name="T181">biblioteka z assercjami dla formatu</text:span><text:span text:style-name="T180"> JSON.</text:span></text:p>
      <text:p text:style-name="P184"><text:span text:style-name="T180">JsonPath — XPath </text:span><text:span text:style-name="T181">dla formatu</text:span><text:span text:style-name="T180"> JSON.</text:span></text:p>
      <text:p text:style-name="P184"><text:span text:style-name="T180"/></text:p>
      <text:p text:style-name="P189"><text:span text:style-name="T180">S</text:span><text:span text:style-name="T179">pring Boot umożliwia nam testowanie </text:span><text:span text:style-name="T182">aplikacji udostępniając nam 3 </text:span><text:span text:style-name="T188">podstawowe </text:span><text:span text:style-name="T182">adnotacje:</text:span></text:p>
      <text:p text:style-name="P129">@SpringBootTest</text:p>
      <text:p text:style-name="P130">Dzięki tej adnotacji Spring Boot dostarcza nam wygodny sposób na wystartowanie kontekstu aplikacji, którą chcemy testować. W ten sposób podnoszony jest server aplikacji, budowany jest cały kontekst czyli inicjalizowane są wszystkie obiekty, połączenie do bazy danych. Jest to dosyć ciężki proces i w zależności od wielkości aplikacji może długo trwać, ale daje nam możliwość pełnego przetestowania funkcjonalności i przeprowadzenia testów integracyjnych.</text:p>
      <text:p text:style-name="P189"><text:bookmark-start text:name="__DdeLink__3891_3849335869"/>@AutoConfigureMockMvc<text:bookmark-end text:name="__DdeLink__3891_3849335869"/></text:p>
      <text:p text:style-name="P66"><text:soft-page-break/>Używając tej adnotacji dodajemy <text:span text:style-name="T331">MockMvc</text:span><text:span text:style-name="T322"> do kontekstu aplikacji </text:span>czyli obiekt, dzięki któremu możemy <text:span text:style-name="T342">wysyłać żądania HTTP do testowanej aplikacji i sprawdzić poprawność odpowiedzi. Dzięki temu p</text:span>odejści<text:span text:style-name="T343">u</text:span> wcale nie uruchamia<text:span text:style-name="T343">my </text:span>serwera, <text:span text:style-name="T343">testujemy tylko</text:span> warstwy poniżej, w której Spring obsługuje przychodzące żądanie HTTP i przekazuje je kontrolerowi. W ten sposób <text:span text:style-name="T343">cała aplikacja działa dokładnie tak jak by była normalnie uruchomiona za wyjątkiem wystartowania server, co jest koszonym procesem, który znacznie wydłuża czas testowania.</text:span></text:p>
      <text:p text:style-name="P121">@WebMvcTest</text:p>
      <text:p text:style-name="P123">Dzięki tej adnotacji możemy testować tylko warstwę webową aplikacji bez podnoszenia całego kontekstu co jeszcze bardziej przyspiesza testowanie równocześnie dając nam możliwość przetestowania konfiguracji i komunikacji z aplikacją poprzez żądania HTTP.</text:p>
      <text:p text:style-name="P192"><text:span text:style-name="Source_20_Text"><text:span text:style-name="T183">[26] </text:span></text:span><text:span text:style-name="Source_20_Text"><text:span text:style-name="T184">[27]</text:span></text:span></text:p>
      <text:p text:style-name="P192"><text:span text:style-name="Source_20_Text"><text:span text:style-name="T184">@DataJpaTest</text:span></text:span></text:p>
      <text:p text:style-name="P193"><text:span text:style-name="Source_20_Text"><text:span text:style-name="T185">Jest kolejną adnotacją, której używamy kiedy chcemy stworzyć testy integracyjne obejmujące swoim zakresem tylk</text:span></text:span><text:span text:style-name="Source_20_Text"><text:span text:style-name="T186">o </text:span></text:span><text:span text:style-name="Source_20_Text"><text:span text:style-name="T187">funkcjonalności</text:span></text:span><text:span text:style-name="Source_20_Text"><text:span text:style-name="T186"> związane z JPA. Użycie tej adnotacji wyłączy pełną automatyczną konfigurację i zamiast tego zastosuje tylko konfigurację odpowiednią do testów </text:span></text:span><text:span text:style-name="Source_20_Text"><text:span text:style-name="T195">JPA. [28] Możemy na przykład wstrzyknąć </text:span></text:span><text:span text:style-name="Source_20_Text"><text:span text:style-name="T206">DataSource, @JdbcTemplate</text:span></text:span><text:span text:style-name="Source_20_Text"><text:span text:style-name="T195"> lub </text:span></text:span><text:span text:style-name="Source_20_Text"><text:span text:style-name="T206">@EntityManager</text:span></text:span><text:span text:style-name="Source_20_Text"><text:span text:style-name="T195"> do naszej klasy testowej. Możemy również wstrzykiwać dowolne repozytoria Spring Data z naszej aplikacji. Wszystkie powyższe komponenty zostaną automatycznie skonfigurowane tak, aby wskazywały na osadzoną bazę danych w pamięci zamiast „prawdziwej” bazy danych, którą mogliśmy skonfigurować w plikach </text:span></text:span><text:span text:style-name="Source_20_Text"><text:span text:style-name="T206">application.properties</text:span></text:span><text:span text:style-name="Source_20_Text"><text:span text:style-name="T195"> lub </text:span></text:span><text:span text:style-name="Source_20_Text"><text:span text:style-name="T206">application.yml</text:span></text:span><text:span text:style-name="Source_20_Text"><text:span text:style-name="T195">. Należy pamiętać, że domyślnie kontekst aplikacji zawierający wszystkie te składniki, w tym bazę danych, jest </text:span></text:span><text:span text:style-name="Source_20_Text"><text:span text:style-name="T196">współdzielony</text:span></text:span><text:span text:style-name="Source_20_Text"><text:span text:style-name="T195"> przez wszystkie metody testowe we wszystkich klasach testowych z adnotacjami </text:span></text:span><text:span text:style-name="Source_20_Text"><text:span text:style-name="T206">@DataJpaTest</text:span></text:span><text:span text:style-name="Source_20_Text"><text:span text:style-name="T195">. Dlatego domyślnie każda metoda testowa działa w ramach własnej transakcji, która jest wycofywana po wykonaniu metody. W ten sposób stan bazy danych pozostaje nietknięty między testami, a testy pozostają od siebie niezależne.</text:span></text:span><text:span text:style-name="Source_20_Text"><text:span text:style-name="T197">[31]</text:span></text:span></text:p>
      <text:p text:style-name="P250"><text:span text:style-name="Source_20_Text"><text:span text:style-name="T198">Podczas testowania bazy danych zazwyczaj potrzebujemy testowych danych w tabeli, żeby móc sprawdzić czy nasze zapytania poprawnie wyciągają dane z tabel. W celu wstępnego wypełnienia tabeli danymi można użyć pliku z zapisanymi zapytaniami SQL, które w momencie odpalania testów są wykonywane na naszym testowym schemacie bazy danych. Żeby tego dokonać należy umieścić plik z rozszerzeniem </text:span></text:span><text:span text:style-name="Source_20_Text"><text:span text:style-name="T207">.sql np. <text:s/>createUser.sql </text:span></text:span><text:span text:style-name="Source_20_Text"><text:span text:style-name="T198">w katalogu </text:span></text:span><text:span text:style-name="Source_20_Text"><text:span text:style-name="T207">test/resources </text:span></text:span><text:span text:style-name="Source_20_Text"><text:span text:style-name="T198">i nad metodą dodać adnotację:</text:span></text:span></text:p>
      <text:p text:style-name="P230"><text:span text:style-name="Source_20_Text">@Sql(scripts={"classpath:createUser.sql"}) </text:span></text:p>
      <text:p text:style-name="P214"><text:span text:style-name="Source_20_Text"/></text:p>
      <text:p text:style-name="P316"><text:span text:style-name="Source_20_Text"/></text:p>
      <text:p text:style-name="Text_20_body"><text:span text:style-name="Source_20_Text"><text:span text:style-name="T161">Aktywacja profili podczas testowania</text:span></text:span></text:p>
      <text:p text:style-name="Text_20_body"><text:span text:style-name="Source_20_Text"><text:span text:style-name="T198">Jeśli chcemy podczas testów aktywować odpowiedni profil należy nad klasą z testami dodać adnotację:</text:span></text:span></text:p>
      <text:p text:style-name="Preformatted_20_Text"><text:span text:style-name="Source_20_Text"><text:tab/>@ActiveProfiles("main")</text:span></text:p>
      <text:p text:style-name="P317"><text:span text:style-name="Source_20_Text"><text:span text:style-name="T210"/></text:span></text:p>
      <text:p text:style-name="Text_20_body"><text:span text:style-name="Source_20_Text"><text:span text:style-name="T198">będziemy wtedy mieli dostęp do zmiennych </text:span></text:span><text:span text:style-name="Source_20_Text"><text:span text:style-name="T199">zdefiniowanych</text:span></text:span><text:span text:style-name="Source_20_Text"><text:span text:style-name="T198"> znajdują</text:span></text:span><text:span text:style-name="Source_20_Text"><text:span text:style-name="T200">cy</text:span></text:span><text:span text:style-name="Source_20_Text"><text:span text:style-name="T198">c</text:span></text:span><text:span text:style-name="Source_20_Text"><text:span text:style-name="T200">h</text:span></text:span><text:span text:style-name="Source_20_Text"><text:span text:style-name="T198"> się w pliku:</text:span></text:span></text:p>
      <text:p text:style-name="P316"><text:tab/>application-&lt;profile&gt;.properties <text:span text:style-name="T367">lub </text:span>application-&lt;profile&gt;.yml</text:p>
      <text:p text:style-name="P316"/>
      <text:p text:style-name="Text_20_body">Możemy też nadpisać zmienną w danej klasie z testami dodając właściwość do adnotacji:</text:p>
      <text:p text:style-name="P318"><text:soft-page-break/><text:tab/>@SpringBootTest(properties = "bar=test")</text:p>
      <text:p text:style-name="P318"/>
      <text:p text:style-name="Text_20_body"><text:span text:style-name="Source_20_Text"><text:span text:style-name="T198">Kolejnym sposobem na wskazanie pliku z właściwościami, z którego mają zostać one odczytane podczas testu jest użycie adnotacji ze wskazaniem odpowiedniej lokalizacji:</text:span></text:span></text:p>
      <text:p text:style-name="Preformatted_20_Text"><text:tab/>@TestPropertySource(locations = "/foo.properties")</text:p>
      <text:p text:style-name="Preformatted_20_Text"/>
      <text:p text:style-name="P253"><text:span text:style-name="T279">Wstrzykiwanie Moków</text:span> </text:p>
      <text:p text:style-name="P242">Podczas testowania często potrzebujemy użyć w kodzie obiektów, które normalnie istnieją podczas działania aplikacji, ale podczas testowania nie potrzebujemy tworzyć <text:span text:style-name="T368">instancji</text:span> tego obiektu np. <text:span text:style-name="T368">d</text:span>latego, że tworzenie obiektu jest ciężkim i długotrwałym procesem <text:span text:style-name="T368">albo do stworzenia tego obiektu musimy stworzyć inne obiekty potrzebne do stworzenia instacji danej klasy. W takiej sytuacji pomocne będzie stworzenie zamokowanej instancji danej klasy przy użyciu adnotacji </text:span><text:span text:style-name="T334">@MockBean. </text:span><text:span text:style-name="T326">Obiekty z tą adnotacją podmieniają istniejące obiekty tej samej klasy w kontekście aplikacji. Jeśli w kontekście nie ma beanów tego typu to jest dodawany bean tego typu do kontekstu. </text:span><text:span text:style-name="T325">Częstym przypadkiem jest zamokowanie obiektu łączącego się z bazą danych i spreparowanie odpowiedzi. W ten sposób możemy testować klasy będące serwisem, używające pod spodem klas komunikujących się z bazą danych. W zamokowanej klasie definiujemy jak ma się zachować obiekt po wywołaniu danej metody. <text:s/></text:span><text:span text:style-name="T326">[34] [35]</text:span></text:p>
      <text:h text:style-name="P315" text:outline-level="3"><text:bookmark-start text:name="__RefHeading___Toc5943_1057761950"/><text:span text:style-name="T97">3.</text:span><text:span text:style-name="T101">8</text:span><text:span text:style-name="T97">.</text:span><text:span text:style-name="T101">2</text:span><text:span text:style-name="T97"> </text:span><text:span text:style-name="T102">Spring Framework</text:span><text:bookmark-end text:name="__RefHeading___Toc5943_1057761950"/></text:h>
      <text:p text:style-name="P82"/>
      <text:h text:style-name="P308" text:outline-level="3"><text:bookmark-start text:name="__RefHeading___Toc5945_1057761950"/>3.<text:span text:style-name="T319">8</text:span>.3 Porównanie<text:bookmark-end text:name="__RefHeading___Toc5945_1057761950"/></text:h>
      <text:p text:style-name="P78"/>
      <text:h text:style-name="P294" text:outline-level="2"><text:bookmark-start text:name="__RefHeading___Toc3697_2044640427"/><text:span text:style-name="T318">3</text:span>.<text:span text:style-name="T344">9</text:span> <text:span text:style-name="T365">Szyfrowanie ruchu </text:span><text:bookmark-end text:name="__RefHeading___Toc3697_2044640427"/></text:h>
      <text:p text:style-name="P68">TLS</text:p>
      <text:p text:style-name="P68">TrustStore</text:p>
      <text:p text:style-name="P68">KeyStore</text:p>
      <text:p text:style-name="P68">https://www.baeldung.com/spring-boot-https-self-signed-certificate</text:p>
      <text:h text:style-name="P309" text:outline-level="3"><text:bookmark-start text:name="__RefHeading___Toc5949_10577619501"/>3.<text:span text:style-name="T344">9</text:span>.<text:span text:style-name="T319">1</text:span> <text:span text:style-name="T319">Spring Boot</text:span><text:bookmark-end text:name="__RefHeading___Toc5949_10577619501"/></text:h>
      <text:p text:style-name="P83"/>
      <text:h text:style-name="P309" text:outline-level="3"><text:bookmark-start text:name="__RefHeading___Toc5951_10577619501"/>3.<text:span text:style-name="T344">9</text:span>.<text:span text:style-name="T319">2</text:span> <text:span text:style-name="T319">Spring Framework</text:span><text:bookmark-end text:name="__RefHeading___Toc5951_10577619501"/></text:h>
      <text:p text:style-name="P83"/>
      <text:h text:style-name="P309" text:outline-level="3"><text:bookmark-start text:name="__RefHeading___Toc5953_10577619501"/>3.<text:span text:style-name="T344">9</text:span>.3 Porównanie<text:bookmark-end text:name="__RefHeading___Toc5953_10577619501"/></text:h>
      <text:p text:style-name="P79"/>
      <text:h text:style-name="P294" text:outline-level="2"><text:bookmark-start text:name="__RefHeading___Toc5947_1057761950"/><text:soft-page-break/><text:span text:style-name="T318">3</text:span>.<text:span text:style-name="T365">10</text:span> <text:span text:style-name="T320">Wdrażanie aplikacji na środowisko produkcyjne</text:span><text:bookmark-end text:name="__RefHeading___Toc5947_1057761950"/></text:h>
      <text:p text:style-name="P64"><text:a xlink:type="simple" xlink:href="https://docs.spring.io/spring/docs/current/spring-framework-reference/testing.html" text:style-name="Internet_20_link" text:visited-style-name="Visited_20_Internet_20_Link"><text:span text:style-name="T321">T</text:span></text:a><text:span text:style-name="T321">omcat</text:span></text:p>
      <text:p text:style-name="P65">Docker </text:p>
      <text:p text:style-name="P65"/>
      <text:h text:style-name="P309" text:outline-level="3"><text:bookmark-start text:name="__RefHeading___Toc5949_1057761950"/>3.<text:span text:style-name="T365">10</text:span>.<text:span text:style-name="T319">1</text:span> <text:span text:style-name="T319">Spring Boot</text:span><text:bookmark-end text:name="__RefHeading___Toc5949_1057761950"/></text:h>
      <text:p text:style-name="P83"/>
      <text:h text:style-name="P309" text:outline-level="3"><text:bookmark-start text:name="__RefHeading___Toc5951_1057761950"/>3.<text:span text:style-name="T365">10</text:span>.<text:span text:style-name="T319">2</text:span> <text:span text:style-name="T319">Spring Framework</text:span><text:bookmark-end text:name="__RefHeading___Toc5951_1057761950"/></text:h>
      <text:p text:style-name="P83"/>
      <text:h text:style-name="P309" text:outline-level="3"><text:bookmark-start text:name="__RefHeading___Toc5953_1057761950"/>3.<text:span text:style-name="T344">9</text:span>.3 Porównanie<text:bookmark-end text:name="__RefHeading___Toc5953_1057761950"/></text:h>
      <text:p text:style-name="P77"/>
      <text:p text:style-name="P76"/>
      <text:h text:style-name="P295" text:outline-level="2"><text:bookmark-start text:name="__RefHeading___Toc3904_3849335869"/><text:span text:style-name="T318">3</text:span>.<text:span text:style-name="T365">11</text:span> <text:span text:style-name="T369">Monitorowanie działania aplikacji</text:span><text:bookmark-end text:name="__RefHeading___Toc3904_3849335869"/></text:h>
      <text:p text:style-name="P256"><text:span text:style-name="T104"/></text:p>
      <text:p text:style-name="P243">Spring Boot zawiera szereg dodatkowych funkcji ułatwiających monitorowanie aplikacji i zarządzanie nią po <text:span text:style-name="T369">wdrożeniu na server produkcyjny</text:span>. Może<text:span text:style-name="T369">my</text:span> zarządza<text:span text:style-name="T369">ć</text:span> i monitorowa<text:span text:style-name="T369">ć działanie</text:span> aplikacji przy użyciu <text:span text:style-name="T369">restowych endpointów</text:span> HTTP lub JMX. <text:s/><text:span text:style-name="T369">Moduł zawierający funkcjonalności przydatne do tego celu nazywa się </text:span><text:span text:style-name="T335">Spring Boot – Actuator. </text:span><text:span text:style-name="T327">Żeby go dodać do naszego projektu należ dodać zależność do pliku </text:span><text:span text:style-name="T335">pom.xml</text:span></text:p>
      <text:p text:style-name="Preformatted_20_Text"><text:s text:c="4"/>&lt;dependency&gt;</text:p>
      <text:p text:style-name="Preformatted_20_Text"><text:s text:c="8"/>&lt;groupId&gt;org.springframework.boot&lt;/groupId&gt;</text:p>
      <text:p text:style-name="Preformatted_20_Text"><text:s text:c="8"/>&lt;artifactId&gt;spring-boot-starter-actuator&lt;/artifactId&gt;</text:p>
      <text:p text:style-name="Preformatted_20_Text"><text:s text:c="4"/>&lt;/dependency&gt;</text:p>
      <text:p text:style-name="P319"/>
      <text:p text:style-name="P259"><text:span text:style-name="T372">Interfejs Actuatora </text:span><text:span text:style-name="T373">umożliwia monitorowanie aplikacji i interakcję z nią. Spring Boot zawiera szereg </text:span><text:span text:style-name="T372">API</text:span><text:span text:style-name="T373"> </text:span><text:span text:style-name="T372">jak również</text:span><text:span text:style-name="T373"> umożliwia dodawanie </text:span><text:span text:style-name="T372">swoich</text:span><text:span text:style-name="T373"> własnych. Na przykład </text:span><text:span text:style-name="T372">API /</text:span><text:span text:style-name="T374">health</text:span><text:span text:style-name="T373"> zapewnia podstawowe informacje o kondycji aplikacji. </text:span><text:span text:style-name="T372">Każde API można włączyć i wyłączyć w zależności od potrzeb i względów bezpieczeństwa. Domyślnie API jest dostępne pod URL, który rozpoczyna się od słowa /</text:span><text:span text:style-name="T374">actuator</text:span><text:span text:style-name="T377">. </text:span><text:span text:style-name="T378">Domyślnie dla interfejsu HTTP dostępne są dla API: /</text:span><text:span text:style-name="T375">health</text:span><text:span text:style-name="T378">, który sprawdza czy aplikacja działa oraz /</text:span><text:span text:style-name="T375">info</text:span><text:span text:style-name="T378">, zwracający informację o aplikacji (wcześniej te informacje musimy </text:span><text:span text:style-name="T379">zdefiniować</text:span><text:span text:style-name="T378">). </text:span><text:span text:style-name="T379">Informację zwracane przy wysłaniu żądania pod URL /</text:span><text:span text:style-name="T376">health</text:span><text:span text:style-name="T378"> </text:span><text:span text:style-name="T379">można wzbogacić o informację nt. komponentów i szczegółowe informacje na temat tych komponentów </text:span><text:span text:style-name="T380">dodając</text:span><text:span text:style-name="T379"> do pliku </text:span><text:span text:style-name="T376">application.properties</text:span><text:span text:style-name="T379">:</text:span></text:p>
      <text:p text:style-name="P320"><text:tab/>management.endpoint.health.show-details=always</text:p>
      <text:p text:style-name="P320"><text:tab/>management.endpoint.health.show-components=always</text:p>
      <text:p text:style-name="P321"/>
      <text:p text:style-name="P10">Informacje zwracane przez API <text:span text:style-name="T331">/info </text:span><text:span text:style-name="T328">można dodawać poprzez dodanie odpowednich właściwości do powyższego pliku np:</text:span></text:p>
      <text:p text:style-name="Preformatted_20_Text"><text:tab/>info.app.encoding=@project.build.sourceEncoding@</text:p>
      <text:p text:style-name="Preformatted_20_Text"><text:soft-page-break/><text:tab/>info.app.java.source=@java.version@</text:p>
      <text:p text:style-name="Preformatted_20_Text"><text:tab/>info.app.java.target=@java.version@</text:p>
      <text:p text:style-name="Preformatted_20_Text"/>
      <text:p text:style-name="P260"><text:span text:style-name="T55">Gdzie wartości rozpoczynające się i kończące od znaku @ są wartościami używanymi przez Mavena.</text:span><text:span text:style-name="T381"><text:line-break/></text:span><text:span text:style-name="T370">Dostępnych jest dużo innych API, które mogą być potrzebne do debugowania i monitorowania aplikacji np. /</text:span><text:span text:style-name="T371">beans</text:span><text:span text:style-name="T370"> <text:s/>wyświetlający kompletną listę wszystkich beanów w naszej </text:span><text:span text:style-name="T356">aplikacj</text:span><text:span text:style-name="T357">i czy /</text:span><text:span text:style-name="T137">mappings,</text:span><text:span text:style-name="T140"> </text:span><text:span text:style-name="T141">który pokazuje nam </text:span><text:span text:style-name="T142">listę dostępnych API w naszej aplikacji. </text:span><text:span text:style-name="T143">Pod bazowym URL mamy dostęp do wszystkich API udostępnionych przez Actuatora. Domyślnym URL jest /</text:span><text:span text:style-name="T138">actuator. </text:span><text:span text:style-name="T142">Oczywiście udostępnienie tak dużej ilości informacji naraża nas na ryzyko ataku, dlatego powinniśmy </text:span><text:span text:style-name="T144">udostępniać tylko te API, które będą nam potrzebne i zabezpieczyć dostęp do nich. </text:span></text:p>
      <text:p text:style-name="P262"><text:span text:style-name="T144">K</text:span><text:span text:style-name="T145">olejną przydatną funkcjonalnością jest możliwość zmiany poziomu logowania podczas pracy aplikacji. Kiedy występuje błąd na produkcji i potrzebujemy na czas debugowania zwiększyć poziom logowania możemy wysłać żądanie pod odpowiedni URL, w którym zawieramy informację w którym pakiecie klasy mają zmienić poziom logowania. Później kiedy wysoki poziom logowania nie jest nam potrzebny możemy zmienić go wysyłając kolejne żądnie przywracające wcześniejszy poziom logowania. Przykładowe żądanie zmieniające poziom logowania klas w pakiecie </text:span><text:span text:style-name="T139">cichecki.kacper.jsonflattener </text:span><text:span text:style-name="T145">na poziom TRACE:</text:span></text:p>
      <text:p text:style-name="Preformatted_20_Text"><text:tab/>curl --location --request POST <text:tab/>'http://localhost:7777/actuator/loggers/cichecki.kacper.jsonflattener' \</text:p>
      <text:p text:style-name="Preformatted_20_Text"><text:tab/>--header 'Content-Type: application/json' \</text:p>
      <text:p text:style-name="Preformatted_20_Text"><text:tab/>--data-raw '{"configuredLevel": "TRACE"}'</text:p>
      <text:p text:style-name="Preformatted_20_Text"/>
      <text:p text:style-name="P258"><text:span text:style-name="T131">Spring </text:span><text:span text:style-name="T130">Actuatora </text:span><text:span text:style-name="T131">j</text:span><text:span text:style-name="T132">est to funkcjonalnoś</text:span><text:span text:style-name="T133">cią</text:span><text:span text:style-name="T132"> przeznaczon</text:span><text:span text:style-name="T133">ą</text:span><text:span text:style-name="T132"> dla Spring Boota, więc </text:span><text:span text:style-name="T134">żeby użyć jej w projektcie gdzie jest używany tylko Spring Framework należy dodać kilka zależności i stworzyć odpowiednie klasy konfiguracyjne. </text:span><text:span text:style-name="T135">W Spring Boocie mamy to wszystko dostarczone i skonfigurowane przez twórców projektu. </text:span><text:span text:style-name="T136">[36]</text:span></text:p>
      <text:h text:style-name="P280" text:outline-level="1"><text:bookmark-start text:name="__RefHeading___Toc3906_3849335869"/>Spring Boot Admin<text:bookmark-end text:name="__RefHeading___Toc3906_3849335869"/></text:h>
      <text:p text:style-name="P263"><text:span text:style-name="T146">Kolejnym przydatnym narzędziem ułatwiającym zarządzanie i monitorowanie naszej aplikacji jest </text:span><text:span text:style-name="T149">Spring Boot Admin. </text:span><text:span text:style-name="T146"><text:s/>Jest to aplikacja webowa, która <text:s/>pod spodem używa Spring Boot Actuatora. </text:span><text:span text:style-name="T147">Ma, więc ona dostęp do wszystkich informacji udostępnionych przez naszą aplikację, którą chcemy monitorować i modyfikować w czasie działania. Dzięki temu narzędziu, osoby nieznające</text:span><text:span text:style-name="T146"> Udostępnia nam graficzny </text:span><text:span text:style-name="T147">interfejs</text:span><text:span text:style-name="T146"> dzięki, któremu zarządzanie aplikacją staje się bardziej przejrzyste. </text:span><text:span text:style-name="T147">Projekt ten został </text:span><text:span text:style-name="T148">stworzony</text:span><text:span text:style-name="T147"> przez społeczność pracującą przy rozbudowie platformy Spring.[37]</text:span></text:p>
      <text:h text:style-name="P296" text:outline-level="2"><text:span text:style-name="T318">3</text:span>.<text:span text:style-name="T365">11</text:span> <text:span text:style-name="T388">Pozostałe funkcjonalności i cechy projektu Spring Boot</text:span></text:h>
      <text:p text:style-name="P269"><text:span text:style-name="T104"/></text:p>
      <text:p text:style-name="P234">Logowanie</text:p>
      <text:p text:style-name="P235">Etag</text:p>
      <text:h text:style-name="P205" text:outline-level="1"><text:bookmark-start text:name="__RefHeading___Toc748_1849423115"/><text:soft-page-break/>Zakończenie <text:bookmark-end text:name="__RefHeading___Toc748_1849423115"/></text:h>
      <text:p text:style-name="P59">Jak zakładali twórcy projektu Spring Boot tworzenie i uruchamianie aplikacji jest szybsze, wygodniejsze i bardziej efektywne kiedy wybierzemy ich projekt zamiast projektu Spring Framework. </text:p>
      <text:p text:style-name="P59"/>
      <text:p text:style-name="P59"/>
      <text:p text:style-name="P10">skomentowanie trudności w realizacji tematu, plany rozwoju, itp.</text:p>
      <text:p text:style-name="P10"/>
      <text:p text:style-name="P3"/>
      <text:p text:style-name="P4"/>
      <text:p text:style-name="P4"/>
      <text:p text:style-name="P4">* [Building a RESTful Web Service](https://spring.io/guides/gs/rest-service/)</text:p>
      <text:p text:style-name="P4">* [Serving Web Content with Spring MVC](https://spring.io/guides/gs/serving-web-content/)</text:p>
      <text:p text:style-name="P1"><text:span text:style-name="T3">* [Building REST services with Spring](</text:span><text:a xlink:type="simple" xlink:href="https://spring.io/guides/tutorials/bookmarks/" text:style-name="Internet_20_link" text:visited-style-name="Visited_20_Internet_20_Link">https://spring.io/guides/tutorials/bookmarks/</text:a><text:span text:style-name="T3">)</text:span></text:p>
      <text:p text:style-name="P8"/>
      <text:h text:style-name="Heading_20_1" text:outline-level="1"><text:bookmark-start text:name="__RefHeading___Toc2529_3287227940"/>Bibliografia<text:bookmark-end text:name="__RefHeading___Toc2529_3287227940"/></text:h>
      <text:p text:style-name="P8"/>
      <text:p text:style-name="P1"><text:a xlink:type="simple" xlink:href="https://docs.spring.io/spring/docs/current/spring-framework-reference/web.html" text:style-name="Internet_20_link" text:visited-style-name="Visited_20_Internet_20_Link"><text:span text:style-name="T3">https://docs.spring.io/spring/docs/current/spring-framework-reference/web.html</text:span></text:a></text:p>
      <text:p text:style-name="P4"/>
      <text:p text:style-name="P1"><text:a xlink:type="simple" xlink:href="https://www.baeldung.com/spring-vs-spring-boot" text:style-name="Internet_20_link" text:visited-style-name="Visited_20_Internet_20_Link"><text:span text:style-name="T3">https://www.baeldung.com/spring-vs-spring-boot</text:span></text:a></text:p>
      <text:p text:style-name="P4"/>
      <text:p text:style-name="P2"><text:span text:style-name="T4">budowanie kontenera contextu I kontenera springa: </text:span><text:a xlink:type="simple" xlink:href="https://docs.spring.io/spring/docs/current/javadoc-api/org/springframework/context/annotation/Configuration.html" text:style-name="Internet_20_link" text:visited-style-name="Visited_20_Internet_20_Link"><text:span text:style-name="T3">https://docs.spring.io/spring/docs/current/javadoc-api/org/springframework/context/annotation/Configuration.html</text:span></text:a></text:p>
      <text:p text:style-name="P5"/>
      <text:p text:style-name="P7">generowanie kluczy żeby umożliwić tls w aplikacji:</text:p>
      <text:p text:style-name="P7"><text:a xlink:type="simple" xlink:href="https://community.pivotal.io/s/article/Generating-a-self-signed-SSL-certificate-using-the-Java-keytool-command" text:style-name="Internet_20_link" text:visited-style-name="Visited_20_Internet_20_Link">https://community.pivotal.io/s/article/Generating-a-self-signed-SSL-certificate-using-the-Java-keytool-command</text:a></text:p>
      <text:p text:style-name="P5"/>
      <text:p text:style-name="P6">Bibliografia:</text:p>
      <text:p text:style-name="P9"><text:span text:style-name="T5">[1] </text:span><text:a xlink:type="simple" xlink:href="https://www.javappa.com/kurs-spring" text:style-name="Internet_20_link" text:visited-style-name="Visited_20_Internet_20_Link"><text:span text:style-name="T3">https://www.javappa.com/kurs-spring</text:span></text:a></text:p>
      <text:p text:style-name="P69"><text:span text:style-name="T6">[2] </text:span><text:a xlink:type="simple" xlink:href="https://docs.spring.io/spring/docs/current/javadoc-api/org/springframework/web/WebApplicationInitializer.html" text:style-name="Internet_20_link" text:visited-style-name="Visited_20_Internet_20_Link"><text:span text:style-name="T3">https://docs.spring.io/spring/docs/current/javadoc-api/org/springframework/web/WebApplicationInitializer.html</text:span></text:a></text:p>
      <text:p text:style-name="P147"><text:span text:style-name="T3">[3] </text:span><text:a xlink:type="simple" xlink:href="https://www.oracle.com/technetwork/java/javase/overview/oracle-jdk-faqs.html" text:style-name="Internet_20_link" text:visited-style-name="Visited_20_Internet_20_Link">https://www.oracle.com/technetwork/java/javase/overview/oracle-jdk-faqs.html</text:a></text:p>
      <text:p text:style-name="P148"><text:span text:style-name="T8">[4] </text:span><text:a xlink:type="simple" xlink:href="https://docs.spring.io/spring/docs/5.2.1.RELEASE/spring-framework-reference/overview.html#overview" text:style-name="Internet_20_link" text:visited-style-name="Visited_20_Internet_20_Link"><text:span text:style-name="T3">https://docs.spring.io/spring/docs/5.2.1.RELEASE/spring-framework-reference/overview.html#overview</text:span></text:a></text:p>
      <text:p text:style-name="P149"><text:span text:style-name="T7">[5] </text:span><text:a xlink:type="simple" xlink:href="https://docs.spring.io/spring/docs/3.0.0.M4/reference/html/ch01s02.html" text:style-name="Internet_20_link" text:visited-style-name="Visited_20_Internet_20_Link"><text:span text:style-name="T3">https://docs.spring.io/spring/docs/3.0.0.M4/reference/html/ch01s02.html</text:span></text:a></text:p>
      <text:p text:style-name="P150"><text:span text:style-name="T9">[6] </text:span><text:a xlink:type="simple" xlink:href="https://docs.spring.io/spring/docs/current/spring-framework-reference/web.html#mvc" text:style-name="Internet_20_link" text:visited-style-name="Visited_20_Internet_20_Link"><text:span text:style-name="T3">https://docs.spring.io/spring/docs/current/spring-framework-reference/web.html#mvc</text:span></text:a></text:p>
      <text:p text:style-name="P151"><text:span text:style-name="T10">[7] </text:span><text:a xlink:type="simple" xlink:href="https://www.baeldung.com/spring-xml-vs-java-config" text:style-name="Internet_20_link" text:visited-style-name="Visited_20_Internet_20_Link"><text:span text:style-name="T3">https://www.baeldung.com/spring-xml-vs-java-config</text:span></text:a></text:p>
      <text:p text:style-name="P152"><text:soft-page-break/><text:span text:style-name="T13">[8] </text:span><text:a xlink:type="simple" xlink:href="https://docs.spring.io/spring/docs/current/javadoc-api/org/springframework/web/servlet/ViewResolver.html" text:style-name="Internet_20_link" text:visited-style-name="Visited_20_Internet_20_Link"><text:span text:style-name="T3">https://docs.spring.io/spring/docs/current/javadoc-api/org/springframework/web/servlet/ViewResolver.html</text:span></text:a></text:p>
      <text:p text:style-name="P152"><text:span text:style-name="T13">[9] </text:span><text:a xlink:type="simple" xlink:href="https://www.baeldung.com/spring-mvc-view-resolver-tutorial" text:style-name="Internet_20_link" text:visited-style-name="Visited_20_Internet_20_Link"><text:span text:style-name="T3">https://www.baeldung.com/spring-mvc-view-resolver-tutorial</text:span></text:a></text:p>
      <text:p text:style-name="P153"><text:span text:style-name="T15">[10] </text:span><text:a xlink:type="simple" xlink:href="https://docs.spring.io/spring-framework/docs/current/javadoc-api/org/springframework/web/servlet/config/annotation/WebMvcConfigurer.html" text:style-name="Internet_20_link" text:visited-style-name="Visited_20_Internet_20_Link"><text:span text:style-name="T3">https://docs.spring.io/spring-framework/docs/current/javadoc-api/org/springframework/web/servlet/config/annotation/WebMvcConfigurer.html</text:span></text:a></text:p>
      <text:p text:style-name="P163"><text:span text:style-name="T15">[</text:span><text:span text:style-name="T19">11] </text:span><text:a xlink:type="simple" xlink:href="https://www.baeldung.com/spring-mvc-static-resources" text:style-name="Internet_20_link" text:visited-style-name="Visited_20_Internet_20_Link"><text:span text:style-name="T3">https://www.baeldung.com/spring-mvc-static-resources</text:span></text:a></text:p>
      <text:p text:style-name="P165"><text:span text:style-name="T19">[</text:span><text:span text:style-name="T20">12] </text:span><text:a xlink:type="simple" xlink:href="https://docs.spring.io/spring/docs/current/javadoc-api/org/springframework/web/servlet/config/annotation/ResourceHandlerRegistration.html#setCachePeriod-java.lang.Integer-" text:style-name="Internet_20_link" text:visited-style-name="Visited_20_Internet_20_Link"><text:span text:style-name="T3">https://docs.spring.io/spring/docs/current/javadoc-api/org/springframework/web/servlet/config/annotation/ResourceHandlerRegistration.html#setCachePeriod-java.lang.Integer-</text:span></text:a></text:p>
      <text:p text:style-name="P166"><text:span text:style-name="T24">[13] </text:span><text:a xlink:type="simple" xlink:href="https://spring.io/projects" text:style-name="Internet_20_link" text:visited-style-name="Visited_20_Internet_20_Link"><text:span text:style-name="T3">https://spring.io/projects</text:span></text:a></text:p>
      <text:p text:style-name="P168"><text:span text:style-name="T25">[14] </text:span><text:a xlink:type="simple" xlink:href="https://websitesetup.org/bootstrap-tutorial-for-beginners/" text:style-name="Internet_20_link" text:visited-style-name="Visited_20_Internet_20_Link"><text:span text:style-name="T3">https://websitesetup.org/bootstrap-tutorial-for-beginners/</text:span></text:a></text:p>
      <text:p text:style-name="P169"><text:span text:style-name="T28">[15] </text:span><text:a xlink:type="simple" xlink:href="https://spring.io/projects/spring-security#overview" text:style-name="Internet_20_link" text:visited-style-name="Visited_20_Internet_20_Link"><text:span text:style-name="T3">https://spring.io/projects/spring-security#overview</text:span></text:a></text:p>
      <text:p text:style-name="P173"><text:span text:style-name="T28">[</text:span><text:span text:style-name="T29">16] </text:span><text:a xlink:type="simple" xlink:href="https://docs.spring.io/spring-security/site/docs/current/reference/htmlsingle/" text:style-name="Internet_20_link" text:visited-style-name="Visited_20_Internet_20_Link"><text:span text:style-name="T3">https://docs.spring.io/spring-security/site/docs/current/reference/htmlsingle/</text:span></text:a></text:p>
      <text:p text:style-name="P174"><text:span text:style-name="T32">[17] </text:span><text:a xlink:type="simple" xlink:href="https://docs.spring.io/spring-boot/docs/2.1.6.RELEASE/reference/html/using-boot-using-springbootapplication-annotation.html" text:style-name="Internet_20_link" text:visited-style-name="Visited_20_Internet_20_Link"><text:span text:style-name="T3">https://docs.spring.io/spring-boot/docs/2.1.6.RELEASE/reference/html/using-boot-using-springbootapplication-annotation.html</text:span></text:a></text:p>
      <text:p text:style-name="P175"><text:span text:style-name="T33">[18] </text:span><text:a xlink:type="simple" xlink:href="https://spring.io/blog/2013/12/19/serving-static-web-content-with-spring-boot" text:style-name="Internet_20_link" text:visited-style-name="Visited_20_Internet_20_Link"><text:span text:style-name="T3">https://spring.io/blog/2013/12/19/serving-static-web-content-with-spring-boot</text:span></text:a></text:p>
      <text:p text:style-name="P176"><text:span text:style-name="T33">[</text:span><text:span text:style-name="T34">19] </text:span><text:a xlink:type="simple" xlink:href="https://docs.spring.io/spring-boot/docs/current/reference/html/using-spring-boot.html#using-boot-devtools" text:style-name="Internet_20_link" text:visited-style-name="Visited_20_Internet_20_Link"><text:span text:style-name="T3">https://docs.spring.io/spring-boot/docs/current/reference/html/using-spring-boot.html#using-boot-devtools</text:span></text:a></text:p>
      <text:p text:style-name="P178"><text:span text:style-name="T34">[</text:span><text:span text:style-name="T3">20] </text:span><text:a xlink:type="simple" xlink:href="https://spring.io/guides/gs/spring-boot/" text:style-name="Internet_20_link" text:visited-style-name="Visited_20_Internet_20_Link">https://spring.io/guides/gs/spring-boot/</text:a></text:p>
      <text:p text:style-name="P179"><text:span text:style-name="T35">[21] </text:span><text:a xlink:type="simple" xlink:href="https://www.oracle.com/webfolder/technetwork/tutorials/obe/java/basic_app_embedded_tomcat/basic_app-tomcat-embedded.html#section4" text:style-name="Internet_20_link" text:visited-style-name="Visited_20_Internet_20_Link"><text:span text:style-name="T3">https://www.oracle.com/webfolder/technetwork/tutorials/obe/java/basic_app_embedded_tomcat/basic_app-tomcat-embedded.html#section4</text:span></text:a></text:p>
      <text:p text:style-name="P182"><text:span text:style-name="T36">[22] </text:span><text:a xlink:type="simple" xlink:href="https://www.baeldung.com/servlet-session-timeout" text:style-name="Internet_20_link" text:visited-style-name="Visited_20_Internet_20_Link"><text:span text:style-name="T3">https://www.baeldung.com/servlet-session-timeout</text:span></text:a></text:p>
      <text:p text:style-name="P181"><text:span text:style-name="T43">[23] </text:span><text:a xlink:type="simple" xlink:href="https://spring.io/projects/spring-data-jpa#overview" text:style-name="Internet_20_link" text:visited-style-name="Visited_20_Internet_20_Link"><text:span text:style-name="T3">https://spring.io/projects/spring-data-jpa#overview</text:span></text:a></text:p>
      <text:p text:style-name="P183"><text:span text:style-name="T44">[24] </text:span><text:a xlink:type="simple" xlink:href="https://docs.spring.io/spring/docs/current/spring-framework-reference/testing.html#testing-introduction" text:style-name="Internet_20_link" text:visited-style-name="Visited_20_Internet_20_Link"><text:span text:style-name="T3">https://docs.spring.io/spring/docs/current/spring-framework-reference/testing.html#testing-introduction</text:span></text:a></text:p>
      <text:p text:style-name="P190"><text:span text:style-name="T44">[</text:span><text:span text:style-name="T45">25] </text:span><text:a xlink:type="simple" xlink:href="https://docs.spring.io/spring-boot/docs/1.5.2.RELEASE/reference/html/boot-features-testing.html" text:style-name="Internet_20_link" text:visited-style-name="Visited_20_Internet_20_Link"><text:span text:style-name="T3">https://docs.spring.io/spring-boot/docs/1.5.2.RELEASE/reference/html/boot-features-testing.html</text:span></text:a></text:p>
      <text:p text:style-name="P191"><text:span text:style-name="T45">[</text:span><text:span text:style-name="T46">26] </text:span><text:a xlink:type="simple" xlink:href="https://spring.io/guides/gs/testing-web/" text:style-name="Internet_20_link" text:visited-style-name="Visited_20_Internet_20_Link"><text:span text:style-name="T3">https://spring.io/guides/gs/testing-web/</text:span></text:a></text:p>
      <text:p text:style-name="P194"><text:span text:style-name="T47">[27] </text:span><text:a xlink:type="simple" xlink:href="https://reflectoring.io/spring-boot-test/" text:style-name="Internet_20_link" text:visited-style-name="Visited_20_Internet_20_Link"><text:span text:style-name="T3">https://reflectoring.io/spring-boot-test/</text:span></text:a></text:p>
      <text:p text:style-name="P195"><text:span text:style-name="T48">[28] </text:span><text:a xlink:type="simple" xlink:href="https://docs.spring.io/spring-boot/docs/current/api/org/springframework/boot/test/autoconfigure/orm/jpa/DataJpaTest.html" text:style-name="Internet_20_link" text:visited-style-name="Visited_20_Internet_20_Link"><text:span text:style-name="T3">https://docs.spring.io/spring-boot/docs/current/api/org/springframework/boot/test/autoconfigure/orm/jpa/DataJpaTest.html</text:span></text:a></text:p>
      <text:p text:style-name="P198"><text:span text:style-name="T48">[</text:span><text:span text:style-name="T49">29] </text:span><text:a xlink:type="simple" xlink:href="https://www.baeldung.com/spring-profiles" text:style-name="Internet_20_link" text:visited-style-name="Visited_20_Internet_20_Link"><text:span text:style-name="T3">https://www.baeldung.com/spring-profiles</text:span></text:a></text:p>
      <text:p text:style-name="P199"><text:span text:style-name="T49">[</text:span><text:span text:style-name="T50">30] </text:span><text:a xlink:type="simple" xlink:href="https://docs.spring.io/spring-framework/docs/current/javadoc-api/org/springframework/context/annotation/Profile.html" text:style-name="Internet_20_link" text:visited-style-name="Visited_20_Internet_20_Link"><text:span text:style-name="T3">https://docs.spring.io/spring-framework/docs/current/javadoc-api/org/springframework/context/annotation/Profile.html</text:span></text:a></text:p>
      <text:p text:style-name="P201"><text:span text:style-name="T51">[31] </text:span><text:a xlink:type="simple" xlink:href="https://reflectoring.io/spring-boot-data-jpa-test/" text:style-name="Internet_20_link" text:visited-style-name="Visited_20_Internet_20_Link"><text:span text:style-name="T3">https://reflectoring.io/spring-boot-data-jpa-test/</text:span></text:a></text:p>
      <text:p text:style-name="P202"><text:soft-page-break/><text:span text:style-name="T53">[32] </text:span><text:a xlink:type="simple" xlink:href="https://www.logicbig.com/tutorials/spring-framework/spring-web-mvc/simple-mapping-exception-resolver.html" text:style-name="Internet_20_link" text:visited-style-name="Visited_20_Internet_20_Link"><text:span text:style-name="T3">https://www.logicbig.com/tutorials/spring-framework/spring-web-mvc/simple-mapping-exception-resolver.html</text:span></text:a></text:p>
      <text:p text:style-name="P254"><text:span text:style-name="T54">[33]</text:span><text:span text:style-name="T42"> </text:span><text:a xlink:type="simple" xlink:href="https://www.baeldung.com/spring-boot-add-filter" text:style-name="Internet_20_link" text:visited-style-name="Visited_20_Internet_20_Link"><text:span text:style-name="T217">https://www.baeldung.com/spring-boot-add-filter</text:span></text:a></text:p>
      <text:p text:style-name="P255"><text:span text:style-name="T217">[</text:span><text:span text:style-name="T216">34] </text:span><text:a xlink:type="simple" xlink:href="https://www.baeldung.com/java-spring-mockito-mock-mockbean" text:style-name="Internet_20_link" text:visited-style-name="Visited_20_Internet_20_Link">https://www.baeldung.com/java-spring-mockito-mock-mockbean</text:a></text:p>
      <text:p text:style-name="P255"><text:span text:style-name="T216">[35] </text:span><text:a xlink:type="simple" xlink:href="https://reflectoring.io/spring-boot-test/" text:style-name="Internet_20_link" text:visited-style-name="Visited_20_Internet_20_Link">https://reflectoring.io/spring-boot-test/</text:a></text:p>
      <text:p text:style-name="P261"><text:span text:style-name="T216">[36] </text:span><text:a xlink:type="simple" xlink:href="https://docs.spring.io/spring-boot/docs/current/reference/html/production-ready-features.html" text:style-name="Internet_20_link" text:visited-style-name="Visited_20_Internet_20_Link">https://docs.spring.io/spring-boot/docs/current/reference/html/production-ready-features.html</text:a></text:p>
      <text:p text:style-name="P264"><text:span text:style-name="T216">[37] </text:span><text:a xlink:type="simple" xlink:href="https://codecentric.github.io/spring-boot-admin/current/" text:style-name="Internet_20_link" text:visited-style-name="Visited_20_Internet_20_Link">https://codecentric.github.io/spring-boot-admin/current/</text:a></text:p>
      <text:p text:style-name="P268"><text:span text:style-name="T216">[38] https://spring.io/blog/2013/11/01/exception-handling-in-spring-mvc</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Mono" svg:font-family="'Droid Sans Mono', monospace, monospace, 'Droid Sans Fallback'"/>
    <style:font-face style:name="JetBrains Mono" svg:font-family="'JetBrains Mono', monospace"/>
    <style:font-face style:name="Lohit Devanagari1" svg:font-family="'Lohit Devanagari'"/>
    <style:font-face style:name="Metropolis" svg:font-family="Metropolis, sans-serif"/>
    <style:font-face style:name="Monaco1" svg:font-family="Monaco, Menlo, Consolas, 'courier new', monospace"/>
    <style:font-face style:name="Monaco" svg:font-family="Monaco, monospace"/>
    <style:font-face style:name="Open Sans1" svg:font-family="'Open Sans', Verdana, Arial, sans-serif"/>
    <style:font-face style:name="Open Sans" svg:font-family="'Open Sans', sans-serif"/>
    <style:font-face style:name="OpenSans" svg:font-family="OpenSans, Helvetica, Arial, sans-serif"/>
    <style:font-face style:name="Proxima Nova Soft" svg:font-family="'Proxima Nova Soft', 'Helvetica Neue', sans-serif"/>
    <style:font-face style:name="Roboto Mono" svg:font-family="'Roboto Mono'"/>
    <style:font-face style:name="Roboto Slab" svg:font-family="'Roboto Slab'"/>
    <style:font-face style:name="Roboto" svg:font-family="Roboto, arial, sans-serif"/>
    <style:font-face style:name="Ubuntu" svg:font-family="Ubuntu, sans-serif"/>
    <style:font-face style:name="dejavu serif" svg:font-family="'dejavu serif', Georgia, 'times new roman', Times, serif"/>
    <style:font-face style:name="inherit" svg:font-family="inherit"/>
    <style:font-face style:name="raleway" svg:font-family="raleway"/>
    <style:font-face style:name="source code pro" svg:font-family="'source code pro', consolas, 'bitstream vera sans mono', 'courier new', Courier, monospace"/>
    <style:font-face style:name="DejaVu Sans Mono" svg:font-family="'DejaVu Sans Mono'" style:font-family-generic="modern" style:font-pitch="fixed"/>
    <style:font-face style:name="Liberation Mono" svg:font-family="'Liberation Mono'" style:font-family-generic="modern" style:font-pitch="fixed"/>
    <style:font-face style:name="Liberation Mono1"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Mono2" svg:font-family="'Liberation Mono'"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ans CJK SC" style:font-family-asian="'Noto Sans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23T20:22:48.708251280</meta:creation-date>
    <dc:date>2020-09-07T02:24:09.375265086</dc:date>
    <meta:editing-duration>P2DT3H35M22S</meta:editing-duration>
    <meta:editing-cycles>120</meta:editing-cycles>
    <meta:generator>LibreOffice/6.0.7.3$Linux_X86_64 LibreOffice_project/00m0$Build-3</meta:generator>
    <meta:document-statistic meta:table-count="0" meta:image-count="0" meta:object-count="0" meta:page-count="38" meta:paragraph-count="829" meta:word-count="9102" meta:character-count="78586" meta:non-whitespace-character-count="67932"/>
  </office:meta>
</office:document-meta>
</file>